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1" calcext:value-type="float">
            <text:p>99.0051</text:p>
          </table:table-cell>
          <table:table-cell office:value-type="float" office:value="96.994843" calcext:value-type="float">
            <text:p>96.994843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3799" calcext:value-type="float">
            <text:p>2.023799</text:p>
          </table:table-cell>
          <table:table-cell office:value-type="float" office:value="99.020524" calcext:value-type="float">
            <text:p>99.020524</text:p>
          </table:table-cell>
          <table:table-cell office:value-type="float" office:value="96.996725" calcext:value-type="float">
            <text:p>96.996725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79" calcext:value-type="float">
            <text:p>1.02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8356" calcext:value-type="float">
            <text:p>2.01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37" calcext:value-type="float">
            <text:p>1.03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15233" calcext:value-type="float">
            <text:p>1.015233</text:p>
          </table:table-cell>
          <table:table-cell office:value-type="float" office:value="99.505099" calcext:value-type="float">
            <text:p>99.505099</text:p>
          </table:table-cell>
          <table:table-cell office:value-type="float" office:value="98.489866" calcext:value-type="float">
            <text:p>98.489866</text:p>
          </table:table-cell>
          <table:table-cell office:value-type="float" office:value="0.016919" calcext:value-type="float">
            <text:p>0.016919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43099" calcext:value-type="float">
            <text:p>1.043099</text:p>
          </table:table-cell>
          <table:table-cell office:value-type="float" office:value="99.520523" calcext:value-type="float">
            <text:p>99.520523</text:p>
          </table:table-cell>
          <table:table-cell office:value-type="float" office:value="98.477423" calcext:value-type="float">
            <text:p>98.477423</text:p>
          </table:table-cell>
          <table:table-cell office:value-type="float" office:value="0.016921" calcext:value-type="float">
            <text:p>0.016921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785" calcext:value-type="float">
            <text:p>1.021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41" calcext:value-type="float">
            <text:p>1.01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015" calcext:value-type="float">
            <text:p>1.03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0382" calcext:value-type="float">
            <text:p>1.010382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4715" calcext:value-type="float">
            <text:p>98.994715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" calcext:value-type="float">
            <text:p>31244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.051827" calcext:value-type="float">
            <text:p>1.051827</text:p>
          </table:table-cell>
          <table:table-cell office:value-type="float" office:value="99.687194" calcext:value-type="float">
            <text:p>99.687194</text:p>
          </table:table-cell>
          <table:table-cell office:value-type="float" office:value="98.635367" calcext:value-type="float">
            <text:p>98.635367</text:p>
          </table:table-cell>
          <table:table-cell office:value-type="float" office:value="0.025341" calcext:value-type="float">
            <text:p>0.025341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294" calcext:value-type="float">
            <text:p>1.029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1" calcext:value-type="float">
            <text:p>1.019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533" calcext:value-type="float">
            <text:p>1.039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15501" calcext:value-type="float">
            <text:p>1.015501</text:p>
          </table:table-cell>
          <table:table-cell office:value-type="float" office:value="99.755099" calcext:value-type="float">
            <text:p>99.755099</text:p>
          </table:table-cell>
          <table:table-cell office:value-type="float" office:value="98.739597" calcext:value-type="float">
            <text:p>98.739597</text:p>
          </table:table-cell>
          <table:table-cell office:value-type="float" office:value="0.033753" calcext:value-type="float">
            <text:p>0.03375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48647" calcext:value-type="float">
            <text:p>1.048647</text:p>
          </table:table-cell>
          <table:table-cell office:value-type="float" office:value="99.770523" calcext:value-type="float">
            <text:p>99.770523</text:p>
          </table:table-cell>
          <table:table-cell office:value-type="float" office:value="98.721876" calcext:value-type="float">
            <text:p>98.721876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203" calcext:value-type="float">
            <text:p>1.024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8" calcext:value-type="float">
            <text:p>1.0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602" calcext:value-type="float">
            <text:p>1.037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16261" calcext:value-type="float">
            <text:p>1.016261</text:p>
          </table:table-cell>
          <table:table-cell office:value-type="float" office:value="99.805102" calcext:value-type="float">
            <text:p>99.805102</text:p>
          </table:table-cell>
          <table:table-cell office:value-type="float" office:value="98.78884" calcext:value-type="float">
            <text:p>98.78884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50237" calcext:value-type="float">
            <text:p>1.050237</text:p>
          </table:table-cell>
          <table:table-cell office:value-type="float" office:value="99.820526" calcext:value-type="float">
            <text:p>99.820526</text:p>
          </table:table-cell>
          <table:table-cell office:value-type="float" office:value="98.770289" calcext:value-type="float">
            <text:p>98.770289</text:p>
          </table:table-cell>
          <table:table-cell office:value-type="float" office:value="0.042178" calcext:value-type="float">
            <text:p>0.04217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033" calcext:value-type="float">
            <text:p>1.025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152" calcext:value-type="float">
            <text:p>1.03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1373" calcext:value-type="float">
            <text:p>1.011373</text:p>
          </table:table-cell>
          <table:table-cell office:value-type="float" office:value="99.838434" calcext:value-type="float">
            <text:p>99.838434</text:p>
          </table:table-cell>
          <table:table-cell office:value-type="float" office:value="98.827061" calcext:value-type="float">
            <text:p>98.827061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54288" calcext:value-type="float">
            <text:p>1.054288</text:p>
          </table:table-cell>
          <table:table-cell office:value-type="float" office:value="99.853858" calcext:value-type="float">
            <text:p>99.853858</text:p>
          </table:table-cell>
          <table:table-cell office:value-type="float" office:value="98.79957" calcext:value-type="float">
            <text:p>98.79957</text:p>
          </table:table-cell>
          <table:table-cell office:value-type="float" office:value="0.050598" calcext:value-type="float">
            <text:p>0.050598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65" calcext:value-type="float">
            <text:p>1.03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363" calcext:value-type="float">
            <text:p>1.04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16384" calcext:value-type="float">
            <text:p>1.016384</text:p>
          </table:table-cell>
          <table:table-cell office:value-type="float" office:value="99.862253" calcext:value-type="float">
            <text:p>99.862253</text:p>
          </table:table-cell>
          <table:table-cell office:value-type="float" office:value="98.845869" calcext:value-type="float">
            <text:p>98.845869</text:p>
          </table:table-cell>
          <table:table-cell office:value-type="float" office:value="0.059004" calcext:value-type="float">
            <text:p>0.059004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7469" calcext:value-type="float">
            <text:p>1.047469</text:p>
          </table:table-cell>
          <table:table-cell office:value-type="float" office:value="99.877677" calcext:value-type="float">
            <text:p>99.877677</text:p>
          </table:table-cell>
          <table:table-cell office:value-type="float" office:value="98.830208" calcext:value-type="float">
            <text:p>98.830208</text:p>
          </table:table-cell>
          <table:table-cell office:value-type="float" office:value="0.059013" calcext:value-type="float">
            <text:p>0.059013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226" calcext:value-type="float">
            <text:p>1.026226</text:p>
          </table:table-cell>
          <table:table-cell office:value-type="float" office:value="7.162926" calcext:value-type="float">
            <text:p>7.162926</text:p>
          </table:table-cell>
          <table:table-cell office:value-type="float" office:value="6.1367" calcext:value-type="float">
            <text:p>6.136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7.165746" calcext:value-type="float">
            <text:p>7.165746</text:p>
          </table:table-cell>
          <table:table-cell office:value-type="float" office:value="6.146673" calcext:value-type="float">
            <text:p>6.14667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6505" calcext:value-type="float">
            <text:p>1.036505</text:p>
          </table:table-cell>
          <table:table-cell office:value-type="float" office:value="7.16434" calcext:value-type="float">
            <text:p>7.16434</text:p>
          </table:table-cell>
          <table:table-cell office:value-type="float" office:value="6.127835" calcext:value-type="float">
            <text:p>6.127835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15373" calcext:value-type="float">
            <text:p>1.015373</text:p>
          </table:table-cell>
          <table:table-cell office:value-type="float" office:value="99.880111" calcext:value-type="float">
            <text:p>99.880111</text:p>
          </table:table-cell>
          <table:table-cell office:value-type="float" office:value="98.864739" calcext:value-type="float">
            <text:p>98.864739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5438" calcext:value-type="float">
            <text:p>1.055438</text:p>
          </table:table-cell>
          <table:table-cell office:value-type="float" office:value="99.895535" calcext:value-type="float">
            <text:p>99.895535</text:p>
          </table:table-cell>
          <table:table-cell office:value-type="float" office:value="98.840097" calcext:value-type="float">
            <text:p>98.840097</text:p>
          </table:table-cell>
          <table:table-cell office:value-type="float" office:value="0.067437" calcext:value-type="float">
            <text:p>0.067437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15" calcext:value-type="float">
            <text:p>1.031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33" calcext:value-type="float">
            <text:p>1.044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0.005099" calcext:value-type="float">
            <text:p>100.005099</text:p>
          </table:table-cell>
          <table:table-cell office:value-type="float" office:value="98.994746" calcext:value-type="float">
            <text:p>98.994746</text:p>
          </table:table-cell>
          <table:table-cell office:value-type="float" office:value="0.075833" calcext:value-type="float">
            <text:p>0.075833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7332" calcext:value-type="float">
            <text:p>937332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1.057578" calcext:value-type="float">
            <text:p>1.057578</text:p>
          </table:table-cell>
          <table:table-cell office:value-type="float" office:value="99.909416" calcext:value-type="float">
            <text:p>99.909416</text:p>
          </table:table-cell>
          <table:table-cell office:value-type="float" office:value="98.851838" calcext:value-type="float">
            <text:p>98.851838</text:p>
          </table:table-cell>
          <table:table-cell office:value-type="float" office:value="0.075858" calcext:value-type="float">
            <text:p>0.075858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35" calcext:value-type="float">
            <text:p>1.031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493" calcext:value-type="float">
            <text:p>1.04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99.905095" calcext:value-type="float">
            <text:p>99.905095</text:p>
          </table:table-cell>
          <table:table-cell office:value-type="float" office:value="98.888882" calcext:value-type="float">
            <text:p>98.888882</text:p>
          </table:table-cell>
          <table:table-cell office:value-type="float" office:value="0.084255" calcext:value-type="float">
            <text:p>0.084255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58608" calcext:value-type="float">
            <text:p>1.058608</text:p>
          </table:table-cell>
          <table:table-cell office:value-type="float" office:value="99.920519" calcext:value-type="float">
            <text:p>99.920519</text:p>
          </table:table-cell>
          <table:table-cell office:value-type="float" office:value="98.861911" calcext:value-type="float">
            <text:p>98.861911</text:p>
          </table:table-cell>
          <table:table-cell office:value-type="float" office:value="0.084278" calcext:value-type="float">
            <text:p>0.08427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25" calcext:value-type="float">
            <text:p>1.032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623" calcext:value-type="float">
            <text:p>1.047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6501" calcext:value-type="float">
            <text:p>1.016501</text:p>
          </table:table-cell>
          <table:table-cell office:value-type="float" office:value="99.914194" calcext:value-type="float">
            <text:p>99.914194</text:p>
          </table:table-cell>
          <table:table-cell office:value-type="float" office:value="98.897693" calcext:value-type="float">
            <text:p>98.897693</text:p>
          </table:table-cell>
          <table:table-cell office:value-type="float" office:value="0.092672" calcext:value-type="float">
            <text:p>0.092672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43648" calcext:value-type="float">
            <text:p>1.043648</text:p>
          </table:table-cell>
          <table:table-cell office:value-type="float" office:value="99.929618" calcext:value-type="float">
            <text:p>99.929618</text:p>
          </table:table-cell>
          <table:table-cell office:value-type="float" office:value="98.88597" calcext:value-type="float">
            <text:p>98.88597</text:p>
          </table:table-cell>
          <table:table-cell office:value-type="float" office:value="0.092683" calcext:value-type="float">
            <text:p>0.092683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13" calcext:value-type="float">
            <text:p>1.022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3" calcext:value-type="float">
            <text:p>1.01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032" calcext:value-type="float">
            <text:p>1.03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3482" calcext:value-type="float">
            <text:p>1.013482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1629" calcext:value-type="float">
            <text:p>98.991629</text:p>
          </table:table-cell>
          <table:table-cell office:value-type="float" office:value="0.101086" calcext:value-type="float">
            <text:p>0.101086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49776" calcext:value-type="float">
            <text:p>1249776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.046757" calcext:value-type="float">
            <text:p>1.046757</text:p>
          </table:table-cell>
          <table:table-cell office:value-type="float" office:value="99.937188" calcext:value-type="float">
            <text:p>99.937188</text:p>
          </table:table-cell>
          <table:table-cell office:value-type="float" office:value="98.890431" calcext:value-type="float">
            <text:p>98.890431</text:p>
          </table:table-cell>
          <table:table-cell office:value-type="float" office:value="0.101104" calcext:value-type="float">
            <text:p>0.101104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374" calcext:value-type="float">
            <text:p>1.027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31" calcext:value-type="float">
            <text:p>1.016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633" calcext:value-type="float">
            <text:p>1.035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11393" calcext:value-type="float">
            <text:p>1.011393</text:p>
          </table:table-cell>
          <table:table-cell office:value-type="float" office:value="99.928178" calcext:value-type="float">
            <text:p>99.928178</text:p>
          </table:table-cell>
          <table:table-cell office:value-type="float" office:value="98.916785" calcext:value-type="float">
            <text:p>98.916785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46608" calcext:value-type="float">
            <text:p>1.046608</text:p>
          </table:table-cell>
          <table:table-cell office:value-type="float" office:value="99.943602" calcext:value-type="float">
            <text:p>99.943602</text:p>
          </table:table-cell>
          <table:table-cell office:value-type="float" office:value="98.896994" calcext:value-type="float">
            <text:p>98.896994</text:p>
          </table:table-cell>
          <table:table-cell office:value-type="float" office:value="0.109522" calcext:value-type="float">
            <text:p>0.109522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25" calcext:value-type="float">
            <text:p>1.026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3" calcext:value-type="float">
            <text:p>1.035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5213" calcext:value-type="float">
            <text:p>1.015213</text:p>
          </table:table-cell>
          <table:table-cell office:value-type="float" office:value="100.005099" calcext:value-type="float">
            <text:p>100.005099</text:p>
          </table:table-cell>
          <table:table-cell office:value-type="float" office:value="98.989886" calcext:value-type="float">
            <text:p>98.989886</text:p>
          </table:table-cell>
          <table:table-cell office:value-type="float" office:value="0.117921" calcext:value-type="float">
            <text:p>0.117921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56428" calcext:value-type="float">
            <text:p>1.056428</text:p>
          </table:table-cell>
          <table:table-cell office:value-type="float" office:value="99.949096" calcext:value-type="float">
            <text:p>99.949096</text:p>
          </table:table-cell>
          <table:table-cell office:value-type="float" office:value="98.892668" calcext:value-type="float">
            <text:p>98.892668</text:p>
          </table:table-cell>
          <table:table-cell office:value-type="float" office:value="0.117952" calcext:value-type="float">
            <text:p>0.117952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45" calcext:value-type="float">
            <text:p>1.030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383" calcext:value-type="float">
            <text:p>1.045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12353" calcext:value-type="float">
            <text:p>1.012353</text:p>
          </table:table-cell>
          <table:table-cell office:value-type="float" office:value="99.938444" calcext:value-type="float">
            <text:p>99.938444</text:p>
          </table:table-cell>
          <table:table-cell office:value-type="float" office:value="98.926092" calcext:value-type="float">
            <text:p>98.926092</text:p>
          </table:table-cell>
          <table:table-cell office:value-type="float" office:value="0.126334" calcext:value-type="float">
            <text:p>0.126334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53718" calcext:value-type="float">
            <text:p>1.053718</text:p>
          </table:table-cell>
          <table:table-cell office:value-type="float" office:value="99.953868" calcext:value-type="float">
            <text:p>99.953868</text:p>
          </table:table-cell>
          <table:table-cell office:value-type="float" office:value="98.90015" calcext:value-type="float">
            <text:p>98.90015</text:p>
          </table:table-cell>
          <table:table-cell office:value-type="float" office:value="0.126367" calcext:value-type="float">
            <text:p>0.126367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85" calcext:value-type="float">
            <text:p>1.026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03" calcext:value-type="float">
            <text:p>1.041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942608" calcext:value-type="float">
            <text:p>99.942608</text:p>
          </table:table-cell>
          <table:table-cell office:value-type="float" office:value="98.933387" calcext:value-type="float">
            <text:p>98.933387</text:p>
          </table:table-cell>
          <table:table-cell office:value-type="float" office:value="0.134747" calcext:value-type="float">
            <text:p>0.134747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42481" calcext:value-type="float">
            <text:p>1.042481</text:p>
          </table:table-cell>
          <table:table-cell office:value-type="float" office:value="99.958032" calcext:value-type="float">
            <text:p>99.958032</text:p>
          </table:table-cell>
          <table:table-cell office:value-type="float" office:value="98.915551" calcext:value-type="float">
            <text:p>98.915551</text:p>
          </table:table-cell>
          <table:table-cell office:value-type="float" office:value="0.134771" calcext:value-type="float">
            <text:p>0.134771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53" calcext:value-type="float">
            <text:p>1.020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72" calcext:value-type="float">
            <text:p>1.030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95888" calcext:value-type="float">
            <text:p>98.995888</text:p>
          </table:table-cell>
          <table:table-cell office:value-type="float" office:value="0.143163" calcext:value-type="float">
            <text:p>0.143163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48472" calcext:value-type="float">
            <text:p>1.048472</text:p>
          </table:table-cell>
          <table:table-cell office:value-type="float" office:value="99.961698" calcext:value-type="float">
            <text:p>99.961698</text:p>
          </table:table-cell>
          <table:table-cell office:value-type="float" office:value="98.913226" calcext:value-type="float">
            <text:p>98.913226</text:p>
          </table:table-cell>
          <table:table-cell office:value-type="float" office:value="0.143198" calcext:value-type="float">
            <text:p>0.143198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85" calcext:value-type="float">
            <text:p>1.028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67" calcext:value-type="float">
            <text:p>1.037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473" calcext:value-type="float">
            <text:p>1.008473</text:p>
          </table:table-cell>
          <table:table-cell office:value-type="float" office:value="99.949546" calcext:value-type="float">
            <text:p>99.949546</text:p>
          </table:table-cell>
          <table:table-cell office:value-type="float" office:value="98.941073" calcext:value-type="float">
            <text:p>98.941073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" calcext:value-type="float">
            <text:p>1874664</text:p>
          </table:table-cell>
          <table:table-cell office:value-type="float" office:value="1856780" calcext:value-type="float">
            <text:p>1856780</text:p>
          </table:table-cell>
          <table:table-cell office:value-type="float" office:value="1782" calcext:value-type="float">
            <text:p>1782</text:p>
          </table:table-cell>
          <table:table-cell office:value-type="float" office:value="1765" calcext:value-type="float">
            <text:p>1765</text:p>
          </table:table-cell>
          <table:table-cell office:value-type="float" office:value="2.049775" calcext:value-type="float">
            <text:p>2.049775</text:p>
          </table:table-cell>
          <table:table-cell office:value-type="float" office:value="99.96497" calcext:value-type="float">
            <text:p>99.96497</text:p>
          </table:table-cell>
          <table:table-cell office:value-type="float" office:value="97.915195" calcext:value-type="float">
            <text:p>97.915195</text:p>
          </table:table-cell>
          <table:table-cell office:value-type="float" office:value="0.151705" calcext:value-type="float">
            <text:p>0.15170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05" calcext:value-type="float">
            <text:p>1.031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93" calcext:value-type="float">
            <text:p>2.03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15353" calcext:value-type="float">
            <text:p>1.015353</text:p>
          </table:table-cell>
          <table:table-cell office:value-type="float" office:value="99.952476" calcext:value-type="float">
            <text:p>99.952476</text:p>
          </table:table-cell>
          <table:table-cell office:value-type="float" office:value="98.937124" calcext:value-type="float">
            <text:p>98.937124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52208" calcext:value-type="float">
            <text:p>1.052208</text:p>
          </table:table-cell>
          <table:table-cell office:value-type="float" office:value="99.9679" calcext:value-type="float">
            <text:p>99.9679</text:p>
          </table:table-cell>
          <table:table-cell office:value-type="float" office:value="98.915692" calcext:value-type="float">
            <text:p>98.915692</text:p>
          </table:table-cell>
          <table:table-cell office:value-type="float" office:value="0.16004" calcext:value-type="float">
            <text:p>0.16004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135" calcext:value-type="float">
            <text:p>1.033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63" calcext:value-type="float">
            <text:p>1.041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6482" calcext:value-type="float">
            <text:p>1.016482</text:p>
          </table:table-cell>
          <table:table-cell office:value-type="float" office:value="99.955103" calcext:value-type="float">
            <text:p>99.955103</text:p>
          </table:table-cell>
          <table:table-cell office:value-type="float" office:value="98.938621" calcext:value-type="float">
            <text:p>98.938621</text:p>
          </table:table-cell>
          <table:table-cell office:value-type="float" office:value="0.168424" calcext:value-type="float">
            <text:p>0.168424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42497" calcext:value-type="float">
            <text:p>1.042497</text:p>
          </table:table-cell>
          <table:table-cell office:value-type="float" office:value="99.970527" calcext:value-type="float">
            <text:p>99.970527</text:p>
          </table:table-cell>
          <table:table-cell office:value-type="float" office:value="98.928029" calcext:value-type="float">
            <text:p>98.928029</text:p>
          </table:table-cell>
          <table:table-cell office:value-type="float" office:value="0.168442" calcext:value-type="float">
            <text:p>0.168442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94" calcext:value-type="float">
            <text:p>1.022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11" calcext:value-type="float">
            <text:p>1.01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3" calcext:value-type="float">
            <text:p>1.031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7871" calcext:value-type="float">
            <text:p>1.017871</text:p>
          </table:table-cell>
          <table:table-cell office:value-type="float" office:value="99.957489" calcext:value-type="float">
            <text:p>99.957489</text:p>
          </table:table-cell>
          <table:table-cell office:value-type="float" office:value="98.939618" calcext:value-type="float">
            <text:p>98.939618</text:p>
          </table:table-cell>
          <table:table-cell office:value-type="float" office:value="0.176844" calcext:value-type="float">
            <text:p>0.176844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" calcext:value-type="float">
            <text:p>2187108</text:p>
          </table:table-cell>
          <table:table-cell office:value-type="float" office:value="2182900" calcext:value-type="float">
            <text:p>2182900</text:p>
          </table:table-cell>
          <table:table-cell office:value-type="float" office:value="2079" calcext:value-type="float">
            <text:p>2079</text:p>
          </table:table-cell>
          <table:table-cell office:value-type="float" office:value="2075" calcext:value-type="float">
            <text:p>2075</text:p>
          </table:table-cell>
          <table:table-cell office:value-type="float" office:value="1.277619" calcext:value-type="float">
            <text:p>1.277619</text:p>
          </table:table-cell>
          <table:table-cell office:value-type="float" office:value="99.972913" calcext:value-type="float">
            <text:p>99.972913</text:p>
          </table:table-cell>
          <table:table-cell office:value-type="float" office:value="98.695294" calcext:value-type="float">
            <text:p>98.695294</text:p>
          </table:table-cell>
          <table:table-cell office:value-type="float" office:value="0.176941" calcext:value-type="float">
            <text:p>0.176941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356" calcext:value-type="float">
            <text:p>1.257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73" calcext:value-type="float">
            <text:p>1.25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595" calcext:value-type="float">
            <text:p>1.26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222" calcext:value-type="float">
            <text:p>1.009222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5876" calcext:value-type="float">
            <text:p>98.995876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46567" calcext:value-type="float">
            <text:p>1.046567</text:p>
          </table:table-cell>
          <table:table-cell office:value-type="float" office:value="99.975075" calcext:value-type="float">
            <text:p>99.975075</text:p>
          </table:table-cell>
          <table:table-cell office:value-type="float" office:value="98.928508" calcext:value-type="float">
            <text:p>98.928508</text:p>
          </table:table-cell>
          <table:table-cell office:value-type="float" office:value="0.185286" calcext:value-type="float">
            <text:p>0.18528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984" calcext:value-type="float">
            <text:p>1.020984</text:p>
          </table:table-cell>
          <table:table-cell office:value-type="float" office:value="89.058529" calcext:value-type="float">
            <text:p>89.058529</text:p>
          </table:table-cell>
          <table:table-cell office:value-type="float" office:value="88.037545" calcext:value-type="float">
            <text:p>88.03754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71" calcext:value-type="float">
            <text:p>1.016071</text:p>
          </table:table-cell>
          <table:table-cell office:value-type="float" office:value="89.061549" calcext:value-type="float">
            <text:p>89.061549</text:p>
          </table:table-cell>
          <table:table-cell office:value-type="float" office:value="88.045478" calcext:value-type="float">
            <text:p>88.04547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503" calcext:value-type="float">
            <text:p>1.035503</text:p>
          </table:table-cell>
          <table:table-cell office:value-type="float" office:value="89.059903" calcext:value-type="float">
            <text:p>89.059903</text:p>
          </table:table-cell>
          <table:table-cell office:value-type="float" office:value="88.0244" calcext:value-type="float">
            <text:p>88.024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99.961616" calcext:value-type="float">
            <text:p>99.961616</text:p>
          </table:table-cell>
          <table:table-cell office:value-type="float" office:value="98.947255" calcext:value-type="float">
            <text:p>98.947255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45037" calcext:value-type="float">
            <text:p>1.045037</text:p>
          </table:table-cell>
          <table:table-cell office:value-type="float" office:value="99.97704" calcext:value-type="float">
            <text:p>99.97704</text:p>
          </table:table-cell>
          <table:table-cell office:value-type="float" office:value="98.932004" calcext:value-type="float">
            <text:p>98.932004</text:p>
          </table:table-cell>
          <table:table-cell office:value-type="float" office:value="0.193701" calcext:value-type="float">
            <text:p>0.193701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93" calcext:value-type="float">
            <text:p>1.023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92" calcext:value-type="float">
            <text:p>1.033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11462" calcext:value-type="float">
            <text:p>1.011462</text:p>
          </table:table-cell>
          <table:table-cell office:value-type="float" office:value="99.963436" calcext:value-type="float">
            <text:p>99.963436</text:p>
          </table:table-cell>
          <table:table-cell office:value-type="float" office:value="98.951974" calcext:value-type="float">
            <text:p>98.951974</text:p>
          </table:table-cell>
          <table:table-cell office:value-type="float" office:value="0.202082" calcext:value-type="float">
            <text:p>0.202082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46327" calcext:value-type="float">
            <text:p>1.046327</text:p>
          </table:table-cell>
          <table:table-cell office:value-type="float" office:value="99.97886" calcext:value-type="float">
            <text:p>99.97886</text:p>
          </table:table-cell>
          <table:table-cell office:value-type="float" office:value="98.932533" calcext:value-type="float">
            <text:p>98.932533</text:p>
          </table:table-cell>
          <table:table-cell office:value-type="float" office:value="0.202122" calcext:value-type="float">
            <text:p>0.202122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4" calcext:value-type="float">
            <text:p>1.026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73" calcext:value-type="float">
            <text:p>1.034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16441" calcext:value-type="float">
            <text:p>1.016441</text:p>
          </table:table-cell>
          <table:table-cell office:value-type="float" office:value="99.965101" calcext:value-type="float">
            <text:p>99.965101</text:p>
          </table:table-cell>
          <table:table-cell office:value-type="float" office:value="98.94866" calcext:value-type="float">
            <text:p>98.94866</text:p>
          </table:table-cell>
          <table:table-cell office:value-type="float" office:value="0.210509" calcext:value-type="float">
            <text:p>0.210509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61069" calcext:value-type="float">
            <text:p>1.061069</text:p>
          </table:table-cell>
          <table:table-cell office:value-type="float" office:value="99.980525" calcext:value-type="float">
            <text:p>99.980525</text:p>
          </table:table-cell>
          <table:table-cell office:value-type="float" office:value="98.919456" calcext:value-type="float">
            <text:p>98.919456</text:p>
          </table:table-cell>
          <table:table-cell office:value-type="float" office:value="0.210571" calcext:value-type="float">
            <text:p>0.210571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173" calcext:value-type="float">
            <text:p>1.029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9" calcext:value-type="float">
            <text:p>1.01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932" calcext:value-type="float">
            <text:p>1.035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09461" calcext:value-type="float">
            <text:p>1.009461</text:p>
          </table:table-cell>
          <table:table-cell office:value-type="float" office:value="100.005102" calcext:value-type="float">
            <text:p>100.005102</text:p>
          </table:table-cell>
          <table:table-cell office:value-type="float" office:value="98.995641" calcext:value-type="float">
            <text:p>98.995641</text:p>
          </table:table-cell>
          <table:table-cell office:value-type="float" office:value="0.218911" calcext:value-type="float">
            <text:p>0.218911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38017" calcext:value-type="float">
            <text:p>1.038017</text:p>
          </table:table-cell>
          <table:table-cell office:value-type="float" office:value="99.982059" calcext:value-type="float">
            <text:p>99.982059</text:p>
          </table:table-cell>
          <table:table-cell office:value-type="float" office:value="98.944043" calcext:value-type="float">
            <text:p>98.944043</text:p>
          </table:table-cell>
          <table:table-cell office:value-type="float" office:value="0.21894" calcext:value-type="float">
            <text:p>0.21894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33" calcext:value-type="float">
            <text:p>1.020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7" calcext:value-type="float">
            <text:p>1.0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72" calcext:value-type="float">
            <text:p>1.02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1413" calcext:value-type="float">
            <text:p>1.011413</text:p>
          </table:table-cell>
          <table:table-cell office:value-type="float" office:value="100.005102" calcext:value-type="float">
            <text:p>100.005102</text:p>
          </table:table-cell>
          <table:table-cell office:value-type="float" office:value="98.993689" calcext:value-type="float">
            <text:p>98.993689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5812" calcext:value-type="float">
            <text:p>1.05812</text:p>
          </table:table-cell>
          <table:table-cell office:value-type="float" office:value="99.983479" calcext:value-type="float">
            <text:p>99.983479</text:p>
          </table:table-cell>
          <table:table-cell office:value-type="float" office:value="98.925359" calcext:value-type="float">
            <text:p>98.925359</text:p>
          </table:table-cell>
          <table:table-cell office:value-type="float" office:value="0.227403" calcext:value-type="float">
            <text:p>0.227403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385" calcext:value-type="float">
            <text:p>1.026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923" calcext:value-type="float">
            <text:p>1.03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53" calcext:value-type="float">
            <text:p>1.008453</text:p>
          </table:table-cell>
          <table:table-cell office:value-type="float" office:value="99.969395" calcext:value-type="float">
            <text:p>99.969395</text:p>
          </table:table-cell>
          <table:table-cell office:value-type="float" office:value="98.960943" calcext:value-type="float">
            <text:p>98.960943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16144" calcext:value-type="float">
            <text:p>2916144</text:p>
          </table:table-cell>
          <table:table-cell office:value-type="float" office:value="2909832" calcext:value-type="float">
            <text:p>2909832</text:p>
          </table:table-cell>
          <table:table-cell office:value-type="float" office:value="2772" calcext:value-type="float">
            <text:p>2772</text:p>
          </table:table-cell>
          <table:table-cell office:value-type="float" office:value="2766" calcext:value-type="float">
            <text:p>2766</text:p>
          </table:table-cell>
          <table:table-cell office:value-type="float" office:value="1.285059" calcext:value-type="float">
            <text:p>1.285059</text:p>
          </table:table-cell>
          <table:table-cell office:value-type="float" office:value="99.984819" calcext:value-type="float">
            <text:p>99.984819</text:p>
          </table:table-cell>
          <table:table-cell office:value-type="float" office:value="98.699761" calcext:value-type="float">
            <text:p>98.699761</text:p>
          </table:table-cell>
          <table:table-cell office:value-type="float" office:value="0.235853" calcext:value-type="float">
            <text:p>0.23585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855" calcext:value-type="float">
            <text:p>1.263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592" calcext:value-type="float">
            <text:p>1.257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94" calcext:value-type="float">
            <text:p>1.273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7433" calcext:value-type="float">
            <text:p>1.007433</text:p>
          </table:table-cell>
          <table:table-cell office:value-type="float" office:value="99.970626" calcext:value-type="float">
            <text:p>99.970626</text:p>
          </table:table-cell>
          <table:table-cell office:value-type="float" office:value="98.963194" calcext:value-type="float">
            <text:p>98.963194</text:p>
          </table:table-cell>
          <table:table-cell office:value-type="float" office:value="0.244155" calcext:value-type="float">
            <text:p>0.244155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61641" calcext:value-type="float">
            <text:p>1.061641</text:p>
          </table:table-cell>
          <table:table-cell office:value-type="float" office:value="99.98605" calcext:value-type="float">
            <text:p>99.98605</text:p>
          </table:table-cell>
          <table:table-cell office:value-type="float" office:value="98.924409" calcext:value-type="float">
            <text:p>98.924409</text:p>
          </table:table-cell>
          <table:table-cell office:value-type="float" office:value="0.24425" calcext:value-type="float">
            <text:p>0.24425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45" calcext:value-type="float">
            <text:p>1.023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61" calcext:value-type="float">
            <text:p>1.01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563" calcext:value-type="float">
            <text:p>1.034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2781" calcext:value-type="float">
            <text:p>98.992781</text:p>
          </table:table-cell>
          <table:table-cell office:value-type="float" office:value="0.252583" calcext:value-type="float">
            <text:p>0.252583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0" calcext:value-type="float">
            <text:p>3124440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.052715" calcext:value-type="float">
            <text:p>1.052715</text:p>
          </table:table-cell>
          <table:table-cell office:value-type="float" office:value="99.9872" calcext:value-type="float">
            <text:p>99.9872</text:p>
          </table:table-cell>
          <table:table-cell office:value-type="float" office:value="98.934485" calcext:value-type="float">
            <text:p>98.934485</text:p>
          </table:table-cell>
          <table:table-cell office:value-type="float" office:value="0.252647" calcext:value-type="float">
            <text:p>0.252647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73" calcext:value-type="float">
            <text:p>1.022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" calcext:value-type="float">
            <text:p>1.0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61" calcext:value-type="float">
            <text:p>1.04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12222" calcext:value-type="float">
            <text:p>1.012222</text:p>
          </table:table-cell>
          <table:table-cell office:value-type="float" office:value="99.972844" calcext:value-type="float">
            <text:p>99.972844</text:p>
          </table:table-cell>
          <table:table-cell office:value-type="float" office:value="98.960622" calcext:value-type="float">
            <text:p>98.96062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49095" calcext:value-type="float">
            <text:p>1.049095</text:p>
          </table:table-cell>
          <table:table-cell office:value-type="float" office:value="99.988268" calcext:value-type="float">
            <text:p>99.988268</text:p>
          </table:table-cell>
          <table:table-cell office:value-type="float" office:value="98.939172" calcext:value-type="float">
            <text:p>98.939172</text:p>
          </table:table-cell>
          <table:table-cell office:value-type="float" office:value="0.261056" calcext:value-type="float">
            <text:p>0.261056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19984" calcext:value-type="float">
            <text:p>1.019984</text:p>
          </table:table-cell>
          <table:table-cell office:value-type="float" office:value="54.063439" calcext:value-type="float">
            <text:p>54.063439</text:p>
          </table:table-cell>
          <table:table-cell office:value-type="float" office:value="53.043455" calcext:value-type="float">
            <text:p>53.04345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6021" calcext:value-type="float">
            <text:p>1.016021</text:p>
          </table:table-cell>
          <table:table-cell office:value-type="float" office:value="54.055388" calcext:value-type="float">
            <text:p>54.055388</text:p>
          </table:table-cell>
          <table:table-cell office:value-type="float" office:value="53.039367" calcext:value-type="float">
            <text:p>53.03936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54.064773" calcext:value-type="float">
            <text:p>54.064773</text:p>
          </table:table-cell>
          <table:table-cell office:value-type="float" office:value="53.035213" calcext:value-type="float">
            <text:p>53.03521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3262" calcext:value-type="float">
            <text:p>1.013262</text:p>
          </table:table-cell>
          <table:table-cell office:value-type="float" office:value="99.973848" calcext:value-type="float">
            <text:p>99.973848</text:p>
          </table:table-cell>
          <table:table-cell office:value-type="float" office:value="98.960586" calcext:value-type="float">
            <text:p>98.960586</text:p>
          </table:table-cell>
          <table:table-cell office:value-type="float" office:value="0.269419" calcext:value-type="float">
            <text:p>0.269419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5101" calcext:value-type="float">
            <text:p>1.05101</text:p>
          </table:table-cell>
          <table:table-cell office:value-type="float" office:value="99.989272" calcext:value-type="float">
            <text:p>99.989272</text:p>
          </table:table-cell>
          <table:table-cell office:value-type="float" office:value="98.938262" calcext:value-type="float">
            <text:p>98.938262</text:p>
          </table:table-cell>
          <table:table-cell office:value-type="float" office:value="0.26948" calcext:value-type="float">
            <text:p>0.2694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34" calcext:value-type="float">
            <text:p>1.02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493" calcext:value-type="float">
            <text:p>1.033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9413" calcext:value-type="float">
            <text:p>1.019413</text:p>
          </table:table-cell>
          <table:table-cell office:value-type="float" office:value="100.00511" calcext:value-type="float">
            <text:p>100.00511</text:p>
          </table:table-cell>
          <table:table-cell office:value-type="float" office:value="98.985697" calcext:value-type="float">
            <text:p>98.985697</text:p>
          </table:table-cell>
          <table:table-cell office:value-type="float" office:value="0.277853" calcext:value-type="float">
            <text:p>0.277853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6884" calcext:value-type="float">
            <text:p>3436884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1.053239" calcext:value-type="float">
            <text:p>1.053239</text:p>
          </table:table-cell>
          <table:table-cell office:value-type="float" office:value="99.990227" calcext:value-type="float">
            <text:p>99.990227</text:p>
          </table:table-cell>
          <table:table-cell office:value-type="float" office:value="98.936988" calcext:value-type="float">
            <text:p>98.936988</text:p>
          </table:table-cell>
          <table:table-cell office:value-type="float" office:value="0.277905" calcext:value-type="float">
            <text:p>0.277905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53" calcext:value-type="float">
            <text:p>1.025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969" calcext:value-type="float">
            <text:p>1.021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334" calcext:value-type="float">
            <text:p>1.042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08453" calcext:value-type="float">
            <text:p>1.008453</text:p>
          </table:table-cell>
          <table:table-cell office:value-type="float" office:value="99.975699" calcext:value-type="float">
            <text:p>99.975699</text:p>
          </table:table-cell>
          <table:table-cell office:value-type="float" office:value="98.967246" calcext:value-type="float">
            <text:p>98.967246</text:p>
          </table:table-cell>
          <table:table-cell office:value-type="float" office:value="0.286239" calcext:value-type="float">
            <text:p>0.28623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45079" calcext:value-type="float">
            <text:p>1.045079</text:p>
          </table:table-cell>
          <table:table-cell office:value-type="float" office:value="99.991123" calcext:value-type="float">
            <text:p>99.991123</text:p>
          </table:table-cell>
          <table:table-cell office:value-type="float" office:value="98.946044" calcext:value-type="float">
            <text:p>98.946044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05" calcext:value-type="float">
            <text:p>1.018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1" calcext:value-type="float">
            <text:p>1.01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63" calcext:value-type="float">
            <text:p>1.025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09233" calcext:value-type="float">
            <text:p>1.009233</text:p>
          </table:table-cell>
          <table:table-cell office:value-type="float" office:value="99.976534" calcext:value-type="float">
            <text:p>99.976534</text:p>
          </table:table-cell>
          <table:table-cell office:value-type="float" office:value="98.967301" calcext:value-type="float">
            <text:p>98.967301</text:p>
          </table:table-cell>
          <table:table-cell office:value-type="float" office:value="0.294657" calcext:value-type="float">
            <text:p>0.294657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52839" calcext:value-type="float">
            <text:p>1.052839</text:p>
          </table:table-cell>
          <table:table-cell office:value-type="float" office:value="99.991958" calcext:value-type="float">
            <text:p>99.991958</text:p>
          </table:table-cell>
          <table:table-cell office:value-type="float" office:value="98.939119" calcext:value-type="float">
            <text:p>98.939119</text:p>
          </table:table-cell>
          <table:table-cell office:value-type="float" office:value="0.294741" calcext:value-type="float">
            <text:p>0.294741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125" calcext:value-type="float">
            <text:p>1.024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1" calcext:value-type="float">
            <text:p>1.018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43" calcext:value-type="float">
            <text:p>1.033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07421" calcext:value-type="float">
            <text:p>1.007421</text:p>
          </table:table-cell>
          <table:table-cell office:value-type="float" office:value="99.977321" calcext:value-type="float">
            <text:p>99.977321</text:p>
          </table:table-cell>
          <table:table-cell office:value-type="float" office:value="98.969899" calcext:value-type="float">
            <text:p>98.969899</text:p>
          </table:table-cell>
          <table:table-cell office:value-type="float" office:value="0.303068" calcext:value-type="float">
            <text:p>0.30306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3987" calcext:value-type="float">
            <text:p>1.053987</text:p>
          </table:table-cell>
          <table:table-cell office:value-type="float" office:value="99.992745" calcext:value-type="float">
            <text:p>99.992745</text:p>
          </table:table-cell>
          <table:table-cell office:value-type="float" office:value="98.938757" calcext:value-type="float">
            <text:p>98.938757</text:p>
          </table:table-cell>
          <table:table-cell office:value-type="float" office:value="0.303164" calcext:value-type="float">
            <text:p>0.303164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53" calcext:value-type="float">
            <text:p>1.027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35" calcext:value-type="float">
            <text:p>1.041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100.005108" calcext:value-type="float">
            <text:p>100.005108</text:p>
          </table:table-cell>
          <table:table-cell office:value-type="float" office:value="98.995896" calcext:value-type="float">
            <text:p>98.995896</text:p>
          </table:table-cell>
          <table:table-cell office:value-type="float" office:value="0.31149" calcext:value-type="float">
            <text:p>0.31149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3476" calcext:value-type="float">
            <text:p>3853476</text:p>
          </table:table-cell>
          <table:table-cell table:number-columns-repeated="2" office:value-type="float" office:value="3663" calcext:value-type="float">
            <text:p>3663</text:p>
          </table:table-cell>
          <table:table-cell office:value-type="float" office:value="1.055027" calcext:value-type="float">
            <text:p>1.055027</text:p>
          </table:table-cell>
          <table:table-cell office:value-type="float" office:value="99.993506" calcext:value-type="float">
            <text:p>99.993506</text:p>
          </table:table-cell>
          <table:table-cell office:value-type="float" office:value="98.938479" calcext:value-type="float">
            <text:p>98.938479</text:p>
          </table:table-cell>
          <table:table-cell office:value-type="float" office:value="0.311586" calcext:value-type="float">
            <text:p>0.311586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45" calcext:value-type="float">
            <text:p>1.018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83" calcext:value-type="float">
            <text:p>1.031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7754" calcext:value-type="float">
            <text:p>98.997754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7624" calcext:value-type="float">
            <text:p>3957624</text:p>
          </table:table-cell>
          <table:table-cell table:number-columns-repeated="2" office:value-type="float" office:value="3762" calcext:value-type="float">
            <text:p>3762</text:p>
          </table:table-cell>
          <table:table-cell office:value-type="float" office:value="1.046009" calcext:value-type="float">
            <text:p>1.046009</text:p>
          </table:table-cell>
          <table:table-cell office:value-type="float" office:value="99.994204" calcext:value-type="float">
            <text:p>99.994204</text:p>
          </table:table-cell>
          <table:table-cell office:value-type="float" office:value="98.948195" calcext:value-type="float">
            <text:p>98.948195</text:p>
          </table:table-cell>
          <table:table-cell office:value-type="float" office:value="0.319975" calcext:value-type="float">
            <text:p>0.319975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85" calcext:value-type="float">
            <text:p>1.019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1" calcext:value-type="float">
            <text:p>1.01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03" calcext:value-type="float">
            <text:p>1.029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15473" calcext:value-type="float">
            <text:p>1.015473</text:p>
          </table:table-cell>
          <table:table-cell office:value-type="float" office:value="99.979455" calcext:value-type="float">
            <text:p>99.979455</text:p>
          </table:table-cell>
          <table:table-cell office:value-type="float" office:value="98.963982" calcext:value-type="float">
            <text:p>98.963982</text:p>
          </table:table-cell>
          <table:table-cell office:value-type="float" office:value="0.328343" calcext:value-type="float">
            <text:p>0.328343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8048" calcext:value-type="float">
            <text:p>1.08048</text:p>
          </table:table-cell>
          <table:table-cell office:value-type="float" office:value="99.994879" calcext:value-type="float">
            <text:p>99.994879</text:p>
          </table:table-cell>
          <table:table-cell office:value-type="float" office:value="98.914399" calcext:value-type="float">
            <text:p>98.914399</text:p>
          </table:table-cell>
          <table:table-cell office:value-type="float" office:value="0.328508" calcext:value-type="float">
            <text:p>0.328508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87" calcext:value-type="float">
            <text:p>1.034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666" calcext:value-type="float">
            <text:p>1.049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7413" calcext:value-type="float">
            <text:p>1.007413</text:p>
          </table:table-cell>
          <table:table-cell office:value-type="float" office:value="99.98011" calcext:value-type="float">
            <text:p>99.98011</text:p>
          </table:table-cell>
          <table:table-cell office:value-type="float" office:value="98.972697" calcext:value-type="float">
            <text:p>98.972697</text:p>
          </table:table-cell>
          <table:table-cell office:value-type="float" office:value="0.336733" calcext:value-type="float">
            <text:p>0.336733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52051" calcext:value-type="float">
            <text:p>1.052051</text:p>
          </table:table-cell>
          <table:table-cell office:value-type="float" office:value="99.995534" calcext:value-type="float">
            <text:p>99.995534</text:p>
          </table:table-cell>
          <table:table-cell office:value-type="float" office:value="98.943483" calcext:value-type="float">
            <text:p>98.943483</text:p>
          </table:table-cell>
          <table:table-cell office:value-type="float" office:value="0.336832" calcext:value-type="float">
            <text:p>0.336832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25" calcext:value-type="float">
            <text:p>1.025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966" calcext:value-type="float">
            <text:p>1.040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99.980718" calcext:value-type="float">
            <text:p>99.980718</text:p>
          </table:table-cell>
          <table:table-cell office:value-type="float" office:value="98.972425" calcext:value-type="float">
            <text:p>98.972425</text:p>
          </table:table-cell>
          <table:table-cell office:value-type="float" office:value="0.345152" calcext:value-type="float">
            <text:p>0.345152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75969" calcext:value-type="float">
            <text:p>1.075969</text:p>
          </table:table-cell>
          <table:table-cell office:value-type="float" office:value="99.996142" calcext:value-type="float">
            <text:p>99.996142</text:p>
          </table:table-cell>
          <table:table-cell office:value-type="float" office:value="98.920172" calcext:value-type="float">
            <text:p>98.920172</text:p>
          </table:table-cell>
          <table:table-cell office:value-type="float" office:value="0.345334" calcext:value-type="float">
            <text:p>0.345334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71" calcext:value-type="float">
            <text:p>1.034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39" calcext:value-type="float">
            <text:p>1.04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81289" calcext:value-type="float">
            <text:p>99.981289</text:p>
          </table:table-cell>
          <table:table-cell office:value-type="float" office:value="98.970847" calcext:value-type="float">
            <text:p>98.970847</text:p>
          </table:table-cell>
          <table:table-cell office:value-type="float" office:value="0.353576" calcext:value-type="float">
            <text:p>0.353576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7019" calcext:value-type="float">
            <text:p>1.047019</text:p>
          </table:table-cell>
          <table:table-cell office:value-type="float" office:value="99.996713" calcext:value-type="float">
            <text:p>99.996713</text:p>
          </table:table-cell>
          <table:table-cell office:value-type="float" office:value="98.949693" calcext:value-type="float">
            <text:p>98.949693</text:p>
          </table:table-cell>
          <table:table-cell office:value-type="float" office:value="0.353652" calcext:value-type="float">
            <text:p>0.353652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3" calcext:value-type="float">
            <text:p>1.022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75" calcext:value-type="float">
            <text:p>1.036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2502" calcext:value-type="float">
            <text:p>1.012502</text:p>
          </table:table-cell>
          <table:table-cell office:value-type="float" office:value="99.981843" calcext:value-type="float">
            <text:p>99.981843</text:p>
          </table:table-cell>
          <table:table-cell office:value-type="float" office:value="98.969341" calcext:value-type="float">
            <text:p>98.96934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34180" calcext:value-type="float">
            <text:p>4434180</text:p>
          </table:table-cell>
          <table:table-cell office:value-type="float" office:value="4257" calcext:value-type="float">
            <text:p>4257</text:p>
          </table:table-cell>
          <table:table-cell office:value-type="float" office:value="4215" calcext:value-type="float">
            <text:p>4215</text:p>
          </table:table-cell>
          <table:table-cell office:value-type="float" office:value="2.044976" calcext:value-type="float">
            <text:p>2.044976</text:p>
          </table:table-cell>
          <table:table-cell office:value-type="float" office:value="99.997267" calcext:value-type="float">
            <text:p>99.997267</text:p>
          </table:table-cell>
          <table:table-cell office:value-type="float" office:value="97.952291" calcext:value-type="float">
            <text:p>97.952291</text:p>
          </table:table-cell>
          <table:table-cell office:value-type="float" office:value="0.36215" calcext:value-type="float">
            <text:p>0.36215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54" calcext:value-type="float">
            <text:p>1.022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3891" calcext:value-type="float">
            <text:p>2.033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08353" calcext:value-type="float">
            <text:p>1.008353</text:p>
          </table:table-cell>
          <table:table-cell office:value-type="float" office:value="99.982369" calcext:value-type="float">
            <text:p>99.982369</text:p>
          </table:table-cell>
          <table:table-cell office:value-type="float" office:value="98.974016" calcext:value-type="float">
            <text:p>98.974016</text:p>
          </table:table-cell>
          <table:table-cell office:value-type="float" office:value="0.370401" calcext:value-type="float">
            <text:p>0.37040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8831" calcext:value-type="float">
            <text:p>1.048831</text:p>
          </table:table-cell>
          <table:table-cell office:value-type="float" office:value="99.997793" calcext:value-type="float">
            <text:p>99.997793</text:p>
          </table:table-cell>
          <table:table-cell office:value-type="float" office:value="98.948962" calcext:value-type="float">
            <text:p>98.948962</text:p>
          </table:table-cell>
          <table:table-cell office:value-type="float" office:value="0.370495" calcext:value-type="float">
            <text:p>0.370495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706" calcext:value-type="float">
            <text:p>1.03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100.005102" calcext:value-type="float">
            <text:p>100.005102</text:p>
          </table:table-cell>
          <table:table-cell office:value-type="float" office:value="98.9968" calcext:value-type="float">
            <text:p>98.9968</text:p>
          </table:table-cell>
          <table:table-cell office:value-type="float" office:value="0.378817" calcext:value-type="float">
            <text:p>0.378817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505" calcext:value-type="float">
            <text:p>1.04505</text:p>
          </table:table-cell>
          <table:table-cell office:value-type="float" office:value="99.998299" calcext:value-type="float">
            <text:p>99.998299</text:p>
          </table:table-cell>
          <table:table-cell office:value-type="float" office:value="98.953249" calcext:value-type="float">
            <text:p>98.953249</text:p>
          </table:table-cell>
          <table:table-cell office:value-type="float" office:value="0.378899" calcext:value-type="float">
            <text:p>0.378899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34" calcext:value-type="float">
            <text:p>1.018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45" calcext:value-type="float">
            <text:p>1.034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493" calcext:value-type="float">
            <text:p>1.012493</text:p>
          </table:table-cell>
          <table:table-cell office:value-type="float" office:value="100.005093" calcext:value-type="float">
            <text:p>100.005093</text:p>
          </table:table-cell>
          <table:table-cell office:value-type="float" office:value="98.992601" calcext:value-type="float">
            <text:p>98.992601</text:p>
          </table:table-cell>
          <table:table-cell office:value-type="float" office:value="0.38725" calcext:value-type="float">
            <text:p>0.38725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68788" calcext:value-type="float">
            <text:p>1.068788</text:p>
          </table:table-cell>
          <table:table-cell office:value-type="float" office:value="99.998791" calcext:value-type="float">
            <text:p>99.998791</text:p>
          </table:table-cell>
          <table:table-cell office:value-type="float" office:value="98.930003" calcext:value-type="float">
            <text:p>98.930003</text:p>
          </table:table-cell>
          <table:table-cell office:value-type="float" office:value="0.38741" calcext:value-type="float">
            <text:p>0.3874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847" calcext:value-type="float">
            <text:p>1.030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1" calcext:value-type="float">
            <text:p>1.018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986" calcext:value-type="float">
            <text:p>1.04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3273" calcext:value-type="float">
            <text:p>1.013273</text:p>
          </table:table-cell>
          <table:table-cell office:value-type="float" office:value="99.983823" calcext:value-type="float">
            <text:p>99.983823</text:p>
          </table:table-cell>
          <table:table-cell office:value-type="float" office:value="98.97055" calcext:value-type="float">
            <text:p>98.97055</text:p>
          </table:table-cell>
          <table:table-cell office:value-type="float" office:value="0.39567" calcext:value-type="float">
            <text:p>0.39567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2205" calcext:value-type="float">
            <text:p>1.052205</text:p>
          </table:table-cell>
          <table:table-cell office:value-type="float" office:value="99.999247" calcext:value-type="float">
            <text:p>99.999247</text:p>
          </table:table-cell>
          <table:table-cell office:value-type="float" office:value="98.947042" calcext:value-type="float">
            <text:p>98.947042</text:p>
          </table:table-cell>
          <table:table-cell office:value-type="float" office:value="0.395764" calcext:value-type="float">
            <text:p>0.395764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05" calcext:value-type="float">
            <text:p>1.019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21" calcext:value-type="float">
            <text:p>1.015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363" calcext:value-type="float">
            <text:p>1.026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0.005199" calcext:value-type="float">
            <text:p>100.005199</text:p>
          </table:table-cell>
          <table:table-cell office:value-type="float" office:value="98.996918" calcext:value-type="float">
            <text:p>98.996918</text:p>
          </table:table-cell>
          <table:table-cell office:value-type="float" office:value="0.404066" calcext:value-type="float">
            <text:p>0.40406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9104" calcext:value-type="float">
            <text:p>4999104</text:p>
          </table:table-cell>
          <table:table-cell table:number-columns-repeated="2" office:value-type="float" office:value="4752" calcext:value-type="float">
            <text:p>4752</text:p>
          </table:table-cell>
          <table:table-cell office:value-type="float" office:value="1.043669" calcext:value-type="float">
            <text:p>1.043669</text:p>
          </table:table-cell>
          <table:table-cell office:value-type="float" office:value="99.999697" calcext:value-type="float">
            <text:p>99.999697</text:p>
          </table:table-cell>
          <table:table-cell office:value-type="float" office:value="98.956027" calcext:value-type="float">
            <text:p>98.956027</text:p>
          </table:table-cell>
          <table:table-cell office:value-type="float" office:value="0.404148" calcext:value-type="float">
            <text:p>0.404148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85" calcext:value-type="float">
            <text:p>1.032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0482" calcext:value-type="float">
            <text:p>1.010482</text:p>
          </table:table-cell>
          <table:table-cell office:value-type="float" office:value="100.0056" calcext:value-type="float">
            <text:p>100.0056</text:p>
          </table:table-cell>
          <table:table-cell office:value-type="float" office:value="98.995118" calcext:value-type="float">
            <text:p>98.995118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59619" calcext:value-type="float">
            <text:p>1.059619</text:p>
          </table:table-cell>
          <table:table-cell office:value-type="float" office:value="100.000118" calcext:value-type="float">
            <text:p>100.000118</text:p>
          </table:table-cell>
          <table:table-cell office:value-type="float" office:value="98.940499" calcext:value-type="float">
            <text:p>98.940499</text:p>
          </table:table-cell>
          <table:table-cell office:value-type="float" office:value="0.412632" calcext:value-type="float">
            <text:p>0.412632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0627" calcext:value-type="float">
            <text:p>1.030627</text:p>
          </table:table-cell>
          <table:table-cell office:value-type="float" office:value="20.032472" calcext:value-type="float">
            <text:p>20.032472</text:p>
          </table:table-cell>
          <table:table-cell office:value-type="float" office:value="19.001845" calcext:value-type="float">
            <text:p>19.00184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131" calcext:value-type="float">
            <text:p>1.013131</text:p>
          </table:table-cell>
          <table:table-cell office:value-type="float" office:value="20.034018" calcext:value-type="float">
            <text:p>20.034018</text:p>
          </table:table-cell>
          <table:table-cell office:value-type="float" office:value="19.020888" calcext:value-type="float">
            <text:p>19.02088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1885" calcext:value-type="float">
            <text:p>1.041885</text:p>
          </table:table-cell>
          <table:table-cell office:value-type="float" office:value="20.035392" calcext:value-type="float">
            <text:p>20.035392</text:p>
          </table:table-cell>
          <table:table-cell office:value-type="float" office:value="18.993507" calcext:value-type="float">
            <text:p>18.99350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0361" calcext:value-type="float">
            <text:p>1.010361</text:p>
          </table:table-cell>
          <table:table-cell office:value-type="float" office:value="99.986191" calcext:value-type="float">
            <text:p>99.986191</text:p>
          </table:table-cell>
          <table:table-cell office:value-type="float" office:value="98.975829" calcext:value-type="float">
            <text:p>98.975829</text:p>
          </table:table-cell>
          <table:table-cell office:value-type="float" office:value="0.420903" calcext:value-type="float">
            <text:p>0.420903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42979" calcext:value-type="float">
            <text:p>1.042979</text:p>
          </table:table-cell>
          <table:table-cell office:value-type="float" office:value="100.000535" calcext:value-type="float">
            <text:p>100.000535</text:p>
          </table:table-cell>
          <table:table-cell office:value-type="float" office:value="98.957555" calcext:value-type="float">
            <text:p>98.957555</text:p>
          </table:table-cell>
          <table:table-cell office:value-type="float" office:value="0.42098" calcext:value-type="float">
            <text:p>0.4209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93" calcext:value-type="float">
            <text:p>1.016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875" calcext:value-type="float">
            <text:p>1.031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6461" calcext:value-type="float">
            <text:p>1.016461</text:p>
          </table:table-cell>
          <table:table-cell office:value-type="float" office:value="100.006544" calcext:value-type="float">
            <text:p>100.006544</text:p>
          </table:table-cell>
          <table:table-cell office:value-type="float" office:value="98.990082" calcext:value-type="float">
            <text:p>98.990082</text:p>
          </table:table-cell>
          <table:table-cell office:value-type="float" office:value="0.429344" calcext:value-type="float">
            <text:p>0.429344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64547" calcext:value-type="float">
            <text:p>1.064547</text:p>
          </table:table-cell>
          <table:table-cell office:value-type="float" office:value="100.000921" calcext:value-type="float">
            <text:p>100.000921</text:p>
          </table:table-cell>
          <table:table-cell office:value-type="float" office:value="98.936374" calcext:value-type="float">
            <text:p>98.936374</text:p>
          </table:table-cell>
          <table:table-cell office:value-type="float" office:value="0.429492" calcext:value-type="float">
            <text:p>0.429492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06" calcext:value-type="float">
            <text:p>1.029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4" calcext:value-type="float">
            <text:p>1.02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685" calcext:value-type="float">
            <text:p>1.038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09253" calcext:value-type="float">
            <text:p>1.009253</text:p>
          </table:table-cell>
          <table:table-cell office:value-type="float" office:value="100.007683" calcext:value-type="float">
            <text:p>100.007683</text:p>
          </table:table-cell>
          <table:table-cell office:value-type="float" office:value="98.99843" calcext:value-type="float">
            <text:p>98.99843</text:p>
          </table:table-cell>
          <table:table-cell office:value-type="float" office:value="0.437724" calcext:value-type="float">
            <text:p>0.437724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5696" calcext:value-type="float">
            <text:p>5415696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1.059695" calcext:value-type="float">
            <text:p>1.059695</text:p>
          </table:table-cell>
          <table:table-cell office:value-type="float" office:value="100.00129" calcext:value-type="float">
            <text:p>100.00129</text:p>
          </table:table-cell>
          <table:table-cell office:value-type="float" office:value="98.941595" calcext:value-type="float">
            <text:p>98.941595</text:p>
          </table:table-cell>
          <table:table-cell office:value-type="float" office:value="0.43789" calcext:value-type="float">
            <text:p>0.4378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27" calcext:value-type="float">
            <text:p>1.027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61" calcext:value-type="float">
            <text:p>1.01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67" calcext:value-type="float">
            <text:p>1.04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262" calcext:value-type="float">
            <text:p>1.008262</text:p>
          </table:table-cell>
          <table:table-cell office:value-type="float" office:value="99.988409" calcext:value-type="float">
            <text:p>99.988409</text:p>
          </table:table-cell>
          <table:table-cell office:value-type="float" office:value="98.980147" calcext:value-type="float">
            <text:p>98.980147</text:p>
          </table:table-cell>
          <table:table-cell office:value-type="float" office:value="0.446137" calcext:value-type="float">
            <text:p>0.446137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60533" calcext:value-type="float">
            <text:p>1.060533</text:p>
          </table:table-cell>
          <table:table-cell office:value-type="float" office:value="100.001653" calcext:value-type="float">
            <text:p>100.001653</text:p>
          </table:table-cell>
          <table:table-cell office:value-type="float" office:value="98.94112" calcext:value-type="float">
            <text:p>98.94112</text:p>
          </table:table-cell>
          <table:table-cell office:value-type="float" office:value="0.446313" calcext:value-type="float">
            <text:p>0.446313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47" calcext:value-type="float">
            <text:p>1.036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823" calcext:value-type="float">
            <text:p>1.027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608" calcext:value-type="float">
            <text:p>1.04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12341" calcext:value-type="float">
            <text:p>1.012341</text:p>
          </table:table-cell>
          <table:table-cell office:value-type="float" office:value="99.989184" calcext:value-type="float">
            <text:p>99.989184</text:p>
          </table:table-cell>
          <table:table-cell office:value-type="float" office:value="98.976843" calcext:value-type="float">
            <text:p>98.976843</text:p>
          </table:table-cell>
          <table:table-cell office:value-type="float" office:value="0.45457" calcext:value-type="float">
            <text:p>0.45457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65111" calcext:value-type="float">
            <text:p>1.065111</text:p>
          </table:table-cell>
          <table:table-cell office:value-type="float" office:value="100.002008" calcext:value-type="float">
            <text:p>100.002008</text:p>
          </table:table-cell>
          <table:table-cell office:value-type="float" office:value="98.936897" calcext:value-type="float">
            <text:p>98.936897</text:p>
          </table:table-cell>
          <table:table-cell office:value-type="float" office:value="0.454754" calcext:value-type="float">
            <text:p>0.454754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56" calcext:value-type="float">
            <text:p>1.026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55" calcext:value-type="float">
            <text:p>1.040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6262" calcext:value-type="float">
            <text:p>1.016262</text:p>
          </table:table-cell>
          <table:table-cell office:value-type="float" office:value="100.007951" calcext:value-type="float">
            <text:p>100.007951</text:p>
          </table:table-cell>
          <table:table-cell office:value-type="float" office:value="98.991689" calcext:value-type="float">
            <text:p>98.991689</text:p>
          </table:table-cell>
          <table:table-cell office:value-type="float" office:value="0.463004" calcext:value-type="float">
            <text:p>0.463004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8140" calcext:value-type="float">
            <text:p>5728140</text:p>
          </table:table-cell>
          <table:table-cell table:number-columns-repeated="2" office:value-type="float" office:value="5445" calcext:value-type="float">
            <text:p>5445</text:p>
          </table:table-cell>
          <table:table-cell office:value-type="float" office:value="1.058924" calcext:value-type="float">
            <text:p>1.058924</text:p>
          </table:table-cell>
          <table:table-cell office:value-type="float" office:value="100.002348" calcext:value-type="float">
            <text:p>100.002348</text:p>
          </table:table-cell>
          <table:table-cell office:value-type="float" office:value="98.943424" calcext:value-type="float">
            <text:p>98.943424</text:p>
          </table:table-cell>
          <table:table-cell office:value-type="float" office:value="0.463145" calcext:value-type="float">
            <text:p>0.463145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4358" calcext:value-type="float">
            <text:p>1.034358</text:p>
          </table:table-cell>
          <table:table-cell office:value-type="float" office:value="49.018075" calcext:value-type="float">
            <text:p>49.018075</text:p>
          </table:table-cell>
          <table:table-cell office:value-type="float" office:value="47.983717" calcext:value-type="float">
            <text:p>47.98371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275" calcext:value-type="float">
            <text:p>1.026275</text:p>
          </table:table-cell>
          <table:table-cell office:value-type="float" office:value="49.019542" calcext:value-type="float">
            <text:p>49.019542</text:p>
          </table:table-cell>
          <table:table-cell office:value-type="float" office:value="47.993267" calcext:value-type="float">
            <text:p>47.99326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7979" calcext:value-type="float">
            <text:p>1.047979</text:p>
          </table:table-cell>
          <table:table-cell office:value-type="float" office:value="49.026438" calcext:value-type="float">
            <text:p>49.026438</text:p>
          </table:table-cell>
          <table:table-cell office:value-type="float" office:value="47.978459" calcext:value-type="float">
            <text:p>47.97845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14262" calcext:value-type="float">
            <text:p>1.014262</text:p>
          </table:table-cell>
          <table:table-cell office:value-type="float" office:value="99.990429" calcext:value-type="float">
            <text:p>99.990429</text:p>
          </table:table-cell>
          <table:table-cell office:value-type="float" office:value="98.976167" calcext:value-type="float">
            <text:p>98.976167</text:p>
          </table:table-cell>
          <table:table-cell office:value-type="float" office:value="0.471409" calcext:value-type="float">
            <text:p>0.47140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4992" calcext:value-type="float">
            <text:p>1.054992</text:p>
          </table:table-cell>
          <table:table-cell office:value-type="float" office:value="100.002673" calcext:value-type="float">
            <text:p>100.002673</text:p>
          </table:table-cell>
          <table:table-cell office:value-type="float" office:value="98.947681" calcext:value-type="float">
            <text:p>98.947681</text:p>
          </table:table-cell>
          <table:table-cell office:value-type="float" office:value="0.471545" calcext:value-type="float">
            <text:p>0.471545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1406" calcext:value-type="float">
            <text:p>1.031406</text:p>
          </table:table-cell>
          <table:table-cell office:value-type="float" office:value="43.035933" calcext:value-type="float">
            <text:p>43.035933</text:p>
          </table:table-cell>
          <table:table-cell office:value-type="float" office:value="42.004527" calcext:value-type="float">
            <text:p>42.00452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423" calcext:value-type="float">
            <text:p>1.027423</text:p>
          </table:table-cell>
          <table:table-cell office:value-type="float" office:value="43.038733" calcext:value-type="float">
            <text:p>43.038733</text:p>
          </table:table-cell>
          <table:table-cell office:value-type="float" office:value="42.011311" calcext:value-type="float">
            <text:p>42.01131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4087" calcext:value-type="float">
            <text:p>1.044087</text:p>
          </table:table-cell>
          <table:table-cell office:value-type="float" office:value="43.037267" calcext:value-type="float">
            <text:p>43.037267</text:p>
          </table:table-cell>
          <table:table-cell office:value-type="float" office:value="41.99318" calcext:value-type="float">
            <text:p>41.9931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0261" calcext:value-type="float">
            <text:p>1.010261</text:p>
          </table:table-cell>
          <table:table-cell office:value-type="float" office:value="99.991116" calcext:value-type="float">
            <text:p>99.991116</text:p>
          </table:table-cell>
          <table:table-cell office:value-type="float" office:value="98.980854" calcext:value-type="float">
            <text:p>98.980854</text:p>
          </table:table-cell>
          <table:table-cell office:value-type="float" office:value="0.479805" calcext:value-type="float">
            <text:p>0.479805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56061" calcext:value-type="float">
            <text:p>1.056061</text:p>
          </table:table-cell>
          <table:table-cell office:value-type="float" office:value="100.00298" calcext:value-type="float">
            <text:p>100.00298</text:p>
          </table:table-cell>
          <table:table-cell office:value-type="float" office:value="98.946918" calcext:value-type="float">
            <text:p>98.946918</text:p>
          </table:table-cell>
          <table:table-cell office:value-type="float" office:value="0.479969" calcext:value-type="float">
            <text:p>0.479969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93" calcext:value-type="float">
            <text:p>1.017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7" calcext:value-type="float">
            <text:p>1.0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05" calcext:value-type="float">
            <text:p>1.031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15362" calcext:value-type="float">
            <text:p>1.015362</text:p>
          </table:table-cell>
          <table:table-cell office:value-type="float" office:value="100.008897" calcext:value-type="float">
            <text:p>100.008897</text:p>
          </table:table-cell>
          <table:table-cell office:value-type="float" office:value="98.993535" calcext:value-type="float">
            <text:p>98.993535</text:p>
          </table:table-cell>
          <table:table-cell office:value-type="float" office:value="0.488245" calcext:value-type="float">
            <text:p>0.488245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9431" calcext:value-type="float">
            <text:p>1.069431</text:p>
          </table:table-cell>
          <table:table-cell office:value-type="float" office:value="100.003275" calcext:value-type="float">
            <text:p>100.003275</text:p>
          </table:table-cell>
          <table:table-cell office:value-type="float" office:value="98.933843" calcext:value-type="float">
            <text:p>98.933843</text:p>
          </table:table-cell>
          <table:table-cell office:value-type="float" office:value="0.488454" calcext:value-type="float">
            <text:p>0.488454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76" calcext:value-type="float">
            <text:p>1.03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313" calcext:value-type="float">
            <text:p>1.027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401" calcext:value-type="float">
            <text:p>1.047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10313" calcext:value-type="float">
            <text:p>1.010313</text:p>
          </table:table-cell>
          <table:table-cell office:value-type="float" office:value="99.992147" calcext:value-type="float">
            <text:p>99.992147</text:p>
          </table:table-cell>
          <table:table-cell office:value-type="float" office:value="98.981834" calcext:value-type="float">
            <text:p>98.981834</text:p>
          </table:table-cell>
          <table:table-cell office:value-type="float" office:value="0.496635" calcext:value-type="float">
            <text:p>0.496635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69015" calcext:value-type="float">
            <text:p>1.069015</text:p>
          </table:table-cell>
          <table:table-cell office:value-type="float" office:value="100.003571" calcext:value-type="float">
            <text:p>100.003571</text:p>
          </table:table-cell>
          <table:table-cell office:value-type="float" office:value="98.934556" calcext:value-type="float">
            <text:p>98.934556</text:p>
          </table:table-cell>
          <table:table-cell office:value-type="float" office:value="0.496872" calcext:value-type="float">
            <text:p>0.496872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1585" calcext:value-type="float">
            <text:p>1.031585</text:p>
          </table:table-cell>
          <table:table-cell office:value-type="float" office:value="60.048319" calcext:value-type="float">
            <text:p>60.048319</text:p>
          </table:table-cell>
          <table:table-cell office:value-type="float" office:value="59.016734" calcext:value-type="float">
            <text:p>59.01673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069" calcext:value-type="float">
            <text:p>1.021069</text:p>
          </table:table-cell>
          <table:table-cell office:value-type="float" office:value="60.051179" calcext:value-type="float">
            <text:p>60.051179</text:p>
          </table:table-cell>
          <table:table-cell office:value-type="float" office:value="59.03011" calcext:value-type="float">
            <text:p>59.0301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6907" calcext:value-type="float">
            <text:p>1.046907</text:p>
          </table:table-cell>
          <table:table-cell office:value-type="float" office:value="60.049693" calcext:value-type="float">
            <text:p>60.049693</text:p>
          </table:table-cell>
          <table:table-cell office:value-type="float" office:value="59.002786" calcext:value-type="float">
            <text:p>59.00278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99.994317" calcext:value-type="float">
            <text:p>99.994317</text:p>
          </table:table-cell>
          <table:table-cell office:value-type="float" office:value="98.986096" calcext:value-type="float">
            <text:p>98.986096</text:p>
          </table:table-cell>
          <table:table-cell office:value-type="float" office:value="0.505031" calcext:value-type="float">
            <text:p>0.50503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64603" calcext:value-type="float">
            <text:p>1.064603</text:p>
          </table:table-cell>
          <table:table-cell office:value-type="float" office:value="100.010704" calcext:value-type="float">
            <text:p>100.010704</text:p>
          </table:table-cell>
          <table:table-cell office:value-type="float" office:value="98.946101" calcext:value-type="float">
            <text:p>98.946101</text:p>
          </table:table-cell>
          <table:table-cell office:value-type="float" office:value="0.505235" calcext:value-type="float">
            <text:p>0.505235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576" calcext:value-type="float">
            <text:p>1.026576</text:p>
          </table:table-cell>
          <table:table-cell office:value-type="float" office:value="33.130259" calcext:value-type="float">
            <text:p>33.130259</text:p>
          </table:table-cell>
          <table:table-cell office:value-type="float" office:value="32.103683" calcext:value-type="float">
            <text:p>32.10368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07" calcext:value-type="float">
            <text:p>1.01707</text:p>
          </table:table-cell>
          <table:table-cell office:value-type="float" office:value="33.138642" calcext:value-type="float">
            <text:p>33.138642</text:p>
          </table:table-cell>
          <table:table-cell office:value-type="float" office:value="32.121572" calcext:value-type="float">
            <text:p>32.12157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5047" calcext:value-type="float">
            <text:p>1.045047</text:p>
          </table:table-cell>
          <table:table-cell office:value-type="float" office:value="33.131593" calcext:value-type="float">
            <text:p>33.131593</text:p>
          </table:table-cell>
          <table:table-cell office:value-type="float" office:value="32.086546" calcext:value-type="float">
            <text:p>32.08654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342508" calcext:value-type="float">
            <text:p>6342508</text:p>
          </table:table-cell>
          <table:table-cell office:value-type="float" office:value="6039" calcext:value-type="float">
            <text:p>6039</text:p>
          </table:table-cell>
          <table:table-cell office:value-type="float" office:value="6029" calcext:value-type="float">
            <text:p>6029</text:p>
          </table:table-cell>
          <table:table-cell office:value-type="float" office:value="1.016421" calcext:value-type="float">
            <text:p>1.016421</text:p>
          </table:table-cell>
          <table:table-cell office:value-type="float" office:value="100.29099" calcext:value-type="float">
            <text:p>100.29099</text:p>
          </table:table-cell>
          <table:table-cell office:value-type="float" office:value="99.274569" calcext:value-type="float">
            <text:p>99.274569</text:p>
          </table:table-cell>
          <table:table-cell office:value-type="float" office:value="0.511108" calcext:value-type="float">
            <text:p>0.511108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013232" calcext:value-type="float">
            <text:p>6013232</text:p>
          </table:table-cell>
          <table:table-cell office:value-type="float" office:value="6039" calcext:value-type="float">
            <text:p>6039</text:p>
          </table:table-cell>
          <table:table-cell office:value-type="float" office:value="5716" calcext:value-type="float">
            <text:p>5716</text:p>
          </table:table-cell>
          <table:table-cell office:value-type="float" office:value="1.068314" calcext:value-type="float">
            <text:p>1.068314</text:p>
          </table:table-cell>
          <table:table-cell office:value-type="float" office:value="100.320386" calcext:value-type="float">
            <text:p>100.320386</text:p>
          </table:table-cell>
          <table:table-cell office:value-type="float" office:value="99.252072" calcext:value-type="float">
            <text:p>99.252072</text:p>
          </table:table-cell>
          <table:table-cell office:value-type="float" office:value="0.484684" calcext:value-type="float">
            <text:p>0.484684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216" calcext:value-type="float">
            <text:p>1321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1.032014" calcext:value-type="float">
            <text:p>1.032014</text:p>
          </table:table-cell>
          <table:table-cell office:value-type="float" office:value="96.071941" calcext:value-type="float">
            <text:p>96.071941</text:p>
          </table:table-cell>
          <table:table-cell office:value-type="float" office:value="95.039927" calcext:value-type="float">
            <text:p>95.039927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7321" calcext:value-type="float">
            <text:p>1.027321</text:p>
          </table:table-cell>
          <table:table-cell office:value-type="float" office:value="96.085707" calcext:value-type="float">
            <text:p>96.085707</text:p>
          </table:table-cell>
          <table:table-cell office:value-type="float" office:value="95.058386" calcext:value-type="float">
            <text:p>95.05838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4835" calcext:value-type="float">
            <text:p>1.044835</text:p>
          </table:table-cell>
          <table:table-cell office:value-type="float" office:value="96.073275" calcext:value-type="float">
            <text:p>96.073275</text:p>
          </table:table-cell>
          <table:table-cell office:value-type="float" office:value="95.02844" calcext:value-type="float">
            <text:p>95.0284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.704197" calcext:value-type="float">
            <text:p>24.704197</text:p>
          </table:table-cell>
          <table:table-cell office:value-type="float" office:value="95.881772" calcext:value-type="float">
            <text:p>95.881772</text:p>
          </table:table-cell>
          <table:table-cell office:value-type="float" office:value="71.177575" calcext:value-type="float">
            <text:p>71.17757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417200" calcext:value-type="float">
            <text:p>6417200</text:p>
          </table:table-cell>
          <table:table-cell office:value-type="float" office:value="6139" calcext:value-type="float">
            <text:p>6139</text:p>
          </table:table-cell>
          <table:table-cell office:value-type="float" office:value="6100" calcext:value-type="float">
            <text:p>6100</text:p>
          </table:table-cell>
          <table:table-cell office:value-type="float" office:value="1.014382" calcext:value-type="float">
            <text:p>1.014382</text:p>
          </table:table-cell>
          <table:table-cell office:value-type="float" office:value="100.393132" calcext:value-type="float">
            <text:p>100.393132</text:p>
          </table:table-cell>
          <table:table-cell office:value-type="float" office:value="99.37875" calcext:value-type="float">
            <text:p>99.37875</text:p>
          </table:table-cell>
          <table:table-cell office:value-type="float" office:value="0.516585" calcext:value-type="float">
            <text:p>0.51658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5749180" calcext:value-type="float">
            <text:p>5749180</text:p>
          </table:table-cell>
          <table:table-cell office:value-type="float" office:value="6138" calcext:value-type="float">
            <text:p>6138</text:p>
          </table:table-cell>
          <table:table-cell office:value-type="float" office:value="5465" calcext:value-type="float">
            <text:p>5465</text:p>
          </table:table-cell>
          <table:table-cell office:value-type="float" office:value="1.060883" calcext:value-type="float">
            <text:p>1.060883</text:p>
          </table:table-cell>
          <table:table-cell office:value-type="float" office:value="100.236378" calcext:value-type="float">
            <text:p>100.236378</text:p>
          </table:table-cell>
          <table:table-cell office:value-type="float" office:value="99.175495" calcext:value-type="float">
            <text:p>99.175495</text:p>
          </table:table-cell>
          <table:table-cell office:value-type="float" office:value="0.463758" calcext:value-type="float">
            <text:p>0.463758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376" calcext:value-type="float">
            <text:p>27376</text:p>
          </table:table-cell>
          <table:table-cell office:value-type="float" office:value="27216" calcext:value-type="float">
            <text:p>27216</text:p>
          </table:table-cell>
          <table:table-cell office:value-type="float" office:value="680" calcext:value-type="float">
            <text:p>680</text:p>
          </table:table-cell>
          <table:table-cell office:value-type="float" office:value="676" calcext:value-type="float">
            <text:p>676</text:p>
          </table:table-cell>
          <table:table-cell office:value-type="float" office:value="1.031915" calcext:value-type="float">
            <text:p>1.031915</text:p>
          </table:table-cell>
          <table:table-cell office:value-type="float" office:value="100.274077" calcext:value-type="float">
            <text:p>100.274077</text:p>
          </table:table-cell>
          <table:table-cell office:value-type="float" office:value="99.242163" calcext:value-type="float">
            <text:p>99.242163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6881" calcext:value-type="float">
            <text:p>1.026881</text:p>
          </table:table-cell>
          <table:table-cell office:value-type="float" office:value="97.788684" calcext:value-type="float">
            <text:p>97.788684</text:p>
          </table:table-cell>
          <table:table-cell office:value-type="float" office:value="96.761803" calcext:value-type="float">
            <text:p>96.761803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44276" calcext:value-type="float">
            <text:p>1.044276</text:p>
          </table:table-cell>
          <table:table-cell office:value-type="float" office:value="97.781695" calcext:value-type="float">
            <text:p>97.781695</text:p>
          </table:table-cell>
          <table:table-cell office:value-type="float" office:value="96.737419" calcext:value-type="float">
            <text:p>96.73741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304" calcext:value-type="float">
            <text:p>230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.40786" calcext:value-type="float">
            <text:p>12.40786</text:p>
          </table:table-cell>
          <table:table-cell office:value-type="float" office:value="100.256182" calcext:value-type="float">
            <text:p>100.256182</text:p>
          </table:table-cell>
          <table:table-cell office:value-type="float" office:value="87.848322" calcext:value-type="float">
            <text:p>87.84832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90840" calcext:value-type="float">
            <text:p>6490840</text:p>
          </table:table-cell>
          <table:table-cell office:value-type="float" office:value="6237" calcext:value-type="float">
            <text:p>6237</text:p>
          </table:table-cell>
          <table:table-cell office:value-type="float" office:value="6170" calcext:value-type="float">
            <text:p>6170</text:p>
          </table:table-cell>
          <table:table-cell office:value-type="float" office:value="1.007501" calcext:value-type="float">
            <text:p>1.007501</text:p>
          </table:table-cell>
          <table:table-cell office:value-type="float" office:value="100.050276" calcext:value-type="float">
            <text:p>100.050276</text:p>
          </table:table-cell>
          <table:table-cell office:value-type="float" office:value="99.042775" calcext:value-type="float">
            <text:p>99.042775</text:p>
          </table:table-cell>
          <table:table-cell office:value-type="float" office:value="0.524286" calcext:value-type="float">
            <text:p>0.524286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425164" calcext:value-type="float">
            <text:p>5425164</text:p>
          </table:table-cell>
          <table:table-cell office:value-type="float" office:value="6237" calcext:value-type="float">
            <text:p>6237</text:p>
          </table:table-cell>
          <table:table-cell office:value-type="float" office:value="5157" calcext:value-type="float">
            <text:p>5157</text:p>
          </table:table-cell>
          <table:table-cell office:value-type="float" office:value="1.063053" calcext:value-type="float">
            <text:p>1.063053</text:p>
          </table:table-cell>
          <table:table-cell office:value-type="float" office:value="100.420654" calcext:value-type="float">
            <text:p>100.420654</text:p>
          </table:table-cell>
          <table:table-cell office:value-type="float" office:value="99.357602" calcext:value-type="float">
            <text:p>99.357602</text:p>
          </table:table-cell>
          <table:table-cell office:value-type="float" office:value="0.436819" calcext:value-type="float">
            <text:p>0.436819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256" calcext:value-type="float">
            <text:p>41256</text:p>
          </table:table-cell>
          <table:table-cell office:value-type="float" office:value="41096" calcext:value-type="float">
            <text:p>41096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.025576" calcext:value-type="float">
            <text:p>1.025576</text:p>
          </table:table-cell>
          <table:table-cell office:value-type="float" office:value="99.584274" calcext:value-type="float">
            <text:p>99.584274</text:p>
          </table:table-cell>
          <table:table-cell office:value-type="float" office:value="98.558698" calcext:value-type="float">
            <text:p>98.558698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96" calcext:value-type="float">
            <text:p>129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01607" calcext:value-type="float">
            <text:p>1.01607</text:p>
          </table:table-cell>
          <table:table-cell office:value-type="float" office:value="99.587134" calcext:value-type="float">
            <text:p>99.587134</text:p>
          </table:table-cell>
          <table:table-cell office:value-type="float" office:value="98.571064" calcext:value-type="float">
            <text:p>98.57106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0" calcext:value-type="float">
            <text:p>8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043497" calcext:value-type="float">
            <text:p>1.043497</text:p>
          </table:table-cell>
          <table:table-cell office:value-type="float" office:value="99.585608" calcext:value-type="float">
            <text:p>99.585608</text:p>
          </table:table-cell>
          <table:table-cell office:value-type="float" office:value="98.542111" calcext:value-type="float">
            <text:p>98.542111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12" calcext:value-type="float">
            <text:p>331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.653203" calcext:value-type="float">
            <text:p>8.653203</text:p>
          </table:table-cell>
          <table:table-cell office:value-type="float" office:value="99.435721" calcext:value-type="float">
            <text:p>99.435721</text:p>
          </table:table-cell>
          <table:table-cell office:value-type="float" office:value="90.782518" calcext:value-type="float">
            <text:p>90.78251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437188" calcext:value-type="float">
            <text:p>6437188</text:p>
          </table:table-cell>
          <table:table-cell office:value-type="float" office:value="6336" calcext:value-type="float">
            <text:p>6336</text:p>
          </table:table-cell>
          <table:table-cell office:value-type="float" office:value="6119" calcext:value-type="float">
            <text:p>6119</text:p>
          </table:table-cell>
          <table:table-cell office:value-type="float" office:value="1.007293" calcext:value-type="float">
            <text:p>1.007293</text:p>
          </table:table-cell>
          <table:table-cell office:value-type="float" office:value="100.322757" calcext:value-type="float">
            <text:p>100.322757</text:p>
          </table:table-cell>
          <table:table-cell office:value-type="float" office:value="99.315464" calcext:value-type="float">
            <text:p>99.315464</text:p>
          </table:table-cell>
          <table:table-cell office:value-type="float" office:value="0.518525" calcext:value-type="float">
            <text:p>0.518525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5211608" calcext:value-type="float">
            <text:p>5211608</text:p>
          </table:table-cell>
          <table:table-cell office:value-type="float" office:value="6336" calcext:value-type="float">
            <text:p>6336</text:p>
          </table:table-cell>
          <table:table-cell office:value-type="float" office:value="4954" calcext:value-type="float">
            <text:p>4954</text:p>
          </table:table-cell>
          <table:table-cell office:value-type="float" office:value="1.085595" calcext:value-type="float">
            <text:p>1.085595</text:p>
          </table:table-cell>
          <table:table-cell office:value-type="float" office:value="100.49676" calcext:value-type="float">
            <text:p>100.49676</text:p>
          </table:table-cell>
          <table:table-cell office:value-type="float" office:value="99.411165" calcext:value-type="float">
            <text:p>99.411165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272" calcext:value-type="float">
            <text:p>49272</text:p>
          </table:table-cell>
          <table:table-cell office:value-type="float" office:value="48472" calcext:value-type="float">
            <text:p>48472</text:p>
          </table:table-cell>
          <table:table-cell office:value-type="float" office:value="1224" calcext:value-type="float">
            <text:p>1224</text:p>
          </table:table-cell>
          <table:table-cell office:value-type="float" office:value="1204" calcext:value-type="float">
            <text:p>1204</text:p>
          </table:table-cell>
          <table:table-cell office:value-type="float" office:value="1.029237" calcext:value-type="float">
            <text:p>1.029237</text:p>
          </table:table-cell>
          <table:table-cell office:value-type="float" office:value="99.42351" calcext:value-type="float">
            <text:p>99.42351</text:p>
          </table:table-cell>
          <table:table-cell office:value-type="float" office:value="98.394272" calcext:value-type="float">
            <text:p>98.394272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23194" calcext:value-type="float">
            <text:p>1.023194</text:p>
          </table:table-cell>
          <table:table-cell office:value-type="float" office:value="99.42639" calcext:value-type="float">
            <text:p>99.42639</text:p>
          </table:table-cell>
          <table:table-cell office:value-type="float" office:value="98.403196" calcext:value-type="float">
            <text:p>98.40319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4411" calcext:value-type="float">
            <text:p>1.04411</text:p>
          </table:table-cell>
          <table:table-cell office:value-type="float" office:value="99.424844" calcext:value-type="float">
            <text:p>99.424844</text:p>
          </table:table-cell>
          <table:table-cell office:value-type="float" office:value="98.380734" calcext:value-type="float">
            <text:p>98.380734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.719213" calcext:value-type="float">
            <text:p>6.719213</text:p>
          </table:table-cell>
          <table:table-cell office:value-type="float" office:value="99.179682" calcext:value-type="float">
            <text:p>99.179682</text:p>
          </table:table-cell>
          <table:table-cell office:value-type="float" office:value="92.46047" calcext:value-type="float">
            <text:p>92.46047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521348" calcext:value-type="float">
            <text:p>6521348</text:p>
          </table:table-cell>
          <table:table-cell office:value-type="float" office:value="6436" calcext:value-type="float">
            <text:p>6436</text:p>
          </table:table-cell>
          <table:table-cell office:value-type="float" office:value="6199" calcext:value-type="float">
            <text:p>6199</text:p>
          </table:table-cell>
          <table:table-cell office:value-type="float" office:value="1.013313" calcext:value-type="float">
            <text:p>1.013313</text:p>
          </table:table-cell>
          <table:table-cell office:value-type="float" office:value="100.315621" calcext:value-type="float">
            <text:p>100.315621</text:p>
          </table:table-cell>
          <table:table-cell office:value-type="float" office:value="99.302309" calcext:value-type="float">
            <text:p>99.302309</text:p>
          </table:table-cell>
          <table:table-cell office:value-type="float" office:value="0.525373" calcext:value-type="float">
            <text:p>0.525373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5034872" calcext:value-type="float">
            <text:p>5034872</text:p>
          </table:table-cell>
          <table:table-cell office:value-type="float" office:value="6435" calcext:value-type="float">
            <text:p>6435</text:p>
          </table:table-cell>
          <table:table-cell office:value-type="float" office:value="4786" calcext:value-type="float">
            <text:p>4786</text:p>
          </table:table-cell>
          <table:table-cell office:value-type="float" office:value="1.062004" calcext:value-type="float">
            <text:p>1.062004</text:p>
          </table:table-cell>
          <table:table-cell office:value-type="float" office:value="100.322761" calcext:value-type="float">
            <text:p>100.322761</text:p>
          </table:table-cell>
          <table:table-cell office:value-type="float" office:value="99.260757" calcext:value-type="float">
            <text:p>99.260757</text:p>
          </table:table-cell>
          <table:table-cell office:value-type="float" office:value="0.40579" calcext:value-type="float">
            <text:p>0.40579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840" calcext:value-type="float">
            <text:p>55840</text:p>
          </table:table-cell>
          <table:table-cell office:value-type="float" office:value="55080" calcext:value-type="float">
            <text:p>55080</text:p>
          </table:table-cell>
          <table:table-cell office:value-type="float" office:value="1388" calcext:value-type="float">
            <text:p>1388</text:p>
          </table:table-cell>
          <table:table-cell office:value-type="float" office:value="1369" calcext:value-type="float">
            <text:p>1369</text:p>
          </table:table-cell>
          <table:table-cell office:value-type="float" office:value="1.026927" calcext:value-type="float">
            <text:p>1.026927</text:p>
          </table:table-cell>
          <table:table-cell office:value-type="float" office:value="100.355387" calcext:value-type="float">
            <text:p>100.355387</text:p>
          </table:table-cell>
          <table:table-cell office:value-type="float" office:value="99.32846" calcext:value-type="float">
            <text:p>99.32846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22964" calcext:value-type="float">
            <text:p>1.022964</text:p>
          </table:table-cell>
          <table:table-cell office:value-type="float" office:value="98.296059" calcext:value-type="float">
            <text:p>98.296059</text:p>
          </table:table-cell>
          <table:table-cell office:value-type="float" office:value="97.273095" calcext:value-type="float">
            <text:p>97.27309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42609" calcext:value-type="float">
            <text:p>1.042609</text:p>
          </table:table-cell>
          <table:table-cell office:value-type="float" office:value="98.28897" calcext:value-type="float">
            <text:p>98.28897</text:p>
          </table:table-cell>
          <table:table-cell office:value-type="float" office:value="97.246362" calcext:value-type="float">
            <text:p>97.24636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88" calcext:value-type="float">
            <text:p>388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5.8063" calcext:value-type="float">
            <text:p>5.8063</text:p>
          </table:table-cell>
          <table:table-cell office:value-type="float" office:value="100.334011" calcext:value-type="float">
            <text:p>100.334011</text:p>
          </table:table-cell>
          <table:table-cell office:value-type="float" office:value="94.527711" calcext:value-type="float">
            <text:p>94.527711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555012" calcext:value-type="float">
            <text:p>6555012</text:p>
          </table:table-cell>
          <table:table-cell office:value-type="float" office:value="6535" calcext:value-type="float">
            <text:p>6535</text:p>
          </table:table-cell>
          <table:table-cell office:value-type="float" office:value="6231" calcext:value-type="float">
            <text:p>6231</text:p>
          </table:table-cell>
          <table:table-cell office:value-type="float" office:value="1.018061" calcext:value-type="float">
            <text:p>1.018061</text:p>
          </table:table-cell>
          <table:table-cell office:value-type="float" office:value="100.019501" calcext:value-type="float">
            <text:p>100.019501</text:p>
          </table:table-cell>
          <table:table-cell office:value-type="float" office:value="99.001439" calcext:value-type="float">
            <text:p>99.001439</text:p>
          </table:table-cell>
          <table:table-cell office:value-type="float" office:value="0.52969" calcext:value-type="float">
            <text:p>0.52969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4877072" calcext:value-type="float">
            <text:p>4877072</text:p>
          </table:table-cell>
          <table:table-cell office:value-type="float" office:value="6534" calcext:value-type="float">
            <text:p>6534</text:p>
          </table:table-cell>
          <table:table-cell office:value-type="float" office:value="4636" calcext:value-type="float">
            <text:p>4636</text:p>
          </table:table-cell>
          <table:table-cell office:value-type="float" office:value="1.302305" calcext:value-type="float">
            <text:p>1.302305</text:p>
          </table:table-cell>
          <table:table-cell office:value-type="float" office:value="100.422203" calcext:value-type="float">
            <text:p>100.422203</text:p>
          </table:table-cell>
          <table:table-cell office:value-type="float" office:value="99.119897" calcext:value-type="float">
            <text:p>99.119897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840" calcext:value-type="float">
            <text:p>59840</text:p>
          </table:table-cell>
          <table:table-cell office:value-type="float" office:value="58960" calcext:value-type="float">
            <text:p>58960</text:p>
          </table:table-cell>
          <table:table-cell office:value-type="float" office:value="1485" calcext:value-type="float">
            <text:p>1485</text:p>
          </table:table-cell>
          <table:table-cell office:value-type="float" office:value="1463" calcext:value-type="float">
            <text:p>1463</text:p>
          </table:table-cell>
          <table:table-cell office:value-type="float" office:value="1.266269" calcext:value-type="float">
            <text:p>1.266269</text:p>
          </table:table-cell>
          <table:table-cell office:value-type="float" office:value="100.107128" calcext:value-type="float">
            <text:p>100.107128</text:p>
          </table:table-cell>
          <table:table-cell office:value-type="float" office:value="98.840859" calcext:value-type="float">
            <text:p>98.840859</text:p>
          </table:table-cell>
          <table:table-cell office:value-type="float" office:value="0.004772" calcext:value-type="float">
            <text:p>0.00477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.257063" calcext:value-type="float">
            <text:p>1.257063</text:p>
          </table:table-cell>
          <table:table-cell office:value-type="float" office:value="100.108715" calcext:value-type="float">
            <text:p>100.108715</text:p>
          </table:table-cell>
          <table:table-cell office:value-type="float" office:value="98.851652" calcext:value-type="float">
            <text:p>98.85165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.28285" calcext:value-type="float">
            <text:p>1.28285</text:p>
          </table:table-cell>
          <table:table-cell office:value-type="float" office:value="100.110089" calcext:value-type="float">
            <text:p>100.110089</text:p>
          </table:table-cell>
          <table:table-cell office:value-type="float" office:value="98.827239" calcext:value-type="float">
            <text:p>98.82723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368" calcext:value-type="float">
            <text:p>4368</text:p>
          </table:table-cell>
          <table:table-cell office:value-type="float" office:value="4272" calcext:value-type="float">
            <text:p>427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6.449024" calcext:value-type="float">
            <text:p>6.449024</text:p>
          </table:table-cell>
          <table:table-cell office:value-type="float" office:value="99.664728" calcext:value-type="float">
            <text:p>99.664728</text:p>
          </table:table-cell>
          <table:table-cell office:value-type="float" office:value="93.215704" calcext:value-type="float">
            <text:p>93.215704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955824" calcext:value-type="float">
            <text:p>6955824</text:p>
          </table:table-cell>
          <table:table-cell office:value-type="float" office:value="6634" calcext:value-type="float">
            <text:p>6634</text:p>
          </table:table-cell>
          <table:table-cell office:value-type="float" office:value="6612" calcext:value-type="float">
            <text:p>6612</text:p>
          </table:table-cell>
          <table:table-cell office:value-type="float" office:value="1.013473" calcext:value-type="float">
            <text:p>1.013473</text:p>
          </table:table-cell>
          <table:table-cell office:value-type="float" office:value="100.271754" calcext:value-type="float">
            <text:p>100.271754</text:p>
          </table:table-cell>
          <table:table-cell office:value-type="float" office:value="99.258282" calcext:value-type="float">
            <text:p>99.258282</text:p>
          </table:table-cell>
          <table:table-cell office:value-type="float" office:value="0.560624" calcext:value-type="float">
            <text:p>0.560624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5801780" calcext:value-type="float">
            <text:p>5801780</text:p>
          </table:table-cell>
          <table:table-cell office:value-type="float" office:value="6633" calcext:value-type="float">
            <text:p>6633</text:p>
          </table:table-cell>
          <table:table-cell office:value-type="float" office:value="5515" calcext:value-type="float">
            <text:p>5515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100.668196" calcext:value-type="float">
            <text:p>100.668196</text:p>
          </table:table-cell>
          <table:table-cell office:value-type="float" office:value="99.596555" calcext:value-type="float">
            <text:p>99.596555</text:p>
          </table:table-cell>
          <table:table-cell office:value-type="float" office:value="0.466023" calcext:value-type="float">
            <text:p>0.466023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632" calcext:value-type="float">
            <text:p>10632</text:p>
          </table:table-cell>
          <table:table-cell office:value-type="float" office:value="10592" calcext:value-type="float">
            <text:p>10592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.028075" calcext:value-type="float">
            <text:p>1.028075</text:p>
          </table:table-cell>
          <table:table-cell office:value-type="float" office:value="100.669742" calcext:value-type="float">
            <text:p>100.669742</text:p>
          </table:table-cell>
          <table:table-cell office:value-type="float" office:value="99.641667" calcext:value-type="float">
            <text:p>99.64166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16" calcext:value-type="float">
            <text:p>56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.019009" calcext:value-type="float">
            <text:p>1.019009</text:p>
          </table:table-cell>
          <table:table-cell office:value-type="float" office:value="100.259705" calcext:value-type="float">
            <text:p>100.259705</text:p>
          </table:table-cell>
          <table:table-cell office:value-type="float" office:value="99.240696" calcext:value-type="float">
            <text:p>99.240696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10" calcext:value-type="float">
            <text:p>3510</text:p>
          </table:table-cell>
          <table:table-cell office:value-type="float" office:value="3090" calcext:value-type="float">
            <text:p>309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.043869" calcext:value-type="float">
            <text:p>1.043869</text:p>
          </table:table-cell>
          <table:table-cell office:value-type="float" office:value="100.672731" calcext:value-type="float">
            <text:p>100.672731</text:p>
          </table:table-cell>
          <table:table-cell office:value-type="float" office:value="99.628862" calcext:value-type="float">
            <text:p>99.628862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632" calcext:value-type="float">
            <text:p>16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.217745" calcext:value-type="float">
            <text:p>7.217745</text:p>
          </table:table-cell>
          <table:table-cell office:value-type="float" office:value="96.480037" calcext:value-type="float">
            <text:p>96.480037</text:p>
          </table:table-cell>
          <table:table-cell office:value-type="float" office:value="89.262292" calcext:value-type="float">
            <text:p>89.26229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933732" calcext:value-type="float">
            <text:p>6933732</text:p>
          </table:table-cell>
          <table:table-cell office:value-type="float" office:value="6733" calcext:value-type="float">
            <text:p>6733</text:p>
          </table:table-cell>
          <table:table-cell office:value-type="float" office:value="6591" calcext:value-type="float">
            <text:p>6591</text:p>
          </table:table-cell>
          <table:table-cell office:value-type="float" office:value="1.011433" calcext:value-type="float">
            <text:p>1.011433</text:p>
          </table:table-cell>
          <table:table-cell office:value-type="float" office:value="100.487534" calcext:value-type="float">
            <text:p>100.487534</text:p>
          </table:table-cell>
          <table:table-cell office:value-type="float" office:value="99.476101" calcext:value-type="float">
            <text:p>99.476101</text:p>
          </table:table-cell>
          <table:table-cell office:value-type="float" office:value="0.55762" calcext:value-type="float">
            <text:p>0.5576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5459880" calcext:value-type="float">
            <text:p>5459880</text:p>
          </table:table-cell>
          <table:table-cell office:value-type="float" office:value="6732" calcext:value-type="float">
            <text:p>6732</text:p>
          </table:table-cell>
          <table:table-cell office:value-type="float" office:value="5190" calcext:value-type="float">
            <text:p>5190</text:p>
          </table:table-cell>
          <table:table-cell office:value-type="float" office:value="1.083023" calcext:value-type="float">
            <text:p>1.083023</text:p>
          </table:table-cell>
          <table:table-cell office:value-type="float" office:value="100.622055" calcext:value-type="float">
            <text:p>100.622055</text:p>
          </table:table-cell>
          <table:table-cell office:value-type="float" office:value="99.539031" calcext:value-type="float">
            <text:p>99.539031</text:p>
          </table:table-cell>
          <table:table-cell office:value-type="float" office:value="0.438813" calcext:value-type="float">
            <text:p>0.438813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144" calcext:value-type="float">
            <text:p>27144</text:p>
          </table:table-cell>
          <table:table-cell office:value-type="float" office:value="26464" calcext:value-type="float">
            <text:p>26464</text:p>
          </table:table-cell>
          <table:table-cell office:value-type="float" office:value="655" calcext:value-type="float">
            <text:p>655</text:p>
          </table:table-cell>
          <table:table-cell office:value-type="float" office:value="638" calcext:value-type="float">
            <text:p>638</text:p>
          </table:table-cell>
          <table:table-cell office:value-type="float" office:value="1.026377" calcext:value-type="float">
            <text:p>1.026377</text:p>
          </table:table-cell>
          <table:table-cell office:value-type="float" office:value="99.008196" calcext:value-type="float">
            <text:p>99.008196</text:p>
          </table:table-cell>
          <table:table-cell office:value-type="float" office:value="97.981818" calcext:value-type="float">
            <text:p>97.981818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2" calcext:value-type="float">
            <text:p>49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.022334" calcext:value-type="float">
            <text:p>1.022334</text:p>
          </table:table-cell>
          <table:table-cell office:value-type="float" office:value="99.01636" calcext:value-type="float">
            <text:p>99.01636</text:p>
          </table:table-cell>
          <table:table-cell office:value-type="float" office:value="97.994026" calcext:value-type="float">
            <text:p>97.994026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20" calcext:value-type="float">
            <text:p>3120</text:p>
          </table:table-cell>
          <table:table-cell office:value-type="float" office:value="2790" calcext:value-type="float">
            <text:p>2790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.041639" calcext:value-type="float">
            <text:p>1.041639</text:p>
          </table:table-cell>
          <table:table-cell office:value-type="float" office:value="99.00953" calcext:value-type="float">
            <text:p>99.00953</text:p>
          </table:table-cell>
          <table:table-cell office:value-type="float" office:value="97.967891" calcext:value-type="float">
            <text:p>97.967891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.903896" calcext:value-type="float">
            <text:p>4.903896</text:p>
          </table:table-cell>
          <table:table-cell office:value-type="float" office:value="98.720582" calcext:value-type="float">
            <text:p>98.720582</text:p>
          </table:table-cell>
          <table:table-cell office:value-type="float" office:value="93.816685" calcext:value-type="float">
            <text:p>93.81668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7016840" calcext:value-type="float">
            <text:p>7016840</text:p>
          </table:table-cell>
          <table:table-cell office:value-type="float" office:value="6831" calcext:value-type="float">
            <text:p>6831</text:p>
          </table:table-cell>
          <table:table-cell office:value-type="float" office:value="6670" calcext:value-type="float">
            <text:p>6670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552843" calcext:value-type="float">
            <text:p>100.552843</text:p>
          </table:table-cell>
          <table:table-cell office:value-type="float" office:value="99.54063" calcext:value-type="float">
            <text:p>99.54063</text:p>
          </table:table-cell>
          <table:table-cell office:value-type="float" office:value="0.563938" calcext:value-type="float">
            <text:p>0.563938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264208" calcext:value-type="float">
            <text:p>5264208</text:p>
          </table:table-cell>
          <table:table-cell office:value-type="float" office:value="6831" calcext:value-type="float">
            <text:p>6831</text:p>
          </table:table-cell>
          <table:table-cell office:value-type="float" office:value="5004" calcext:value-type="float">
            <text:p>5004</text:p>
          </table:table-cell>
          <table:table-cell office:value-type="float" office:value="1.091587" calcext:value-type="float">
            <text:p>1.091587</text:p>
          </table:table-cell>
          <table:table-cell office:value-type="float" office:value="100.359333" calcext:value-type="float">
            <text:p>100.359333</text:p>
          </table:table-cell>
          <table:table-cell office:value-type="float" office:value="99.267746" calcext:value-type="float">
            <text:p>99.267746</text:p>
          </table:table-cell>
          <table:table-cell office:value-type="float" office:value="0.424243" calcext:value-type="float">
            <text:p>0.424243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288" calcext:value-type="float">
            <text:p>33288</text:p>
          </table:table-cell>
          <table:table-cell office:value-type="float" office:value="32680" calcext:value-type="float">
            <text:p>32680</text:p>
          </table:table-cell>
          <table:table-cell office:value-type="float" office:value="809" calcext:value-type="float">
            <text:p>809</text:p>
          </table:table-cell>
          <table:table-cell office:value-type="float" office:value="794" calcext:value-type="float">
            <text:p>794</text:p>
          </table:table-cell>
          <table:table-cell office:value-type="float" office:value="1.03781" calcext:value-type="float">
            <text:p>1.03781</text:p>
          </table:table-cell>
          <table:table-cell office:value-type="float" office:value="100.429031" calcext:value-type="float">
            <text:p>100.429031</text:p>
          </table:table-cell>
          <table:table-cell office:value-type="float" office:value="99.391221" calcext:value-type="float">
            <text:p>99.39122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68" calcext:value-type="float">
            <text:p>436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.022184" calcext:value-type="float">
            <text:p>1.022184</text:p>
          </table:table-cell>
          <table:table-cell office:value-type="float" office:value="97.37677" calcext:value-type="float">
            <text:p>97.37677</text:p>
          </table:table-cell>
          <table:table-cell office:value-type="float" office:value="96.354586" calcext:value-type="float">
            <text:p>96.354586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30" calcext:value-type="float">
            <text:p>2730</text:p>
          </table:table-cell>
          <table:table-cell office:value-type="float" office:value="2550" calcext:value-type="float">
            <text:p>255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.055251" calcext:value-type="float">
            <text:p>1.055251</text:p>
          </table:table-cell>
          <table:table-cell office:value-type="float" office:value="97.769268" calcext:value-type="float">
            <text:p>97.769268</text:p>
          </table:table-cell>
          <table:table-cell office:value-type="float" office:value="96.714017" calcext:value-type="float">
            <text:p>96.714017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76" calcext:value-type="float">
            <text:p>297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.176003" calcext:value-type="float">
            <text:p>4.176003</text:p>
          </table:table-cell>
          <table:table-cell office:value-type="float" office:value="100.505241" calcext:value-type="float">
            <text:p>100.505241</text:p>
          </table:table-cell>
          <table:table-cell office:value-type="float" office:value="96.329238" calcext:value-type="float">
            <text:p>96.329238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7129404" calcext:value-type="float">
            <text:p>7129404</text:p>
          </table:table-cell>
          <table:table-cell office:value-type="float" office:value="6931" calcext:value-type="float">
            <text:p>6931</text:p>
          </table:table-cell>
          <table:table-cell office:value-type="float" office:value="6777" calcext:value-type="float">
            <text:p>6777</text:p>
          </table:table-cell>
          <table:table-cell office:value-type="float" office:value="1.007402" calcext:value-type="float">
            <text:p>1.007402</text:p>
          </table:table-cell>
          <table:table-cell office:value-type="float" office:value="100.316617" calcext:value-type="float">
            <text:p>100.316617</text:p>
          </table:table-cell>
          <table:table-cell office:value-type="float" office:value="99.309215" calcext:value-type="float">
            <text:p>99.309215</text:p>
          </table:table-cell>
          <table:table-cell office:value-type="float" office:value="0.57432" calcext:value-type="float">
            <text:p>0.57432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5332588" calcext:value-type="float">
            <text:p>5332588</text:p>
          </table:table-cell>
          <table:table-cell office:value-type="float" office:value="6930" calcext:value-type="float">
            <text:p>6930</text:p>
          </table:table-cell>
          <table:table-cell office:value-type="float" office:value="5069" calcext:value-type="float">
            <text:p>5069</text:p>
          </table:table-cell>
          <table:table-cell office:value-type="float" office:value="1.059062" calcext:value-type="float">
            <text:p>1.059062</text:p>
          </table:table-cell>
          <table:table-cell office:value-type="float" office:value="100.577698" calcext:value-type="float">
            <text:p>100.577698</text:p>
          </table:table-cell>
          <table:table-cell office:value-type="float" office:value="99.518636" calcext:value-type="float">
            <text:p>99.518636</text:p>
          </table:table-cell>
          <table:table-cell office:value-type="float" office:value="0.42867" calcext:value-type="float">
            <text:p>0.4286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984" calcext:value-type="float">
            <text:p>27984</text:p>
          </table:table-cell>
          <table:table-cell office:value-type="float" office:value="27544" calcext:value-type="float">
            <text:p>27544</text:p>
          </table:table-cell>
          <table:table-cell office:value-type="float" office:value="675" calcext:value-type="float">
            <text:p>675</text:p>
          </table:table-cell>
          <table:table-cell office:value-type="float" office:value="664" calcext:value-type="float">
            <text:p>664</text:p>
          </table:table-cell>
          <table:table-cell office:value-type="float" office:value="1.029025" calcext:value-type="float">
            <text:p>1.029025</text:p>
          </table:table-cell>
          <table:table-cell office:value-type="float" office:value="100.443283" calcext:value-type="float">
            <text:p>100.443283</text:p>
          </table:table-cell>
          <table:table-cell office:value-type="float" office:value="99.414259" calcext:value-type="float">
            <text:p>99.414259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52" calcext:value-type="float">
            <text:p>475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25041" calcext:value-type="float">
            <text:p>1.025041</text:p>
          </table:table-cell>
          <table:table-cell office:value-type="float" office:value="100.749531" calcext:value-type="float">
            <text:p>100.749531</text:p>
          </table:table-cell>
          <table:table-cell office:value-type="float" office:value="99.72449" calcext:value-type="float">
            <text:p>99.72449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88" calcext:value-type="float">
            <text:p>2988</text:p>
          </table:table-cell>
          <table:table-cell office:value-type="float" office:value="2748" calcext:value-type="float">
            <text:p>2748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.042456" calcext:value-type="float">
            <text:p>1.042456</text:p>
          </table:table-cell>
          <table:table-cell office:value-type="float" office:value="100.748065" calcext:value-type="float">
            <text:p>100.748065</text:p>
          </table:table-cell>
          <table:table-cell office:value-type="float" office:value="99.705609" calcext:value-type="float">
            <text:p>99.70560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3.959067" calcext:value-type="float">
            <text:p>3.959067</text:p>
          </table:table-cell>
          <table:table-cell office:value-type="float" office:value="97.843322" calcext:value-type="float">
            <text:p>97.843322</text:p>
          </table:table-cell>
          <table:table-cell office:value-type="float" office:value="93.884255" calcext:value-type="float">
            <text:p>93.884255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7307192" calcext:value-type="float">
            <text:p>7307192</text:p>
          </table:table-cell>
          <table:table-cell office:value-type="float" office:value="7030" calcext:value-type="float">
            <text:p>7030</text:p>
          </table:table-cell>
          <table:table-cell office:value-type="float" office:value="6946" calcext:value-type="float">
            <text:p>6946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100.491863" calcext:value-type="float">
            <text:p>100.491863</text:p>
          </table:table-cell>
          <table:table-cell office:value-type="float" office:value="99.480562" calcext:value-type="float">
            <text:p>99.480562</text:p>
          </table:table-cell>
          <table:table-cell office:value-type="float" office:value="0.587628" calcext:value-type="float">
            <text:p>0.587628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5509324" calcext:value-type="float">
            <text:p>5509324</text:p>
          </table:table-cell>
          <table:table-cell office:value-type="float" office:value="7029" calcext:value-type="float">
            <text:p>7029</text:p>
          </table:table-cell>
          <table:table-cell office:value-type="float" office:value="5237" calcext:value-type="float">
            <text:p>5237</text:p>
          </table:table-cell>
          <table:table-cell office:value-type="float" office:value="1.076683" calcext:value-type="float">
            <text:p>1.076683</text:p>
          </table:table-cell>
          <table:table-cell office:value-type="float" office:value="100.729257" calcext:value-type="float">
            <text:p>100.729257</text:p>
          </table:table-cell>
          <table:table-cell office:value-type="float" office:value="99.652573" calcext:value-type="float">
            <text:p>99.652573</text:p>
          </table:table-cell>
          <table:table-cell office:value-type="float" office:value="0.442283" calcext:value-type="float">
            <text:p>0.44228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0" calcext:value-type="float">
            <text:p>17280</text:p>
          </table:table-cell>
          <table:table-cell office:value-type="float" office:value="17200" calcext:value-type="float">
            <text:p>17200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1.025416" calcext:value-type="float">
            <text:p>1.025416</text:p>
          </table:table-cell>
          <table:table-cell office:value-type="float" office:value="100.677075" calcext:value-type="float">
            <text:p>100.677075</text:p>
          </table:table-cell>
          <table:table-cell office:value-type="float" office:value="99.651659" calcext:value-type="float">
            <text:p>99.651659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0" calcext:value-type="float">
            <text:p>528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.021733" calcext:value-type="float">
            <text:p>1.021733</text:p>
          </table:table-cell>
          <table:table-cell office:value-type="float" office:value="100.835108" calcext:value-type="float">
            <text:p>100.835108</text:p>
          </table:table-cell>
          <table:table-cell office:value-type="float" office:value="99.813375" calcext:value-type="float">
            <text:p>99.813375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18" calcext:value-type="float">
            <text:p>3318</text:p>
          </table:table-cell>
          <table:table-cell office:value-type="float" office:value="2868" calcext:value-type="float">
            <text:p>2868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.040117" calcext:value-type="float">
            <text:p>1.040117</text:p>
          </table:table-cell>
          <table:table-cell office:value-type="float" office:value="100.833702" calcext:value-type="float">
            <text:p>100.833702</text:p>
          </table:table-cell>
          <table:table-cell office:value-type="float" office:value="99.793585" calcext:value-type="float">
            <text:p>99.79358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3.86475" calcext:value-type="float">
            <text:p>3.86475</text:p>
          </table:table-cell>
          <table:table-cell office:value-type="float" office:value="96.790428" calcext:value-type="float">
            <text:p>96.790428</text:p>
          </table:table-cell>
          <table:table-cell office:value-type="float" office:value="92.925678" calcext:value-type="float">
            <text:p>92.925678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7391352" calcext:value-type="float">
            <text:p>7391352</text:p>
          </table:table-cell>
          <table:table-cell office:value-type="float" office:value="7128" calcext:value-type="float">
            <text:p>7128</text:p>
          </table:table-cell>
          <table:table-cell office:value-type="float" office:value="7026" calcext:value-type="float">
            <text:p>7026</text:p>
          </table:table-cell>
          <table:table-cell office:value-type="float" office:value="1.011253" calcext:value-type="float">
            <text:p>1.011253</text:p>
          </table:table-cell>
          <table:table-cell office:value-type="float" office:value="100.401429" calcext:value-type="float">
            <text:p>100.401429</text:p>
          </table:table-cell>
          <table:table-cell office:value-type="float" office:value="99.390176" calcext:value-type="float">
            <text:p>99.390176</text:p>
          </table:table-cell>
          <table:table-cell office:value-type="float" office:value="0.594936" calcext:value-type="float">
            <text:p>0.59493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393604" calcext:value-type="float">
            <text:p>5393604</text:p>
          </table:table-cell>
          <table:table-cell office:value-type="float" office:value="7128" calcext:value-type="float">
            <text:p>7128</text:p>
          </table:table-cell>
          <table:table-cell office:value-type="float" office:value="5127" calcext:value-type="float">
            <text:p>5127</text:p>
          </table:table-cell>
          <table:table-cell office:value-type="float" office:value="1.297165" calcext:value-type="float">
            <text:p>1.297165</text:p>
          </table:table-cell>
          <table:table-cell office:value-type="float" office:value="100.873259" calcext:value-type="float">
            <text:p>100.873259</text:p>
          </table:table-cell>
          <table:table-cell office:value-type="float" office:value="99.576094" calcext:value-type="float">
            <text:p>99.576094</text:p>
          </table:table-cell>
          <table:table-cell office:value-type="float" office:value="0.433325" calcext:value-type="float">
            <text:p>0.433325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96" calcext:value-type="float">
            <text:p>17896</text:p>
          </table:table-cell>
          <table:table-cell office:value-type="float" office:value="17688" calcext:value-type="float">
            <text:p>17688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1.261885" calcext:value-type="float">
            <text:p>1.261885</text:p>
          </table:table-cell>
          <table:table-cell office:value-type="float" office:value="100.874806" calcext:value-type="float">
            <text:p>100.874806</text:p>
          </table:table-cell>
          <table:table-cell office:value-type="float" office:value="99.612921" calcext:value-type="float">
            <text:p>99.612921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32" calcext:value-type="float">
            <text:p>403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.257681" calcext:value-type="float">
            <text:p>1.257681</text:p>
          </table:table-cell>
          <table:table-cell office:value-type="float" office:value="100.35715" calcext:value-type="float">
            <text:p>100.35715</text:p>
          </table:table-cell>
          <table:table-cell office:value-type="float" office:value="99.099469" calcext:value-type="float">
            <text:p>99.099469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0" calcext:value-type="float">
            <text:p>2520</text:p>
          </table:table-cell>
          <table:table-cell office:value-type="float" office:value="2220" calcext:value-type="float">
            <text:p>222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.277046" calcext:value-type="float">
            <text:p>1.277046</text:p>
          </table:table-cell>
          <table:table-cell office:value-type="float" office:value="100.678541" calcext:value-type="float">
            <text:p>100.678541</text:p>
          </table:table-cell>
          <table:table-cell office:value-type="float" office:value="99.401495" calcext:value-type="float">
            <text:p>99.40149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48" calcext:value-type="float">
            <text:p>36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.062539" calcext:value-type="float">
            <text:p>6.062539</text:p>
          </table:table-cell>
          <table:table-cell office:value-type="float" office:value="97.305608" calcext:value-type="float">
            <text:p>97.305608</text:p>
          </table:table-cell>
          <table:table-cell office:value-type="float" office:value="91.243069" calcext:value-type="float">
            <text:p>91.24306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7482876" calcext:value-type="float">
            <text:p>7482876</text:p>
          </table:table-cell>
          <table:table-cell office:value-type="float" office:value="7228" calcext:value-type="float">
            <text:p>7228</text:p>
          </table:table-cell>
          <table:table-cell office:value-type="float" office:value="7113" calcext:value-type="float">
            <text:p>7113</text:p>
          </table:table-cell>
          <table:table-cell office:value-type="float" office:value="1.009322" calcext:value-type="float">
            <text:p>1.009322</text:p>
          </table:table-cell>
          <table:table-cell office:value-type="float" office:value="100.410564" calcext:value-type="float">
            <text:p>100.410564</text:p>
          </table:table-cell>
          <table:table-cell office:value-type="float" office:value="99.401242" calcext:value-type="float">
            <text:p>99.401242</text:p>
          </table:table-cell>
          <table:table-cell office:value-type="float" office:value="0.602236" calcext:value-type="float">
            <text:p>0.602236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5283144" calcext:value-type="float">
            <text:p>5283144</text:p>
          </table:table-cell>
          <table:table-cell office:value-type="float" office:value="7227" calcext:value-type="float">
            <text:p>7227</text:p>
          </table:table-cell>
          <table:table-cell office:value-type="float" office:value="5022" calcext:value-type="float">
            <text:p>5022</text:p>
          </table:table-cell>
          <table:table-cell office:value-type="float" office:value="1.060886" calcext:value-type="float">
            <text:p>1.060886</text:p>
          </table:table-cell>
          <table:table-cell office:value-type="float" office:value="100.750995" calcext:value-type="float">
            <text:p>100.750995</text:p>
          </table:table-cell>
          <table:table-cell office:value-type="float" office:value="99.690109" calcext:value-type="float">
            <text:p>99.690109</text:p>
          </table:table-cell>
          <table:table-cell office:value-type="float" office:value="0.423965" calcext:value-type="float">
            <text:p>0.423965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96" calcext:value-type="float">
            <text:p>20696</text:p>
          </table:table-cell>
          <table:table-cell office:value-type="float" office:value="20536" calcext:value-type="float">
            <text:p>20536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1.022557" calcext:value-type="float">
            <text:p>1.022557</text:p>
          </table:table-cell>
          <table:table-cell office:value-type="float" office:value="100.251922" calcext:value-type="float">
            <text:p>100.251922</text:p>
          </table:table-cell>
          <table:table-cell office:value-type="float" office:value="99.229365" calcext:value-type="float">
            <text:p>99.229365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68" calcext:value-type="float">
            <text:p>436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98.836784" calcext:value-type="float">
            <text:p>98.836784</text:p>
          </table:table-cell>
          <table:table-cell office:value-type="float" office:value="97.823713" calcext:value-type="float">
            <text:p>97.823713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30" calcext:value-type="float">
            <text:p>2730</text:p>
          </table:table-cell>
          <table:table-cell office:value-type="float" office:value="2430" calcext:value-type="float">
            <text:p>243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.030347" calcext:value-type="float">
            <text:p>1.030347</text:p>
          </table:table-cell>
          <table:table-cell office:value-type="float" office:value="99.72542" calcext:value-type="float">
            <text:p>99.72542</text:p>
          </table:table-cell>
          <table:table-cell office:value-type="float" office:value="98.695073" calcext:value-type="float">
            <text:p>98.69507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552" calcext:value-type="float">
            <text:p>355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.457181" calcext:value-type="float">
            <text:p>3.457181</text:p>
          </table:table-cell>
          <table:table-cell office:value-type="float" office:value="100.238792" calcext:value-type="float">
            <text:p>100.238792</text:p>
          </table:table-cell>
          <table:table-cell office:value-type="float" office:value="96.781611" calcext:value-type="float">
            <text:p>96.781611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7611220" calcext:value-type="float">
            <text:p>7611220</text:p>
          </table:table-cell>
          <table:table-cell office:value-type="float" office:value="7326" calcext:value-type="float">
            <text:p>7326</text:p>
          </table:table-cell>
          <table:table-cell office:value-type="float" office:value="7235" calcext:value-type="float">
            <text:p>7235</text:p>
          </table:table-cell>
          <table:table-cell office:value-type="float" office:value="1.009462" calcext:value-type="float">
            <text:p>1.009462</text:p>
          </table:table-cell>
          <table:table-cell office:value-type="float" office:value="100.258342" calcext:value-type="float">
            <text:p>100.258342</text:p>
          </table:table-cell>
          <table:table-cell office:value-type="float" office:value="99.24888" calcext:value-type="float">
            <text:p>99.24888</text:p>
          </table:table-cell>
          <table:table-cell office:value-type="float" office:value="0.613506" calcext:value-type="float">
            <text:p>0.613506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284196" calcext:value-type="float">
            <text:p>5284196</text:p>
          </table:table-cell>
          <table:table-cell office:value-type="float" office:value="7326" calcext:value-type="float">
            <text:p>7326</text:p>
          </table:table-cell>
          <table:table-cell office:value-type="float" office:value="5023" calcext:value-type="float">
            <text:p>5023</text:p>
          </table:table-cell>
          <table:table-cell office:value-type="float" office:value="1.072059" calcext:value-type="float">
            <text:p>1.072059</text:p>
          </table:table-cell>
          <table:table-cell office:value-type="float" office:value="100.463752" calcext:value-type="float">
            <text:p>100.463752</text:p>
          </table:table-cell>
          <table:table-cell office:value-type="float" office:value="99.391693" calcext:value-type="float">
            <text:p>99.391693</text:p>
          </table:table-cell>
          <table:table-cell office:value-type="float" office:value="0.425323" calcext:value-type="float">
            <text:p>0.425323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264" calcext:value-type="float">
            <text:p>16264</text:p>
          </table:table-cell>
          <table:table-cell office:value-type="float" office:value="16184" calcext:value-type="float">
            <text:p>16184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office:value-type="float" office:value="1.025097" calcext:value-type="float">
            <text:p>1.025097</text:p>
          </table:table-cell>
          <table:table-cell office:value-type="float" office:value="99.764868" calcext:value-type="float">
            <text:p>99.764868</text:p>
          </table:table-cell>
          <table:table-cell office:value-type="float" office:value="98.739772" calcext:value-type="float">
            <text:p>98.739772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96" calcext:value-type="float">
            <text:p>369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.021273" calcext:value-type="float">
            <text:p>1.021273</text:p>
          </table:table-cell>
          <table:table-cell office:value-type="float" office:value="99.767788" calcext:value-type="float">
            <text:p>99.767788</text:p>
          </table:table-cell>
          <table:table-cell office:value-type="float" office:value="98.746515" calcext:value-type="float">
            <text:p>98.746515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2010" calcext:value-type="float">
            <text:p>201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.039158" calcext:value-type="float">
            <text:p>1.039158</text:p>
          </table:table-cell>
          <table:table-cell office:value-type="float" office:value="99.766202" calcext:value-type="float">
            <text:p>99.766202</text:p>
          </table:table-cell>
          <table:table-cell office:value-type="float" office:value="98.727044" calcext:value-type="float">
            <text:p>98.727044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00" calcext:value-type="float">
            <text:p>4800</text:p>
          </table:table-cell>
          <table:table-cell office:value-type="float" office:value="4752" calcext:value-type="float">
            <text:p>475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.538937" calcext:value-type="float">
            <text:p>4.538937</text:p>
          </table:table-cell>
          <table:table-cell office:value-type="float" office:value="96.971488" calcext:value-type="float">
            <text:p>96.971488</text:p>
          </table:table-cell>
          <table:table-cell office:value-type="float" office:value="92.432551" calcext:value-type="float">
            <text:p>92.43255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7681704" calcext:value-type="float">
            <text:p>7681704</text:p>
          </table:table-cell>
          <table:table-cell office:value-type="float" office:value="7426" calcext:value-type="float">
            <text:p>7426</text:p>
          </table:table-cell>
          <table:table-cell office:value-type="float" office:value="7302" calcext:value-type="float">
            <text:p>7302</text:p>
          </table:table-cell>
          <table:table-cell office:value-type="float" office:value="1.012461" calcext:value-type="float">
            <text:p>1.012461</text:p>
          </table:table-cell>
          <table:table-cell office:value-type="float" office:value="100.15196" calcext:value-type="float">
            <text:p>100.15196</text:p>
          </table:table-cell>
          <table:table-cell office:value-type="float" office:value="99.139499" calcext:value-type="float">
            <text:p>99.139499</text:p>
          </table:table-cell>
          <table:table-cell office:value-type="float" office:value="0.61987" calcext:value-type="float">
            <text:p>0.61987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7425" calcext:value-type="float">
            <text:p>7425</text:p>
          </table:table-cell>
          <table:table-cell office:value-type="float" office:value="4929" calcext:value-type="float">
            <text:p>4929</text:p>
          </table:table-cell>
          <table:table-cell office:value-type="float" office:value="1.075067" calcext:value-type="float">
            <text:p>1.075067</text:p>
          </table:table-cell>
          <table:table-cell office:value-type="float" office:value="100.497796" calcext:value-type="float">
            <text:p>100.497796</text:p>
          </table:table-cell>
          <table:table-cell office:value-type="float" office:value="99.422729" calcext:value-type="float">
            <text:p>99.422729</text:p>
          </table:table-cell>
          <table:table-cell office:value-type="float" office:value="0.417233" calcext:value-type="float">
            <text:p>0.417233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56" calcext:value-type="float">
            <text:p>20856</text:p>
          </table:table-cell>
          <table:table-cell office:value-type="float" office:value="20816" calcext:value-type="float">
            <text:p>20816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1.035509" calcext:value-type="float">
            <text:p>1.035509</text:p>
          </table:table-cell>
          <table:table-cell office:value-type="float" office:value="99.956891" calcext:value-type="float">
            <text:p>99.956891</text:p>
          </table:table-cell>
          <table:table-cell office:value-type="float" office:value="98.921383" calcext:value-type="float">
            <text:p>98.921383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4" calcext:value-type="float">
            <text:p>374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.022073" calcext:value-type="float">
            <text:p>1.022073</text:p>
          </table:table-cell>
          <table:table-cell office:value-type="float" office:value="98.54905" calcext:value-type="float">
            <text:p>98.54905</text:p>
          </table:table-cell>
          <table:table-cell office:value-type="float" office:value="97.526978" calcext:value-type="float">
            <text:p>97.526978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40" calcext:value-type="float">
            <text:p>2340</text:p>
          </table:table-cell>
          <table:table-cell office:value-type="float" office:value="2160" calcext:value-type="float">
            <text:p>216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.044687" calcext:value-type="float">
            <text:p>1.044687</text:p>
          </table:table-cell>
          <table:table-cell office:value-type="float" office:value="99.036854" calcext:value-type="float">
            <text:p>99.036854</text:p>
          </table:table-cell>
          <table:table-cell office:value-type="float" office:value="97.992167" calcext:value-type="float">
            <text:p>97.992167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128" calcext:value-type="float">
            <text:p>412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.328163" calcext:value-type="float">
            <text:p>3.328163</text:p>
          </table:table-cell>
          <table:table-cell office:value-type="float" office:value="99.736656" calcext:value-type="float">
            <text:p>99.736656</text:p>
          </table:table-cell>
          <table:table-cell office:value-type="float" office:value="96.408493" calcext:value-type="float">
            <text:p>96.408493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7817412" calcext:value-type="float">
            <text:p>7817412</text:p>
          </table:table-cell>
          <table:table-cell office:value-type="float" office:value="7524" calcext:value-type="float">
            <text:p>7524</text:p>
          </table:table-cell>
          <table:table-cell office:value-type="float" office:value="7431" calcext:value-type="float">
            <text:p>7431</text:p>
          </table:table-cell>
          <table:table-cell office:value-type="float" office:value="1.011381" calcext:value-type="float">
            <text:p>1.011381</text:p>
          </table:table-cell>
          <table:table-cell office:value-type="float" office:value="100.2527" calcext:value-type="float">
            <text:p>100.2527</text:p>
          </table:table-cell>
          <table:table-cell office:value-type="float" office:value="99.241319" calcext:value-type="float">
            <text:p>99.241319</text:p>
          </table:table-cell>
          <table:table-cell office:value-type="float" office:value="0.630174" calcext:value-type="float">
            <text:p>0.630174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144280" calcext:value-type="float">
            <text:p>5144280</text:p>
          </table:table-cell>
          <table:table-cell office:value-type="float" office:value="7524" calcext:value-type="float">
            <text:p>7524</text:p>
          </table:table-cell>
          <table:table-cell office:value-type="float" office:value="4890" calcext:value-type="float">
            <text:p>4890</text:p>
          </table:table-cell>
          <table:table-cell office:value-type="float" office:value="1.062677" calcext:value-type="float">
            <text:p>1.062677</text:p>
          </table:table-cell>
          <table:table-cell office:value-type="float" office:value="100.490912" calcext:value-type="float">
            <text:p>100.490912</text:p>
          </table:table-cell>
          <table:table-cell office:value-type="float" office:value="99.428235" calcext:value-type="float">
            <text:p>99.428235</text:p>
          </table:table-cell>
          <table:table-cell office:value-type="float" office:value="0.413909" calcext:value-type="float">
            <text:p>0.41390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072" calcext:value-type="float">
            <text:p>21072</text:p>
          </table:table-cell>
          <table:table-cell office:value-type="float" office:value="20944" calcext:value-type="float">
            <text:p>20944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office:value-type="float" office:value="1.023516" calcext:value-type="float">
            <text:p>1.023516</text:p>
          </table:table-cell>
          <table:table-cell office:value-type="float" office:value="99.955069" calcext:value-type="float">
            <text:p>99.955069</text:p>
          </table:table-cell>
          <table:table-cell office:value-type="float" office:value="98.931553" calcext:value-type="float">
            <text:p>98.931553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96" calcext:value-type="float">
            <text:p>369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.01391" calcext:value-type="float">
            <text:p>1.01391</text:p>
          </table:table-cell>
          <table:table-cell office:value-type="float" office:value="99.96758" calcext:value-type="float">
            <text:p>99.96758</text:p>
          </table:table-cell>
          <table:table-cell office:value-type="float" office:value="98.95367" calcext:value-type="float">
            <text:p>98.95367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2028" calcext:value-type="float">
            <text:p>202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.038177" calcext:value-type="float">
            <text:p>1.038177</text:p>
          </table:table-cell>
          <table:table-cell office:value-type="float" office:value="100.447034" calcext:value-type="float">
            <text:p>100.447034</text:p>
          </table:table-cell>
          <table:table-cell office:value-type="float" office:value="99.408857" calcext:value-type="float">
            <text:p>99.40885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368" calcext:value-type="float">
            <text:p>436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.113126" calcext:value-type="float">
            <text:p>3.113126</text:p>
          </table:table-cell>
          <table:table-cell office:value-type="float" office:value="97.000487" calcext:value-type="float">
            <text:p>97.000487</text:p>
          </table:table-cell>
          <table:table-cell office:value-type="float" office:value="93.887361" calcext:value-type="float">
            <text:p>93.887361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7776384" calcext:value-type="float">
            <text:p>7776384</text:p>
          </table:table-cell>
          <table:table-cell office:value-type="float" office:value="7623" calcext:value-type="float">
            <text:p>7623</text:p>
          </table:table-cell>
          <table:table-cell office:value-type="float" office:value="7392" calcext:value-type="float">
            <text:p>7392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100.469985" calcext:value-type="float">
            <text:p>100.469985</text:p>
          </table:table-cell>
          <table:table-cell office:value-type="float" office:value="99.460763" calcext:value-type="float">
            <text:p>99.460763</text:p>
          </table:table-cell>
          <table:table-cell office:value-type="float" office:value="0.625484" calcext:value-type="float">
            <text:p>0.625484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4926516" calcext:value-type="float">
            <text:p>4926516</text:p>
          </table:table-cell>
          <table:table-cell office:value-type="float" office:value="7623" calcext:value-type="float">
            <text:p>7623</text:p>
          </table:table-cell>
          <table:table-cell office:value-type="float" office:value="4683" calcext:value-type="float">
            <text:p>4683</text:p>
          </table:table-cell>
          <table:table-cell office:value-type="float" office:value="1.070375" calcext:value-type="float">
            <text:p>1.070375</text:p>
          </table:table-cell>
          <table:table-cell office:value-type="float" office:value="101.110728" calcext:value-type="float">
            <text:p>101.110728</text:p>
          </table:table-cell>
          <table:table-cell office:value-type="float" office:value="100.040352" calcext:value-type="float">
            <text:p>100.040352</text:p>
          </table:table-cell>
          <table:table-cell office:value-type="float" office:value="0.393962" calcext:value-type="float">
            <text:p>0.393962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44" calcext:value-type="float">
            <text:p>28744</text:p>
          </table:table-cell>
          <table:table-cell office:value-type="float" office:value="28584" calcext:value-type="float">
            <text:p>28584</text:p>
          </table:table-cell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1.034419" calcext:value-type="float">
            <text:p>1.034419</text:p>
          </table:table-cell>
          <table:table-cell office:value-type="float" office:value="100.861917" calcext:value-type="float">
            <text:p>100.861917</text:p>
          </table:table-cell>
          <table:table-cell office:value-type="float" office:value="99.827498" calcext:value-type="float">
            <text:p>99.827498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08" calcext:value-type="float">
            <text:p>340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.020593" calcext:value-type="float">
            <text:p>1.020593</text:p>
          </table:table-cell>
          <table:table-cell office:value-type="float" office:value="97.759859" calcext:value-type="float">
            <text:p>97.759859</text:p>
          </table:table-cell>
          <table:table-cell office:value-type="float" office:value="96.739267" calcext:value-type="float">
            <text:p>96.739267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0" calcext:value-type="float">
            <text:p>2130</text:p>
          </table:table-cell>
          <table:table-cell office:value-type="float" office:value="1830" calcext:value-type="float">
            <text:p>183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.0509" calcext:value-type="float">
            <text:p>1.0509</text:p>
          </table:table-cell>
          <table:table-cell office:value-type="float" office:value="97.711683" calcext:value-type="float">
            <text:p>97.711683</text:p>
          </table:table-cell>
          <table:table-cell office:value-type="float" office:value="96.660783" calcext:value-type="float">
            <text:p>96.66078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32" calcext:value-type="float">
            <text:p>5232</text:p>
          </table:table-cell>
          <table:table-cell office:value-type="float" office:value="5136" calcext:value-type="float">
            <text:p>513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4.180733" calcext:value-type="float">
            <text:p>4.180733</text:p>
          </table:table-cell>
          <table:table-cell office:value-type="float" office:value="100.860271" calcext:value-type="float">
            <text:p>100.860271</text:p>
          </table:table-cell>
          <table:table-cell office:value-type="float" office:value="96.679538" calcext:value-type="float">
            <text:p>96.679538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7892104" calcext:value-type="float">
            <text:p>7892104</text:p>
          </table:table-cell>
          <table:table-cell office:value-type="float" office:value="7722" calcext:value-type="float">
            <text:p>7722</text:p>
          </table:table-cell>
          <table:table-cell office:value-type="float" office:value="7502" calcext:value-type="float">
            <text:p>7502</text:p>
          </table:table-cell>
          <table:table-cell office:value-type="float" office:value="1.015422" calcext:value-type="float">
            <text:p>1.015422</text:p>
          </table:table-cell>
          <table:table-cell office:value-type="float" office:value="100.313819" calcext:value-type="float">
            <text:p>100.313819</text:p>
          </table:table-cell>
          <table:table-cell office:value-type="float" office:value="99.298397" calcext:value-type="float">
            <text:p>99.298397</text:p>
          </table:table-cell>
          <table:table-cell office:value-type="float" office:value="0.635829" calcext:value-type="float">
            <text:p>0.63582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4896008" calcext:value-type="float">
            <text:p>4896008</text:p>
          </table:table-cell>
          <table:table-cell office:value-type="float" office:value="7722" calcext:value-type="float">
            <text:p>7722</text:p>
          </table:table-cell>
          <table:table-cell office:value-type="float" office:value="4654" calcext:value-type="float">
            <text:p>4654</text:p>
          </table:table-cell>
          <table:table-cell office:value-type="float" office:value="1.080287" calcext:value-type="float">
            <text:p>1.080287</text:p>
          </table:table-cell>
          <table:table-cell office:value-type="float" office:value="100.604844" calcext:value-type="float">
            <text:p>100.604844</text:p>
          </table:table-cell>
          <table:table-cell office:value-type="float" office:value="99.524557" calcext:value-type="float">
            <text:p>99.524557</text:p>
          </table:table-cell>
          <table:table-cell office:value-type="float" office:value="0.393552" calcext:value-type="float">
            <text:p>0.393552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768" calcext:value-type="float">
            <text:p>26768</text:p>
          </table:table-cell>
          <table:table-cell office:value-type="float" office:value="26648" calcext:value-type="float">
            <text:p>26648</text:p>
          </table:table-cell>
          <table:table-cell office:value-type="float" office:value="645" calcext:value-type="float">
            <text:p>645</text:p>
          </table:table-cell>
          <table:table-cell office:value-type="float" office:value="642" calcext:value-type="float">
            <text:p>642</text:p>
          </table:table-cell>
          <table:table-cell office:value-type="float" office:value="1.034009" calcext:value-type="float">
            <text:p>1.034009</text:p>
          </table:table-cell>
          <table:table-cell office:value-type="float" office:value="100.762826" calcext:value-type="float">
            <text:p>100.762826</text:p>
          </table:table-cell>
          <table:table-cell office:value-type="float" office:value="99.728817" calcext:value-type="float">
            <text:p>99.728817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.024543" calcext:value-type="float">
            <text:p>1.024543</text:p>
          </table:table-cell>
          <table:table-cell office:value-type="float" office:value="100.782056" calcext:value-type="float">
            <text:p>100.782056</text:p>
          </table:table-cell>
          <table:table-cell office:value-type="float" office:value="99.757513" calcext:value-type="float">
            <text:p>99.757513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1800" calcext:value-type="float">
            <text:p>180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.050251" calcext:value-type="float">
            <text:p>1.050251</text:p>
          </table:table-cell>
          <table:table-cell office:value-type="float" office:value="97.363461" calcext:value-type="float">
            <text:p>97.363461</text:p>
          </table:table-cell>
          <table:table-cell office:value-type="float" office:value="96.313211" calcext:value-type="float">
            <text:p>96.31321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022" calcext:value-type="float">
            <text:p>5022</text:p>
          </table:table-cell>
          <table:table-cell office:value-type="float" office:value="4974" calcext:value-type="float">
            <text:p>497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4.200021" calcext:value-type="float">
            <text:p>4.200021</text:p>
          </table:table-cell>
          <table:table-cell office:value-type="float" office:value="100.78339" calcext:value-type="float">
            <text:p>100.78339</text:p>
          </table:table-cell>
          <table:table-cell office:value-type="float" office:value="96.583369" calcext:value-type="float">
            <text:p>96.583369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8040436" calcext:value-type="float">
            <text:p>8040436</text:p>
          </table:table-cell>
          <table:table-cell office:value-type="float" office:value="7821" calcext:value-type="float">
            <text:p>7821</text:p>
          </table:table-cell>
          <table:table-cell office:value-type="float" office:value="7643" calcext:value-type="float">
            <text:p>7643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0.407527" calcext:value-type="float">
            <text:p>100.407527</text:p>
          </table:table-cell>
          <table:table-cell office:value-type="float" office:value="99.397165" calcext:value-type="float">
            <text:p>99.397165</text:p>
          </table:table-cell>
          <table:table-cell office:value-type="float" office:value="0.647136" calcext:value-type="float">
            <text:p>0.647136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4861292" calcext:value-type="float">
            <text:p>4861292</text:p>
          </table:table-cell>
          <table:table-cell office:value-type="float" office:value="7821" calcext:value-type="float">
            <text:p>7821</text:p>
          </table:table-cell>
          <table:table-cell office:value-type="float" office:value="4621" calcext:value-type="float">
            <text:p>4621</text:p>
          </table:table-cell>
          <table:table-cell office:value-type="float" office:value="1.06831" calcext:value-type="float">
            <text:p>1.06831</text:p>
          </table:table-cell>
          <table:table-cell office:value-type="float" office:value="100.898867" calcext:value-type="float">
            <text:p>100.898867</text:p>
          </table:table-cell>
          <table:table-cell office:value-type="float" office:value="99.830557" calcext:value-type="float">
            <text:p>99.830557</text:p>
          </table:table-cell>
          <table:table-cell office:value-type="float" office:value="0.389563" calcext:value-type="float">
            <text:p>0.389563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784" calcext:value-type="float">
            <text:p>25784</text:p>
          </table:table-cell>
          <table:table-cell office:value-type="float" office:value="25576" calcext:value-type="float">
            <text:p>25576</text:p>
          </table:table-cell>
          <table:table-cell office:value-type="float" office:value="620" calcext:value-type="float">
            <text:p>620</text:p>
          </table:table-cell>
          <table:table-cell office:value-type="float" office:value="615" calcext:value-type="float">
            <text:p>615</text:p>
          </table:table-cell>
          <table:table-cell office:value-type="float" office:value="1.034459" calcext:value-type="float">
            <text:p>1.034459</text:p>
          </table:table-cell>
          <table:table-cell office:value-type="float" office:value="100.410371" calcext:value-type="float">
            <text:p>100.410371</text:p>
          </table:table-cell>
          <table:table-cell office:value-type="float" office:value="99.375911" calcext:value-type="float">
            <text:p>99.375911</text:p>
          </table:table-cell>
          <table:table-cell office:value-type="float" office:value="0.002059" calcext:value-type="float">
            <text:p>0.002059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6" calcext:value-type="float">
            <text:p>3456</text:p>
          </table:table-cell>
          <table:table-cell office:value-type="float" office:value="3408" calcext:value-type="float">
            <text:p>340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.020333" calcext:value-type="float">
            <text:p>1.020333</text:p>
          </table:table-cell>
          <table:table-cell office:value-type="float" office:value="100.9946" calcext:value-type="float">
            <text:p>100.9946</text:p>
          </table:table-cell>
          <table:table-cell office:value-type="float" office:value="99.974266" calcext:value-type="float">
            <text:p>99.97426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74" calcext:value-type="float">
            <text:p>2274</text:p>
          </table:table-cell>
          <table:table-cell office:value-type="float" office:value="1944" calcext:value-type="float">
            <text:p>194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.041698" calcext:value-type="float">
            <text:p>1.041698</text:p>
          </table:table-cell>
          <table:table-cell office:value-type="float" office:value="100.993114" calcext:value-type="float">
            <text:p>100.993114</text:p>
          </table:table-cell>
          <table:table-cell office:value-type="float" office:value="99.951416" calcext:value-type="float">
            <text:p>99.95141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328" calcext:value-type="float">
            <text:p>5328</text:p>
          </table:table-cell>
          <table:table-cell office:value-type="float" office:value="5184" calcext:value-type="float">
            <text:p>5184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4.529868" calcext:value-type="float">
            <text:p>4.529868</text:p>
          </table:table-cell>
          <table:table-cell office:value-type="float" office:value="98.8185" calcext:value-type="float">
            <text:p>98.8185</text:p>
          </table:table-cell>
          <table:table-cell office:value-type="float" office:value="94.288632" calcext:value-type="float">
            <text:p>94.28863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8145636" calcext:value-type="float">
            <text:p>8145636</text:p>
          </table:table-cell>
          <table:table-cell office:value-type="float" office:value="7920" calcext:value-type="float">
            <text:p>7920</text:p>
          </table:table-cell>
          <table:table-cell office:value-type="float" office:value="7743" calcext:value-type="float">
            <text:p>7743</text:p>
          </table:table-cell>
          <table:table-cell office:value-type="float" office:value="1.009242" calcext:value-type="float">
            <text:p>1.009242</text:p>
          </table:table-cell>
          <table:table-cell office:value-type="float" office:value="100.488401" calcext:value-type="float">
            <text:p>100.488401</text:p>
          </table:table-cell>
          <table:table-cell office:value-type="float" office:value="99.479159" calcext:value-type="float">
            <text:p>99.479159</text:p>
          </table:table-cell>
          <table:table-cell office:value-type="float" office:value="0.655063" calcext:value-type="float">
            <text:p>0.65506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4837096" calcext:value-type="float">
            <text:p>4837096</text:p>
          </table:table-cell>
          <table:table-cell office:value-type="float" office:value="7920" calcext:value-type="float">
            <text:p>7920</text:p>
          </table:table-cell>
          <table:table-cell office:value-type="float" office:value="4598" calcext:value-type="float">
            <text:p>4598</text:p>
          </table:table-cell>
          <table:table-cell office:value-type="float" office:value="1.067077" calcext:value-type="float">
            <text:p>1.067077</text:p>
          </table:table-cell>
          <table:table-cell office:value-type="float" office:value="100.583266" calcext:value-type="float">
            <text:p>100.583266</text:p>
          </table:table-cell>
          <table:table-cell office:value-type="float" office:value="99.51619" calcext:value-type="float">
            <text:p>99.51619</text:p>
          </table:table-cell>
          <table:table-cell office:value-type="float" office:value="0.388849" calcext:value-type="float">
            <text:p>0.388849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784" calcext:value-type="float">
            <text:p>27784</text:p>
          </table:table-cell>
          <table:table-cell office:value-type="float" office:value="27736" calcext:value-type="float">
            <text:p>27736</text:p>
          </table:table-cell>
          <table:table-cell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  <table:table-cell office:value-type="float" office:value="1.033879" calcext:value-type="float">
            <text:p>1.033879</text:p>
          </table:table-cell>
          <table:table-cell office:value-type="float" office:value="100.68867" calcext:value-type="float">
            <text:p>100.68867</text:p>
          </table:table-cell>
          <table:table-cell office:value-type="float" office:value="99.654791" calcext:value-type="float">
            <text:p>99.654791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72" calcext:value-type="float">
            <text:p>3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.022073" calcext:value-type="float">
            <text:p>1.022073</text:p>
          </table:table-cell>
          <table:table-cell office:value-type="float" office:value="100.587613" calcext:value-type="float">
            <text:p>100.587613</text:p>
          </table:table-cell>
          <table:table-cell office:value-type="float" office:value="99.56554" calcext:value-type="float">
            <text:p>99.56554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1.050611" calcext:value-type="float">
            <text:p>1.050611</text:p>
          </table:table-cell>
          <table:table-cell office:value-type="float" office:value="100.586067" calcext:value-type="float">
            <text:p>100.586067</text:p>
          </table:table-cell>
          <table:table-cell office:value-type="float" office:value="99.535456" calcext:value-type="float">
            <text:p>99.53545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232" calcext:value-type="float">
            <text:p>523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3.420874" calcext:value-type="float">
            <text:p>3.420874</text:p>
          </table:table-cell>
          <table:table-cell office:value-type="float" office:value="100.086038" calcext:value-type="float">
            <text:p>100.086038</text:p>
          </table:table-cell>
          <table:table-cell office:value-type="float" office:value="96.665164" calcext:value-type="float">
            <text:p>96.665164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8184560" calcext:value-type="float">
            <text:p>8184560</text:p>
          </table:table-cell>
          <table:table-cell office:value-type="float" office:value="8020" calcext:value-type="float">
            <text:p>8020</text:p>
          </table:table-cell>
          <table:table-cell office:value-type="float" office:value="7780" calcext:value-type="float">
            <text:p>7780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291566" calcext:value-type="float">
            <text:p>100.291566</text:p>
          </table:table-cell>
          <table:table-cell office:value-type="float" office:value="99.283344" calcext:value-type="float">
            <text:p>99.283344</text:p>
          </table:table-cell>
          <table:table-cell office:value-type="float" office:value="0.659491" calcext:value-type="float">
            <text:p>0.659491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4714012" calcext:value-type="float">
            <text:p>4714012</text:p>
          </table:table-cell>
          <table:table-cell office:value-type="float" office:value="8019" calcext:value-type="float">
            <text:p>8019</text:p>
          </table:table-cell>
          <table:table-cell office:value-type="float" office:value="4481" calcext:value-type="float">
            <text:p>4481</text:p>
          </table:table-cell>
          <table:table-cell office:value-type="float" office:value="1.066418" calcext:value-type="float">
            <text:p>1.066418</text:p>
          </table:table-cell>
          <table:table-cell office:value-type="float" office:value="100.796454" calcext:value-type="float">
            <text:p>100.796454</text:p>
          </table:table-cell>
          <table:table-cell office:value-type="float" office:value="99.730036" calcext:value-type="float">
            <text:p>99.730036</text:p>
          </table:table-cell>
          <table:table-cell office:value-type="float" office:value="0.378142" calcext:value-type="float">
            <text:p>0.378142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1608" calcext:value-type="float">
            <text:p>31608</text:p>
          </table:table-cell>
          <table:table-cell office:value-type="float" office:value="31296" calcext:value-type="float">
            <text:p>31296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1.033759" calcext:value-type="float">
            <text:p>1.033759</text:p>
          </table:table-cell>
          <table:table-cell office:value-type="float" office:value="100.929397" calcext:value-type="float">
            <text:p>100.929397</text:p>
          </table:table-cell>
          <table:table-cell office:value-type="float" office:value="99.895638" calcext:value-type="float">
            <text:p>99.895638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12" calcext:value-type="float">
            <text:p>3312</text:p>
          </table:table-cell>
          <table:table-cell office:value-type="float" office:value="3168" calcext:value-type="float">
            <text:p>316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.020073" calcext:value-type="float">
            <text:p>1.020073</text:p>
          </table:table-cell>
          <table:table-cell office:value-type="float" office:value="100.927991" calcext:value-type="float">
            <text:p>100.927991</text:p>
          </table:table-cell>
          <table:table-cell office:value-type="float" office:value="99.907917" calcext:value-type="float">
            <text:p>99.907917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620" calcext:value-type="float">
            <text:p>162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.049892" calcext:value-type="float">
            <text:p>1.049892</text:p>
          </table:table-cell>
          <table:table-cell office:value-type="float" office:value="98.721158" calcext:value-type="float">
            <text:p>98.721158</text:p>
          </table:table-cell>
          <table:table-cell office:value-type="float" office:value="97.671266" calcext:value-type="float">
            <text:p>97.67126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74" calcext:value-type="float">
            <text:p>6174</text:p>
          </table:table-cell>
          <table:table-cell office:value-type="float" office:value="6126" calcext:value-type="float">
            <text:p>6126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3.311285" calcext:value-type="float">
            <text:p>3.311285</text:p>
          </table:table-cell>
          <table:table-cell office:value-type="float" office:value="100.930931" calcext:value-type="float">
            <text:p>100.930931</text:p>
          </table:table-cell>
          <table:table-cell office:value-type="float" office:value="97.619647" calcext:value-type="float">
            <text:p>97.619647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8275032" calcext:value-type="float">
            <text:p>8275032</text:p>
          </table:table-cell>
          <table:table-cell office:value-type="float" office:value="8118" calcext:value-type="float">
            <text:p>8118</text:p>
          </table:table-cell>
          <table:table-cell office:value-type="float" office:value="7866" calcext:value-type="float">
            <text:p>7866</text:p>
          </table:table-cell>
          <table:table-cell office:value-type="float" office:value="1.016473" calcext:value-type="float">
            <text:p>1.016473</text:p>
          </table:table-cell>
          <table:table-cell office:value-type="float" office:value="100.479367" calcext:value-type="float">
            <text:p>100.479367</text:p>
          </table:table-cell>
          <table:table-cell office:value-type="float" office:value="99.462894" calcext:value-type="float">
            <text:p>99.462894</text:p>
          </table:table-cell>
          <table:table-cell office:value-type="float" office:value="0.665577" calcext:value-type="float">
            <text:p>0.665577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4557264" calcext:value-type="float">
            <text:p>4557264</text:p>
          </table:table-cell>
          <table:table-cell office:value-type="float" office:value="8118" calcext:value-type="float">
            <text:p>8118</text:p>
          </table:table-cell>
          <table:table-cell office:value-type="float" office:value="4332" calcext:value-type="float">
            <text:p>4332</text:p>
          </table:table-cell>
          <table:table-cell office:value-type="float" office:value="1.064927" calcext:value-type="float">
            <text:p>1.064927</text:p>
          </table:table-cell>
          <table:table-cell office:value-type="float" office:value="100.719313" calcext:value-type="float">
            <text:p>100.719313</text:p>
          </table:table-cell>
          <table:table-cell office:value-type="float" office:value="99.654385" calcext:value-type="float">
            <text:p>99.654385</text:p>
          </table:table-cell>
          <table:table-cell office:value-type="float" office:value="0.365846" calcext:value-type="float">
            <text:p>0.36584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0264" calcext:value-type="float">
            <text:p>30264</text:p>
          </table:table-cell>
          <table:table-cell office:value-type="float" office:value="29944" calcext:value-type="float">
            <text:p>29944</text:p>
          </table:table-cell>
          <table:table-cell office:value-type="float" office:value="733" calcext:value-type="float">
            <text:p>733</text:p>
          </table:table-cell>
          <table:table-cell office:value-type="float" office:value="725" calcext:value-type="float">
            <text:p>725</text:p>
          </table:table-cell>
          <table:table-cell office:value-type="float" office:value="1.0352" calcext:value-type="float">
            <text:p>1.0352</text:p>
          </table:table-cell>
          <table:table-cell office:value-type="float" office:value="100.839885" calcext:value-type="float">
            <text:p>100.839885</text:p>
          </table:table-cell>
          <table:table-cell office:value-type="float" office:value="99.804685" calcext:value-type="float">
            <text:p>99.80468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0" calcext:value-type="float">
            <text:p>28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.024784" calcext:value-type="float">
            <text:p>1.024784</text:p>
          </table:table-cell>
          <table:table-cell office:value-type="float" office:value="100.906138" calcext:value-type="float">
            <text:p>100.906138</text:p>
          </table:table-cell>
          <table:table-cell office:value-type="float" office:value="99.881354" calcext:value-type="float">
            <text:p>99.881354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410" calcext:value-type="float">
            <text:p>141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.048301" calcext:value-type="float">
            <text:p>1.048301</text:p>
          </table:table-cell>
          <table:table-cell office:value-type="float" office:value="97.087223" calcext:value-type="float">
            <text:p>97.087223</text:p>
          </table:table-cell>
          <table:table-cell office:value-type="float" office:value="96.038922" calcext:value-type="float">
            <text:p>96.03892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366" calcext:value-type="float">
            <text:p>6366</text:p>
          </table:table-cell>
          <table:table-cell office:value-type="float" office:value="6318" calcext:value-type="float">
            <text:p>631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3.565205" calcext:value-type="float">
            <text:p>3.565205</text:p>
          </table:table-cell>
          <table:table-cell office:value-type="float" office:value="100.907472" calcext:value-type="float">
            <text:p>100.907472</text:p>
          </table:table-cell>
          <table:table-cell office:value-type="float" office:value="97.342268" calcext:value-type="float">
            <text:p>97.342268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8430728" calcext:value-type="float">
            <text:p>8430728</text:p>
          </table:table-cell>
          <table:table-cell office:value-type="float" office:value="8217" calcext:value-type="float">
            <text:p>8217</text:p>
          </table:table-cell>
          <table:table-cell office:value-type="float" office:value="8014" calcext:value-type="float">
            <text:p>8014</text:p>
          </table:table-cell>
          <table:table-cell office:value-type="float" office:value="1.016502" calcext:value-type="float">
            <text:p>1.016502</text:p>
          </table:table-cell>
          <table:table-cell office:value-type="float" office:value="100.424242" calcext:value-type="float">
            <text:p>100.424242</text:p>
          </table:table-cell>
          <table:table-cell office:value-type="float" office:value="99.40774" calcext:value-type="float">
            <text:p>99.40774</text:p>
          </table:table-cell>
          <table:table-cell office:value-type="float" office:value="0.678477" calcext:value-type="float">
            <text:p>0.678477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4614072" calcext:value-type="float">
            <text:p>4614072</text:p>
          </table:table-cell>
          <table:table-cell office:value-type="float" office:value="8217" calcext:value-type="float">
            <text:p>8217</text:p>
          </table:table-cell>
          <table:table-cell office:value-type="float" office:value="4386" calcext:value-type="float">
            <text:p>4386</text:p>
          </table:table-cell>
          <table:table-cell office:value-type="float" office:value="1.07388" calcext:value-type="float">
            <text:p>1.07388</text:p>
          </table:table-cell>
          <table:table-cell office:value-type="float" office:value="100.775089" calcext:value-type="float">
            <text:p>100.775089</text:p>
          </table:table-cell>
          <table:table-cell office:value-type="float" office:value="99.701209" calcext:value-type="float">
            <text:p>99.701209</text:p>
          </table:table-cell>
          <table:table-cell office:value-type="float" office:value="0.370232" calcext:value-type="float">
            <text:p>0.370232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36" calcext:value-type="float">
            <text:p>28736</text:p>
          </table:table-cell>
          <table:table-cell office:value-type="float" office:value="28496" calcext:value-type="float">
            <text:p>28496</text:p>
          </table:table-cell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  <table:table-cell office:value-type="float" office:value="1.034929" calcext:value-type="float">
            <text:p>1.034929</text:p>
          </table:table-cell>
          <table:table-cell office:value-type="float" office:value="100.495526" calcext:value-type="float">
            <text:p>100.495526</text:p>
          </table:table-cell>
          <table:table-cell office:value-type="float" office:value="99.460597" calcext:value-type="float">
            <text:p>99.460597</text:p>
          </table:table-cell>
          <table:table-cell office:value-type="float" office:value="0.002292" calcext:value-type="float">
            <text:p>0.002292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56" calcext:value-type="float">
            <text:p>225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.024633" calcext:value-type="float">
            <text:p>1.024633</text:p>
          </table:table-cell>
          <table:table-cell office:value-type="float" office:value="100.49384" calcext:value-type="float">
            <text:p>100.49384</text:p>
          </table:table-cell>
          <table:table-cell office:value-type="float" office:value="99.469206" calcext:value-type="float">
            <text:p>99.46920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050" calcext:value-type="float">
            <text:p>105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047791" calcext:value-type="float">
            <text:p>1.047791</text:p>
          </table:table-cell>
          <table:table-cell office:value-type="float" office:value="100.49686" calcext:value-type="float">
            <text:p>100.49686</text:p>
          </table:table-cell>
          <table:table-cell office:value-type="float" office:value="99.44907" calcext:value-type="float">
            <text:p>99.44907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720" calcext:value-type="float">
            <text:p>67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.923164" calcext:value-type="float">
            <text:p>2.923164</text:p>
          </table:table-cell>
          <table:table-cell office:value-type="float" office:value="99.043227" calcext:value-type="float">
            <text:p>99.043227</text:p>
          </table:table-cell>
          <table:table-cell office:value-type="float" office:value="96.120063" calcext:value-type="float">
            <text:p>96.120063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8326580" calcext:value-type="float">
            <text:p>8326580</text:p>
          </table:table-cell>
          <table:table-cell office:value-type="float" office:value="8316" calcext:value-type="float">
            <text:p>8316</text:p>
          </table:table-cell>
          <table:table-cell office:value-type="float" office:value="7915" calcext:value-type="float">
            <text:p>7915</text:p>
          </table:table-cell>
          <table:table-cell office:value-type="float" office:value="1.013282" calcext:value-type="float">
            <text:p>1.013282</text:p>
          </table:table-cell>
          <table:table-cell office:value-type="float" office:value="100.488418" calcext:value-type="float">
            <text:p>100.488418</text:p>
          </table:table-cell>
          <table:table-cell office:value-type="float" office:value="99.475136" calcext:value-type="float">
            <text:p>99.475136</text:p>
          </table:table-cell>
          <table:table-cell office:value-type="float" office:value="0.669641" calcext:value-type="float">
            <text:p>0.66964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4485728" calcext:value-type="float">
            <text:p>4485728</text:p>
          </table:table-cell>
          <table:table-cell office:value-type="float" office:value="8316" calcext:value-type="float">
            <text:p>8316</text:p>
          </table:table-cell>
          <table:table-cell office:value-type="float" office:value="4264" calcext:value-type="float">
            <text:p>4264</text:p>
          </table:table-cell>
          <table:table-cell office:value-type="float" office:value="1.301831" calcext:value-type="float">
            <text:p>1.301831</text:p>
          </table:table-cell>
          <table:table-cell office:value-type="float" office:value="100.846583" calcext:value-type="float">
            <text:p>100.846583</text:p>
          </table:table-cell>
          <table:table-cell office:value-type="float" office:value="99.544751" calcext:value-type="float">
            <text:p>99.544751</text:p>
          </table:table-cell>
          <table:table-cell office:value-type="float" office:value="0.360499" calcext:value-type="float">
            <text:p>0.36049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872" calcext:value-type="float">
            <text:p>36872</text:p>
          </table:table-cell>
          <table:table-cell office:value-type="float" office:value="36656" calcext:value-type="float">
            <text:p>36656</text:p>
          </table:table-cell>
          <table:table-cell office:value-type="float" office:value="898" calcext:value-type="float">
            <text:p>898</text:p>
          </table:table-cell>
          <table:table-cell office:value-type="float" office:value="893" calcext:value-type="float">
            <text:p>893</text:p>
          </table:table-cell>
          <table:table-cell office:value-type="float" office:value="1.261272" calcext:value-type="float">
            <text:p>1.261272</text:p>
          </table:table-cell>
          <table:table-cell office:value-type="float" office:value="100.73808" calcext:value-type="float">
            <text:p>100.73808</text:p>
          </table:table-cell>
          <table:table-cell office:value-type="float" office:value="99.476808" calcext:value-type="float">
            <text:p>99.476808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88" calcext:value-type="float">
            <text:p>2688</text:p>
          </table:table-cell>
          <table:table-cell office:value-type="float" office:value="2400" calcext:value-type="float">
            <text:p>240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.257569" calcext:value-type="float">
            <text:p>1.257569</text:p>
          </table:table-cell>
          <table:table-cell office:value-type="float" office:value="99.399913" calcext:value-type="float">
            <text:p>99.399913</text:p>
          </table:table-cell>
          <table:table-cell office:value-type="float" office:value="98.142344" calcext:value-type="float">
            <text:p>98.142344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20" calcext:value-type="float">
            <text:p>1620</text:p>
          </table:table-cell>
          <table:table-cell office:value-type="float" office:value="1380" calcext:value-type="float">
            <text:p>138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.282036" calcext:value-type="float">
            <text:p>1.282036</text:p>
          </table:table-cell>
          <table:table-cell office:value-type="float" office:value="99.398287" calcext:value-type="float">
            <text:p>99.398287</text:p>
          </table:table-cell>
          <table:table-cell office:value-type="float" office:value="98.116251" calcext:value-type="float">
            <text:p>98.11625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720" calcext:value-type="float">
            <text:p>6720</text:p>
          </table:table-cell>
          <table:table-cell office:value-type="float" office:value="6672" calcext:value-type="float">
            <text:p>6672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5.028457" calcext:value-type="float">
            <text:p>5.028457</text:p>
          </table:table-cell>
          <table:table-cell office:value-type="float" office:value="100.687427" calcext:value-type="float">
            <text:p>100.687427</text:p>
          </table:table-cell>
          <table:table-cell office:value-type="float" office:value="95.65897" calcext:value-type="float">
            <text:p>95.65897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8531720" calcext:value-type="float">
            <text:p>8531720</text:p>
          </table:table-cell>
          <table:table-cell office:value-type="float" office:value="8415" calcext:value-type="float">
            <text:p>8415</text:p>
          </table:table-cell>
          <table:table-cell office:value-type="float" office:value="8110" calcext:value-type="float">
            <text:p>8110</text:p>
          </table:table-cell>
          <table:table-cell office:value-type="float" office:value="1.008233" calcext:value-type="float">
            <text:p>1.008233</text:p>
          </table:table-cell>
          <table:table-cell office:value-type="float" office:value="100.428806" calcext:value-type="float">
            <text:p>100.428806</text:p>
          </table:table-cell>
          <table:table-cell office:value-type="float" office:value="99.420574" calcext:value-type="float">
            <text:p>99.420574</text:p>
          </table:table-cell>
          <table:table-cell office:value-type="float" office:value="0.686515" calcext:value-type="float">
            <text:p>0.686515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4352124" calcext:value-type="float">
            <text:p>4352124</text:p>
          </table:table-cell>
          <table:table-cell office:value-type="float" office:value="8415" calcext:value-type="float">
            <text:p>8415</text:p>
          </table:table-cell>
          <table:table-cell office:value-type="float" office:value="4137" calcext:value-type="float">
            <text:p>4137</text:p>
          </table:table-cell>
          <table:table-cell office:value-type="float" office:value="1.073408" calcext:value-type="float">
            <text:p>1.073408</text:p>
          </table:table-cell>
          <table:table-cell office:value-type="float" office:value="100.629857" calcext:value-type="float">
            <text:p>100.629857</text:p>
          </table:table-cell>
          <table:table-cell office:value-type="float" office:value="99.556449" calcext:value-type="float">
            <text:p>99.556449</text:p>
          </table:table-cell>
          <table:table-cell office:value-type="float" office:value="0.349721" calcext:value-type="float">
            <text:p>0.349721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784" calcext:value-type="float">
            <text:p>37784</text:p>
          </table:table-cell>
          <table:table-cell office:value-type="float" office:value="37536" calcext:value-type="float">
            <text:p>37536</text:p>
          </table:table-cell>
          <table:table-cell office:value-type="float" office:value="920" calcext:value-type="float">
            <text:p>920</text:p>
          </table:table-cell>
          <table:table-cell office:value-type="float" office:value="914" calcext:value-type="float">
            <text:p>914</text:p>
          </table:table-cell>
          <table:table-cell office:value-type="float" office:value="1.03141" calcext:value-type="float">
            <text:p>1.03141</text:p>
          </table:table-cell>
          <table:table-cell office:value-type="float" office:value="99.679228" calcext:value-type="float">
            <text:p>99.679228</text:p>
          </table:table-cell>
          <table:table-cell office:value-type="float" office:value="98.647818" calcext:value-type="float">
            <text:p>98.647818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0" calcext:value-type="float">
            <text:p>2400</text:p>
          </table:table-cell>
          <table:table-cell office:value-type="float" office:value="2304" calcext:value-type="float">
            <text:p>230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.019504" calcext:value-type="float">
            <text:p>1.019504</text:p>
          </table:table-cell>
          <table:table-cell office:value-type="float" office:value="98.236299" calcext:value-type="float">
            <text:p>98.236299</text:p>
          </table:table-cell>
          <table:table-cell office:value-type="float" office:value="97.216795" calcext:value-type="float">
            <text:p>97.21679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18" calcext:value-type="float">
            <text:p>1518</text:p>
          </table:table-cell>
          <table:table-cell office:value-type="float" office:value="1248" calcext:value-type="float">
            <text:p>12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.047241" calcext:value-type="float">
            <text:p>1.047241</text:p>
          </table:table-cell>
          <table:table-cell office:value-type="float" office:value="98.226417" calcext:value-type="float">
            <text:p>98.226417</text:p>
          </table:table-cell>
          <table:table-cell office:value-type="float" office:value="97.179176" calcext:value-type="float">
            <text:p>97.17917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728" calcext:value-type="float">
            <text:p>7728</text:p>
          </table:table-cell>
          <table:table-cell office:value-type="float" office:value="7536" calcext:value-type="float">
            <text:p>7536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6.409463" calcext:value-type="float">
            <text:p>6.409463</text:p>
          </table:table-cell>
          <table:table-cell office:value-type="float" office:value="99.404668" calcext:value-type="float">
            <text:p>99.404668</text:p>
          </table:table-cell>
          <table:table-cell office:value-type="float" office:value="92.995204" calcext:value-type="float">
            <text:p>92.995204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8676896" calcext:value-type="float">
            <text:p>8676896</text:p>
          </table:table-cell>
          <table:table-cell office:value-type="float" office:value="8514" calcext:value-type="float">
            <text:p>8514</text:p>
          </table:table-cell>
          <table:table-cell office:value-type="float" office:value="8248" calcext:value-type="float">
            <text:p>8248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312942" calcext:value-type="float">
            <text:p>100.312942</text:p>
          </table:table-cell>
          <table:table-cell office:value-type="float" office:value="99.30458" calcext:value-type="float">
            <text:p>99.30458</text:p>
          </table:table-cell>
          <table:table-cell office:value-type="float" office:value="0.699013" calcext:value-type="float">
            <text:p>0.699013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4252184" calcext:value-type="float">
            <text:p>4252184</text:p>
          </table:table-cell>
          <table:table-cell office:value-type="float" office:value="8514" calcext:value-type="float">
            <text:p>8514</text:p>
          </table:table-cell>
          <table:table-cell office:value-type="float" office:value="4042" calcext:value-type="float">
            <text:p>4042</text:p>
          </table:table-cell>
          <table:table-cell office:value-type="float" office:value="1.067039" calcext:value-type="float">
            <text:p>1.067039</text:p>
          </table:table-cell>
          <table:table-cell office:value-type="float" office:value="100.596519" calcext:value-type="float">
            <text:p>100.596519</text:p>
          </table:table-cell>
          <table:table-cell office:value-type="float" office:value="99.52948" calcext:value-type="float">
            <text:p>99.52948</text:p>
          </table:table-cell>
          <table:table-cell office:value-type="float" office:value="0.341783" calcext:value-type="float">
            <text:p>0.341783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784" calcext:value-type="float">
            <text:p>38784</text:p>
          </table:table-cell>
          <table:table-cell office:value-type="float" office:value="38488" calcext:value-type="float">
            <text:p>38488</text:p>
          </table:table-cell>
          <table:table-cell office:value-type="float" office:value="945" calcext:value-type="float">
            <text:p>945</text:p>
          </table:table-cell>
          <table:table-cell office:value-type="float" office:value="938" calcext:value-type="float">
            <text:p>938</text:p>
          </table:table-cell>
          <table:table-cell office:value-type="float" office:value="1.021517" calcext:value-type="float">
            <text:p>1.021517</text:p>
          </table:table-cell>
          <table:table-cell office:value-type="float" office:value="100.098858" calcext:value-type="float">
            <text:p>100.098858</text:p>
          </table:table-cell>
          <table:table-cell office:value-type="float" office:value="99.077341" calcext:value-type="float">
            <text:p>99.077341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76" calcext:value-type="float">
            <text:p>2976</text:p>
          </table:table-cell>
          <table:table-cell office:value-type="float" office:value="2880" calcext:value-type="float">
            <text:p>288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100.100284" calcext:value-type="float">
            <text:p>100.100284</text:p>
          </table:table-cell>
          <table:table-cell office:value-type="float" office:value="99.088214" calcext:value-type="float">
            <text:p>99.088214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6" calcext:value-type="float">
            <text:p>1926</text:p>
          </table:table-cell>
          <table:table-cell office:value-type="float" office:value="1596" calcext:value-type="float">
            <text:p>1596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.042061" calcext:value-type="float">
            <text:p>1.042061</text:p>
          </table:table-cell>
          <table:table-cell office:value-type="float" office:value="100.083582" calcext:value-type="float">
            <text:p>100.083582</text:p>
          </table:table-cell>
          <table:table-cell office:value-type="float" office:value="99.041522" calcext:value-type="float">
            <text:p>99.04152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960" calcext:value-type="float">
            <text:p>6960</text:p>
          </table:table-cell>
          <table:table-cell office:value-type="float" office:value="6768" calcext:value-type="float">
            <text:p>6768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4.996354" calcext:value-type="float">
            <text:p>4.996354</text:p>
          </table:table-cell>
          <table:table-cell office:value-type="float" office:value="98.356091" calcext:value-type="float">
            <text:p>98.356091</text:p>
          </table:table-cell>
          <table:table-cell office:value-type="float" office:value="93.359737" calcext:value-type="float">
            <text:p>93.359737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8761056" calcext:value-type="float">
            <text:p>8761056</text:p>
          </table:table-cell>
          <table:table-cell office:value-type="float" office:value="8613" calcext:value-type="float">
            <text:p>8613</text:p>
          </table:table-cell>
          <table:table-cell office:value-type="float" office:value="8328" calcext:value-type="float">
            <text:p>8328</text:p>
          </table:table-cell>
          <table:table-cell office:value-type="float" office:value="1.009381" calcext:value-type="float">
            <text:p>1.009381</text:p>
          </table:table-cell>
          <table:table-cell office:value-type="float" office:value="100.344295" calcext:value-type="float">
            <text:p>100.344295</text:p>
          </table:table-cell>
          <table:table-cell office:value-type="float" office:value="99.334914" calcext:value-type="float">
            <text:p>99.334914</text:p>
          </table:table-cell>
          <table:table-cell office:value-type="float" office:value="0.705577" calcext:value-type="float">
            <text:p>0.705577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4280588" calcext:value-type="float">
            <text:p>4280588</text:p>
          </table:table-cell>
          <table:table-cell office:value-type="float" office:value="8613" calcext:value-type="float">
            <text:p>8613</text:p>
          </table:table-cell>
          <table:table-cell office:value-type="float" office:value="4069" calcext:value-type="float">
            <text:p>4069</text:p>
          </table:table-cell>
          <table:table-cell office:value-type="float" office:value="1.087885" calcext:value-type="float">
            <text:p>1.087885</text:p>
          </table:table-cell>
          <table:table-cell office:value-type="float" office:value="100.602589" calcext:value-type="float">
            <text:p>100.602589</text:p>
          </table:table-cell>
          <table:table-cell office:value-type="float" office:value="99.514703" calcext:value-type="float">
            <text:p>99.514703</text:p>
          </table:table-cell>
          <table:table-cell office:value-type="float" office:value="0.344117" calcext:value-type="float">
            <text:p>0.344117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376" calcext:value-type="float">
            <text:p>36376</text:p>
          </table:table-cell>
          <table:table-cell office:value-type="float" office:value="36288" calcext:value-type="float">
            <text:p>36288</text:p>
          </table:table-cell>
          <table:table-cell office:value-type="float" office:value="885" calcext:value-type="float">
            <text:p>885</text:p>
          </table:table-cell>
          <table:table-cell office:value-type="float" office:value="883" calcext:value-type="float">
            <text:p>883</text:p>
          </table:table-cell>
          <table:table-cell office:value-type="float" office:value="1.030439" calcext:value-type="float">
            <text:p>1.030439</text:p>
          </table:table-cell>
          <table:table-cell office:value-type="float" office:value="99.82981" calcext:value-type="float">
            <text:p>99.82981</text:p>
          </table:table-cell>
          <table:table-cell office:value-type="float" office:value="98.799371" calcext:value-type="float">
            <text:p>98.799371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6" calcext:value-type="float">
            <text:p>2496</text:p>
          </table:table-cell>
          <table:table-cell office:value-type="float" office:value="2304" calcext:value-type="float">
            <text:p>230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.021073" calcext:value-type="float">
            <text:p>1.021073</text:p>
          </table:table-cell>
          <table:table-cell office:value-type="float" office:value="100.734821" calcext:value-type="float">
            <text:p>100.734821</text:p>
          </table:table-cell>
          <table:table-cell office:value-type="float" office:value="99.713748" calcext:value-type="float">
            <text:p>99.71374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194" calcext:value-type="float">
            <text:p>119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.04644" calcext:value-type="float">
            <text:p>1.04644</text:p>
          </table:table-cell>
          <table:table-cell office:value-type="float" office:value="100.733235" calcext:value-type="float">
            <text:p>100.733235</text:p>
          </table:table-cell>
          <table:table-cell office:value-type="float" office:value="99.686795" calcext:value-type="float">
            <text:p>99.68679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632" calcext:value-type="float">
            <text:p>763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3.003177" calcext:value-type="float">
            <text:p>3.003177</text:p>
          </table:table-cell>
          <table:table-cell office:value-type="float" office:value="99.554709" calcext:value-type="float">
            <text:p>99.554709</text:p>
          </table:table-cell>
          <table:table-cell office:value-type="float" office:value="96.551532" calcext:value-type="float">
            <text:p>96.551532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8837852" calcext:value-type="float">
            <text:p>8837852</text:p>
          </table:table-cell>
          <table:table-cell office:value-type="float" office:value="8713" calcext:value-type="float">
            <text:p>8713</text:p>
          </table:table-cell>
          <table:table-cell office:value-type="float" office:value="8401" calcext:value-type="float">
            <text:p>8401</text:p>
          </table:table-cell>
          <table:table-cell office:value-type="float" office:value="1.011262" calcext:value-type="float">
            <text:p>1.011262</text:p>
          </table:table-cell>
          <table:table-cell office:value-type="float" office:value="100.499209" calcext:value-type="float">
            <text:p>100.499209</text:p>
          </table:table-cell>
          <table:table-cell office:value-type="float" office:value="99.487947" calcext:value-type="float">
            <text:p>99.487947</text:p>
          </table:table-cell>
          <table:table-cell office:value-type="float" office:value="0.710667" calcext:value-type="float">
            <text:p>0.710667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4202740" calcext:value-type="float">
            <text:p>4202740</text:p>
          </table:table-cell>
          <table:table-cell office:value-type="float" office:value="8712" calcext:value-type="float">
            <text:p>8712</text:p>
          </table:table-cell>
          <table:table-cell office:value-type="float" office:value="3995" calcext:value-type="float">
            <text:p>3995</text:p>
          </table:table-cell>
          <table:table-cell office:value-type="float" office:value="1.080979" calcext:value-type="float">
            <text:p>1.080979</text:p>
          </table:table-cell>
          <table:table-cell office:value-type="float" office:value="100.687362" calcext:value-type="float">
            <text:p>100.687362</text:p>
          </table:table-cell>
          <table:table-cell office:value-type="float" office:value="99.606383" calcext:value-type="float">
            <text:p>99.606383</text:p>
          </table:table-cell>
          <table:table-cell office:value-type="float" office:value="0.337548" calcext:value-type="float">
            <text:p>0.337548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552" calcext:value-type="float">
            <text:p>38552</text:p>
          </table:table-cell>
          <table:table-cell office:value-type="float" office:value="38224" calcext:value-type="float">
            <text:p>38224</text:p>
          </table:table-cell>
          <table:table-cell office:value-type="float" office:value="938" calcext:value-type="float">
            <text:p>938</text:p>
          </table:table-cell>
          <table:table-cell office:value-type="float" office:value="930" calcext:value-type="float">
            <text:p>930</text:p>
          </table:table-cell>
          <table:table-cell office:value-type="float" office:value="1.031829" calcext:value-type="float">
            <text:p>1.031829</text:p>
          </table:table-cell>
          <table:table-cell office:value-type="float" office:value="100.648377" calcext:value-type="float">
            <text:p>100.648377</text:p>
          </table:table-cell>
          <table:table-cell office:value-type="float" office:value="99.616547" calcext:value-type="float">
            <text:p>99.616547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40" calcext:value-type="float">
            <text:p>264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.020743" calcext:value-type="float">
            <text:p>1.020743</text:p>
          </table:table-cell>
          <table:table-cell office:value-type="float" office:value="99.505808" calcext:value-type="float">
            <text:p>99.505808</text:p>
          </table:table-cell>
          <table:table-cell office:value-type="float" office:value="98.485064" calcext:value-type="float">
            <text:p>98.48506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6" calcext:value-type="float">
            <text:p>1746</text:p>
          </table:table-cell>
          <table:table-cell office:value-type="float" office:value="1476" calcext:value-type="float">
            <text:p>147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044611" calcext:value-type="float">
            <text:p>1.044611</text:p>
          </table:table-cell>
          <table:table-cell office:value-type="float" office:value="99.473639" calcext:value-type="float">
            <text:p>99.473639</text:p>
          </table:table-cell>
          <table:table-cell office:value-type="float" office:value="98.429028" calcext:value-type="float">
            <text:p>98.42902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36" calcext:value-type="float">
            <text:p>7536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2.98114" calcext:value-type="float">
            <text:p>2.98114</text:p>
          </table:table-cell>
          <table:table-cell office:value-type="float" office:value="100.646831" calcext:value-type="float">
            <text:p>100.646831</text:p>
          </table:table-cell>
          <table:table-cell office:value-type="float" office:value="97.66569" calcext:value-type="float">
            <text:p>97.66569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8891504" calcext:value-type="float">
            <text:p>8891504</text:p>
          </table:table-cell>
          <table:table-cell office:value-type="float" office:value="8812" calcext:value-type="float">
            <text:p>8812</text:p>
          </table:table-cell>
          <table:table-cell office:value-type="float" office:value="8452" calcext:value-type="float">
            <text:p>8452</text:p>
          </table:table-cell>
          <table:table-cell office:value-type="float" office:value="1.011233" calcext:value-type="float">
            <text:p>1.011233</text:p>
          </table:table-cell>
          <table:table-cell office:value-type="float" office:value="100.357006" calcext:value-type="float">
            <text:p>100.357006</text:p>
          </table:table-cell>
          <table:table-cell office:value-type="float" office:value="99.345773" calcext:value-type="float">
            <text:p>99.345773</text:p>
          </table:table-cell>
          <table:table-cell office:value-type="float" office:value="0.716005" calcext:value-type="float">
            <text:p>0.716005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4169076" calcext:value-type="float">
            <text:p>4169076</text:p>
          </table:table-cell>
          <table:table-cell office:value-type="float" office:value="8811" calcext:value-type="float">
            <text:p>8811</text:p>
          </table:table-cell>
          <table:table-cell office:value-type="float" office:value="3963" calcext:value-type="float">
            <text:p>3963</text:p>
          </table:table-cell>
          <table:table-cell office:value-type="float" office:value="1.068349" calcext:value-type="float">
            <text:p>1.068349</text:p>
          </table:table-cell>
          <table:table-cell office:value-type="float" office:value="100.518809" calcext:value-type="float">
            <text:p>100.518809</text:p>
          </table:table-cell>
          <table:table-cell office:value-type="float" office:value="99.450459" calcext:value-type="float">
            <text:p>99.450459</text:p>
          </table:table-cell>
          <table:table-cell office:value-type="float" office:value="0.335369" calcext:value-type="float">
            <text:p>0.335369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096" calcext:value-type="float">
            <text:p>38096</text:p>
          </table:table-cell>
          <table:table-cell office:value-type="float" office:value="37928" calcext:value-type="float">
            <text:p>37928</text:p>
          </table:table-cell>
          <table:table-cell office:value-type="float" office:value="928" calcext:value-type="float">
            <text:p>928</text:p>
          </table:table-cell>
          <table:table-cell office:value-type="float" office:value="924" calcext:value-type="float">
            <text:p>924</text:p>
          </table:table-cell>
          <table:table-cell office:value-type="float" office:value="1.023727" calcext:value-type="float">
            <text:p>1.023727</text:p>
          </table:table-cell>
          <table:table-cell office:value-type="float" office:value="100.04168" calcext:value-type="float">
            <text:p>100.04168</text:p>
          </table:table-cell>
          <table:table-cell office:value-type="float" office:value="99.017953" calcext:value-type="float">
            <text:p>99.017953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0" calcext:value-type="float">
            <text:p>2160</text:p>
          </table:table-cell>
          <table:table-cell office:value-type="float" office:value="2064" calcext:value-type="float">
            <text:p>206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.019564" calcext:value-type="float">
            <text:p>1.019564</text:p>
          </table:table-cell>
          <table:table-cell office:value-type="float" office:value="99.811682" calcext:value-type="float">
            <text:p>99.811682</text:p>
          </table:table-cell>
          <table:table-cell office:value-type="float" office:value="98.792118" calcext:value-type="float">
            <text:p>98.79211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68" calcext:value-type="float">
            <text:p>1368</text:p>
          </table:table-cell>
          <table:table-cell office:value-type="float" office:value="1128" calcext:value-type="float">
            <text:p>11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043371" calcext:value-type="float">
            <text:p>1.043371</text:p>
          </table:table-cell>
          <table:table-cell office:value-type="float" office:value="99.790618" calcext:value-type="float">
            <text:p>99.790618</text:p>
          </table:table-cell>
          <table:table-cell office:value-type="float" office:value="98.747246" calcext:value-type="float">
            <text:p>98.747246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968" calcext:value-type="float">
            <text:p>7968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2.964772" calcext:value-type="float">
            <text:p>2.964772</text:p>
          </table:table-cell>
          <table:table-cell office:value-type="float" office:value="99.081506" calcext:value-type="float">
            <text:p>99.081506</text:p>
          </table:table-cell>
          <table:table-cell office:value-type="float" office:value="96.116733" calcext:value-type="float">
            <text:p>96.116733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9036680" calcext:value-type="float">
            <text:p>9036680</text:p>
          </table:table-cell>
          <table:table-cell office:value-type="float" office:value="8911" calcext:value-type="float">
            <text:p>8911</text:p>
          </table:table-cell>
          <table:table-cell office:value-type="float" office:value="8590" calcext:value-type="float">
            <text:p>8590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0.502689" calcext:value-type="float">
            <text:p>100.502689</text:p>
          </table:table-cell>
          <table:table-cell office:value-type="float" office:value="99.493327" calcext:value-type="float">
            <text:p>99.493327</text:p>
          </table:table-cell>
          <table:table-cell office:value-type="float" office:value="0.726616" calcext:value-type="float">
            <text:p>0.726616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4128048" calcext:value-type="float">
            <text:p>4128048</text:p>
          </table:table-cell>
          <table:table-cell office:value-type="float" office:value="8910" calcext:value-type="float">
            <text:p>8910</text:p>
          </table:table-cell>
          <table:table-cell office:value-type="float" office:value="3924" calcext:value-type="float">
            <text:p>3924</text:p>
          </table:table-cell>
          <table:table-cell office:value-type="float" office:value="1.080654" calcext:value-type="float">
            <text:p>1.080654</text:p>
          </table:table-cell>
          <table:table-cell office:value-type="float" office:value="101.009028" calcext:value-type="float">
            <text:p>101.009028</text:p>
          </table:table-cell>
          <table:table-cell office:value-type="float" office:value="99.928374" calcext:value-type="float">
            <text:p>99.928374</text:p>
          </table:table-cell>
          <table:table-cell office:value-type="float" office:value="0.330481" calcext:value-type="float">
            <text:p>0.330481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280" calcext:value-type="float">
            <text:p>38280</text:p>
          </table:table-cell>
          <table:table-cell office:value-type="float" office:value="37992" calcext:value-type="float">
            <text:p>37992</text:p>
          </table:table-cell>
          <table:table-cell office:value-type="float" office:value="931" calcext:value-type="float">
            <text:p>931</text:p>
          </table:table-cell>
          <table:table-cell office:value-type="float" office:value="924" calcext:value-type="float">
            <text:p>924</text:p>
          </table:table-cell>
          <table:table-cell office:value-type="float" office:value="1.031239" calcext:value-type="float">
            <text:p>1.031239</text:p>
          </table:table-cell>
          <table:table-cell office:value-type="float" office:value="100.681887" calcext:value-type="float">
            <text:p>100.681887</text:p>
          </table:table-cell>
          <table:table-cell office:value-type="float" office:value="99.650648" calcext:value-type="float">
            <text:p>99.650648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2" calcext:value-type="float">
            <text:p>2352</text:p>
          </table:table-cell>
          <table:table-cell office:value-type="float" office:value="2256" calcext:value-type="float">
            <text:p>225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97.935591" calcext:value-type="float">
            <text:p>97.935591</text:p>
          </table:table-cell>
          <table:table-cell office:value-type="float" office:value="96.916518" calcext:value-type="float">
            <text:p>96.91651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18" calcext:value-type="float">
            <text:p>1518</text:p>
          </table:table-cell>
          <table:table-cell office:value-type="float" office:value="1218" calcext:value-type="float">
            <text:p>121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044872" calcext:value-type="float">
            <text:p>1.044872</text:p>
          </table:table-cell>
          <table:table-cell office:value-type="float" office:value="98.398021" calcext:value-type="float">
            <text:p>98.398021</text:p>
          </table:table-cell>
          <table:table-cell office:value-type="float" office:value="97.353149" calcext:value-type="float">
            <text:p>97.35314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0" calcext:value-type="float">
            <text:p>8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3.11815" calcext:value-type="float">
            <text:p>3.11815</text:p>
          </table:table-cell>
          <table:table-cell office:value-type="float" office:value="100.680341" calcext:value-type="float">
            <text:p>100.680341</text:p>
          </table:table-cell>
          <table:table-cell office:value-type="float" office:value="97.562192" calcext:value-type="float">
            <text:p>97.562192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9061928" calcext:value-type="float">
            <text:p>9061928</text:p>
          </table:table-cell>
          <table:table-cell office:value-type="float" office:value="9009" calcext:value-type="float">
            <text:p>9009</text:p>
          </table:table-cell>
          <table:table-cell office:value-type="float" office:value="8614" calcext:value-type="float">
            <text:p>8614</text:p>
          </table:table-cell>
          <table:table-cell office:value-type="float" office:value="1.013262" calcext:value-type="float">
            <text:p>1.013262</text:p>
          </table:table-cell>
          <table:table-cell office:value-type="float" office:value="100.482015" calcext:value-type="float">
            <text:p>100.482015</text:p>
          </table:table-cell>
          <table:table-cell office:value-type="float" office:value="99.468753" calcext:value-type="float">
            <text:p>99.468753</text:p>
          </table:table-cell>
          <table:table-cell office:value-type="float" office:value="0.728826" calcext:value-type="float">
            <text:p>0.728826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4096488" calcext:value-type="float">
            <text:p>4096488</text:p>
          </table:table-cell>
          <table:table-cell office:value-type="float" office:value="9009" calcext:value-type="float">
            <text:p>9009</text:p>
          </table:table-cell>
          <table:table-cell office:value-type="float" office:value="3894" calcext:value-type="float">
            <text:p>3894</text:p>
          </table:table-cell>
          <table:table-cell office:value-type="float" office:value="1.068849" calcext:value-type="float">
            <text:p>1.068849</text:p>
          </table:table-cell>
          <table:table-cell office:value-type="float" office:value="100.909197" calcext:value-type="float">
            <text:p>100.909197</text:p>
          </table:table-cell>
          <table:table-cell office:value-type="float" office:value="99.840348" calcext:value-type="float">
            <text:p>99.840348</text:p>
          </table:table-cell>
          <table:table-cell office:value-type="float" office:value="0.328243" calcext:value-type="float">
            <text:p>0.328243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088" calcext:value-type="float">
            <text:p>38088</text:p>
          </table:table-cell>
          <table:table-cell office:value-type="float" office:value="37968" calcext:value-type="float">
            <text:p>37968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  <table:table-cell office:value-type="float" office:value="1.031771" calcext:value-type="float">
            <text:p>1.031771</text:p>
          </table:table-cell>
          <table:table-cell office:value-type="float" office:value="100.790926" calcext:value-type="float">
            <text:p>100.790926</text:p>
          </table:table-cell>
          <table:table-cell office:value-type="float" office:value="99.759155" calcext:value-type="float">
            <text:p>99.759155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84" calcext:value-type="float">
            <text:p>138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022385" calcext:value-type="float">
            <text:p>1.022385</text:p>
          </table:table-cell>
          <table:table-cell office:value-type="float" office:value="91.518736" calcext:value-type="float">
            <text:p>91.518736</text:p>
          </table:table-cell>
          <table:table-cell office:value-type="float" office:value="90.496351" calcext:value-type="float">
            <text:p>90.49635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0" calcext:value-type="float">
            <text:p>840</text:p>
          </table:table-cell>
          <table:table-cell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.043972" calcext:value-type="float">
            <text:p>1.043972</text:p>
          </table:table-cell>
          <table:table-cell office:value-type="float" office:value="91.51715" calcext:value-type="float">
            <text:p>91.51715</text:p>
          </table:table-cell>
          <table:table-cell office:value-type="float" office:value="90.473178" calcext:value-type="float">
            <text:p>90.473178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68" calcext:value-type="float">
            <text:p>916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3.089368" calcext:value-type="float">
            <text:p>3.089368</text:p>
          </table:table-cell>
          <table:table-cell office:value-type="float" office:value="100.765132" calcext:value-type="float">
            <text:p>100.765132</text:p>
          </table:table-cell>
          <table:table-cell office:value-type="float" office:value="97.675764" calcext:value-type="float">
            <text:p>97.675764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9100852" calcext:value-type="float">
            <text:p>9100852</text:p>
          </table:table-cell>
          <table:table-cell office:value-type="float" office:value="9109" calcext:value-type="float">
            <text:p>9109</text:p>
          </table:table-cell>
          <table:table-cell office:value-type="float" office:value="8651" calcext:value-type="float">
            <text:p>8651</text:p>
          </table:table-cell>
          <table:table-cell office:value-type="float" office:value="1.010261" calcext:value-type="float">
            <text:p>1.010261</text:p>
          </table:table-cell>
          <table:table-cell office:value-type="float" office:value="100.290232" calcext:value-type="float">
            <text:p>100.290232</text:p>
          </table:table-cell>
          <table:table-cell office:value-type="float" office:value="99.27997" calcext:value-type="float">
            <text:p>99.27997</text:p>
          </table:table-cell>
          <table:table-cell office:value-type="float" office:value="0.733348" calcext:value-type="float">
            <text:p>0.733348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3910284" calcext:value-type="float">
            <text:p>3910284</text:p>
          </table:table-cell>
          <table:table-cell office:value-type="float" office:value="9108" calcext:value-type="float">
            <text:p>9108</text:p>
          </table:table-cell>
          <table:table-cell office:value-type="float" office:value="3717" calcext:value-type="float">
            <text:p>3717</text:p>
          </table:table-cell>
          <table:table-cell office:value-type="float" office:value="2.069679" calcext:value-type="float">
            <text:p>2.069679</text:p>
          </table:table-cell>
          <table:table-cell office:value-type="float" office:value="100.509378" calcext:value-type="float">
            <text:p>100.509378</text:p>
          </table:table-cell>
          <table:table-cell office:value-type="float" office:value="98.439699" calcext:value-type="float">
            <text:p>98.439699</text:p>
          </table:table-cell>
          <table:table-cell office:value-type="float" office:value="0.317781" calcext:value-type="float">
            <text:p>0.317781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896" calcext:value-type="float">
            <text:p>39896</text:p>
          </table:table-cell>
          <table:table-cell office:value-type="float" office:value="39736" calcext:value-type="float">
            <text:p>39736</text:p>
          </table:table-cell>
          <table:table-cell office:value-type="float" office:value="972" calcext:value-type="float">
            <text:p>972</text:p>
          </table:table-cell>
          <table:table-cell office:value-type="float" office:value="968" calcext:value-type="float">
            <text:p>968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00.011476" calcext:value-type="float">
            <text:p>100.011476</text:p>
          </table:table-cell>
          <table:table-cell office:value-type="float" office:value="98.980808" calcext:value-type="float">
            <text:p>98.980808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2" calcext:value-type="float">
            <text:p>2112</text:p>
          </table:table-cell>
          <table:table-cell office:value-type="float" office:value="2064" calcext:value-type="float">
            <text:p>206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.021063" calcext:value-type="float">
            <text:p>1.021063</text:p>
          </table:table-cell>
          <table:table-cell office:value-type="float" office:value="100.012923" calcext:value-type="float">
            <text:p>100.012923</text:p>
          </table:table-cell>
          <table:table-cell office:value-type="float" office:value="98.99186" calcext:value-type="float">
            <text:p>98.99186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0" calcext:value-type="float">
            <text:p>1320</text:p>
          </table:table-cell>
          <table:table-cell office:value-type="float" office:value="1050" calcext:value-type="float">
            <text:p>10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.044363" calcext:value-type="float">
            <text:p>2.044363</text:p>
          </table:table-cell>
          <table:table-cell office:value-type="float" office:value="100.503816" calcext:value-type="float">
            <text:p>100.503816</text:p>
          </table:table-cell>
          <table:table-cell office:value-type="float" office:value="98.459454" calcext:value-type="float">
            <text:p>98.459454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76" calcext:value-type="float">
            <text:p>8976</text:p>
          </table:table-cell>
          <table:table-cell office:value-type="float" office:value="8880" calcext:value-type="float">
            <text:p>888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4.963679" calcext:value-type="float">
            <text:p>4.963679</text:p>
          </table:table-cell>
          <table:table-cell office:value-type="float" office:value="99.565983" calcext:value-type="float">
            <text:p>99.565983</text:p>
          </table:table-cell>
          <table:table-cell office:value-type="float" office:value="94.602304" calcext:value-type="float">
            <text:p>94.602304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9197636" calcext:value-type="float">
            <text:p>9197636</text:p>
          </table:table-cell>
          <table:table-cell office:value-type="float" office:value="9208" calcext:value-type="float">
            <text:p>9208</text:p>
          </table:table-cell>
          <table:table-cell office:value-type="float" office:value="8743" calcext:value-type="float">
            <text:p>8743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500098" calcext:value-type="float">
            <text:p>100.500098</text:p>
          </table:table-cell>
          <table:table-cell office:value-type="float" office:value="99.485817" calcext:value-type="float">
            <text:p>99.485817</text:p>
          </table:table-cell>
          <table:table-cell office:value-type="float" office:value="0.739614" calcext:value-type="float">
            <text:p>0.739614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3921856" calcext:value-type="float">
            <text:p>3921856</text:p>
          </table:table-cell>
          <table:table-cell office:value-type="float" office:value="9207" calcext:value-type="float">
            <text:p>9207</text:p>
          </table:table-cell>
          <table:table-cell office:value-type="float" office:value="3728" calcext:value-type="float">
            <text:p>3728</text:p>
          </table:table-cell>
          <table:table-cell office:value-type="float" office:value="1.305789" calcext:value-type="float">
            <text:p>1.305789</text:p>
          </table:table-cell>
          <table:table-cell office:value-type="float" office:value="100.889113" calcext:value-type="float">
            <text:p>100.889113</text:p>
          </table:table-cell>
          <table:table-cell office:value-type="float" office:value="99.583324" calcext:value-type="float">
            <text:p>99.583324</text:p>
          </table:table-cell>
          <table:table-cell office:value-type="float" office:value="0.315061" calcext:value-type="float">
            <text:p>0.315061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352" calcext:value-type="float">
            <text:p>39352</text:p>
          </table:table-cell>
          <table:table-cell office:value-type="float" office:value="38640" calcext:value-type="float">
            <text:p>38640</text:p>
          </table:table-cell>
          <table:table-cell office:value-type="float" office:value="958" calcext:value-type="float">
            <text:p>958</text:p>
          </table:table-cell>
          <table:table-cell office:value-type="float" office:value="941" calcext:value-type="float">
            <text:p>941</text:p>
          </table:table-cell>
          <table:table-cell office:value-type="float" office:value="1.266949" calcext:value-type="float">
            <text:p>1.266949</text:p>
          </table:table-cell>
          <table:table-cell office:value-type="float" office:value="100.773305" calcext:value-type="float">
            <text:p>100.773305</text:p>
          </table:table-cell>
          <table:table-cell office:value-type="float" office:value="99.506355" calcext:value-type="float">
            <text:p>99.506355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0" calcext:value-type="float">
            <text:p>2440</text:p>
          </table:table-cell>
          <table:table-cell office:value-type="float" office:value="2152" calcext:value-type="float">
            <text:p>215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.255023" calcext:value-type="float">
            <text:p>1.255023</text:p>
          </table:table-cell>
          <table:table-cell office:value-type="float" office:value="100.780293" calcext:value-type="float">
            <text:p>100.780293</text:p>
          </table:table-cell>
          <table:table-cell office:value-type="float" office:value="99.525269" calcext:value-type="float">
            <text:p>99.525269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20" calcext:value-type="float">
            <text:p>1620</text:p>
          </table:table-cell>
          <table:table-cell office:value-type="float" office:value="1380" calcext:value-type="float">
            <text:p>138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.280731" calcext:value-type="float">
            <text:p>1.280731</text:p>
          </table:table-cell>
          <table:table-cell office:value-type="float" office:value="100.771879" calcext:value-type="float">
            <text:p>100.771879</text:p>
          </table:table-cell>
          <table:table-cell office:value-type="float" office:value="99.491148" calcext:value-type="float">
            <text:p>99.49114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592" calcext:value-type="float">
            <text:p>8592</text:p>
          </table:table-cell>
          <table:table-cell office:value-type="float" office:value="8544" calcext:value-type="float">
            <text:p>854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3.434657" calcext:value-type="float">
            <text:p>3.434657</text:p>
          </table:table-cell>
          <table:table-cell office:value-type="float" office:value="100.767811" calcext:value-type="float">
            <text:p>100.767811</text:p>
          </table:table-cell>
          <table:table-cell office:value-type="float" office:value="97.333155" calcext:value-type="float">
            <text:p>97.333155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9307044" calcext:value-type="float">
            <text:p>9307044</text:p>
          </table:table-cell>
          <table:table-cell office:value-type="float" office:value="9306" calcext:value-type="float">
            <text:p>9306</text:p>
          </table:table-cell>
          <table:table-cell office:value-type="float" office:value="8847" calcext:value-type="float">
            <text:p>8847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100.423824" calcext:value-type="float">
            <text:p>100.423824</text:p>
          </table:table-cell>
          <table:table-cell office:value-type="float" office:value="99.415551" calcext:value-type="float">
            <text:p>99.415551</text:p>
          </table:table-cell>
          <table:table-cell office:value-type="float" office:value="0.748941" calcext:value-type="float">
            <text:p>0.74894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3920804" calcext:value-type="float">
            <text:p>3920804</text:p>
          </table:table-cell>
          <table:table-cell office:value-type="float" office:value="9306" calcext:value-type="float">
            <text:p>9306</text:p>
          </table:table-cell>
          <table:table-cell office:value-type="float" office:value="3727" calcext:value-type="float">
            <text:p>3727</text:p>
          </table:table-cell>
          <table:table-cell office:value-type="float" office:value="1.075328" calcext:value-type="float">
            <text:p>1.075328</text:p>
          </table:table-cell>
          <table:table-cell office:value-type="float" office:value="100.946746" calcext:value-type="float">
            <text:p>100.946746</text:p>
          </table:table-cell>
          <table:table-cell office:value-type="float" office:value="99.871417" calcext:value-type="float">
            <text:p>99.871417</text:p>
          </table:table-cell>
          <table:table-cell office:value-type="float" office:value="0.314068" calcext:value-type="float">
            <text:p>0.314068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024" calcext:value-type="float">
            <text:p>40024</text:p>
          </table:table-cell>
          <table:table-cell office:value-type="float" office:value="39696" calcext:value-type="float">
            <text:p>39696</text:p>
          </table:table-cell>
          <table:table-cell office:value-type="float" office:value="975" calcext:value-type="float">
            <text:p>975</text:p>
          </table:table-cell>
          <table:table-cell office:value-type="float" office:value="967" calcext:value-type="float">
            <text:p>967</text:p>
          </table:table-cell>
          <table:table-cell office:value-type="float" office:value="1.030109" calcext:value-type="float">
            <text:p>1.030109</text:p>
          </table:table-cell>
          <table:table-cell office:value-type="float" office:value="100.450993" calcext:value-type="float">
            <text:p>100.450993</text:p>
          </table:table-cell>
          <table:table-cell office:value-type="float" office:value="99.420885" calcext:value-type="float">
            <text:p>99.420885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.018224" calcext:value-type="float">
            <text:p>1.018224</text:p>
          </table:table-cell>
          <table:table-cell office:value-type="float" office:value="89.387195" calcext:value-type="float">
            <text:p>89.387195</text:p>
          </table:table-cell>
          <table:table-cell office:value-type="float" office:value="88.368971" calcext:value-type="float">
            <text:p>88.368971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04" calcext:value-type="float">
            <text:p>1404</text:p>
          </table:table-cell>
          <table:table-cell office:value-type="float" office:value="1014" calcext:value-type="float">
            <text:p>10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.04489" calcext:value-type="float">
            <text:p>1.04489</text:p>
          </table:table-cell>
          <table:table-cell office:value-type="float" office:value="89.878629" calcext:value-type="float">
            <text:p>89.878629</text:p>
          </table:table-cell>
          <table:table-cell office:value-type="float" office:value="88.833739" calcext:value-type="float">
            <text:p>88.833739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688" calcext:value-type="float">
            <text:p>868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3.452864" calcext:value-type="float">
            <text:p>3.452864</text:p>
          </table:table-cell>
          <table:table-cell office:value-type="float" office:value="100.211933" calcext:value-type="float">
            <text:p>100.211933</text:p>
          </table:table-cell>
          <table:table-cell office:value-type="float" office:value="96.759069" calcext:value-type="float">
            <text:p>96.759069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9435388" calcext:value-type="float">
            <text:p>9435388</text:p>
          </table:table-cell>
          <table:table-cell office:value-type="float" office:value="9405" calcext:value-type="float">
            <text:p>9405</text:p>
          </table:table-cell>
          <table:table-cell office:value-type="float" office:value="8969" calcext:value-type="float">
            <text:p>8969</text:p>
          </table:table-cell>
          <table:table-cell office:value-type="float" office:value="1.012353" calcext:value-type="float">
            <text:p>1.012353</text:p>
          </table:table-cell>
          <table:table-cell office:value-type="float" office:value="100.226813" calcext:value-type="float">
            <text:p>100.226813</text:p>
          </table:table-cell>
          <table:table-cell office:value-type="float" office:value="99.21446" calcext:value-type="float">
            <text:p>99.21446</text:p>
          </table:table-cell>
          <table:table-cell office:value-type="float" office:value="0.760808" calcext:value-type="float">
            <text:p>0.760808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3818760" calcext:value-type="float">
            <text:p>3818760</text:p>
          </table:table-cell>
          <table:table-cell office:value-type="float" office:value="9405" calcext:value-type="float">
            <text:p>9405</text:p>
          </table:table-cell>
          <table:table-cell office:value-type="float" office:value="3630" calcext:value-type="float">
            <text:p>3630</text:p>
          </table:table-cell>
          <table:table-cell office:value-type="float" office:value="1.075408" calcext:value-type="float">
            <text:p>1.075408</text:p>
          </table:table-cell>
          <table:table-cell office:value-type="float" office:value="100.506931" calcext:value-type="float">
            <text:p>100.506931</text:p>
          </table:table-cell>
          <table:table-cell office:value-type="float" office:value="99.431523" calcext:value-type="float">
            <text:p>99.431523</text:p>
          </table:table-cell>
          <table:table-cell office:value-type="float" office:value="0.307247" calcext:value-type="float">
            <text:p>0.307247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272" calcext:value-type="float">
            <text:p>41272</text:p>
          </table:table-cell>
          <table:table-cell office:value-type="float" office:value="41112" calcext:value-type="float">
            <text:p>41112</text:p>
          </table:table-cell>
          <table:table-cell office:value-type="float" office:value="1007" calcext:value-type="float">
            <text:p>1007</text:p>
          </table:table-cell>
          <table:table-cell office:value-type="float" office:value="1003" calcext:value-type="float">
            <text:p>1003</text:p>
          </table:table-cell>
          <table:table-cell office:value-type="float" office:value="1.02979" calcext:value-type="float">
            <text:p>1.02979</text:p>
          </table:table-cell>
          <table:table-cell office:value-type="float" office:value="99.681891" calcext:value-type="float">
            <text:p>99.681891</text:p>
          </table:table-cell>
          <table:table-cell office:value-type="float" office:value="98.652101" calcext:value-type="float">
            <text:p>98.652101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.020464" calcext:value-type="float">
            <text:p>1.020464</text:p>
          </table:table-cell>
          <table:table-cell office:value-type="float" office:value="96.657121" calcext:value-type="float">
            <text:p>96.657121</text:p>
          </table:table-cell>
          <table:table-cell office:value-type="float" office:value="95.636657" calcext:value-type="float">
            <text:p>95.63665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8" calcext:value-type="float">
            <text:p>1128</text:p>
          </table:table-cell>
          <table:table-cell office:value-type="float" office:value="798" calcext:value-type="float">
            <text:p>79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.050211" calcext:value-type="float">
            <text:p>1.050211</text:p>
          </table:table-cell>
          <table:table-cell office:value-type="float" office:value="93.330171" calcext:value-type="float">
            <text:p>93.330171</text:p>
          </table:table-cell>
          <table:table-cell office:value-type="float" office:value="92.27996" calcext:value-type="float">
            <text:p>92.2799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72" calcext:value-type="float">
            <text:p>907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2.723155" calcext:value-type="float">
            <text:p>2.723155</text:p>
          </table:table-cell>
          <table:table-cell office:value-type="float" office:value="99.412417" calcext:value-type="float">
            <text:p>99.412417</text:p>
          </table:table-cell>
          <table:table-cell office:value-type="float" office:value="96.689262" calcext:value-type="float">
            <text:p>96.689262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9433284" calcext:value-type="float">
            <text:p>9433284</text:p>
          </table:table-cell>
          <table:table-cell office:value-type="float" office:value="9504" calcext:value-type="float">
            <text:p>9504</text:p>
          </table:table-cell>
          <table:table-cell office:value-type="float" office:value="8967" calcext:value-type="float">
            <text:p>8967</text:p>
          </table:table-cell>
          <table:table-cell office:value-type="float" office:value="1.011262" calcext:value-type="float">
            <text:p>1.011262</text:p>
          </table:table-cell>
          <table:table-cell office:value-type="float" office:value="100.588534" calcext:value-type="float">
            <text:p>100.588534</text:p>
          </table:table-cell>
          <table:table-cell office:value-type="float" office:value="99.577272" calcext:value-type="float">
            <text:p>99.577272</text:p>
          </table:table-cell>
          <table:table-cell office:value-type="float" office:value="0.757866" calcext:value-type="float">
            <text:p>0.757866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3695676" calcext:value-type="float">
            <text:p>3695676</text:p>
          </table:table-cell>
          <table:table-cell office:value-type="float" office:value="9504" calcext:value-type="float">
            <text:p>9504</text:p>
          </table:table-cell>
          <table:table-cell office:value-type="float" office:value="3513" calcext:value-type="float">
            <text:p>3513</text:p>
          </table:table-cell>
          <table:table-cell office:value-type="float" office:value="1.080793" calcext:value-type="float">
            <text:p>1.080793</text:p>
          </table:table-cell>
          <table:table-cell office:value-type="float" office:value="100.868316" calcext:value-type="float">
            <text:p>100.868316</text:p>
          </table:table-cell>
          <table:table-cell office:value-type="float" office:value="99.787523" calcext:value-type="float">
            <text:p>99.787523</text:p>
          </table:table-cell>
          <table:table-cell office:value-type="float" office:value="0.296284" calcext:value-type="float">
            <text:p>0.296284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016" calcext:value-type="float">
            <text:p>45016</text:p>
          </table:table-cell>
          <table:table-cell office:value-type="float" office:value="44896" calcext:value-type="float">
            <text:p>44896</text:p>
          </table:table-cell>
          <table:table-cell office:value-type="float" office:value="1100" calcext:value-type="float">
            <text:p>1100</text:p>
          </table:table-cell>
          <table:table-cell office:value-type="float" office:value="1097" calcext:value-type="float">
            <text:p>1097</text:p>
          </table:table-cell>
          <table:table-cell office:value-type="float" office:value="1.029839" calcext:value-type="float">
            <text:p>1.029839</text:p>
          </table:table-cell>
          <table:table-cell office:value-type="float" office:value="100.596892" calcext:value-type="float">
            <text:p>100.596892</text:p>
          </table:table-cell>
          <table:table-cell office:value-type="float" office:value="99.567053" calcext:value-type="float">
            <text:p>99.567053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1440" calcext:value-type="float">
            <text:p>144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.019533" calcext:value-type="float">
            <text:p>1.019533</text:p>
          </table:table-cell>
          <table:table-cell office:value-type="float" office:value="100.605295" calcext:value-type="float">
            <text:p>100.605295</text:p>
          </table:table-cell>
          <table:table-cell office:value-type="float" office:value="99.585762" calcext:value-type="float">
            <text:p>99.58576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6" calcext:value-type="float">
            <text:p>1026</text:p>
          </table:table-cell>
          <table:table-cell office:value-type="float" office:value="786" calcext:value-type="float">
            <text:p>78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.050363" calcext:value-type="float">
            <text:p>1.050363</text:p>
          </table:table-cell>
          <table:table-cell office:value-type="float" office:value="100.598386" calcext:value-type="float">
            <text:p>100.598386</text:p>
          </table:table-cell>
          <table:table-cell office:value-type="float" office:value="99.548023" calcext:value-type="float">
            <text:p>99.548023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696" calcext:value-type="float">
            <text:p>969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4.906774" calcext:value-type="float">
            <text:p>4.906774</text:p>
          </table:table-cell>
          <table:table-cell office:value-type="float" office:value="100.553451" calcext:value-type="float">
            <text:p>100.553451</text:p>
          </table:table-cell>
          <table:table-cell office:value-type="float" office:value="95.646677" calcext:value-type="float">
            <text:p>95.646677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9522704" calcext:value-type="float">
            <text:p>9522704</text:p>
          </table:table-cell>
          <table:table-cell office:value-type="float" office:value="9604" calcext:value-type="float">
            <text:p>9604</text:p>
          </table:table-cell>
          <table:table-cell office:value-type="float" office:value="9052" calcext:value-type="float">
            <text:p>9052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100.382384" calcext:value-type="float">
            <text:p>100.382384</text:p>
          </table:table-cell>
          <table:table-cell office:value-type="float" office:value="99.373171" calcext:value-type="float">
            <text:p>99.373171</text:p>
          </table:table-cell>
          <table:table-cell office:value-type="float" office:value="0.766622" calcext:value-type="float">
            <text:p>0.766622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3569436" calcext:value-type="float">
            <text:p>3569436</text:p>
          </table:table-cell>
          <table:table-cell office:value-type="float" office:value="9603" calcext:value-type="float">
            <text:p>9603</text:p>
          </table:table-cell>
          <table:table-cell office:value-type="float" office:value="3393" calcext:value-type="float">
            <text:p>3393</text:p>
          </table:table-cell>
          <table:table-cell office:value-type="float" office:value="2.066947" calcext:value-type="float">
            <text:p>2.066947</text:p>
          </table:table-cell>
          <table:table-cell office:value-type="float" office:value="100.885164" calcext:value-type="float">
            <text:p>100.885164</text:p>
          </table:table-cell>
          <table:table-cell office:value-type="float" office:value="98.818217" calcext:value-type="float">
            <text:p>98.818217</text:p>
          </table:table-cell>
          <table:table-cell office:value-type="float" office:value="0.28897" calcext:value-type="float">
            <text:p>0.28897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192" calcext:value-type="float">
            <text:p>46192</text:p>
          </table:table-cell>
          <table:table-cell office:value-type="float" office:value="45936" calcext:value-type="float">
            <text:p>45936</text:p>
          </table:table-cell>
          <table:table-cell office:value-type="float" office:value="1130" calcext:value-type="float">
            <text:p>1130</text:p>
          </table:table-cell>
          <table:table-cell office:value-type="float" office:value="1124" calcext:value-type="float">
            <text:p>1124</text:p>
          </table:table-cell>
          <table:table-cell office:value-type="float" office:value="1.02936" calcext:value-type="float">
            <text:p>1.02936</text:p>
          </table:table-cell>
          <table:table-cell office:value-type="float" office:value="100.385368" calcext:value-type="float">
            <text:p>100.385368</text:p>
          </table:table-cell>
          <table:table-cell office:value-type="float" office:value="99.356008" calcext:value-type="float">
            <text:p>99.356008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0" calcext:value-type="float">
            <text:p>1720</text:p>
          </table:table-cell>
          <table:table-cell office:value-type="float" office:value="1528" calcext:value-type="float">
            <text:p>15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.018674" calcext:value-type="float">
            <text:p>1.018674</text:p>
          </table:table-cell>
          <table:table-cell office:value-type="float" office:value="97.386352" calcext:value-type="float">
            <text:p>97.386352</text:p>
          </table:table-cell>
          <table:table-cell office:value-type="float" office:value="96.367678" calcext:value-type="float">
            <text:p>96.36767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8" calcext:value-type="float">
            <text:p>1038</text:p>
          </table:table-cell>
          <table:table-cell office:value-type="float" office:value="678" calcext:value-type="float">
            <text:p>67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.035577" calcext:value-type="float">
            <text:p>2.035577</text:p>
          </table:table-cell>
          <table:table-cell office:value-type="float" office:value="95.648998" calcext:value-type="float">
            <text:p>95.648998</text:p>
          </table:table-cell>
          <table:table-cell office:value-type="float" office:value="93.61342" calcext:value-type="float">
            <text:p>93.61342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00" calcext:value-type="float">
            <text:p>9600</text:p>
          </table:table-cell>
          <table:table-cell office:value-type="float" office:value="9504" calcext:value-type="float">
            <text:p>9504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4.028285" calcext:value-type="float">
            <text:p>4.028285</text:p>
          </table:table-cell>
          <table:table-cell office:value-type="float" office:value="100.024538" calcext:value-type="float">
            <text:p>100.024538</text:p>
          </table:table-cell>
          <table:table-cell office:value-type="float" office:value="95.996253" calcext:value-type="float">
            <text:p>95.996253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9610020" calcext:value-type="float">
            <text:p>9610020</text:p>
          </table:table-cell>
          <table:table-cell office:value-type="float" office:value="9702" calcext:value-type="float">
            <text:p>9702</text:p>
          </table:table-cell>
          <table:table-cell office:value-type="float" office:value="9135" calcext:value-type="float">
            <text:p>9135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100.480672" calcext:value-type="float">
            <text:p>100.480672</text:p>
          </table:table-cell>
          <table:table-cell office:value-type="float" office:value="99.459462" calcext:value-type="float">
            <text:p>99.459462</text:p>
          </table:table-cell>
          <table:table-cell office:value-type="float" office:value="0.77298" calcext:value-type="float">
            <text:p>0.7729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3496848" calcext:value-type="float">
            <text:p>3496848</text:p>
          </table:table-cell>
          <table:table-cell office:value-type="float" office:value="9702" calcext:value-type="float">
            <text:p>9702</text:p>
          </table:table-cell>
          <table:table-cell office:value-type="float" office:value="3324" calcext:value-type="float">
            <text:p>3324</text:p>
          </table:table-cell>
          <table:table-cell office:value-type="float" office:value="1.30429" calcext:value-type="float">
            <text:p>1.30429</text:p>
          </table:table-cell>
          <table:table-cell office:value-type="float" office:value="101.045463" calcext:value-type="float">
            <text:p>101.045463</text:p>
          </table:table-cell>
          <table:table-cell office:value-type="float" office:value="99.741173" calcext:value-type="float">
            <text:p>99.741173</text:p>
          </table:table-cell>
          <table:table-cell office:value-type="float" office:value="0.280474" calcext:value-type="float">
            <text:p>0.28047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592" calcext:value-type="float">
            <text:p>49592</text:p>
          </table:table-cell>
          <table:table-cell office:value-type="float" office:value="49304" calcext:value-type="float">
            <text:p>49304</text:p>
          </table:table-cell>
          <table:table-cell office:value-type="float" office:value="1217" calcext:value-type="float">
            <text:p>1217</text:p>
          </table:table-cell>
          <table:table-cell office:value-type="float" office:value="1210" calcext:value-type="float">
            <text:p>1210</text:p>
          </table:table-cell>
          <table:table-cell office:value-type="float" office:value="1.262699" calcext:value-type="float">
            <text:p>1.262699</text:p>
          </table:table-cell>
          <table:table-cell office:value-type="float" office:value="100.656147" calcext:value-type="float">
            <text:p>100.656147</text:p>
          </table:table-cell>
          <table:table-cell office:value-type="float" office:value="99.393448" calcext:value-type="float">
            <text:p>99.393448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253073" calcext:value-type="float">
            <text:p>1.253073</text:p>
          </table:table-cell>
          <table:table-cell office:value-type="float" office:value="94.859472" calcext:value-type="float">
            <text:p>94.859472</text:p>
          </table:table-cell>
          <table:table-cell office:value-type="float" office:value="93.606399" calcext:value-type="float">
            <text:p>93.606399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44" calcext:value-type="float">
            <text:p>744</text:p>
          </table:table-cell>
          <table:table-cell office:value-type="float" office:value="624" calcext:value-type="float">
            <text:p>6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27656" calcext:value-type="float">
            <text:p>1.27656</text:p>
          </table:table-cell>
          <table:table-cell office:value-type="float" office:value="95.345844" calcext:value-type="float">
            <text:p>95.345844</text:p>
          </table:table-cell>
          <table:table-cell office:value-type="float" office:value="94.069284" calcext:value-type="float">
            <text:p>94.06928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84" calcext:value-type="float">
            <text:p>998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3.208721" calcext:value-type="float">
            <text:p>3.208721</text:p>
          </table:table-cell>
          <table:table-cell office:value-type="float" office:value="100.654641" calcext:value-type="float">
            <text:p>100.654641</text:p>
          </table:table-cell>
          <table:table-cell office:value-type="float" office:value="97.44592" calcext:value-type="float">
            <text:p>97.44592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9584772" calcext:value-type="float">
            <text:p>9584772</text:p>
          </table:table-cell>
          <table:table-cell office:value-type="float" office:value="9802" calcext:value-type="float">
            <text:p>9802</text:p>
          </table:table-cell>
          <table:table-cell office:value-type="float" office:value="9111" calcext:value-type="float">
            <text:p>9111</text:p>
          </table:table-cell>
          <table:table-cell office:value-type="float" office:value="1.007493" calcext:value-type="float">
            <text:p>1.007493</text:p>
          </table:table-cell>
          <table:table-cell office:value-type="float" office:value="100.489446" calcext:value-type="float">
            <text:p>100.489446</text:p>
          </table:table-cell>
          <table:table-cell office:value-type="float" office:value="99.481953" calcext:value-type="float">
            <text:p>99.481953</text:p>
          </table:table-cell>
          <table:table-cell office:value-type="float" office:value="0.770775" calcext:value-type="float">
            <text:p>0.770775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3446352" calcext:value-type="float">
            <text:p>3446352</text:p>
          </table:table-cell>
          <table:table-cell office:value-type="float" office:value="9801" calcext:value-type="float">
            <text:p>9801</text:p>
          </table:table-cell>
          <table:table-cell office:value-type="float" office:value="3276" calcext:value-type="float">
            <text:p>3276</text:p>
          </table:table-cell>
          <table:table-cell office:value-type="float" office:value="1.095521" calcext:value-type="float">
            <text:p>1.095521</text:p>
          </table:table-cell>
          <table:table-cell office:value-type="float" office:value="100.778217" calcext:value-type="float">
            <text:p>100.778217</text:p>
          </table:table-cell>
          <table:table-cell office:value-type="float" office:value="99.682696" calcext:value-type="float">
            <text:p>99.682696</text:p>
          </table:table-cell>
          <table:table-cell office:value-type="float" office:value="0.276586" calcext:value-type="float">
            <text:p>0.276586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384" calcext:value-type="float">
            <text:p>50384</text:p>
          </table:table-cell>
          <table:table-cell office:value-type="float" office:value="50264" calcext:value-type="float">
            <text:p>50264</text:p>
          </table:table-cell>
          <table:table-cell office:value-type="float" office:value="1237" calcext:value-type="float">
            <text:p>1237</text:p>
          </table:table-cell>
          <table:table-cell office:value-type="float" office:value="1234" calcext:value-type="float">
            <text:p>1234</text:p>
          </table:table-cell>
          <table:table-cell office:value-type="float" office:value="1.02993" calcext:value-type="float">
            <text:p>1.02993</text:p>
          </table:table-cell>
          <table:table-cell office:value-type="float" office:value="100.67635" calcext:value-type="float">
            <text:p>100.67635</text:p>
          </table:table-cell>
          <table:table-cell office:value-type="float" office:value="99.64642" calcext:value-type="float">
            <text:p>99.64642</text:p>
          </table:table-cell>
          <table:table-cell office:value-type="float" office:value="0.004035" calcext:value-type="float">
            <text:p>0.004035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017734" calcext:value-type="float">
            <text:p>1.017734</text:p>
          </table:table-cell>
          <table:table-cell office:value-type="float" office:value="100.781229" calcext:value-type="float">
            <text:p>100.781229</text:p>
          </table:table-cell>
          <table:table-cell office:value-type="float" office:value="99.763495" calcext:value-type="float">
            <text:p>99.763495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86" calcext:value-type="float">
            <text:p>786</text:p>
          </table:table-cell>
          <table:table-cell office:value-type="float" office:value="636" calcext:value-type="float">
            <text:p>63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048774" calcext:value-type="float">
            <text:p>1.048774</text:p>
          </table:table-cell>
          <table:table-cell office:value-type="float" office:value="100.779823" calcext:value-type="float">
            <text:p>100.779823</text:p>
          </table:table-cell>
          <table:table-cell office:value-type="float" office:value="99.731049" calcext:value-type="float">
            <text:p>99.731049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696" calcext:value-type="float">
            <text:p>9696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3.741544" calcext:value-type="float">
            <text:p>3.741544</text:p>
          </table:table-cell>
          <table:table-cell office:value-type="float" office:value="100.674884" calcext:value-type="float">
            <text:p>100.674884</text:p>
          </table:table-cell>
          <table:table-cell office:value-type="float" office:value="96.933339" calcext:value-type="float">
            <text:p>96.93333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9752040" calcext:value-type="float">
            <text:p>9752040</text:p>
          </table:table-cell>
          <table:table-cell office:value-type="float" office:value="9900" calcext:value-type="float">
            <text:p>9900</text:p>
          </table:table-cell>
          <table:table-cell office:value-type="float" office:value="9270" calcext:value-type="float">
            <text:p>9270</text:p>
          </table:table-cell>
          <table:table-cell office:value-type="float" office:value="1.008373" calcext:value-type="float">
            <text:p>1.008373</text:p>
          </table:table-cell>
          <table:table-cell office:value-type="float" office:value="100.491833" calcext:value-type="float">
            <text:p>100.491833</text:p>
          </table:table-cell>
          <table:table-cell office:value-type="float" office:value="99.48346" calcext:value-type="float">
            <text:p>99.48346</text:p>
          </table:table-cell>
          <table:table-cell office:value-type="float" office:value="0.784214" calcext:value-type="float">
            <text:p>0.784214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3748" calcext:value-type="float">
            <text:p>10413748</text:p>
          </table:table-cell>
          <table:table-cell office:value-type="float" office:value="3292760" calcext:value-type="float">
            <text:p>3292760</text:p>
          </table:table-cell>
          <table:table-cell office:value-type="float" office:value="9899" calcext:value-type="float">
            <text:p>9899</text:p>
          </table:table-cell>
          <table:table-cell office:value-type="float" office:value="3130" calcext:value-type="float">
            <text:p>3130</text:p>
          </table:table-cell>
          <table:table-cell office:value-type="float" office:value="1.065428" calcext:value-type="float">
            <text:p>1.065428</text:p>
          </table:table-cell>
          <table:table-cell office:value-type="float" office:value="101.150412" calcext:value-type="float">
            <text:p>101.150412</text:p>
          </table:table-cell>
          <table:table-cell office:value-type="float" office:value="100.084984" calcext:value-type="float">
            <text:p>100.084984</text:p>
          </table:table-cell>
          <table:table-cell office:value-type="float" office:value="0.263197" calcext:value-type="float">
            <text:p>0.263197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464" calcext:value-type="float">
            <text:p>53464</text:p>
          </table:table-cell>
          <table:table-cell office:value-type="float" office:value="53256" calcext:value-type="float">
            <text:p>53256</text:p>
          </table:table-cell>
          <table:table-cell office:value-type="float" office:value="1312" calcext:value-type="float">
            <text:p>1312</text:p>
          </table:table-cell>
          <table:table-cell office:value-type="float" office:value="1307" calcext:value-type="float">
            <text:p>1307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101.068062" calcext:value-type="float">
            <text:p>101.068062</text:p>
          </table:table-cell>
          <table:table-cell office:value-type="float" office:value="100.039572" calcext:value-type="float">
            <text:p>100.039572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536" calcext:value-type="float">
            <text:p>15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.017644" calcext:value-type="float">
            <text:p>1.017644</text:p>
          </table:table-cell>
          <table:table-cell office:value-type="float" office:value="101.070982" calcext:value-type="float">
            <text:p>101.070982</text:p>
          </table:table-cell>
          <table:table-cell office:value-type="float" office:value="100.053338" calcext:value-type="float">
            <text:p>100.05333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08" calcext:value-type="float">
            <text:p>1008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.034969" calcext:value-type="float">
            <text:p>1.034969</text:p>
          </table:table-cell>
          <table:table-cell office:value-type="float" office:value="101.069496" calcext:value-type="float">
            <text:p>101.069496</text:p>
          </table:table-cell>
          <table:table-cell office:value-type="float" office:value="100.034527" calcext:value-type="float">
            <text:p>100.03452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04" calcext:value-type="float">
            <text:p>950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.884716" calcext:value-type="float">
            <text:p>2.884716</text:p>
          </table:table-cell>
          <table:table-cell office:value-type="float" office:value="99.123802" calcext:value-type="float">
            <text:p>99.123802</text:p>
          </table:table-cell>
          <table:table-cell office:value-type="float" office:value="96.239086" calcext:value-type="float">
            <text:p>96.239086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9768872" calcext:value-type="float">
            <text:p>9768872</text:p>
          </table:table-cell>
          <table:table-cell office:value-type="float" office:value="10000" calcext:value-type="float">
            <text:p>10000</text:p>
          </table:table-cell>
          <table:table-cell office:value-type="float" office:value="9286" calcext:value-type="float">
            <text:p>9286</text:p>
          </table:table-cell>
          <table:table-cell office:value-type="float" office:value="1.012313" calcext:value-type="float">
            <text:p>1.012313</text:p>
          </table:table-cell>
          <table:table-cell office:value-type="float" office:value="100.377513" calcext:value-type="float">
            <text:p>100.377513</text:p>
          </table:table-cell>
          <table:table-cell office:value-type="float" office:value="99.3652" calcext:value-type="float">
            <text:p>99.3652</text:p>
          </table:table-cell>
          <table:table-cell office:value-type="float" office:value="0.786502" calcext:value-type="float">
            <text:p>0.786502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7896" calcext:value-type="float">
            <text:p>10517896</text:p>
          </table:table-cell>
          <table:table-cell office:value-type="float" office:value="3201236" calcext:value-type="float">
            <text:p>3201236</text:p>
          </table:table-cell>
          <table:table-cell office:value-type="float" office:value="9998" calcext:value-type="float">
            <text:p>9998</text:p>
          </table:table-cell>
          <table:table-cell office:value-type="float" office:value="3043" calcext:value-type="float">
            <text:p>3043</text:p>
          </table:table-cell>
          <table:table-cell office:value-type="float" office:value="1.089118" calcext:value-type="float">
            <text:p>1.089118</text:p>
          </table:table-cell>
          <table:table-cell office:value-type="float" office:value="100.492374" calcext:value-type="float">
            <text:p>100.492374</text:p>
          </table:table-cell>
          <table:table-cell office:value-type="float" office:value="99.403256" calcext:value-type="float">
            <text:p>99.403256</text:p>
          </table:table-cell>
          <table:table-cell office:value-type="float" office:value="0.257636" calcext:value-type="float">
            <text:p>0.257636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016" calcext:value-type="float">
            <text:p>55016</text:p>
          </table:table-cell>
          <table:table-cell office:value-type="float" office:value="54480" calcext:value-type="float">
            <text:p>54480</text:p>
          </table:table-cell>
          <table:table-cell office:value-type="float" office:value="1350" calcext:value-type="float">
            <text:p>1350</text:p>
          </table:table-cell>
          <table:table-cell office:value-type="float" office:value="1337" calcext:value-type="float">
            <text:p>1337</text:p>
          </table:table-cell>
          <table:table-cell office:value-type="float" office:value="1.032558" calcext:value-type="float">
            <text:p>1.032558</text:p>
          </table:table-cell>
          <table:table-cell office:value-type="float" office:value="99.966551" calcext:value-type="float">
            <text:p>99.966551</text:p>
          </table:table-cell>
          <table:table-cell office:value-type="float" office:value="98.933993" calcext:value-type="float">
            <text:p>98.933993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.023232" calcext:value-type="float">
            <text:p>1.023232</text:p>
          </table:table-cell>
          <table:table-cell office:value-type="float" office:value="99.967977" calcext:value-type="float">
            <text:p>99.967977</text:p>
          </table:table-cell>
          <table:table-cell office:value-type="float" office:value="98.944745" calcext:value-type="float">
            <text:p>98.94474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62" calcext:value-type="float">
            <text:p>1362</text:p>
          </table:table-cell>
          <table:table-cell office:value-type="float" office:value="882" calcext:value-type="float">
            <text:p>88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.044859" calcext:value-type="float">
            <text:p>1.044859</text:p>
          </table:table-cell>
          <table:table-cell office:value-type="float" office:value="100.467169" calcext:value-type="float">
            <text:p>100.467169</text:p>
          </table:table-cell>
          <table:table-cell office:value-type="float" office:value="99.42231" calcext:value-type="float">
            <text:p>99.42231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360" calcext:value-type="float">
            <text:p>9360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4.106467" calcext:value-type="float">
            <text:p>4.106467</text:p>
          </table:table-cell>
          <table:table-cell office:value-type="float" office:value="99.47584" calcext:value-type="float">
            <text:p>99.47584</text:p>
          </table:table-cell>
          <table:table-cell office:value-type="float" office:value="95.369373" calcext:value-type="float">
            <text:p>95.369373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9877228" calcext:value-type="float">
            <text:p>9877228</text:p>
          </table:table-cell>
          <table:table-cell office:value-type="float" office:value="10098" calcext:value-type="float">
            <text:p>10098</text:p>
          </table:table-cell>
          <table:table-cell office:value-type="float" office:value="9389" calcext:value-type="float">
            <text:p>9389</text:p>
          </table:table-cell>
          <table:table-cell office:value-type="float" office:value="1.037863" calcext:value-type="float">
            <text:p>1.037863</text:p>
          </table:table-cell>
          <table:table-cell office:value-type="float" office:value="100.339618" calcext:value-type="float">
            <text:p>100.339618</text:p>
          </table:table-cell>
          <table:table-cell office:value-type="float" office:value="99.301755" calcext:value-type="float">
            <text:p>99.301755</text:p>
          </table:table-cell>
          <table:table-cell office:value-type="float" office:value="0.795734" calcext:value-type="float">
            <text:p>0.795734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48" calcext:value-type="float">
            <text:p>9648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1.017309" calcext:value-type="float">
            <text:p>1.017309</text:p>
          </table:table-cell>
          <table:table-cell office:value-type="float" office:value="100.353554" calcext:value-type="float">
            <text:p>100.353554</text:p>
          </table:table-cell>
          <table:table-cell office:value-type="float" office:value="99.336244" calcext:value-type="float">
            <text:p>99.336244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2044" calcext:value-type="float">
            <text:p>10622044</text:p>
          </table:table-cell>
          <table:table-cell office:value-type="float" office:value="3328528" calcext:value-type="float">
            <text:p>3328528</text:p>
          </table:table-cell>
          <table:table-cell office:value-type="float" office:value="10097" calcext:value-type="float">
            <text:p>10097</text:p>
          </table:table-cell>
          <table:table-cell office:value-type="float" office:value="3164" calcext:value-type="float">
            <text:p>3164</text:p>
          </table:table-cell>
          <table:table-cell office:value-type="float" office:value="2.068688" calcext:value-type="float">
            <text:p>2.068688</text:p>
          </table:table-cell>
          <table:table-cell office:value-type="float" office:value="100.775433" calcext:value-type="float">
            <text:p>100.775433</text:p>
          </table:table-cell>
          <table:table-cell office:value-type="float" office:value="98.706745" calcext:value-type="float">
            <text:p>98.706745</text:p>
          </table:table-cell>
          <table:table-cell office:value-type="float" office:value="0.269771" calcext:value-type="float">
            <text:p>0.26977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872" calcext:value-type="float">
            <text:p>49872</text:p>
          </table:table-cell>
          <table:table-cell office:value-type="float" office:value="49128" calcext:value-type="float">
            <text:p>49128</text:p>
          </table:table-cell>
          <table:table-cell office:value-type="float" office:value="1223" calcext:value-type="float">
            <text:p>1223</text:p>
          </table:table-cell>
          <table:table-cell office:value-type="float" office:value="1205" calcext:value-type="float">
            <text:p>1205</text:p>
          </table:table-cell>
          <table:table-cell office:value-type="float" office:value="1.029532" calcext:value-type="float">
            <text:p>1.029532</text:p>
          </table:table-cell>
          <table:table-cell office:value-type="float" office:value="100.416824" calcext:value-type="float">
            <text:p>100.416824</text:p>
          </table:table-cell>
          <table:table-cell office:value-type="float" office:value="99.387292" calcext:value-type="float">
            <text:p>99.387292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344" calcext:value-type="float">
            <text:p>134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.045662" calcext:value-type="float">
            <text:p>1.045662</text:p>
          </table:table-cell>
          <table:table-cell office:value-type="float" office:value="100.418471" calcext:value-type="float">
            <text:p>100.418471</text:p>
          </table:table-cell>
          <table:table-cell office:value-type="float" office:value="99.372809" calcext:value-type="float">
            <text:p>99.37280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.046619" calcext:value-type="float">
            <text:p>2.046619</text:p>
          </table:table-cell>
          <table:table-cell office:value-type="float" office:value="100.438305" calcext:value-type="float">
            <text:p>100.438305</text:p>
          </table:table-cell>
          <table:table-cell office:value-type="float" office:value="98.391685" calcext:value-type="float">
            <text:p>98.3916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889852" calcext:value-type="float">
            <text:p>9889852</text:p>
          </table:table-cell>
          <table:table-cell office:value-type="float" office:value="10197" calcext:value-type="float">
            <text:p>10197</text:p>
          </table:table-cell>
          <table:table-cell office:value-type="float" office:value="9401" calcext:value-type="float">
            <text:p>9401</text:p>
          </table:table-cell>
          <table:table-cell office:value-type="float" office:value="1.014213" calcext:value-type="float">
            <text:p>1.014213</text:p>
          </table:table-cell>
          <table:table-cell office:value-type="float" office:value="100.372699" calcext:value-type="float">
            <text:p>100.372699</text:p>
          </table:table-cell>
          <table:table-cell office:value-type="float" office:value="99.358486" calcext:value-type="float">
            <text:p>99.358486</text:p>
          </table:table-cell>
          <table:table-cell office:value-type="float" office:value="0.796297" calcext:value-type="float">
            <text:p>0.796297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6192" calcext:value-type="float">
            <text:p>10726192</text:p>
          </table:table-cell>
          <table:table-cell office:value-type="float" office:value="3037124" calcext:value-type="float">
            <text:p>3037124</text:p>
          </table:table-cell>
          <table:table-cell office:value-type="float" office:value="10196" calcext:value-type="float">
            <text:p>10196</text:p>
          </table:table-cell>
          <table:table-cell office:value-type="float" office:value="2887" calcext:value-type="float">
            <text:p>2887</text:p>
          </table:table-cell>
          <table:table-cell office:value-type="float" office:value="1.075662" calcext:value-type="float">
            <text:p>1.075662</text:p>
          </table:table-cell>
          <table:table-cell office:value-type="float" office:value="100.638226" calcext:value-type="float">
            <text:p>100.638226</text:p>
          </table:table-cell>
          <table:table-cell office:value-type="float" office:value="99.562564" calcext:value-type="float">
            <text:p>99.562564</text:p>
          </table:table-cell>
          <table:table-cell office:value-type="float" office:value="0.244037" calcext:value-type="float">
            <text:p>0.244037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936" calcext:value-type="float">
            <text:p>58936</text:p>
          </table:table-cell>
          <table:table-cell office:value-type="float" office:value="58616" calcext:value-type="float">
            <text:p>58616</text:p>
          </table:table-cell>
          <table:table-cell office:value-type="float" office:value="1449" calcext:value-type="float">
            <text:p>1449</text:p>
          </table:table-cell>
          <table:table-cell office:value-type="float" office:value="1441" calcext:value-type="float">
            <text:p>1441</text:p>
          </table:table-cell>
          <table:table-cell office:value-type="float" office:value="1.041271" calcext:value-type="float">
            <text:p>1.041271</text:p>
          </table:table-cell>
          <table:table-cell office:value-type="float" office:value="100.736646" calcext:value-type="float">
            <text:p>100.736646</text:p>
          </table:table-cell>
          <table:table-cell office:value-type="float" office:value="99.695376" calcext:value-type="float">
            <text:p>99.695376</text:p>
          </table:table-cell>
          <table:table-cell office:value-type="float" office:value="0.004704" calcext:value-type="float">
            <text:p>0.004704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536" calcext:value-type="float">
            <text:p>15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.030695" calcext:value-type="float">
            <text:p>1.030695</text:p>
          </table:table-cell>
          <table:table-cell office:value-type="float" office:value="100.73524" calcext:value-type="float">
            <text:p>100.73524</text:p>
          </table:table-cell>
          <table:table-cell office:value-type="float" office:value="99.704545" calcext:value-type="float">
            <text:p>99.70454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82" calcext:value-type="float">
            <text:p>1182</text:p>
          </table:table-cell>
          <table:table-cell office:value-type="float" office:value="792" calcext:value-type="float">
            <text:p>79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.059035" calcext:value-type="float">
            <text:p>1.059035</text:p>
          </table:table-cell>
          <table:table-cell office:value-type="float" office:value="94.333958" calcext:value-type="float">
            <text:p>94.333958</text:p>
          </table:table-cell>
          <table:table-cell office:value-type="float" office:value="93.274923" calcext:value-type="float">
            <text:p>93.27492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30" calcext:value-type="float">
            <text:p>963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3.077604" calcext:value-type="float">
            <text:p>3.077604</text:p>
          </table:table-cell>
          <table:table-cell office:value-type="float" office:value="100.7386" calcext:value-type="float">
            <text:p>100.7386</text:p>
          </table:table-cell>
          <table:table-cell office:value-type="float" office:value="97.660997" calcext:value-type="float">
            <text:p>97.660997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10002416" calcext:value-type="float">
            <text:p>10002416</text:p>
          </table:table-cell>
          <table:table-cell office:value-type="float" office:value="10296" calcext:value-type="float">
            <text:p>10296</text:p>
          </table:table-cell>
          <table:table-cell office:value-type="float" office:value="9508" calcext:value-type="float">
            <text:p>9508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100.491461" calcext:value-type="float">
            <text:p>100.491461</text:p>
          </table:table-cell>
          <table:table-cell office:value-type="float" office:value="99.477049" calcext:value-type="float">
            <text:p>99.477049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0340" calcext:value-type="float">
            <text:p>10830340</text:p>
          </table:table-cell>
          <table:table-cell office:value-type="float" office:value="2975056" calcext:value-type="float">
            <text:p>2975056</text:p>
          </table:table-cell>
          <table:table-cell office:value-type="float" office:value="10295" calcext:value-type="float">
            <text:p>10295</text:p>
          </table:table-cell>
          <table:table-cell office:value-type="float" office:value="2828" calcext:value-type="float">
            <text:p>2828</text:p>
          </table:table-cell>
          <table:table-cell office:value-type="float" office:value="1.092044" calcext:value-type="float">
            <text:p>1.092044</text:p>
          </table:table-cell>
          <table:table-cell office:value-type="float" office:value="101.162341" calcext:value-type="float">
            <text:p>101.162341</text:p>
          </table:table-cell>
          <table:table-cell office:value-type="float" office:value="100.070297" calcext:value-type="float">
            <text:p>100.070297</text:p>
          </table:table-cell>
          <table:table-cell office:value-type="float" office:value="0.237837" calcext:value-type="float">
            <text:p>0.23783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1720" calcext:value-type="float">
            <text:p>61720</text:p>
          </table:table-cell>
          <table:table-cell office:value-type="float" office:value="61512" calcext:value-type="float">
            <text:p>61512</text:p>
          </table:table-cell>
          <table:table-cell office:value-type="float" office:value="1520" calcext:value-type="float">
            <text:p>1520</text:p>
          </table:table-cell>
          <table:table-cell office:value-type="float" office:value="1515" calcext:value-type="float">
            <text:p>1515</text:p>
          </table:table-cell>
          <table:table-cell office:value-type="float" office:value="1.038423" calcext:value-type="float">
            <text:p>1.038423</text:p>
          </table:table-cell>
          <table:table-cell office:value-type="float" office:value="101.055154" calcext:value-type="float">
            <text:p>101.055154</text:p>
          </table:table-cell>
          <table:table-cell office:value-type="float" office:value="100.016731" calcext:value-type="float">
            <text:p>100.016731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28997" calcext:value-type="float">
            <text:p>1.028997</text:p>
          </table:table-cell>
          <table:table-cell office:value-type="float" office:value="101.056701" calcext:value-type="float">
            <text:p>101.056701</text:p>
          </table:table-cell>
          <table:table-cell office:value-type="float" office:value="100.027704" calcext:value-type="float">
            <text:p>100.02770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050944" calcext:value-type="float">
            <text:p>1.050944</text:p>
          </table:table-cell>
          <table:table-cell office:value-type="float" office:value="101.063875" calcext:value-type="float">
            <text:p>101.063875</text:p>
          </table:table-cell>
          <table:table-cell office:value-type="float" office:value="100.012931" calcext:value-type="float">
            <text:p>100.01293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40" calcext:value-type="float">
            <text:p>1104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.873433" calcext:value-type="float">
            <text:p>2.873433</text:p>
          </table:table-cell>
          <table:table-cell office:value-type="float" office:value="99.126622" calcext:value-type="float">
            <text:p>99.126622</text:p>
          </table:table-cell>
          <table:table-cell office:value-type="float" office:value="96.253188" calcext:value-type="float">
            <text:p>96.253188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10032924" calcext:value-type="float">
            <text:p>10032924</text:p>
          </table:table-cell>
          <table:table-cell office:value-type="float" office:value="10395" calcext:value-type="float">
            <text:p>10395</text:p>
          </table:table-cell>
          <table:table-cell office:value-type="float" office:value="9537" calcext:value-type="float">
            <text:p>9537</text:p>
          </table:table-cell>
          <table:table-cell office:value-type="float" office:value="1.019089" calcext:value-type="float">
            <text:p>1.019089</text:p>
          </table:table-cell>
          <table:table-cell office:value-type="float" office:value="100.488489" calcext:value-type="float">
            <text:p>100.488489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0.806915" calcext:value-type="float">
            <text:p>0.806915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4488" calcext:value-type="float">
            <text:p>10934488</text:p>
          </table:table-cell>
          <table:table-cell office:value-type="float" office:value="2972952" calcext:value-type="float">
            <text:p>2972952</text:p>
          </table:table-cell>
          <table:table-cell office:value-type="float" office:value="10394" calcext:value-type="float">
            <text:p>10394</text:p>
          </table:table-cell>
          <table:table-cell office:value-type="float" office:value="2826" calcext:value-type="float">
            <text:p>2826</text:p>
          </table:table-cell>
          <table:table-cell office:value-type="float" office:value="1.329054" calcext:value-type="float">
            <text:p>1.329054</text:p>
          </table:table-cell>
          <table:table-cell office:value-type="float" office:value="100.658977" calcext:value-type="float">
            <text:p>100.658977</text:p>
          </table:table-cell>
          <table:table-cell office:value-type="float" office:value="99.329923" calcext:value-type="float">
            <text:p>99.329923</text:p>
          </table:table-cell>
          <table:table-cell office:value-type="float" office:value="0.239441" calcext:value-type="float">
            <text:p>0.239441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1904" calcext:value-type="float">
            <text:p>61904</text:p>
          </table:table-cell>
          <table:table-cell office:value-type="float" office:value="61536" calcext:value-type="float">
            <text:p>61536</text:p>
          </table:table-cell>
          <table:table-cell office:value-type="float" office:value="1527" calcext:value-type="float">
            <text:p>1527</text:p>
          </table:table-cell>
          <table:table-cell office:value-type="float" office:value="1518" calcext:value-type="float">
            <text:p>1518</text:p>
          </table:table-cell>
          <table:table-cell office:value-type="float" office:value="1.275337" calcext:value-type="float">
            <text:p>1.275337</text:p>
          </table:table-cell>
          <table:table-cell office:value-type="float" office:value="100.673724" calcext:value-type="float">
            <text:p>100.673724</text:p>
          </table:table-cell>
          <table:table-cell office:value-type="float" office:value="99.398386" calcext:value-type="float">
            <text:p>99.398386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64731" calcext:value-type="float">
            <text:p>1.264731</text:p>
          </table:table-cell>
          <table:table-cell office:value-type="float" office:value="100.780515" calcext:value-type="float">
            <text:p>100.780515</text:p>
          </table:table-cell>
          <table:table-cell office:value-type="float" office:value="99.515783" calcext:value-type="float">
            <text:p>99.51578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60" calcext:value-type="float">
            <text:p>660</text:p>
          </table:table-cell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296001" calcext:value-type="float">
            <text:p>1.296001</text:p>
          </table:table-cell>
          <table:table-cell office:value-type="float" office:value="100.778949" calcext:value-type="float">
            <text:p>100.778949</text:p>
          </table:table-cell>
          <table:table-cell office:value-type="float" office:value="99.482947" calcext:value-type="float">
            <text:p>99.48294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72" calcext:value-type="float">
            <text:p>10272</text:p>
          </table:table-cell>
          <table:table-cell office:value-type="float" office:value="10176" calcext:value-type="float">
            <text:p>10176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3.24685" calcext:value-type="float">
            <text:p>3.24685</text:p>
          </table:table-cell>
          <table:table-cell office:value-type="float" office:value="99.404462" calcext:value-type="float">
            <text:p>99.404462</text:p>
          </table:table-cell>
          <table:table-cell office:value-type="float" office:value="96.157612" calcext:value-type="float">
            <text:p>96.157612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10233856" calcext:value-type="float">
            <text:p>10233856</text:p>
          </table:table-cell>
          <table:table-cell office:value-type="float" office:value="10495" calcext:value-type="float">
            <text:p>10495</text:p>
          </table:table-cell>
          <table:table-cell office:value-type="float" office:value="9728" calcext:value-type="float">
            <text:p>9728</text:p>
          </table:table-cell>
          <table:table-cell office:value-type="float" office:value="1.012481" calcext:value-type="float">
            <text:p>1.012481</text:p>
          </table:table-cell>
          <table:table-cell office:value-type="float" office:value="100.444193" calcext:value-type="float">
            <text:p>100.444193</text:p>
          </table:table-cell>
          <table:table-cell office:value-type="float" office:value="99.431712" calcext:value-type="float">
            <text:p>99.431712</text:p>
          </table:table-cell>
          <table:table-cell office:value-type="float" office:value="0.823388" calcext:value-type="float">
            <text:p>0.82338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8636" calcext:value-type="float">
            <text:p>11038636</text:p>
          </table:table-cell>
          <table:table-cell office:value-type="float" office:value="2964536" calcext:value-type="float">
            <text:p>2964536</text:p>
          </table:table-cell>
          <table:table-cell office:value-type="float" office:value="10493" calcext:value-type="float">
            <text:p>10493</text:p>
          </table:table-cell>
          <table:table-cell office:value-type="float" office:value="2818" calcext:value-type="float">
            <text:p>2818</text:p>
          </table:table-cell>
          <table:table-cell office:value-type="float" office:value="1.096599" calcext:value-type="float">
            <text:p>1.096599</text:p>
          </table:table-cell>
          <table:table-cell office:value-type="float" office:value="101.22435" calcext:value-type="float">
            <text:p>101.22435</text:p>
          </table:table-cell>
          <table:table-cell office:value-type="float" office:value="100.127752" calcext:value-type="float">
            <text:p>100.127752</text:p>
          </table:table-cell>
          <table:table-cell office:value-type="float" office:value="0.23686" calcext:value-type="float">
            <text:p>0.2368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384" calcext:value-type="float">
            <text:p>52384</text:p>
          </table:table-cell>
          <table:table-cell office:value-type="float" office:value="51880" calcext:value-type="float">
            <text:p>51880</text:p>
          </table:table-cell>
          <table:table-cell office:value-type="float" office:value="1286" calcext:value-type="float">
            <text:p>1286</text:p>
          </table:table-cell>
          <table:table-cell office:value-type="float" office:value="1274" calcext:value-type="float">
            <text:p>1274</text:p>
          </table:table-cell>
          <table:table-cell office:value-type="float" office:value="1.040239" calcext:value-type="float">
            <text:p>1.040239</text:p>
          </table:table-cell>
          <table:table-cell office:value-type="float" office:value="100.718982" calcext:value-type="float">
            <text:p>100.718982</text:p>
          </table:table-cell>
          <table:table-cell office:value-type="float" office:value="99.678743" calcext:value-type="float">
            <text:p>99.678743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" calcext:value-type="float">
            <text:p>1624</text:p>
          </table:table-cell>
          <table:table-cell office:value-type="float" office:value="1392" calcext:value-type="float">
            <text:p>139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.029523" calcext:value-type="float">
            <text:p>1.029523</text:p>
          </table:table-cell>
          <table:table-cell office:value-type="float" office:value="100.720689" calcext:value-type="float">
            <text:p>100.720689</text:p>
          </table:table-cell>
          <table:table-cell office:value-type="float" office:value="99.691166" calcext:value-type="float">
            <text:p>99.69116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18" calcext:value-type="float">
            <text:p>1218</text:p>
          </table:table-cell>
          <table:table-cell office:value-type="float" office:value="798" calcext:value-type="float">
            <text:p>79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058243" calcext:value-type="float">
            <text:p>1.058243</text:p>
          </table:table-cell>
          <table:table-cell office:value-type="float" office:value="100.725563" calcext:value-type="float">
            <text:p>100.725563</text:p>
          </table:table-cell>
          <table:table-cell office:value-type="float" office:value="99.66732" calcext:value-type="float">
            <text:p>99.6673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.887822" calcext:value-type="float">
            <text:p>2.887822</text:p>
          </table:table-cell>
          <table:table-cell office:value-type="float" office:value="100.480232" calcext:value-type="float">
            <text:p>100.480232</text:p>
          </table:table-cell>
          <table:table-cell office:value-type="float" office:value="97.592409" calcext:value-type="float">
            <text:p>97.592409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10248584" calcext:value-type="float">
            <text:p>10248584</text:p>
          </table:table-cell>
          <table:table-cell office:value-type="float" office:value="10594" calcext:value-type="float">
            <text:p>10594</text:p>
          </table:table-cell>
          <table:table-cell office:value-type="float" office:value="9742" calcext:value-type="float">
            <text:p>9742</text:p>
          </table:table-cell>
          <table:table-cell office:value-type="float" office:value="1.012493" calcext:value-type="float">
            <text:p>1.012493</text:p>
          </table:table-cell>
          <table:table-cell office:value-type="float" office:value="100.468731" calcext:value-type="float">
            <text:p>100.468731</text:p>
          </table:table-cell>
          <table:table-cell office:value-type="float" office:value="99.456238" calcext:value-type="float">
            <text:p>99.456238</text:p>
          </table:table-cell>
          <table:table-cell office:value-type="float" office:value="0.824369" calcext:value-type="float">
            <text:p>0.824369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2784" calcext:value-type="float">
            <text:p>11142784</text:p>
          </table:table-cell>
          <table:table-cell office:value-type="float" office:value="2912988" calcext:value-type="float">
            <text:p>2912988</text:p>
          </table:table-cell>
          <table:table-cell office:value-type="float" office:value="10592" calcext:value-type="float">
            <text:p>10592</text:p>
          </table:table-cell>
          <table:table-cell office:value-type="float" office:value="2769" calcext:value-type="float">
            <text:p>2769</text:p>
          </table:table-cell>
          <table:table-cell office:value-type="float" office:value="1.100643" calcext:value-type="float">
            <text:p>1.100643</text:p>
          </table:table-cell>
          <table:table-cell office:value-type="float" office:value="100.979592" calcext:value-type="float">
            <text:p>100.979592</text:p>
          </table:table-cell>
          <table:table-cell office:value-type="float" office:value="99.878949" calcext:value-type="float">
            <text:p>99.878949</text:p>
          </table:table-cell>
          <table:table-cell office:value-type="float" office:value="0.233321" calcext:value-type="float">
            <text:p>0.233321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528" calcext:value-type="float">
            <text:p>60528</text:p>
          </table:table-cell>
          <table:table-cell office:value-type="float" office:value="60128" calcext:value-type="float">
            <text:p>60128</text:p>
          </table:table-cell>
          <table:table-cell office:value-type="float" office:value="1490" calcext:value-type="float">
            <text:p>1490</text:p>
          </table:table-cell>
          <table:table-cell office:value-type="float" office:value="1480" calcext:value-type="float">
            <text:p>1480</text:p>
          </table:table-cell>
          <table:table-cell office:value-type="float" office:value="1.035893" calcext:value-type="float">
            <text:p>1.035893</text:p>
          </table:table-cell>
          <table:table-cell office:value-type="float" office:value="101.130841" calcext:value-type="float">
            <text:p>101.130841</text:p>
          </table:table-cell>
          <table:table-cell office:value-type="float" office:value="100.094949" calcext:value-type="float">
            <text:p>100.094949</text:p>
          </table:table-cell>
          <table:table-cell office:value-type="float" office:value="0.004806" calcext:value-type="float">
            <text:p>0.004806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1056" calcext:value-type="float">
            <text:p>10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.026387" calcext:value-type="float">
            <text:p>1.026387</text:p>
          </table:table-cell>
          <table:table-cell office:value-type="float" office:value="101.126463" calcext:value-type="float">
            <text:p>101.126463</text:p>
          </table:table-cell>
          <table:table-cell office:value-type="float" office:value="100.100076" calcext:value-type="float">
            <text:p>100.10007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48" calcext:value-type="float">
            <text:p>948</text:p>
          </table:table-cell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043011" calcext:value-type="float">
            <text:p>1.043011</text:p>
          </table:table-cell>
          <table:table-cell office:value-type="float" office:value="93.201555" calcext:value-type="float">
            <text:p>93.201555</text:p>
          </table:table-cell>
          <table:table-cell office:value-type="float" office:value="92.158543" calcext:value-type="float">
            <text:p>92.15854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590" calcext:value-type="float">
            <text:p>1059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.88742" calcext:value-type="float">
            <text:p>2.88742</text:p>
          </table:table-cell>
          <table:table-cell office:value-type="float" office:value="101.127797" calcext:value-type="float">
            <text:p>101.127797</text:p>
          </table:table-cell>
          <table:table-cell office:value-type="float" office:value="98.240376" calcext:value-type="float">
            <text:p>98.240376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10259104" calcext:value-type="float">
            <text:p>10259104</text:p>
          </table:table-cell>
          <table:table-cell office:value-type="float" office:value="10693" calcext:value-type="float">
            <text:p>10693</text:p>
          </table:table-cell>
          <table:table-cell office:value-type="float" office:value="9752" calcext:value-type="float">
            <text:p>9752</text:p>
          </table:table-cell>
          <table:table-cell office:value-type="float" office:value="1.010413" calcext:value-type="float">
            <text:p>1.010413</text:p>
          </table:table-cell>
          <table:table-cell office:value-type="float" office:value="100.465594" calcext:value-type="float">
            <text:p>100.465594</text:p>
          </table:table-cell>
          <table:table-cell office:value-type="float" office:value="99.455181" calcext:value-type="float">
            <text:p>99.455181</text:p>
          </table:table-cell>
          <table:table-cell office:value-type="float" office:value="0.825224" calcext:value-type="float">
            <text:p>0.825224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6932" calcext:value-type="float">
            <text:p>11246932</text:p>
          </table:table-cell>
          <table:table-cell office:value-type="float" office:value="2745720" calcext:value-type="float">
            <text:p>2745720</text:p>
          </table:table-cell>
          <table:table-cell office:value-type="float" office:value="10691" calcext:value-type="float">
            <text:p>10691</text:p>
          </table:table-cell>
          <table:table-cell office:value-type="float" office:value="2610" calcext:value-type="float">
            <text:p>2610</text:p>
          </table:table-cell>
          <table:table-cell office:value-type="float" office:value="1.065309" calcext:value-type="float">
            <text:p>1.065309</text:p>
          </table:table-cell>
          <table:table-cell office:value-type="float" office:value="100.974156" calcext:value-type="float">
            <text:p>100.974156</text:p>
          </table:table-cell>
          <table:table-cell office:value-type="float" office:value="99.908847" calcext:value-type="float">
            <text:p>99.908847</text:p>
          </table:table-cell>
          <table:table-cell office:value-type="float" office:value="0.219858" calcext:value-type="float">
            <text:p>0.219858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224" calcext:value-type="float">
            <text:p>68224</text:p>
          </table:table-cell>
          <table:table-cell office:value-type="float" office:value="67720" calcext:value-type="float">
            <text:p>67720</text:p>
          </table:table-cell>
          <table:table-cell office:value-type="float" office:value="1681" calcext:value-type="float">
            <text:p>1681</text:p>
          </table:table-cell>
          <table:table-cell office:value-type="float" office:value="1669" calcext:value-type="float">
            <text:p>1669</text:p>
          </table:table-cell>
          <table:table-cell office:value-type="float" office:value="1.02823" calcext:value-type="float">
            <text:p>1.02823</text:p>
          </table:table-cell>
          <table:table-cell office:value-type="float" office:value="100.508023" calcext:value-type="float">
            <text:p>100.508023</text:p>
          </table:table-cell>
          <table:table-cell office:value-type="float" office:value="99.479793" calcext:value-type="float">
            <text:p>99.479793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296" calcext:value-type="float">
            <text:p>129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.018764" calcext:value-type="float">
            <text:p>1.018764</text:p>
          </table:table-cell>
          <table:table-cell office:value-type="float" office:value="100.505223" calcext:value-type="float">
            <text:p>100.505223</text:p>
          </table:table-cell>
          <table:table-cell office:value-type="float" office:value="99.486459" calcext:value-type="float">
            <text:p>99.48645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2" calcext:value-type="float">
            <text:p>1032</text:p>
          </table:table-cell>
          <table:table-cell office:value-type="float" office:value="762" calcext:value-type="float">
            <text:p>76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.045914" calcext:value-type="float">
            <text:p>1.045914</text:p>
          </table:table-cell>
          <table:table-cell office:value-type="float" office:value="100.469621" calcext:value-type="float">
            <text:p>100.469621</text:p>
          </table:table-cell>
          <table:table-cell office:value-type="float" office:value="99.423707" calcext:value-type="float">
            <text:p>99.42370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02" calcext:value-type="float">
            <text:p>10302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.88202" calcext:value-type="float">
            <text:p>2.88202</text:p>
          </table:table-cell>
          <table:table-cell office:value-type="float" office:value="100.506557" calcext:value-type="float">
            <text:p>100.506557</text:p>
          </table:table-cell>
          <table:table-cell office:value-type="float" office:value="97.624536" calcext:value-type="float">
            <text:p>97.624536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10319068" calcext:value-type="float">
            <text:p>10319068</text:p>
          </table:table-cell>
          <table:table-cell office:value-type="float" office:value="10791" calcext:value-type="float">
            <text:p>10791</text:p>
          </table:table-cell>
          <table:table-cell office:value-type="float" office:value="9809" calcext:value-type="float">
            <text:p>9809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100.635187" calcext:value-type="float">
            <text:p>100.635187</text:p>
          </table:table-cell>
          <table:table-cell office:value-type="float" office:value="99.626725" calcext:value-type="float">
            <text:p>99.626725</text:p>
          </table:table-cell>
          <table:table-cell office:value-type="float" office:value="0.828618" calcext:value-type="float">
            <text:p>0.828618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1080" calcext:value-type="float">
            <text:p>11351080</text:p>
          </table:table-cell>
          <table:table-cell office:value-type="float" office:value="2657352" calcext:value-type="float">
            <text:p>2657352</text:p>
          </table:table-cell>
          <table:table-cell office:value-type="float" office:value="10790" calcext:value-type="float">
            <text:p>10790</text:p>
          </table:table-cell>
          <table:table-cell office:value-type="float" office:value="2526" calcext:value-type="float">
            <text:p>2526</text:p>
          </table:table-cell>
          <table:table-cell office:value-type="float" office:value="1.072643" calcext:value-type="float">
            <text:p>1.072643</text:p>
          </table:table-cell>
          <table:table-cell office:value-type="float" office:value="101.039324" calcext:value-type="float">
            <text:p>101.039324</text:p>
          </table:table-cell>
          <table:table-cell office:value-type="float" office:value="99.966682" calcext:value-type="float">
            <text:p>99.966682</text:p>
          </table:table-cell>
          <table:table-cell office:value-type="float" office:value="0.212659" calcext:value-type="float">
            <text:p>0.212659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640" calcext:value-type="float">
            <text:p>69640</text:p>
          </table:table-cell>
          <table:table-cell office:value-type="float" office:value="69432" calcext:value-type="float">
            <text:p>69432</text:p>
          </table:table-cell>
          <table:table-cell office:value-type="float" office:value="1719" calcext:value-type="float">
            <text:p>1719</text:p>
          </table:table-cell>
          <table:table-cell office:value-type="float" office:value="1714" calcext:value-type="float">
            <text:p>1714</text:p>
          </table:table-cell>
          <table:table-cell office:value-type="float" office:value="1.028571" calcext:value-type="float">
            <text:p>1.028571</text:p>
          </table:table-cell>
          <table:table-cell office:value-type="float" office:value="100.645019" calcext:value-type="float">
            <text:p>100.645019</text:p>
          </table:table-cell>
          <table:table-cell office:value-type="float" office:value="99.616449" calcext:value-type="float">
            <text:p>99.616449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2" calcext:value-type="float">
            <text:p>712</text:p>
          </table:table-cell>
          <table:table-cell office:value-type="float" office:value="616" calcext:value-type="float">
            <text:p>6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19065" calcext:value-type="float">
            <text:p>1.019065</text:p>
          </table:table-cell>
          <table:table-cell office:value-type="float" office:value="99.592432" calcext:value-type="float">
            <text:p>99.592432</text:p>
          </table:table-cell>
          <table:table-cell office:value-type="float" office:value="98.573367" calcext:value-type="float">
            <text:p>98.57336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52397" calcext:value-type="float">
            <text:p>1.052397</text:p>
          </table:table-cell>
          <table:table-cell office:value-type="float" office:value="92.494219" calcext:value-type="float">
            <text:p>92.494219</text:p>
          </table:table-cell>
          <table:table-cell office:value-type="float" office:value="91.441821" calcext:value-type="float">
            <text:p>91.44182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48" calcext:value-type="float">
            <text:p>10848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.99582" calcext:value-type="float">
            <text:p>2.99582</text:p>
          </table:table-cell>
          <table:table-cell office:value-type="float" office:value="100.561033" calcext:value-type="float">
            <text:p>100.561033</text:p>
          </table:table-cell>
          <table:table-cell office:value-type="float" office:value="97.565214" calcext:value-type="float">
            <text:p>97.565214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0455828" calcext:value-type="float">
            <text:p>10455828</text:p>
          </table:table-cell>
          <table:table-cell office:value-type="float" office:value="10891" calcext:value-type="float">
            <text:p>10891</text:p>
          </table:table-cell>
          <table:table-cell office:value-type="float" office:value="9939" calcext:value-type="float">
            <text:p>9939</text:p>
          </table:table-cell>
          <table:table-cell office:value-type="float" office:value="1.010402" calcext:value-type="float">
            <text:p>1.010402</text:p>
          </table:table-cell>
          <table:table-cell office:value-type="float" office:value="100.447786" calcext:value-type="float">
            <text:p>100.447786</text:p>
          </table:table-cell>
          <table:table-cell office:value-type="float" office:value="99.437384" calcext:value-type="float">
            <text:p>99.437384</text:p>
          </table:table-cell>
          <table:table-cell office:value-type="float" office:value="0.841199" calcext:value-type="float">
            <text:p>0.84119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5228" calcext:value-type="float">
            <text:p>11455228</text:p>
          </table:table-cell>
          <table:table-cell office:value-type="float" office:value="2596336" calcext:value-type="float">
            <text:p>2596336</text:p>
          </table:table-cell>
          <table:table-cell office:value-type="float" office:value="10889" calcext:value-type="float">
            <text:p>10889</text:p>
          </table:table-cell>
          <table:table-cell office:value-type="float" office:value="2468" calcext:value-type="float">
            <text:p>2468</text:p>
          </table:table-cell>
          <table:table-cell office:value-type="float" office:value="1.079034" calcext:value-type="float">
            <text:p>1.079034</text:p>
          </table:table-cell>
          <table:table-cell office:value-type="float" office:value="100.68556" calcext:value-type="float">
            <text:p>100.68556</text:p>
          </table:table-cell>
          <table:table-cell office:value-type="float" office:value="99.606526" calcext:value-type="float">
            <text:p>99.606526</text:p>
          </table:table-cell>
          <table:table-cell office:value-type="float" office:value="0.208527" calcext:value-type="float">
            <text:p>0.20852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584" calcext:value-type="float">
            <text:p>67584</text:p>
          </table:table-cell>
          <table:table-cell office:value-type="float" office:value="67208" calcext:value-type="float">
            <text:p>67208</text:p>
          </table:table-cell>
          <table:table-cell office:value-type="float" office:value="1667" calcext:value-type="float">
            <text:p>1667</text:p>
          </table:table-cell>
          <table:table-cell office:value-type="float" office:value="1658" calcext:value-type="float">
            <text:p>1658</text:p>
          </table:table-cell>
          <table:table-cell office:value-type="float" office:value="1.03738" calcext:value-type="float">
            <text:p>1.03738</text:p>
          </table:table-cell>
          <table:table-cell office:value-type="float" office:value="100.298803" calcext:value-type="float">
            <text:p>100.298803</text:p>
          </table:table-cell>
          <table:table-cell office:value-type="float" office:value="99.261423" calcext:value-type="float">
            <text:p>99.261423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22631" calcext:value-type="float">
            <text:p>1.022631</text:p>
          </table:table-cell>
          <table:table-cell office:value-type="float" office:value="100.795539" calcext:value-type="float">
            <text:p>100.795539</text:p>
          </table:table-cell>
          <table:table-cell office:value-type="float" office:value="99.772907" calcext:value-type="float">
            <text:p>99.77290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96" calcext:value-type="float">
            <text:p>696</text:p>
          </table:table-cell>
          <table:table-cell office:value-type="float" office:value="498" calcext:value-type="float">
            <text:p>49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062627" calcext:value-type="float">
            <text:p>1.062627</text:p>
          </table:table-cell>
          <table:table-cell office:value-type="float" office:value="100.793893" calcext:value-type="float">
            <text:p>100.793893</text:p>
          </table:table-cell>
          <table:table-cell office:value-type="float" office:value="99.731266" calcext:value-type="float">
            <text:p>99.73126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88" calcext:value-type="float">
            <text:p>1108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.8728" calcext:value-type="float">
            <text:p>2.8728</text:p>
          </table:table-cell>
          <table:table-cell office:value-type="float" office:value="99.596528" calcext:value-type="float">
            <text:p>99.596528</text:p>
          </table:table-cell>
          <table:table-cell office:value-type="float" office:value="96.723728" calcext:value-type="float">
            <text:p>96.723728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10518948" calcext:value-type="float">
            <text:p>10518948</text:p>
          </table:table-cell>
          <table:table-cell office:value-type="float" office:value="10990" calcext:value-type="float">
            <text:p>10990</text:p>
          </table:table-cell>
          <table:table-cell office:value-type="float" office:value="9999" calcext:value-type="float">
            <text:p>9999</text:p>
          </table:table-cell>
          <table:table-cell office:value-type="float" office:value="1.007461" calcext:value-type="float">
            <text:p>1.007461</text:p>
          </table:table-cell>
          <table:table-cell office:value-type="float" office:value="100.397633" calcext:value-type="float">
            <text:p>100.397633</text:p>
          </table:table-cell>
          <table:table-cell office:value-type="float" office:value="99.390171" calcext:value-type="float">
            <text:p>99.390171</text:p>
          </table:table-cell>
          <table:table-cell office:value-type="float" office:value="0.846679" calcext:value-type="float">
            <text:p>0.846679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59376" calcext:value-type="float">
            <text:p>11559376</text:p>
          </table:table-cell>
          <table:table-cell office:value-type="float" office:value="2553204" calcext:value-type="float">
            <text:p>2553204</text:p>
          </table:table-cell>
          <table:table-cell office:value-type="float" office:value="10988" calcext:value-type="float">
            <text:p>10988</text:p>
          </table:table-cell>
          <table:table-cell office:value-type="float" office:value="2427" calcext:value-type="float">
            <text:p>2427</text:p>
          </table:table-cell>
          <table:table-cell office:value-type="float" office:value="1.075682" calcext:value-type="float">
            <text:p>1.075682</text:p>
          </table:table-cell>
          <table:table-cell office:value-type="float" office:value="100.596603" calcext:value-type="float">
            <text:p>100.596603</text:p>
          </table:table-cell>
          <table:table-cell office:value-type="float" office:value="99.520921" calcext:value-type="float">
            <text:p>99.520921</text:p>
          </table:table-cell>
          <table:table-cell office:value-type="float" office:value="0.20524" calcext:value-type="float">
            <text:p>0.20524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112" calcext:value-type="float">
            <text:p>67112</text:p>
          </table:table-cell>
          <table:table-cell office:value-type="float" office:value="66704" calcext:value-type="float">
            <text:p>66704</text:p>
          </table:table-cell>
          <table:table-cell office:value-type="float" office:value="1655" calcext:value-type="float">
            <text:p>1655</text:p>
          </table:table-cell>
          <table:table-cell office:value-type="float" office:value="1645" calcext:value-type="float">
            <text:p>1645</text:p>
          </table:table-cell>
          <table:table-cell office:value-type="float" office:value="1.027559" calcext:value-type="float">
            <text:p>1.027559</text:p>
          </table:table-cell>
          <table:table-cell office:value-type="float" office:value="100.12906" calcext:value-type="float">
            <text:p>100.12906</text:p>
          </table:table-cell>
          <table:table-cell office:value-type="float" office:value="99.101501" calcext:value-type="float">
            <text:p>99.101501</text:p>
          </table:table-cell>
          <table:table-cell office:value-type="float" office:value="0.005385" calcext:value-type="float">
            <text:p>0.005385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1008" calcext:value-type="float">
            <text:p>100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.016653" calcext:value-type="float">
            <text:p>1.016653</text:p>
          </table:table-cell>
          <table:table-cell office:value-type="float" office:value="89.75088" calcext:value-type="float">
            <text:p>89.75088</text:p>
          </table:table-cell>
          <table:table-cell office:value-type="float" office:value="88.734227" calcext:value-type="float">
            <text:p>88.734227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70" calcext:value-type="float">
            <text:p>870</text:p>
          </table:table-cell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.0399" calcext:value-type="float">
            <text:p>1.0399</text:p>
          </table:table-cell>
          <table:table-cell office:value-type="float" office:value="87.498558" calcext:value-type="float">
            <text:p>87.498558</text:p>
          </table:table-cell>
          <table:table-cell office:value-type="float" office:value="86.458658" calcext:value-type="float">
            <text:p>86.45865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416" calcext:value-type="float">
            <text:p>10416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3.579785" calcext:value-type="float">
            <text:p>3.579785</text:p>
          </table:table-cell>
          <table:table-cell office:value-type="float" office:value="99.747436" calcext:value-type="float">
            <text:p>99.747436</text:p>
          </table:table-cell>
          <table:table-cell office:value-type="float" office:value="96.167651" calcext:value-type="float">
            <text:p>96.167651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0375876" calcext:value-type="float">
            <text:p>10375876</text:p>
          </table:table-cell>
          <table:table-cell office:value-type="float" office:value="11089" calcext:value-type="float">
            <text:p>11089</text:p>
          </table:table-cell>
          <table:table-cell office:value-type="float" office:value="9863" calcext:value-type="float">
            <text:p>9863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100.62122" calcext:value-type="float">
            <text:p>100.62122</text:p>
          </table:table-cell>
          <table:table-cell office:value-type="float" office:value="99.611999" calcext:value-type="float">
            <text:p>99.611999</text:p>
          </table:table-cell>
          <table:table-cell office:value-type="float" office:value="0.833303" calcext:value-type="float">
            <text:p>0.83330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3524" calcext:value-type="float">
            <text:p>11663524</text:p>
          </table:table-cell>
          <table:table-cell office:value-type="float" office:value="2444848" calcext:value-type="float">
            <text:p>2444848</text:p>
          </table:table-cell>
          <table:table-cell office:value-type="float" office:value="11087" calcext:value-type="float">
            <text:p>11087</text:p>
          </table:table-cell>
          <table:table-cell office:value-type="float" office:value="2324" calcext:value-type="float">
            <text:p>2324</text:p>
          </table:table-cell>
          <table:table-cell office:value-type="float" office:value="1.072429" calcext:value-type="float">
            <text:p>1.072429</text:p>
          </table:table-cell>
          <table:table-cell office:value-type="float" office:value="101.254404" calcext:value-type="float">
            <text:p>101.254404</text:p>
          </table:table-cell>
          <table:table-cell office:value-type="float" office:value="100.181975" calcext:value-type="float">
            <text:p>100.181975</text:p>
          </table:table-cell>
          <table:table-cell office:value-type="float" office:value="0.195233" calcext:value-type="float">
            <text:p>0.19523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912" calcext:value-type="float">
            <text:p>78912</text:p>
          </table:table-cell>
          <table:table-cell office:value-type="float" office:value="78376" calcext:value-type="float">
            <text:p>78376</text:p>
          </table:table-cell>
          <table:table-cell office:value-type="float" office:value="1950" calcext:value-type="float">
            <text:p>1950</text:p>
          </table:table-cell>
          <table:table-cell office:value-type="float" office:value="1937" calcext:value-type="float">
            <text:p>1937</text:p>
          </table:table-cell>
          <table:table-cell office:value-type="float" office:value="1.028129" calcext:value-type="float">
            <text:p>1.028129</text:p>
          </table:table-cell>
          <table:table-cell office:value-type="float" office:value="100.899" calcext:value-type="float">
            <text:p>100.899</text:p>
          </table:table-cell>
          <table:table-cell office:value-type="float" office:value="99.870871" calcext:value-type="float">
            <text:p>99.870871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2" calcext:value-type="float">
            <text:p>2152</text:p>
          </table:table-cell>
          <table:table-cell office:value-type="float" office:value="1768" calcext:value-type="float">
            <text:p>176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.018763" calcext:value-type="float">
            <text:p>1.018763</text:p>
          </table:table-cell>
          <table:table-cell office:value-type="float" office:value="100.907262" calcext:value-type="float">
            <text:p>100.907262</text:p>
          </table:table-cell>
          <table:table-cell office:value-type="float" office:value="99.8885" calcext:value-type="float">
            <text:p>99.888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54" calcext:value-type="float">
            <text:p>954</text:p>
          </table:table-cell>
          <table:table-cell office:value-type="float" office:value="774" calcext:value-type="float">
            <text:p>77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.047453" calcext:value-type="float">
            <text:p>1.047453</text:p>
          </table:table-cell>
          <table:table-cell office:value-type="float" office:value="100.900334" calcext:value-type="float">
            <text:p>100.900334</text:p>
          </table:table-cell>
          <table:table-cell office:value-type="float" office:value="99.852881" calcext:value-type="float">
            <text:p>99.852881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72" calcext:value-type="float">
            <text:p>10272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.704504" calcext:value-type="float">
            <text:p>2.704504</text:p>
          </table:table-cell>
          <table:table-cell office:value-type="float" office:value="100.501369" calcext:value-type="float">
            <text:p>100.501369</text:p>
          </table:table-cell>
          <table:table-cell office:value-type="float" office:value="97.796865" calcext:value-type="float">
            <text:p>97.796865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0575756" calcext:value-type="float">
            <text:p>10575756</text:p>
          </table:table-cell>
          <table:table-cell office:value-type="float" office:value="11187" calcext:value-type="float">
            <text:p>11187</text:p>
          </table:table-cell>
          <table:table-cell office:value-type="float" office:value="10053" calcext:value-type="float">
            <text:p>10053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0.405188" calcext:value-type="float">
            <text:p>100.405188</text:p>
          </table:table-cell>
          <table:table-cell office:value-type="float" office:value="99.394966" calcext:value-type="float">
            <text:p>99.394966</text:p>
          </table:table-cell>
          <table:table-cell office:value-type="float" office:value="0.851211" calcext:value-type="float">
            <text:p>0.851211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7672" calcext:value-type="float">
            <text:p>11767672</text:p>
          </table:table-cell>
          <table:table-cell office:value-type="float" office:value="2238656" calcext:value-type="float">
            <text:p>2238656</text:p>
          </table:table-cell>
          <table:table-cell office:value-type="float" office:value="11186" calcext:value-type="float">
            <text:p>11186</text:p>
          </table:table-cell>
          <table:table-cell office:value-type="float" office:value="2128" calcext:value-type="float">
            <text:p>2128</text:p>
          </table:table-cell>
          <table:table-cell office:value-type="float" office:value="1.097423" calcext:value-type="float">
            <text:p>1.097423</text:p>
          </table:table-cell>
          <table:table-cell office:value-type="float" office:value="100.644434" calcext:value-type="float">
            <text:p>100.644434</text:p>
          </table:table-cell>
          <table:table-cell office:value-type="float" office:value="99.547011" calcext:value-type="float">
            <text:p>99.547011</text:p>
          </table:table-cell>
          <table:table-cell office:value-type="float" office:value="0.179907" calcext:value-type="float">
            <text:p>0.179907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432" calcext:value-type="float">
            <text:p>81432</text:p>
          </table:table-cell>
          <table:table-cell office:value-type="float" office:value="81072" calcext:value-type="float">
            <text:p>81072</text:p>
          </table:table-cell>
          <table:table-cell office:value-type="float" office:value="2013" calcext:value-type="float">
            <text:p>2013</text:p>
          </table:table-cell>
          <table:table-cell office:value-type="float" office:value="2004" calcext:value-type="float">
            <text:p>2004</text:p>
          </table:table-cell>
          <table:table-cell office:value-type="float" office:value="1.033562" calcext:value-type="float">
            <text:p>1.033562</text:p>
          </table:table-cell>
          <table:table-cell office:value-type="float" office:value="100.132889" calcext:value-type="float">
            <text:p>100.132889</text:p>
          </table:table-cell>
          <table:table-cell office:value-type="float" office:value="99.099327" calcext:value-type="float">
            <text:p>99.099327</text:p>
          </table:table-cell>
          <table:table-cell office:value-type="float" office:value="0.006545" calcext:value-type="float">
            <text:p>0.006545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18613" calcext:value-type="float">
            <text:p>1.018613</text:p>
          </table:table-cell>
          <table:table-cell office:value-type="float" office:value="79.045673" calcext:value-type="float">
            <text:p>79.045673</text:p>
          </table:table-cell>
          <table:table-cell office:value-type="float" office:value="78.027059" calcext:value-type="float">
            <text:p>78.027059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80" calcext:value-type="float">
            <text:p>780</text:p>
          </table:table-cell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040681" calcext:value-type="float">
            <text:p>1.040681</text:p>
          </table:table-cell>
          <table:table-cell office:value-type="float" office:value="69.963092" calcext:value-type="float">
            <text:p>69.963092</text:p>
          </table:table-cell>
          <table:table-cell office:value-type="float" office:value="68.922412" calcext:value-type="float">
            <text:p>68.92241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88" calcext:value-type="float">
            <text:p>1108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.897994" calcext:value-type="float">
            <text:p>2.897994</text:p>
          </table:table-cell>
          <table:table-cell office:value-type="float" office:value="99.764082" calcext:value-type="float">
            <text:p>99.764082</text:p>
          </table:table-cell>
          <table:table-cell office:value-type="float" office:value="96.866087" calcext:value-type="float">
            <text:p>96.866087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0773532" calcext:value-type="float">
            <text:p>10773532</text:p>
          </table:table-cell>
          <table:table-cell office:value-type="float" office:value="11286" calcext:value-type="float">
            <text:p>11286</text:p>
          </table:table-cell>
          <table:table-cell office:value-type="float" office:value="10241" calcext:value-type="float">
            <text:p>10241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100.489605" calcext:value-type="float">
            <text:p>100.489605</text:p>
          </table:table-cell>
          <table:table-cell office:value-type="float" office:value="99.480232" calcext:value-type="float">
            <text:p>99.480232</text:p>
          </table:table-cell>
          <table:table-cell office:value-type="float" office:value="0.866386" calcext:value-type="float">
            <text:p>0.866386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1820" calcext:value-type="float">
            <text:p>11871820</text:p>
          </table:table-cell>
          <table:table-cell office:value-type="float" office:value="2327024" calcext:value-type="float">
            <text:p>2327024</text:p>
          </table:table-cell>
          <table:table-cell office:value-type="float" office:value="11285" calcext:value-type="float">
            <text:p>11285</text:p>
          </table:table-cell>
          <table:table-cell office:value-type="float" office:value="2212" calcext:value-type="float">
            <text:p>2212</text:p>
          </table:table-cell>
          <table:table-cell office:value-type="float" office:value="1.081036" calcext:value-type="float">
            <text:p>1.081036</text:p>
          </table:table-cell>
          <table:table-cell office:value-type="float" office:value="100.708622" calcext:value-type="float">
            <text:p>100.708622</text:p>
          </table:table-cell>
          <table:table-cell office:value-type="float" office:value="99.627586" calcext:value-type="float">
            <text:p>99.627586</text:p>
          </table:table-cell>
          <table:table-cell office:value-type="float" office:value="0.186858" calcext:value-type="float">
            <text:p>0.186858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912" calcext:value-type="float">
            <text:p>71912</text:p>
          </table:table-cell>
          <table:table-cell office:value-type="float" office:value="71592" calcext:value-type="float">
            <text:p>71592</text:p>
          </table:table-cell>
          <table:table-cell office:value-type="float" office:value="1776" calcext:value-type="float">
            <text:p>1776</text:p>
          </table:table-cell>
          <table:table-cell office:value-type="float" office:value="1768" calcext:value-type="float">
            <text:p>1768</text:p>
          </table:table-cell>
          <table:table-cell office:value-type="float" office:value="1.02677" calcext:value-type="float">
            <text:p>1.02677</text:p>
          </table:table-cell>
          <table:table-cell office:value-type="float" office:value="100.779783" calcext:value-type="float">
            <text:p>100.779783</text:p>
          </table:table-cell>
          <table:table-cell office:value-type="float" office:value="99.753013" calcext:value-type="float">
            <text:p>99.753013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.017504" calcext:value-type="float">
            <text:p>1.017504</text:p>
          </table:table-cell>
          <table:table-cell office:value-type="float" office:value="100.879833" calcext:value-type="float">
            <text:p>100.879833</text:p>
          </table:table-cell>
          <table:table-cell office:value-type="float" office:value="99.862329" calcext:value-type="float">
            <text:p>99.862329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90" calcext:value-type="float">
            <text:p>69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045434" calcext:value-type="float">
            <text:p>1.045434</text:p>
          </table:table-cell>
          <table:table-cell office:value-type="float" office:value="82.750801" calcext:value-type="float">
            <text:p>82.750801</text:p>
          </table:table-cell>
          <table:table-cell office:value-type="float" office:value="81.705367" calcext:value-type="float">
            <text:p>81.705367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38" calcext:value-type="float">
            <text:p>1063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.995396" calcext:value-type="float">
            <text:p>2.995396</text:p>
          </table:table-cell>
          <table:table-cell office:value-type="float" office:value="100.881167" calcext:value-type="float">
            <text:p>100.881167</text:p>
          </table:table-cell>
          <table:table-cell office:value-type="float" office:value="97.885771" calcext:value-type="float">
            <text:p>97.885771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0564184" calcext:value-type="float">
            <text:p>10564184</text:p>
          </table:table-cell>
          <table:table-cell office:value-type="float" office:value="11386" calcext:value-type="float">
            <text:p>11386</text:p>
          </table:table-cell>
          <table:table-cell office:value-type="float" office:value="10042" calcext:value-type="float">
            <text:p>10042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0.678895" calcext:value-type="float">
            <text:p>100.678895</text:p>
          </table:table-cell>
          <table:table-cell office:value-type="float" office:value="99.665393" calcext:value-type="float">
            <text:p>99.665393</text:p>
          </table:table-cell>
          <table:table-cell office:value-type="float" office:value="0.847972" calcext:value-type="float">
            <text:p>0.847972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5968" calcext:value-type="float">
            <text:p>11975968</text:p>
          </table:table-cell>
          <table:table-cell office:value-type="float" office:value="2137664" calcext:value-type="float">
            <text:p>2137664</text:p>
          </table:table-cell>
          <table:table-cell office:value-type="float" office:value="11384" calcext:value-type="float">
            <text:p>11384</text:p>
          </table:table-cell>
          <table:table-cell office:value-type="float" office:value="2032" calcext:value-type="float">
            <text:p>2032</text:p>
          </table:table-cell>
          <table:table-cell office:value-type="float" office:value="1.085915" calcext:value-type="float">
            <text:p>1.085915</text:p>
          </table:table-cell>
          <table:table-cell office:value-type="float" office:value="100.807064" calcext:value-type="float">
            <text:p>100.807064</text:p>
          </table:table-cell>
          <table:table-cell office:value-type="float" office:value="99.721149" calcext:value-type="float">
            <text:p>99.721149</text:p>
          </table:table-cell>
          <table:table-cell office:value-type="float" office:value="0.171491" calcext:value-type="float">
            <text:p>0.171491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096" calcext:value-type="float">
            <text:p>81096</text:p>
          </table:table-cell>
          <table:table-cell office:value-type="float" office:value="81016" calcext:value-type="float">
            <text:p>81016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office:value-type="float" office:value="1.04032" calcext:value-type="float">
            <text:p>1.04032</text:p>
          </table:table-cell>
          <table:table-cell office:value-type="float" office:value="100.683418" calcext:value-type="float">
            <text:p>100.683418</text:p>
          </table:table-cell>
          <table:table-cell office:value-type="float" office:value="99.643098" calcext:value-type="float">
            <text:p>99.643098</text:p>
          </table:table-cell>
          <table:table-cell office:value-type="float" office:value="0.006504" calcext:value-type="float">
            <text:p>0.006504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0974" calcext:value-type="float">
            <text:p>1.030974</text:p>
          </table:table-cell>
          <table:table-cell office:value-type="float" office:value="75.034653" calcext:value-type="float">
            <text:p>75.034653</text:p>
          </table:table-cell>
          <table:table-cell office:value-type="float" office:value="74.003679" calcext:value-type="float">
            <text:p>74.00367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" calcext:value-type="float">
            <text:p>198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63827" calcext:value-type="float">
            <text:p>1.063827</text:p>
          </table:table-cell>
          <table:table-cell office:value-type="float" office:value="75.515696" calcext:value-type="float">
            <text:p>75.515696</text:p>
          </table:table-cell>
          <table:table-cell office:value-type="float" office:value="74.45187" calcext:value-type="float">
            <text:p>74.4518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752" calcext:value-type="float">
            <text:p>10752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3.947507" calcext:value-type="float">
            <text:p>3.947507</text:p>
          </table:table-cell>
          <table:table-cell office:value-type="float" office:value="100.673353" calcext:value-type="float">
            <text:p>100.673353</text:p>
          </table:table-cell>
          <table:table-cell office:value-type="float" office:value="96.725846" calcext:value-type="float">
            <text:p>96.725846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0770376" calcext:value-type="float">
            <text:p>10770376</text:p>
          </table:table-cell>
          <table:table-cell office:value-type="float" office:value="11484" calcext:value-type="float">
            <text:p>11484</text:p>
          </table:table-cell>
          <table:table-cell office:value-type="float" office:value="10238" calcext:value-type="float">
            <text:p>10238</text:p>
          </table:table-cell>
          <table:table-cell office:value-type="float" office:value="1.020473" calcext:value-type="float">
            <text:p>1.020473</text:p>
          </table:table-cell>
          <table:table-cell office:value-type="float" office:value="100.485688" calcext:value-type="float">
            <text:p>100.485688</text:p>
          </table:table-cell>
          <table:table-cell office:value-type="float" office:value="99.465214" calcext:value-type="float">
            <text:p>99.465214</text:p>
          </table:table-cell>
          <table:table-cell office:value-type="float" office:value="0.866263" calcext:value-type="float">
            <text:p>0.866263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0116" calcext:value-type="float">
            <text:p>12080116</text:p>
          </table:table-cell>
          <table:table-cell office:value-type="float" office:value="2100844" calcext:value-type="float">
            <text:p>2100844</text:p>
          </table:table-cell>
          <table:table-cell office:value-type="float" office:value="11483" calcext:value-type="float">
            <text:p>11483</text:p>
          </table:table-cell>
          <table:table-cell office:value-type="float" office:value="1997" calcext:value-type="float">
            <text:p>1997</text:p>
          </table:table-cell>
          <table:table-cell office:value-type="float" office:value="1.101328" calcext:value-type="float">
            <text:p>1.101328</text:p>
          </table:table-cell>
          <table:table-cell office:value-type="float" office:value="101.013134" calcext:value-type="float">
            <text:p>101.013134</text:p>
          </table:table-cell>
          <table:table-cell office:value-type="float" office:value="99.911806" calcext:value-type="float">
            <text:p>99.911806</text:p>
          </table:table-cell>
          <table:table-cell office:value-type="float" office:value="0.168216" calcext:value-type="float">
            <text:p>0.168216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952" calcext:value-type="float">
            <text:p>82952</text:p>
          </table:table-cell>
          <table:table-cell office:value-type="float" office:value="82472" calcext:value-type="float">
            <text:p>82472</text:p>
          </table:table-cell>
          <table:table-cell office:value-type="float" office:value="2052" calcext:value-type="float">
            <text:p>2052</text:p>
          </table:table-cell>
          <table:table-cell office:value-type="float" office:value="2040" calcext:value-type="float">
            <text:p>2040</text:p>
          </table:table-cell>
          <table:table-cell office:value-type="float" office:value="1.047914" calcext:value-type="float">
            <text:p>1.047914</text:p>
          </table:table-cell>
          <table:table-cell office:value-type="float" office:value="100.533585" calcext:value-type="float">
            <text:p>100.533585</text:p>
          </table:table-cell>
          <table:table-cell office:value-type="float" office:value="99.485671" calcext:value-type="float">
            <text:p>99.485671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7683" calcext:value-type="float">
            <text:p>1.027683</text:p>
          </table:table-cell>
          <table:table-cell office:value-type="float" office:value="100.532178" calcext:value-type="float">
            <text:p>100.532178</text:p>
          </table:table-cell>
          <table:table-cell office:value-type="float" office:value="99.504496" calcext:value-type="float">
            <text:p>99.50449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22" calcext:value-type="float">
            <text:p>822</text:p>
          </table:table-cell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078249" calcext:value-type="float">
            <text:p>1.078249</text:p>
          </table:table-cell>
          <table:table-cell office:value-type="float" office:value="100.505632" calcext:value-type="float">
            <text:p>100.505632</text:p>
          </table:table-cell>
          <table:table-cell office:value-type="float" office:value="99.427382" calcext:value-type="float">
            <text:p>99.42738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26" calcext:value-type="float">
            <text:p>1092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938784" calcext:value-type="float">
            <text:p>2.938784</text:p>
          </table:table-cell>
          <table:table-cell office:value-type="float" office:value="100.534979" calcext:value-type="float">
            <text:p>100.534979</text:p>
          </table:table-cell>
          <table:table-cell office:value-type="float" office:value="97.596195" calcext:value-type="float">
            <text:p>97.596195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0827184" calcext:value-type="float">
            <text:p>10827184</text:p>
          </table:table-cell>
          <table:table-cell office:value-type="float" office:value="11583" calcext:value-type="float">
            <text:p>11583</text:p>
          </table:table-cell>
          <table:table-cell office:value-type="float" office:value="10292" calcext:value-type="float">
            <text:p>10292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100.468763" calcext:value-type="float">
            <text:p>100.468763</text:p>
          </table:table-cell>
          <table:table-cell office:value-type="float" office:value="99.458322" calcext:value-type="float">
            <text:p>99.458322</text:p>
          </table:table-cell>
          <table:table-cell office:value-type="float" office:value="0.870892" calcext:value-type="float">
            <text:p>0.870892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4264" calcext:value-type="float">
            <text:p>12184264</text:p>
          </table:table-cell>
          <table:table-cell office:value-type="float" office:value="1997748" calcext:value-type="float">
            <text:p>1997748</text:p>
          </table:table-cell>
          <table:table-cell office:value-type="float" office:value="11582" calcext:value-type="float">
            <text:p>11582</text:p>
          </table:table-cell>
          <table:table-cell office:value-type="float" office:value="1899" calcext:value-type="float">
            <text:p>1899</text:p>
          </table:table-cell>
          <table:table-cell office:value-type="float" office:value="1.095526" calcext:value-type="float">
            <text:p>1.095526</text:p>
          </table:table-cell>
          <table:table-cell office:value-type="float" office:value="100.886519" calcext:value-type="float">
            <text:p>100.886519</text:p>
          </table:table-cell>
          <table:table-cell office:value-type="float" office:value="99.790993" calcext:value-type="float">
            <text:p>99.790993</text:p>
          </table:table-cell>
          <table:table-cell office:value-type="float" office:value="0.160155" calcext:value-type="float">
            <text:p>0.160155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800" calcext:value-type="float">
            <text:p>79800</text:p>
          </table:table-cell>
          <table:table-cell office:value-type="float" office:value="79128" calcext:value-type="float">
            <text:p>79128</text:p>
          </table:table-cell>
          <table:table-cell office:value-type="float" office:value="1974" calcext:value-type="float">
            <text:p>1974</text:p>
          </table:table-cell>
          <table:table-cell office:value-type="float" office:value="1958" calcext:value-type="float">
            <text:p>1958</text:p>
          </table:table-cell>
          <table:table-cell office:value-type="float" office:value="1.037009" calcext:value-type="float">
            <text:p>1.037009</text:p>
          </table:table-cell>
          <table:table-cell office:value-type="float" office:value="100.291937" calcext:value-type="float">
            <text:p>100.291937</text:p>
          </table:table-cell>
          <table:table-cell office:value-type="float" office:value="99.254927" calcext:value-type="float">
            <text:p>99.254927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672" calcext:value-type="float">
            <text:p>67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02972" calcext:value-type="float">
            <text:p>1.02972</text:p>
          </table:table-cell>
          <table:table-cell office:value-type="float" office:value="100.986154" calcext:value-type="float">
            <text:p>100.986154</text:p>
          </table:table-cell>
          <table:table-cell office:value-type="float" office:value="99.956434" calcext:value-type="float">
            <text:p>99.95643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78" calcext:value-type="float">
            <text:p>678</text:p>
          </table:table-cell>
          <table:table-cell office:value-type="float" office:value="588" calcext:value-type="float">
            <text:p>58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067915" calcext:value-type="float">
            <text:p>1.067915</text:p>
          </table:table-cell>
          <table:table-cell office:value-type="float" office:value="100.984628" calcext:value-type="float">
            <text:p>100.984628</text:p>
          </table:table-cell>
          <table:table-cell office:value-type="float" office:value="99.916713" calcext:value-type="float">
            <text:p>99.91671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.93124" calcext:value-type="float">
            <text:p>2.93124</text:p>
          </table:table-cell>
          <table:table-cell office:value-type="float" office:value="99.865189" calcext:value-type="float">
            <text:p>99.865189</text:p>
          </table:table-cell>
          <table:table-cell office:value-type="float" office:value="96.933949" calcext:value-type="float">
            <text:p>96.93394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10918708" calcext:value-type="float">
            <text:p>10918708</text:p>
          </table:table-cell>
          <table:table-cell office:value-type="float" office:value="11683" calcext:value-type="float">
            <text:p>11683</text:p>
          </table:table-cell>
          <table:table-cell office:value-type="float" office:value="10379" calcext:value-type="float">
            <text:p>10379</text:p>
          </table:table-cell>
          <table:table-cell office:value-type="float" office:value="1.012301" calcext:value-type="float">
            <text:p>1.012301</text:p>
          </table:table-cell>
          <table:table-cell office:value-type="float" office:value="100.494382" calcext:value-type="float">
            <text:p>100.494382</text:p>
          </table:table-cell>
          <table:table-cell office:value-type="float" office:value="99.482081" calcext:value-type="float">
            <text:p>99.482081</text:p>
          </table:table-cell>
          <table:table-cell office:value-type="float" office:value="0.878044" calcext:value-type="float">
            <text:p>0.878044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8412" calcext:value-type="float">
            <text:p>12288412</text:p>
          </table:table-cell>
          <table:table-cell office:value-type="float" office:value="1923056" calcext:value-type="float">
            <text:p>1923056</text:p>
          </table:table-cell>
          <table:table-cell office:value-type="float" office:value="11681" calcext:value-type="float">
            <text:p>11681</text:p>
          </table:table-cell>
          <table:table-cell office:value-type="float" office:value="1828" calcext:value-type="float">
            <text:p>1828</text:p>
          </table:table-cell>
          <table:table-cell office:value-type="float" office:value="1.319051" calcext:value-type="float">
            <text:p>1.319051</text:p>
          </table:table-cell>
          <table:table-cell office:value-type="float" office:value="100.664433" calcext:value-type="float">
            <text:p>100.664433</text:p>
          </table:table-cell>
          <table:table-cell office:value-type="float" office:value="99.345382" calcext:value-type="float">
            <text:p>99.345382</text:p>
          </table:table-cell>
          <table:table-cell office:value-type="float" office:value="0.154858" calcext:value-type="float">
            <text:p>0.154858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984" calcext:value-type="float">
            <text:p>81984</text:p>
          </table:table-cell>
          <table:table-cell office:value-type="float" office:value="81704" calcext:value-type="float">
            <text:p>81704</text:p>
          </table:table-cell>
          <table:table-cell office:value-type="float" office:value="2027" calcext:value-type="float">
            <text:p>2027</text:p>
          </table:table-cell>
          <table:table-cell office:value-type="float" office:value="2020" calcext:value-type="float">
            <text:p>2020</text:p>
          </table:table-cell>
          <table:table-cell office:value-type="float" office:value="1.263225" calcext:value-type="float">
            <text:p>1.263225</text:p>
          </table:table-cell>
          <table:table-cell office:value-type="float" office:value="100.668924" calcext:value-type="float">
            <text:p>100.668924</text:p>
          </table:table-cell>
          <table:table-cell office:value-type="float" office:value="99.405698" calcext:value-type="float">
            <text:p>99.405698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54079" calcext:value-type="float">
            <text:p>1.254079</text:p>
          </table:table-cell>
          <table:table-cell office:value-type="float" office:value="99.863278" calcext:value-type="float">
            <text:p>99.863278</text:p>
          </table:table-cell>
          <table:table-cell office:value-type="float" office:value="98.609198" calcext:value-type="float">
            <text:p>98.60919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46" calcext:value-type="float">
            <text:p>546</text:p>
          </table:table-cell>
          <table:table-cell office:value-type="float" office:value="426" calcext:value-type="float">
            <text:p>4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283149" calcext:value-type="float">
            <text:p>1.283149</text:p>
          </table:table-cell>
          <table:table-cell office:value-type="float" office:value="99.861692" calcext:value-type="float">
            <text:p>99.861692</text:p>
          </table:table-cell>
          <table:table-cell office:value-type="float" office:value="98.578542" calcext:value-type="float">
            <text:p>98.57854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3.248818" calcext:value-type="float">
            <text:p>3.248818</text:p>
          </table:table-cell>
          <table:table-cell office:value-type="float" office:value="99.496038" calcext:value-type="float">
            <text:p>99.496038</text:p>
          </table:table-cell>
          <table:table-cell office:value-type="float" office:value="96.24722" calcext:value-type="float">
            <text:p>96.24722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0896616" calcext:value-type="float">
            <text:p>10896616</text:p>
          </table:table-cell>
          <table:table-cell office:value-type="float" office:value="11782" calcext:value-type="float">
            <text:p>11782</text:p>
          </table:table-cell>
          <table:table-cell office:value-type="float" office:value="10358" calcext:value-type="float">
            <text:p>10358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0.560301" calcext:value-type="float">
            <text:p>100.560301</text:p>
          </table:table-cell>
          <table:table-cell office:value-type="float" office:value="99.549879" calcext:value-type="float">
            <text:p>99.549879</text:p>
          </table:table-cell>
          <table:table-cell office:value-type="float" office:value="0.875671" calcext:value-type="float">
            <text:p>0.875671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0" calcext:value-type="float">
            <text:p>12392560</text:p>
          </table:table-cell>
          <table:table-cell office:value-type="float" office:value="1869404" calcext:value-type="float">
            <text:p>1869404</text:p>
          </table:table-cell>
          <table:table-cell office:value-type="float" office:value="11780" calcext:value-type="float">
            <text:p>11780</text:p>
          </table:table-cell>
          <table:table-cell office:value-type="float" office:value="1777" calcext:value-type="float">
            <text:p>1777</text:p>
          </table:table-cell>
          <table:table-cell office:value-type="float" office:value="1.088759" calcext:value-type="float">
            <text:p>1.088759</text:p>
          </table:table-cell>
          <table:table-cell office:value-type="float" office:value="101.063361" calcext:value-type="float">
            <text:p>101.063361</text:p>
          </table:table-cell>
          <table:table-cell office:value-type="float" office:value="99.974601" calcext:value-type="float">
            <text:p>99.974601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768" calcext:value-type="float">
            <text:p>86768</text:p>
          </table:table-cell>
          <table:table-cell office:value-type="float" office:value="86072" calcext:value-type="float">
            <text:p>86072</text:p>
          </table:table-cell>
          <table:table-cell office:value-type="float" office:value="2146" calcext:value-type="float">
            <text:p>2146</text:p>
          </table:table-cell>
          <table:table-cell office:value-type="float" office:value="2130" calcext:value-type="float">
            <text:p>2130</text:p>
          </table:table-cell>
          <table:table-cell office:value-type="float" office:value="1.03766" calcext:value-type="float">
            <text:p>1.03766</text:p>
          </table:table-cell>
          <table:table-cell office:value-type="float" office:value="100.568835" calcext:value-type="float">
            <text:p>100.568835</text:p>
          </table:table-cell>
          <table:table-cell office:value-type="float" office:value="99.531175" calcext:value-type="float">
            <text:p>99.531175</text:p>
          </table:table-cell>
          <table:table-cell office:value-type="float" office:value="0.006918" calcext:value-type="float">
            <text:p>0.006918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027224" calcext:value-type="float">
            <text:p>1.027224</text:p>
          </table:table-cell>
          <table:table-cell office:value-type="float" office:value="92.818449" calcext:value-type="float">
            <text:p>92.818449</text:p>
          </table:table-cell>
          <table:table-cell office:value-type="float" office:value="91.791225" calcext:value-type="float">
            <text:p>91.79122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70" calcext:value-type="float">
            <text:p>570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067009" calcext:value-type="float">
            <text:p>1.067009</text:p>
          </table:table-cell>
          <table:table-cell office:value-type="float" office:value="92.81158" calcext:value-type="float">
            <text:p>92.81158</text:p>
          </table:table-cell>
          <table:table-cell office:value-type="float" office:value="91.744571" calcext:value-type="float">
            <text:p>91.744571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.932042" calcext:value-type="float">
            <text:p>2.932042</text:p>
          </table:table-cell>
          <table:table-cell office:value-type="float" office:value="100.404084" calcext:value-type="float">
            <text:p>100.404084</text:p>
          </table:table-cell>
          <table:table-cell office:value-type="float" office:value="97.472042" calcext:value-type="float">
            <text:p>97.47204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0768272" calcext:value-type="float">
            <text:p>10768272</text:p>
          </table:table-cell>
          <table:table-cell office:value-type="float" office:value="11881" calcext:value-type="float">
            <text:p>11881</text:p>
          </table:table-cell>
          <table:table-cell office:value-type="float" office:value="10236" calcext:value-type="float">
            <text:p>10236</text:p>
          </table:table-cell>
          <table:table-cell office:value-type="float" office:value="1.011353" calcext:value-type="float">
            <text:p>1.011353</text:p>
          </table:table-cell>
          <table:table-cell office:value-type="float" office:value="100.329652" calcext:value-type="float">
            <text:p>100.329652</text:p>
          </table:table-cell>
          <table:table-cell office:value-type="float" office:value="99.318299" calcext:value-type="float">
            <text:p>99.318299</text:p>
          </table:table-cell>
          <table:table-cell office:value-type="float" office:value="0.867375" calcext:value-type="float">
            <text:p>0.86737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6708" calcext:value-type="float">
            <text:p>12496708</text:p>
          </table:table-cell>
          <table:table-cell office:value-type="float" office:value="1816804" calcext:value-type="float">
            <text:p>1816804</text:p>
          </table:table-cell>
          <table:table-cell office:value-type="float" office:value="11879" calcext:value-type="float">
            <text:p>11879</text:p>
          </table:table-cell>
          <table:table-cell office:value-type="float" office:value="1727" calcext:value-type="float">
            <text:p>1727</text:p>
          </table:table-cell>
          <table:table-cell office:value-type="float" office:value="1.100514" calcext:value-type="float">
            <text:p>1.100514</text:p>
          </table:table-cell>
          <table:table-cell office:value-type="float" office:value="100.91998" calcext:value-type="float">
            <text:p>100.91998</text:p>
          </table:table-cell>
          <table:table-cell office:value-type="float" office:value="99.819466" calcext:value-type="float">
            <text:p>99.819466</text:p>
          </table:table-cell>
          <table:table-cell office:value-type="float" office:value="0.145607" calcext:value-type="float">
            <text:p>0.145607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432" calcext:value-type="float">
            <text:p>93432</text:p>
          </table:table-cell>
          <table:table-cell office:value-type="float" office:value="92896" calcext:value-type="float">
            <text:p>92896</text:p>
          </table:table-cell>
          <table:table-cell office:value-type="float" office:value="2313" calcext:value-type="float">
            <text:p>2313</text:p>
          </table:table-cell>
          <table:table-cell office:value-type="float" office:value="2300" calcext:value-type="float">
            <text:p>2300</text:p>
          </table:table-cell>
          <table:table-cell office:value-type="float" office:value="1.044193" calcext:value-type="float">
            <text:p>1.044193</text:p>
          </table:table-cell>
          <table:table-cell office:value-type="float" office:value="100.402511" calcext:value-type="float">
            <text:p>100.402511</text:p>
          </table:table-cell>
          <table:table-cell office:value-type="float" office:value="99.358317" calcext:value-type="float">
            <text:p>99.358317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8" calcext:value-type="float">
            <text:p>1048</text:p>
          </table:table-cell>
          <table:table-cell office:value-type="float" office:value="856" calcext:value-type="float">
            <text:p>85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.029185" calcext:value-type="float">
            <text:p>1.029185</text:p>
          </table:table-cell>
          <table:table-cell office:value-type="float" office:value="93.005759" calcext:value-type="float">
            <text:p>93.005759</text:p>
          </table:table-cell>
          <table:table-cell office:value-type="float" office:value="91.976575" calcext:value-type="float">
            <text:p>91.976575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0" calcext:value-type="float">
            <text:p>840</text:p>
          </table:table-cell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.061977" calcext:value-type="float">
            <text:p>1.061977</text:p>
          </table:table-cell>
          <table:table-cell office:value-type="float" office:value="93.004273" calcext:value-type="float">
            <text:p>93.004273</text:p>
          </table:table-cell>
          <table:table-cell office:value-type="float" office:value="91.942296" calcext:value-type="float">
            <text:p>91.94229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88" calcext:value-type="float">
            <text:p>1108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.95445" calcext:value-type="float">
            <text:p>2.95445</text:p>
          </table:table-cell>
          <table:table-cell office:value-type="float" office:value="100.36583" calcext:value-type="float">
            <text:p>100.36583</text:p>
          </table:table-cell>
          <table:table-cell office:value-type="float" office:value="97.41138" calcext:value-type="float">
            <text:p>97.41138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0966048" calcext:value-type="float">
            <text:p>10966048</text:p>
          </table:table-cell>
          <table:table-cell office:value-type="float" office:value="11979" calcext:value-type="float">
            <text:p>11979</text:p>
          </table:table-cell>
          <table:table-cell office:value-type="float" office:value="10424" calcext:value-type="float">
            <text:p>10424</text:p>
          </table:table-cell>
          <table:table-cell office:value-type="float" office:value="1.018281" calcext:value-type="float">
            <text:p>1.018281</text:p>
          </table:table-cell>
          <table:table-cell office:value-type="float" office:value="100.518279" calcext:value-type="float">
            <text:p>100.518279</text:p>
          </table:table-cell>
          <table:table-cell office:value-type="float" office:value="99.499998" calcext:value-type="float">
            <text:p>99.499998</text:p>
          </table:table-cell>
          <table:table-cell office:value-type="float" office:value="0.881692" calcext:value-type="float">
            <text:p>0.881692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0856" calcext:value-type="float">
            <text:p>12600856</text:p>
          </table:table-cell>
          <table:table-cell office:value-type="float" office:value="1815752" calcext:value-type="float">
            <text:p>1815752</text:p>
          </table:table-cell>
          <table:table-cell office:value-type="float" office:value="11978" calcext:value-type="float">
            <text:p>11978</text:p>
          </table:table-cell>
          <table:table-cell office:value-type="float" office:value="1726" calcext:value-type="float">
            <text:p>1726</text:p>
          </table:table-cell>
          <table:table-cell office:value-type="float" office:value="1.11196" calcext:value-type="float">
            <text:p>1.11196</text:p>
          </table:table-cell>
          <table:table-cell office:value-type="float" office:value="100.716274" calcext:value-type="float">
            <text:p>100.716274</text:p>
          </table:table-cell>
          <table:table-cell office:value-type="float" office:value="99.604314" calcext:value-type="float">
            <text:p>99.604314</text:p>
          </table:table-cell>
          <table:table-cell office:value-type="float" office:value="0.145837" calcext:value-type="float">
            <text:p>0.145837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344" calcext:value-type="float">
            <text:p>89344</text:p>
          </table:table-cell>
          <table:table-cell office:value-type="float" office:value="88600" calcext:value-type="float">
            <text:p>88600</text:p>
          </table:table-cell>
          <table:table-cell office:value-type="float" office:value="2210" calcext:value-type="float">
            <text:p>2210</text:p>
          </table:table-cell>
          <table:table-cell office:value-type="float" office:value="2192" calcext:value-type="float">
            <text:p>2192</text:p>
          </table:table-cell>
          <table:table-cell office:value-type="float" office:value="1.058049" calcext:value-type="float">
            <text:p>1.058049</text:p>
          </table:table-cell>
          <table:table-cell office:value-type="float" office:value="100.992371" calcext:value-type="float">
            <text:p>100.992371</text:p>
          </table:table-cell>
          <table:table-cell office:value-type="float" office:value="99.934323" calcext:value-type="float">
            <text:p>99.934323</text:p>
          </table:table-cell>
          <table:table-cell office:value-type="float" office:value="0.007093" calcext:value-type="float">
            <text:p>0.007093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392" calcext:value-type="float">
            <text:p>139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.0429" calcext:value-type="float">
            <text:p>1.0429</text:p>
          </table:table-cell>
          <table:table-cell office:value-type="float" office:value="100.721939" calcext:value-type="float">
            <text:p>100.721939</text:p>
          </table:table-cell>
          <table:table-cell office:value-type="float" office:value="99.679039" calcext:value-type="float">
            <text:p>99.67903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30" calcext:value-type="float">
            <text:p>1230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.090049" calcext:value-type="float">
            <text:p>1.090049</text:p>
          </table:table-cell>
          <table:table-cell office:value-type="float" office:value="100.719074" calcext:value-type="float">
            <text:p>100.719074</text:p>
          </table:table-cell>
          <table:table-cell office:value-type="float" office:value="99.629025" calcext:value-type="float">
            <text:p>99.62902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.889839" calcext:value-type="float">
            <text:p>2.889839</text:p>
          </table:table-cell>
          <table:table-cell office:value-type="float" office:value="99.954626" calcext:value-type="float">
            <text:p>99.954626</text:p>
          </table:table-cell>
          <table:table-cell office:value-type="float" office:value="97.064787" calcext:value-type="float">
            <text:p>97.064787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0911344" calcext:value-type="float">
            <text:p>10911344</text:p>
          </table:table-cell>
          <table:table-cell office:value-type="float" office:value="12079" calcext:value-type="float">
            <text:p>12079</text:p>
          </table:table-cell>
          <table:table-cell office:value-type="float" office:value="10372" calcext:value-type="float">
            <text:p>10372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0.50028" calcext:value-type="float">
            <text:p>100.50028</text:p>
          </table:table-cell>
          <table:table-cell office:value-type="float" office:value="99.493027" calcext:value-type="float">
            <text:p>99.493027</text:p>
          </table:table-cell>
          <table:table-cell office:value-type="float" office:value="0.877355" calcext:value-type="float">
            <text:p>0.87735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5004" calcext:value-type="float">
            <text:p>12705004</text:p>
          </table:table-cell>
          <table:table-cell office:value-type="float" office:value="1797868" calcext:value-type="float">
            <text:p>1797868</text:p>
          </table:table-cell>
          <table:table-cell office:value-type="float" office:value="12077" calcext:value-type="float">
            <text:p>12077</text:p>
          </table:table-cell>
          <table:table-cell office:value-type="float" office:value="1709" calcext:value-type="float">
            <text:p>1709</text:p>
          </table:table-cell>
          <table:table-cell office:value-type="float" office:value="1.070111" calcext:value-type="float">
            <text:p>1.070111</text:p>
          </table:table-cell>
          <table:table-cell office:value-type="float" office:value="100.679577" calcext:value-type="float">
            <text:p>100.679577</text:p>
          </table:table-cell>
          <table:table-cell office:value-type="float" office:value="99.609466" calcext:value-type="float">
            <text:p>99.609466</text:p>
          </table:table-cell>
          <table:table-cell office:value-type="float" office:value="0.144393" calcext:value-type="float">
            <text:p>0.144393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128" calcext:value-type="float">
            <text:p>81128</text:p>
          </table:table-cell>
          <table:table-cell office:value-type="float" office:value="80272" calcext:value-type="float">
            <text:p>80272</text:p>
          </table:table-cell>
          <table:table-cell office:value-type="float" office:value="2008" calcext:value-type="float">
            <text:p>2008</text:p>
          </table:table-cell>
          <table:table-cell office:value-type="float" office:value="1987" calcext:value-type="float">
            <text:p>1987</text:p>
          </table:table-cell>
          <table:table-cell office:value-type="float" office:value="1.02622" calcext:value-type="float">
            <text:p>1.02622</text:p>
          </table:table-cell>
          <table:table-cell office:value-type="float" office:value="100.809843" calcext:value-type="float">
            <text:p>100.809843</text:p>
          </table:table-cell>
          <table:table-cell office:value-type="float" office:value="99.783623" calcext:value-type="float">
            <text:p>99.783623</text:p>
          </table:table-cell>
          <table:table-cell office:value-type="float" office:value="0.006436" calcext:value-type="float">
            <text:p>0.00643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4" calcext:value-type="float">
            <text:p>1664</text:p>
          </table:table-cell>
          <table:table-cell office:value-type="float" office:value="1424" calcext:value-type="float">
            <text:p>142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.015804" calcext:value-type="float">
            <text:p>1.015804</text:p>
          </table:table-cell>
          <table:table-cell office:value-type="float" office:value="100.847287" calcext:value-type="float">
            <text:p>100.847287</text:p>
          </table:table-cell>
          <table:table-cell office:value-type="float" office:value="99.831483" calcext:value-type="float">
            <text:p>99.83148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62" calcext:value-type="float">
            <text:p>1062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.045074" calcext:value-type="float">
            <text:p>1.045074</text:p>
          </table:table-cell>
          <table:table-cell office:value-type="float" office:value="98.033409" calcext:value-type="float">
            <text:p>98.033409</text:p>
          </table:table-cell>
          <table:table-cell office:value-type="float" office:value="96.988335" calcext:value-type="float">
            <text:p>96.98833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22" calcext:value-type="float">
            <text:p>9822</text:p>
          </table:table-cell>
          <table:table-cell office:value-type="float" office:value="9678" calcext:value-type="float">
            <text:p>9678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4.038536" calcext:value-type="float">
            <text:p>4.038536</text:p>
          </table:table-cell>
          <table:table-cell office:value-type="float" office:value="100.848621" calcext:value-type="float">
            <text:p>100.848621</text:p>
          </table:table-cell>
          <table:table-cell office:value-type="float" office:value="96.810086" calcext:value-type="float">
            <text:p>96.81008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0804040" calcext:value-type="float">
            <text:p>10804040</text:p>
          </table:table-cell>
          <table:table-cell office:value-type="float" office:value="12178" calcext:value-type="float">
            <text:p>12178</text:p>
          </table:table-cell>
          <table:table-cell office:value-type="float" office:value="10270" calcext:value-type="float">
            <text:p>10270</text:p>
          </table:table-cell>
          <table:table-cell office:value-type="float" office:value="1.016269" calcext:value-type="float">
            <text:p>1.016269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8827" calcext:value-type="float">
            <text:p>98.988827</text:p>
          </table:table-cell>
          <table:table-cell office:value-type="float" office:value="0.873152" calcext:value-type="float">
            <text:p>0.873152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09152" calcext:value-type="float">
            <text:p>12809152</text:p>
          </table:table-cell>
          <table:table-cell office:value-type="float" office:value="1792608" calcext:value-type="float">
            <text:p>1792608</text:p>
          </table:table-cell>
          <table:table-cell office:value-type="float" office:value="12176" calcext:value-type="float">
            <text:p>12176</text:p>
          </table:table-cell>
          <table:table-cell office:value-type="float" office:value="1704" calcext:value-type="float">
            <text:p>1704</text:p>
          </table:table-cell>
          <table:table-cell office:value-type="float" office:value="1.097591" calcext:value-type="float">
            <text:p>1.097591</text:p>
          </table:table-cell>
          <table:table-cell office:value-type="float" office:value="101.730389" calcext:value-type="float">
            <text:p>101.730389</text:p>
          </table:table-cell>
          <table:table-cell office:value-type="float" office:value="100.632798" calcext:value-type="float">
            <text:p>100.632798</text:p>
          </table:table-cell>
          <table:table-cell office:value-type="float" office:value="0.142507" calcext:value-type="float">
            <text:p>0.142507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112" calcext:value-type="float">
            <text:p>86112</text:p>
          </table:table-cell>
          <table:table-cell office:value-type="float" office:value="85232" calcext:value-type="float">
            <text:p>85232</text:p>
          </table:table-cell>
          <table:table-cell office:value-type="float" office:value="2130" calcext:value-type="float">
            <text:p>2130</text:p>
          </table:table-cell>
          <table:table-cell office:value-type="float" office:value="2109" calcext:value-type="float">
            <text:p>2109</text:p>
          </table:table-cell>
          <table:table-cell office:value-type="float" office:value="1.045782" calcext:value-type="float">
            <text:p>1.045782</text:p>
          </table:table-cell>
          <table:table-cell office:value-type="float" office:value="101.222625" calcext:value-type="float">
            <text:p>101.222625</text:p>
          </table:table-cell>
          <table:table-cell office:value-type="float" office:value="100.176843" calcext:value-type="float">
            <text:p>100.176843</text:p>
          </table:table-cell>
          <table:table-cell office:value-type="float" office:value="0.006807" calcext:value-type="float">
            <text:p>0.006807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2" calcext:value-type="float">
            <text:p>1912</text:p>
          </table:table-cell>
          <table:table-cell office:value-type="float" office:value="1384" calcext:value-type="float">
            <text:p>138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.029883" calcext:value-type="float">
            <text:p>1.029883</text:p>
          </table:table-cell>
          <table:table-cell office:value-type="float" office:value="101.225525" calcext:value-type="float">
            <text:p>101.225525</text:p>
          </table:table-cell>
          <table:table-cell office:value-type="float" office:value="100.195642" calcext:value-type="float">
            <text:p>100.19564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2" calcext:value-type="float">
            <text:p>1302</text:p>
          </table:table-cell>
          <table:table-cell office:value-type="float" office:value="972" calcext:value-type="float">
            <text:p>97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.068869" calcext:value-type="float">
            <text:p>1.068869</text:p>
          </table:table-cell>
          <table:table-cell office:value-type="float" office:value="101.223959" calcext:value-type="float">
            <text:p>101.223959</text:p>
          </table:table-cell>
          <table:table-cell office:value-type="float" office:value="100.15509" calcext:value-type="float">
            <text:p>100.1550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176" calcext:value-type="float">
            <text:p>10176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4.771109" calcext:value-type="float">
            <text:p>4.771109</text:p>
          </table:table-cell>
          <table:table-cell office:value-type="float" office:value="97.870706" calcext:value-type="float">
            <text:p>97.870706</text:p>
          </table:table-cell>
          <table:table-cell office:value-type="float" office:value="93.099596" calcext:value-type="float">
            <text:p>93.099596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0784052" calcext:value-type="float">
            <text:p>10784052</text:p>
          </table:table-cell>
          <table:table-cell office:value-type="float" office:value="12277" calcext:value-type="float">
            <text:p>12277</text:p>
          </table:table-cell>
          <table:table-cell office:value-type="float" office:value="10251" calcext:value-type="float">
            <text:p>10251</text:p>
          </table:table-cell>
          <table:table-cell office:value-type="float" office:value="1.01827" calcext:value-type="float">
            <text:p>1.01827</text:p>
          </table:table-cell>
          <table:table-cell office:value-type="float" office:value="100.660191" calcext:value-type="float">
            <text:p>100.660191</text:p>
          </table:table-cell>
          <table:table-cell office:value-type="float" office:value="99.641921" calcext:value-type="float">
            <text:p>99.641921</text:p>
          </table:table-cell>
          <table:table-cell office:value-type="float" office:value="0.865825" calcext:value-type="float">
            <text:p>0.865825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3300" calcext:value-type="float">
            <text:p>12913300</text:p>
          </table:table-cell>
          <table:table-cell office:value-type="float" office:value="1589572" calcext:value-type="float">
            <text:p>1589572</text:p>
          </table:table-cell>
          <table:table-cell office:value-type="float" office:value="12275" calcext:value-type="float">
            <text:p>12275</text:p>
          </table:table-cell>
          <table:table-cell office:value-type="float" office:value="1511" calcext:value-type="float">
            <text:p>1511</text:p>
          </table:table-cell>
          <table:table-cell office:value-type="float" office:value="1.104483" calcext:value-type="float">
            <text:p>1.104483</text:p>
          </table:table-cell>
          <table:table-cell office:value-type="float" office:value="100.959631" calcext:value-type="float">
            <text:p>100.959631</text:p>
          </table:table-cell>
          <table:table-cell office:value-type="float" office:value="99.855148" calcext:value-type="float">
            <text:p>99.855148</text:p>
          </table:table-cell>
          <table:table-cell office:value-type="float" office:value="0.12735" calcext:value-type="float">
            <text:p>0.12735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056" calcext:value-type="float">
            <text:p>101056</text:p>
          </table:table-cell>
          <table:table-cell office:value-type="float" office:value="99712" calcext:value-type="float">
            <text:p>99712</text:p>
          </table:table-cell>
          <table:table-cell office:value-type="float" office:value="2502" calcext:value-type="float">
            <text:p>2502</text:p>
          </table:table-cell>
          <table:table-cell office:value-type="float" office:value="2469" calcext:value-type="float">
            <text:p>2469</text:p>
          </table:table-cell>
          <table:table-cell office:value-type="float" office:value="1.053705" calcext:value-type="float">
            <text:p>1.053705</text:p>
          </table:table-cell>
          <table:table-cell office:value-type="float" office:value="101.075201" calcext:value-type="float">
            <text:p>101.075201</text:p>
          </table:table-cell>
          <table:table-cell office:value-type="float" office:value="100.021496" calcext:value-type="float">
            <text:p>100.021496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0" calcext:value-type="float">
            <text:p>1720</text:p>
          </table:table-cell>
          <table:table-cell office:value-type="float" office:value="1576" calcext:value-type="float">
            <text:p>157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.038617" calcext:value-type="float">
            <text:p>1.038617</text:p>
          </table:table-cell>
          <table:table-cell office:value-type="float" office:value="101.073635" calcext:value-type="float">
            <text:p>101.073635</text:p>
          </table:table-cell>
          <table:table-cell office:value-type="float" office:value="100.035018" calcext:value-type="float">
            <text:p>100.0350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52" calcext:value-type="float">
            <text:p>1152</text:p>
          </table:table-cell>
          <table:table-cell office:value-type="float" office:value="822" calcext:value-type="float">
            <text:p>82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.071529" calcext:value-type="float">
            <text:p>1.071529</text:p>
          </table:table-cell>
          <table:table-cell office:value-type="float" office:value="98.727404" calcext:value-type="float">
            <text:p>98.727404</text:p>
          </table:table-cell>
          <table:table-cell office:value-type="float" office:value="97.655875" calcext:value-type="float">
            <text:p>97.655875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46" calcext:value-type="float">
            <text:p>10446</text:p>
          </table:table-cell>
          <table:table-cell office:value-type="float" office:value="10350" calcext:value-type="float">
            <text:p>10350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3.552046" calcext:value-type="float">
            <text:p>3.552046</text:p>
          </table:table-cell>
          <table:table-cell office:value-type="float" office:value="101.076575" calcext:value-type="float">
            <text:p>101.076575</text:p>
          </table:table-cell>
          <table:table-cell office:value-type="float" office:value="97.524529" calcext:value-type="float">
            <text:p>97.524529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0590484" calcext:value-type="float">
            <text:p>10590484</text:p>
          </table:table-cell>
          <table:table-cell office:value-type="float" office:value="12375" calcext:value-type="float">
            <text:p>12375</text:p>
          </table:table-cell>
          <table:table-cell office:value-type="float" office:value="10067" calcext:value-type="float">
            <text:p>10067</text:p>
          </table:table-cell>
          <table:table-cell office:value-type="float" office:value="1.017789" calcext:value-type="float">
            <text:p>1.017789</text:p>
          </table:table-cell>
          <table:table-cell office:value-type="float" office:value="100.628606" calcext:value-type="float">
            <text:p>100.628606</text:p>
          </table:table-cell>
          <table:table-cell office:value-type="float" office:value="99.610816" calcext:value-type="float">
            <text:p>99.610816</text:p>
          </table:table-cell>
          <table:table-cell office:value-type="float" office:value="0.850549" calcext:value-type="float">
            <text:p>0.850549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7448" calcext:value-type="float">
            <text:p>13017448</text:p>
          </table:table-cell>
          <table:table-cell office:value-type="float" office:value="1858884" calcext:value-type="float">
            <text:p>1858884</text:p>
          </table:table-cell>
          <table:table-cell office:value-type="float" office:value="12374" calcext:value-type="float">
            <text:p>12374</text:p>
          </table:table-cell>
          <table:table-cell office:value-type="float" office:value="1767" calcext:value-type="float">
            <text:p>1767</text:p>
          </table:table-cell>
          <table:table-cell office:value-type="float" office:value="1.104053" calcext:value-type="float">
            <text:p>1.104053</text:p>
          </table:table-cell>
          <table:table-cell office:value-type="float" office:value="100.762393" calcext:value-type="float">
            <text:p>100.762393</text:p>
          </table:table-cell>
          <table:table-cell office:value-type="float" office:value="99.65834" calcext:value-type="float">
            <text:p>99.65834</text:p>
          </table:table-cell>
          <table:table-cell office:value-type="float" office:value="0.149221" calcext:value-type="float">
            <text:p>0.149221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664" calcext:value-type="float">
            <text:p>90664</text:p>
          </table:table-cell>
          <table:table-cell office:value-type="float" office:value="88880" calcext:value-type="float">
            <text:p>88880</text:p>
          </table:table-cell>
          <table:table-cell office:value-type="float" office:value="2242" calcext:value-type="float">
            <text:p>2242</text:p>
          </table:table-cell>
          <table:table-cell office:value-type="float" office:value="2199" calcext:value-type="float">
            <text:p>2199</text:p>
          </table:table-cell>
          <table:table-cell office:value-type="float" office:value="1.052995" calcext:value-type="float">
            <text:p>1.052995</text:p>
          </table:table-cell>
          <table:table-cell office:value-type="float" office:value="100.770286" calcext:value-type="float">
            <text:p>100.770286</text:p>
          </table:table-cell>
          <table:table-cell office:value-type="float" office:value="99.717291" calcext:value-type="float">
            <text:p>99.717291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2" calcext:value-type="float">
            <text:p>2432</text:p>
          </table:table-cell>
          <table:table-cell office:value-type="float" office:value="1616" calcext:value-type="float">
            <text:p>161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.026152" calcext:value-type="float">
            <text:p>1.026152</text:p>
          </table:table-cell>
          <table:table-cell office:value-type="float" office:value="100.163353" calcext:value-type="float">
            <text:p>100.163353</text:p>
          </table:table-cell>
          <table:table-cell office:value-type="float" office:value="99.137201" calcext:value-type="float">
            <text:p>99.13720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182" calcext:value-type="float">
            <text:p>118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.070839" calcext:value-type="float">
            <text:p>1.070839</text:p>
          </table:table-cell>
          <table:table-cell office:value-type="float" office:value="100.166254" calcext:value-type="float">
            <text:p>100.166254</text:p>
          </table:table-cell>
          <table:table-cell office:value-type="float" office:value="99.095415" calcext:value-type="float">
            <text:p>99.095415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080" calcext:value-type="float">
            <text:p>10080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.710823" calcext:value-type="float">
            <text:p>2.710823</text:p>
          </table:table-cell>
          <table:table-cell office:value-type="float" office:value="100.161687" calcext:value-type="float">
            <text:p>100.161687</text:p>
          </table:table-cell>
          <table:table-cell office:value-type="float" office:value="97.450864" calcext:value-type="float">
            <text:p>97.450864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11102808" calcext:value-type="float">
            <text:p>11102808</text:p>
          </table:table-cell>
          <table:table-cell office:value-type="float" office:value="12474" calcext:value-type="float">
            <text:p>12474</text:p>
          </table:table-cell>
          <table:table-cell office:value-type="float" office:value="10554" calcext:value-type="float">
            <text:p>10554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100.769027" calcext:value-type="float">
            <text:p>100.769027</text:p>
          </table:table-cell>
          <table:table-cell office:value-type="float" office:value="99.758586" calcext:value-type="float">
            <text:p>99.758586</text:p>
          </table:table-cell>
          <table:table-cell office:value-type="float" office:value="0.890374" calcext:value-type="float">
            <text:p>0.89037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1596" calcext:value-type="float">
            <text:p>13121596</text:p>
          </table:table-cell>
          <table:table-cell office:value-type="float" office:value="1722124" calcext:value-type="float">
            <text:p>1722124</text:p>
          </table:table-cell>
          <table:table-cell office:value-type="float" office:value="12473" calcext:value-type="float">
            <text:p>12473</text:p>
          </table:table-cell>
          <table:table-cell office:value-type="float" office:value="1637" calcext:value-type="float">
            <text:p>1637</text:p>
          </table:table-cell>
          <table:table-cell office:value-type="float" office:value="1.116297" calcext:value-type="float">
            <text:p>1.116297</text:p>
          </table:table-cell>
          <table:table-cell office:value-type="float" office:value="100.563599" calcext:value-type="float">
            <text:p>100.563599</text:p>
          </table:table-cell>
          <table:table-cell office:value-type="float" office:value="99.447303" calcext:value-type="float">
            <text:p>99.447303</text:p>
          </table:table-cell>
          <table:table-cell office:value-type="float" office:value="0.138536" calcext:value-type="float">
            <text:p>0.13853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200" calcext:value-type="float">
            <text:p>88200</text:p>
          </table:table-cell>
          <table:table-cell office:value-type="float" office:value="86248" calcext:value-type="float">
            <text:p>86248</text:p>
          </table:table-cell>
          <table:table-cell office:value-type="float" office:value="2182" calcext:value-type="float">
            <text:p>2182</text:p>
          </table:table-cell>
          <table:table-cell office:value-type="float" office:value="2135" calcext:value-type="float">
            <text:p>2135</text:p>
          </table:table-cell>
          <table:table-cell office:value-type="float" office:value="1.039264" calcext:value-type="float">
            <text:p>1.039264</text:p>
          </table:table-cell>
          <table:table-cell office:value-type="float" office:value="100.565246" calcext:value-type="float">
            <text:p>100.565246</text:p>
          </table:table-cell>
          <table:table-cell office:value-type="float" office:value="99.525982" calcext:value-type="float">
            <text:p>99.525982</text:p>
          </table:table-cell>
          <table:table-cell office:value-type="float" office:value="0.006933" calcext:value-type="float">
            <text:p>0.00693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" calcext:value-type="float">
            <text:p>2176</text:p>
          </table:table-cell>
          <table:table-cell office:value-type="float" office:value="1936" calcext:value-type="float">
            <text:p>19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.024215" calcext:value-type="float">
            <text:p>1.024215</text:p>
          </table:table-cell>
          <table:table-cell office:value-type="float" office:value="100.566653" calcext:value-type="float">
            <text:p>100.566653</text:p>
          </table:table-cell>
          <table:table-cell office:value-type="float" office:value="99.542437" calcext:value-type="float">
            <text:p>99.542437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6" calcext:value-type="float">
            <text:p>1356</text:p>
          </table:table-cell>
          <table:table-cell office:value-type="float" office:value="1116" calcext:value-type="float">
            <text:p>111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.051285" calcext:value-type="float">
            <text:p>1.051285</text:p>
          </table:table-cell>
          <table:table-cell office:value-type="float" office:value="100.19034" calcext:value-type="float">
            <text:p>100.19034</text:p>
          </table:table-cell>
          <table:table-cell office:value-type="float" office:value="99.139055" calcext:value-type="float">
            <text:p>99.13905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90" calcext:value-type="float">
            <text:p>10590</text:p>
          </table:table-cell>
          <table:table-cell office:value-type="float" office:value="10446" calcext:value-type="float">
            <text:p>10446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.842498" calcext:value-type="float">
            <text:p>2.842498</text:p>
          </table:table-cell>
          <table:table-cell office:value-type="float" office:value="100.567987" calcext:value-type="float">
            <text:p>100.567987</text:p>
          </table:table-cell>
          <table:table-cell office:value-type="float" office:value="97.725489" calcext:value-type="float">
            <text:p>97.725489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10682008" calcext:value-type="float">
            <text:p>10682008</text:p>
          </table:table-cell>
          <table:table-cell office:value-type="float" office:value="12573" calcext:value-type="float">
            <text:p>12573</text:p>
          </table:table-cell>
          <table:table-cell office:value-type="float" office:value="10154" calcext:value-type="float">
            <text:p>10154</text:p>
          </table:table-cell>
          <table:table-cell office:value-type="float" office:value="1.01707" calcext:value-type="float">
            <text:p>1.01707</text:p>
          </table:table-cell>
          <table:table-cell office:value-type="float" office:value="100.487211" calcext:value-type="float">
            <text:p>100.487211</text:p>
          </table:table-cell>
          <table:table-cell office:value-type="float" office:value="99.470141" calcext:value-type="float">
            <text:p>99.470141</text:p>
          </table:table-cell>
          <table:table-cell office:value-type="float" office:value="0.859113" calcext:value-type="float">
            <text:p>0.859113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5744" calcext:value-type="float">
            <text:p>13225744</text:p>
          </table:table-cell>
          <table:table-cell office:value-type="float" office:value="1796816" calcext:value-type="float">
            <text:p>1796816</text:p>
          </table:table-cell>
          <table:table-cell office:value-type="float" office:value="12572" calcext:value-type="float">
            <text:p>12572</text:p>
          </table:table-cell>
          <table:table-cell office:value-type="float" office:value="1708" calcext:value-type="float">
            <text:p>1708</text:p>
          </table:table-cell>
          <table:table-cell office:value-type="float" office:value="1.314766" calcext:value-type="float">
            <text:p>1.314766</text:p>
          </table:table-cell>
          <table:table-cell office:value-type="float" office:value="100.535366" calcext:value-type="float">
            <text:p>100.535366</text:p>
          </table:table-cell>
          <table:table-cell office:value-type="float" office:value="99.2206" calcext:value-type="float">
            <text:p>99.2206</text:p>
          </table:table-cell>
          <table:table-cell office:value-type="float" office:value="0.144874" calcext:value-type="float">
            <text:p>0.144874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648" calcext:value-type="float">
            <text:p>93648</text:p>
          </table:table-cell>
          <table:table-cell office:value-type="float" office:value="91872" calcext:value-type="float">
            <text:p>91872</text:p>
          </table:table-cell>
          <table:table-cell office:value-type="float" office:value="2319" calcext:value-type="float">
            <text:p>2319</text:p>
          </table:table-cell>
          <table:table-cell office:value-type="float" office:value="2276" calcext:value-type="float">
            <text:p>2276</text:p>
          </table:table-cell>
          <table:table-cell office:value-type="float" office:value="1.274853" calcext:value-type="float">
            <text:p>1.274853</text:p>
          </table:table-cell>
          <table:table-cell office:value-type="float" office:value="100.571858" calcext:value-type="float">
            <text:p>100.571858</text:p>
          </table:table-cell>
          <table:table-cell office:value-type="float" office:value="99.297004" calcext:value-type="float">
            <text:p>99.297004</text:p>
          </table:table-cell>
          <table:table-cell office:value-type="float" office:value="0.007402" calcext:value-type="float">
            <text:p>0.007402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72" calcext:value-type="float">
            <text:p>2672</text:p>
          </table:table-cell>
          <table:table-cell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.259746" calcext:value-type="float">
            <text:p>1.259746</text:p>
          </table:table-cell>
          <table:table-cell office:value-type="float" office:value="92.026838" calcext:value-type="float">
            <text:p>92.026838</text:p>
          </table:table-cell>
          <table:table-cell office:value-type="float" office:value="90.767092" calcext:value-type="float">
            <text:p>90.76709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1224" calcext:value-type="float">
            <text:p>1224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.287335" calcext:value-type="float">
            <text:p>1.287335</text:p>
          </table:table-cell>
          <table:table-cell office:value-type="float" office:value="92.025432" calcext:value-type="float">
            <text:p>92.025432</text:p>
          </table:table-cell>
          <table:table-cell office:value-type="float" office:value="90.738097" calcext:value-type="float">
            <text:p>90.73809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08" calcext:value-type="float">
            <text:p>9408</text:p>
          </table:table-cell>
          <table:table-cell office:value-type="float" office:value="9264" calcext:value-type="float">
            <text:p>9264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4.320541" calcext:value-type="float">
            <text:p>4.320541</text:p>
          </table:table-cell>
          <table:table-cell office:value-type="float" office:value="99.18114" calcext:value-type="float">
            <text:p>99.18114</text:p>
          </table:table-cell>
          <table:table-cell office:value-type="float" office:value="94.860598" calcext:value-type="float">
            <text:p>94.860598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0805092" calcext:value-type="float">
            <text:p>10805092</text:p>
          </table:table-cell>
          <table:table-cell office:value-type="float" office:value="12672" calcext:value-type="float">
            <text:p>12672</text:p>
          </table:table-cell>
          <table:table-cell office:value-type="float" office:value="10271" calcext:value-type="float">
            <text:p>10271</text:p>
          </table:table-cell>
          <table:table-cell office:value-type="float" office:value="1.009203" calcext:value-type="float">
            <text:p>1.009203</text:p>
          </table:table-cell>
          <table:table-cell office:value-type="float" office:value="100.493849" calcext:value-type="float">
            <text:p>100.493849</text:p>
          </table:table-cell>
          <table:table-cell office:value-type="float" office:value="99.484647" calcext:value-type="float">
            <text:p>99.484647</text:p>
          </table:table-cell>
          <table:table-cell office:value-type="float" office:value="0.868885" calcext:value-type="float">
            <text:p>0.86888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29892" calcext:value-type="float">
            <text:p>13329892</text:p>
          </table:table-cell>
          <table:table-cell office:value-type="float" office:value="1856780" calcext:value-type="float">
            <text:p>1856780</text:p>
          </table:table-cell>
          <table:table-cell office:value-type="float" office:value="12671" calcext:value-type="float">
            <text:p>12671</text:p>
          </table:table-cell>
          <table:table-cell office:value-type="float" office:value="1765" calcext:value-type="float">
            <text:p>1765</text:p>
          </table:table-cell>
          <table:table-cell office:value-type="float" office:value="1.076735" calcext:value-type="float">
            <text:p>1.076735</text:p>
          </table:table-cell>
          <table:table-cell office:value-type="float" office:value="101.027628" calcext:value-type="float">
            <text:p>101.027628</text:p>
          </table:table-cell>
          <table:table-cell office:value-type="float" office:value="99.950894" calcext:value-type="float">
            <text:p>99.950894</text:p>
          </table:table-cell>
          <table:table-cell office:value-type="float" office:value="0.148615" calcext:value-type="float">
            <text:p>0.14861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648" calcext:value-type="float">
            <text:p>82648</text:p>
          </table:table-cell>
          <table:table-cell office:value-type="float" office:value="80304" calcext:value-type="float">
            <text:p>80304</text:p>
          </table:table-cell>
          <table:table-cell office:value-type="float" office:value="2044" calcext:value-type="float">
            <text:p>2044</text:p>
          </table:table-cell>
          <table:table-cell office:value-type="float" office:value="1987" calcext:value-type="float">
            <text:p>1987</text:p>
          </table:table-cell>
          <table:table-cell office:value-type="float" office:value="1.033413" calcext:value-type="float">
            <text:p>1.033413</text:p>
          </table:table-cell>
          <table:table-cell office:value-type="float" office:value="100.529589" calcext:value-type="float">
            <text:p>100.529589</text:p>
          </table:table-cell>
          <table:table-cell office:value-type="float" office:value="99.496177" calcext:value-type="float">
            <text:p>99.496177</text:p>
          </table:table-cell>
          <table:table-cell office:value-type="float" office:value="0.006457" calcext:value-type="float">
            <text:p>0.00645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20" calcext:value-type="float">
            <text:p>2920</text:p>
          </table:table-cell>
          <table:table-cell office:value-type="float" office:value="1960" calcext:value-type="float">
            <text:p>196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.023157" calcext:value-type="float">
            <text:p>1.023157</text:p>
          </table:table-cell>
          <table:table-cell office:value-type="float" office:value="98.682008" calcext:value-type="float">
            <text:p>98.682008</text:p>
          </table:table-cell>
          <table:table-cell office:value-type="float" office:value="97.658851" calcext:value-type="float">
            <text:p>97.65885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6" calcext:value-type="float">
            <text:p>1686</text:p>
          </table:table-cell>
          <table:table-cell office:value-type="float" office:value="1326" calcext:value-type="float">
            <text:p>1326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.056839" calcext:value-type="float">
            <text:p>1.056839</text:p>
          </table:table-cell>
          <table:table-cell office:value-type="float" office:value="98.70211" calcext:value-type="float">
            <text:p>98.70211</text:p>
          </table:table-cell>
          <table:table-cell office:value-type="float" office:value="97.64527" calcext:value-type="float">
            <text:p>97.6452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16" calcext:value-type="float">
            <text:p>9216</text:p>
          </table:table-cell>
          <table:table-cell office:value-type="float" office:value="9024" calcext:value-type="float">
            <text:p>9024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3.804414" calcext:value-type="float">
            <text:p>3.804414</text:p>
          </table:table-cell>
          <table:table-cell office:value-type="float" office:value="100.192356" calcext:value-type="float">
            <text:p>100.192356</text:p>
          </table:table-cell>
          <table:table-cell office:value-type="float" office:value="96.387942" calcext:value-type="float">
            <text:p>96.38794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10487388" calcext:value-type="float">
            <text:p>10487388</text:p>
          </table:table-cell>
          <table:table-cell office:value-type="float" office:value="12771" calcext:value-type="float">
            <text:p>12771</text:p>
          </table:table-cell>
          <table:table-cell office:value-type="float" office:value="9969" calcext:value-type="float">
            <text:p>9969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100.582077" calcext:value-type="float">
            <text:p>100.582077</text:p>
          </table:table-cell>
          <table:table-cell office:value-type="float" office:value="99.572575" calcext:value-type="float">
            <text:p>99.572575</text:p>
          </table:table-cell>
          <table:table-cell office:value-type="float" office:value="0.842592" calcext:value-type="float">
            <text:p>0.842592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4040" calcext:value-type="float">
            <text:p>13434040</text:p>
          </table:table-cell>
          <table:table-cell office:value-type="float" office:value="1950408" calcext:value-type="float">
            <text:p>1950408</text:p>
          </table:table-cell>
          <table:table-cell office:value-type="float" office:value="12770" calcext:value-type="float">
            <text:p>12770</text:p>
          </table:table-cell>
          <table:table-cell office:value-type="float" office:value="1854" calcext:value-type="float">
            <text:p>1854</text:p>
          </table:table-cell>
          <table:table-cell office:value-type="float" office:value="1.321299" calcext:value-type="float">
            <text:p>1.321299</text:p>
          </table:table-cell>
          <table:table-cell office:value-type="float" office:value="100.518079" calcext:value-type="float">
            <text:p>100.518079</text:p>
          </table:table-cell>
          <table:table-cell office:value-type="float" office:value="99.196781" calcext:value-type="float">
            <text:p>99.196781</text:p>
          </table:table-cell>
          <table:table-cell office:value-type="float" office:value="0.157296" calcext:value-type="float">
            <text:p>0.157296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272" calcext:value-type="float">
            <text:p>97272</text:p>
          </table:table-cell>
          <table:table-cell office:value-type="float" office:value="94832" calcext:value-type="float">
            <text:p>94832</text:p>
          </table:table-cell>
          <table:table-cell office:value-type="float" office:value="2407" calcext:value-type="float">
            <text:p>2407</text:p>
          </table:table-cell>
          <table:table-cell office:value-type="float" office:value="2347" calcext:value-type="float">
            <text:p>2347</text:p>
          </table:table-cell>
          <table:table-cell office:value-type="float" office:value="1.278539" calcext:value-type="float">
            <text:p>1.278539</text:p>
          </table:table-cell>
          <table:table-cell office:value-type="float" office:value="101.042548" calcext:value-type="float">
            <text:p>101.042548</text:p>
          </table:table-cell>
          <table:table-cell office:value-type="float" office:value="99.764009" calcext:value-type="float">
            <text:p>99.764009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04" calcext:value-type="float">
            <text:p>3104</text:p>
          </table:table-cell>
          <table:table-cell office:value-type="float" office:value="2624" calcext:value-type="float">
            <text:p>262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.263551" calcext:value-type="float">
            <text:p>1.263551</text:p>
          </table:table-cell>
          <table:table-cell office:value-type="float" office:value="101.057478" calcext:value-type="float">
            <text:p>101.057478</text:p>
          </table:table-cell>
          <table:table-cell office:value-type="float" office:value="99.793927" calcext:value-type="float">
            <text:p>99.79392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84" calcext:value-type="float">
            <text:p>2184</text:p>
          </table:table-cell>
          <table:table-cell office:value-type="float" office:value="1734" calcext:value-type="float">
            <text:p>173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.290761" calcext:value-type="float">
            <text:p>1.290761</text:p>
          </table:table-cell>
          <table:table-cell office:value-type="float" office:value="101.032711" calcext:value-type="float">
            <text:p>101.032711</text:p>
          </table:table-cell>
          <table:table-cell office:value-type="float" office:value="99.74195" calcext:value-type="float">
            <text:p>99.7419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64" calcext:value-type="float">
            <text:p>10464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.097774" calcext:value-type="float">
            <text:p>3.097774</text:p>
          </table:table-cell>
          <table:table-cell office:value-type="float" office:value="101.056072" calcext:value-type="float">
            <text:p>101.056072</text:p>
          </table:table-cell>
          <table:table-cell office:value-type="float" office:value="97.958298" calcext:value-type="float">
            <text:p>97.958298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10940800" calcext:value-type="float">
            <text:p>10940800</text:p>
          </table:table-cell>
          <table:table-cell office:value-type="float" office:value="12870" calcext:value-type="float">
            <text:p>12870</text:p>
          </table:table-cell>
          <table:table-cell office:value-type="float" office:value="10400" calcext:value-type="float">
            <text:p>10400</text:p>
          </table:table-cell>
          <table:table-cell office:value-type="float" office:value="1.020333" calcext:value-type="float">
            <text:p>1.020333</text:p>
          </table:table-cell>
          <table:table-cell office:value-type="float" office:value="100.482833" calcext:value-type="float">
            <text:p>100.482833</text:p>
          </table:table-cell>
          <table:table-cell office:value-type="float" office:value="99.4625" calcext:value-type="float">
            <text:p>99.4625</text:p>
          </table:table-cell>
          <table:table-cell office:value-type="float" office:value="0.879994" calcext:value-type="float">
            <text:p>0.87999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8188" calcext:value-type="float">
            <text:p>13538188</text:p>
          </table:table-cell>
          <table:table-cell office:value-type="float" office:value="1853624" calcext:value-type="float">
            <text:p>1853624</text:p>
          </table:table-cell>
          <table:table-cell office:value-type="float" office:value="12869" calcext:value-type="float">
            <text:p>12869</text:p>
          </table:table-cell>
          <table:table-cell office:value-type="float" office:value="1762" calcext:value-type="float">
            <text:p>1762</text:p>
          </table:table-cell>
          <table:table-cell office:value-type="float" office:value="1.123024" calcext:value-type="float">
            <text:p>1.123024</text:p>
          </table:table-cell>
          <table:table-cell office:value-type="float" office:value="100.745257" calcext:value-type="float">
            <text:p>100.745257</text:p>
          </table:table-cell>
          <table:table-cell office:value-type="float" office:value="99.622233" calcext:value-type="float">
            <text:p>99.622233</text:p>
          </table:table-cell>
          <table:table-cell office:value-type="float" office:value="0.148852" calcext:value-type="float">
            <text:p>0.14885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600" calcext:value-type="float">
            <text:p>77600</text:p>
          </table:table-cell>
          <table:table-cell office:value-type="float" office:value="75232" calcext:value-type="float">
            <text:p>75232</text:p>
          </table:table-cell>
          <table:table-cell office:value-type="float" office:value="1916" calcext:value-type="float">
            <text:p>1916</text:p>
          </table:table-cell>
          <table:table-cell office:value-type="float" office:value="1859" calcext:value-type="float">
            <text:p>1859</text:p>
          </table:table-cell>
          <table:table-cell office:value-type="float" office:value="1.048254" calcext:value-type="float">
            <text:p>1.048254</text:p>
          </table:table-cell>
          <table:table-cell office:value-type="float" office:value="100.830824" calcext:value-type="float">
            <text:p>100.830824</text:p>
          </table:table-cell>
          <table:table-cell office:value-type="float" office:value="99.78257" calcext:value-type="float">
            <text:p>99.78257</text:p>
          </table:table-cell>
          <table:table-cell office:value-type="float" office:value="0.006032" calcext:value-type="float">
            <text:p>0.00603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0" calcext:value-type="float">
            <text:p>3240</text:p>
          </table:table-cell>
          <table:table-cell office:value-type="float" office:value="2288" calcext:value-type="float">
            <text:p>2288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1.027623" calcext:value-type="float">
            <text:p>1.027623</text:p>
          </table:table-cell>
          <table:table-cell office:value-type="float" office:value="100.826525" calcext:value-type="float">
            <text:p>100.826525</text:p>
          </table:table-cell>
          <table:table-cell office:value-type="float" office:value="99.798902" calcext:value-type="float">
            <text:p>99.798902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34" calcext:value-type="float">
            <text:p>2034</text:p>
          </table:table-cell>
          <table:table-cell office:value-type="float" office:value="1494" calcext:value-type="float">
            <text:p>149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.071741" calcext:value-type="float">
            <text:p>1.071741</text:p>
          </table:table-cell>
          <table:table-cell office:value-type="float" office:value="95.167279" calcext:value-type="float">
            <text:p>95.167279</text:p>
          </table:table-cell>
          <table:table-cell office:value-type="float" office:value="94.095539" calcext:value-type="float">
            <text:p>94.09553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42" calcext:value-type="float">
            <text:p>9342</text:p>
          </table:table-cell>
          <table:table-cell office:value-type="float" office:value="9102" calcext:value-type="float">
            <text:p>9102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.778501" calcext:value-type="float">
            <text:p>2.778501</text:p>
          </table:table-cell>
          <table:table-cell office:value-type="float" office:value="100.827859" calcext:value-type="float">
            <text:p>100.827859</text:p>
          </table:table-cell>
          <table:table-cell office:value-type="float" office:value="98.049358" calcext:value-type="float">
            <text:p>98.049358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10486336" calcext:value-type="float">
            <text:p>10486336</text:p>
          </table:table-cell>
          <table:table-cell office:value-type="float" office:value="12969" calcext:value-type="float">
            <text:p>12969</text:p>
          </table:table-cell>
          <table:table-cell office:value-type="float" office:value="9968" calcext:value-type="float">
            <text:p>9968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0.489109" calcext:value-type="float">
            <text:p>100.489109</text:p>
          </table:table-cell>
          <table:table-cell office:value-type="float" office:value="99.478857" calcext:value-type="float">
            <text:p>99.478857</text:p>
          </table:table-cell>
          <table:table-cell office:value-type="float" office:value="0.843302" calcext:value-type="float">
            <text:p>0.843302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2336" calcext:value-type="float">
            <text:p>13642336</text:p>
          </table:table-cell>
          <table:table-cell office:value-type="float" office:value="1905172" calcext:value-type="float">
            <text:p>1905172</text:p>
          </table:table-cell>
          <table:table-cell office:value-type="float" office:value="12968" calcext:value-type="float">
            <text:p>12968</text:p>
          </table:table-cell>
          <table:table-cell office:value-type="float" office:value="1811" calcext:value-type="float">
            <text:p>1811</text:p>
          </table:table-cell>
          <table:table-cell office:value-type="float" office:value="2.096221" calcext:value-type="float">
            <text:p>2.096221</text:p>
          </table:table-cell>
          <table:table-cell office:value-type="float" office:value="100.636437" calcext:value-type="float">
            <text:p>100.636437</text:p>
          </table:table-cell>
          <table:table-cell office:value-type="float" office:value="98.540216" calcext:value-type="float">
            <text:p>98.540216</text:p>
          </table:table-cell>
          <table:table-cell office:value-type="float" office:value="0.154672" calcext:value-type="float">
            <text:p>0.154672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976" calcext:value-type="float">
            <text:p>78976</text:p>
          </table:table-cell>
          <table:table-cell office:value-type="float" office:value="76456" calcext:value-type="float">
            <text:p>76456</text:p>
          </table:table-cell>
          <table:table-cell office:value-type="float" office:value="1952" calcext:value-type="float">
            <text:p>1952</text:p>
          </table:table-cell>
          <table:table-cell office:value-type="float" office:value="1891" calcext:value-type="float">
            <text:p>1891</text:p>
          </table:table-cell>
          <table:table-cell office:value-type="float" office:value="1.049565" calcext:value-type="float">
            <text:p>1.049565</text:p>
          </table:table-cell>
          <table:table-cell office:value-type="float" office:value="100.537475" calcext:value-type="float">
            <text:p>100.537475</text:p>
          </table:table-cell>
          <table:table-cell office:value-type="float" office:value="99.487911" calcext:value-type="float">
            <text:p>99.487911</text:p>
          </table:table-cell>
          <table:table-cell office:value-type="float" office:value="0.006148" calcext:value-type="float">
            <text:p>0.006148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84" calcext:value-type="float">
            <text:p>3184</text:p>
          </table:table-cell>
          <table:table-cell office:value-type="float" office:value="2088" calcext:value-type="float">
            <text:p>208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.033467" calcext:value-type="float">
            <text:p>1.033467</text:p>
          </table:table-cell>
          <table:table-cell office:value-type="float" office:value="100.639649" calcext:value-type="float">
            <text:p>100.639649</text:p>
          </table:table-cell>
          <table:table-cell office:value-type="float" office:value="99.606181" calcext:value-type="float">
            <text:p>99.606181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0" calcext:value-type="float">
            <text:p>1800</text:p>
          </table:table-cell>
          <table:table-cell office:value-type="float" office:value="1422" calcext:value-type="float">
            <text:p>142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.063268" calcext:value-type="float">
            <text:p>2.063268</text:p>
          </table:table-cell>
          <table:table-cell office:value-type="float" office:value="100.502804" calcext:value-type="float">
            <text:p>100.502804</text:p>
          </table:table-cell>
          <table:table-cell office:value-type="float" office:value="98.439536" calcext:value-type="float">
            <text:p>98.43953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38" calcext:value-type="float">
            <text:p>9438</text:p>
          </table:table-cell>
          <table:table-cell office:value-type="float" office:value="9198" calcext:value-type="float">
            <text:p>919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3.918391" calcext:value-type="float">
            <text:p>3.918391</text:p>
          </table:table-cell>
          <table:table-cell office:value-type="float" office:value="100.641243" calcext:value-type="float">
            <text:p>100.641243</text:p>
          </table:table-cell>
          <table:table-cell office:value-type="float" office:value="96.722852" calcext:value-type="float">
            <text:p>96.722852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0691476" calcext:value-type="float">
            <text:p>10691476</text:p>
          </table:table-cell>
          <table:table-cell office:value-type="float" office:value="13068" calcext:value-type="float">
            <text:p>13068</text:p>
          </table:table-cell>
          <table:table-cell office:value-type="float" office:value="10163" calcext:value-type="float">
            <text:p>10163</text:p>
          </table:table-cell>
          <table:table-cell office:value-type="float" office:value="1.018424" calcext:value-type="float">
            <text:p>1.018424</text:p>
          </table:table-cell>
          <table:table-cell office:value-type="float" office:value="100.493636" calcext:value-type="float">
            <text:p>100.493636</text:p>
          </table:table-cell>
          <table:table-cell office:value-type="float" office:value="99.475212" calcext:value-type="float">
            <text:p>99.475212</text:p>
          </table:table-cell>
          <table:table-cell office:value-type="float" office:value="0.85983" calcext:value-type="float">
            <text:p>0.85983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6484" calcext:value-type="float">
            <text:p>13746484</text:p>
          </table:table-cell>
          <table:table-cell office:value-type="float" office:value="1929368" calcext:value-type="float">
            <text:p>1929368</text:p>
          </table:table-cell>
          <table:table-cell office:value-type="float" office:value="13067" calcext:value-type="float">
            <text:p>13067</text:p>
          </table:table-cell>
          <table:table-cell office:value-type="float" office:value="1834" calcext:value-type="float">
            <text:p>1834</text:p>
          </table:table-cell>
          <table:table-cell office:value-type="float" office:value="1.110709" calcext:value-type="float">
            <text:p>1.110709</text:p>
          </table:table-cell>
          <table:table-cell office:value-type="float" office:value="101.00841" calcext:value-type="float">
            <text:p>101.00841</text:p>
          </table:table-cell>
          <table:table-cell office:value-type="float" office:value="99.8977" calcext:value-type="float">
            <text:p>99.8977</text:p>
          </table:table-cell>
          <table:table-cell office:value-type="float" office:value="0.154508" calcext:value-type="float">
            <text:p>0.15450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128" calcext:value-type="float">
            <text:p>83128</text:p>
          </table:table-cell>
          <table:table-cell office:value-type="float" office:value="80176" calcext:value-type="float">
            <text:p>80176</text:p>
          </table:table-cell>
          <table:table-cell office:value-type="float" office:value="2054" calcext:value-type="float">
            <text:p>2054</text:p>
          </table:table-cell>
          <table:table-cell office:value-type="float" office:value="1982" calcext:value-type="float">
            <text:p>1982</text:p>
          </table:table-cell>
          <table:table-cell office:value-type="float" office:value="1.046445" calcext:value-type="float">
            <text:p>1.046445</text:p>
          </table:table-cell>
          <table:table-cell office:value-type="float" office:value="100.512002" calcext:value-type="float">
            <text:p>100.512002</text:p>
          </table:table-cell>
          <table:table-cell office:value-type="float" office:value="99.465558" calcext:value-type="float">
            <text:p>99.465558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8" calcext:value-type="float">
            <text:p>3248</text:p>
          </table:table-cell>
          <table:table-cell office:value-type="float" office:value="2392" calcext:value-type="float">
            <text:p>2392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.025673" calcext:value-type="float">
            <text:p>1.025673</text:p>
          </table:table-cell>
          <table:table-cell office:value-type="float" office:value="100.510596" calcext:value-type="float">
            <text:p>100.510596</text:p>
          </table:table-cell>
          <table:table-cell office:value-type="float" office:value="99.484922" calcext:value-type="float">
            <text:p>99.4849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464" calcext:value-type="float">
            <text:p>1464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.077795" calcext:value-type="float">
            <text:p>1.077795</text:p>
          </table:table-cell>
          <table:table-cell office:value-type="float" office:value="101.002948" calcext:value-type="float">
            <text:p>101.002948</text:p>
          </table:table-cell>
          <table:table-cell office:value-type="float" office:value="99.925152" calcext:value-type="float">
            <text:p>99.92515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648" calcext:value-type="float">
            <text:p>9648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3.611291" calcext:value-type="float">
            <text:p>3.611291</text:p>
          </table:table-cell>
          <table:table-cell office:value-type="float" office:value="100.028842" calcext:value-type="float">
            <text:p>100.028842</text:p>
          </table:table-cell>
          <table:table-cell office:value-type="float" office:value="96.41755" calcext:value-type="float">
            <text:p>96.41755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0870316" calcext:value-type="float">
            <text:p>10870316</text:p>
          </table:table-cell>
          <table:table-cell office:value-type="float" office:value="13167" calcext:value-type="float">
            <text:p>13167</text:p>
          </table:table-cell>
          <table:table-cell office:value-type="float" office:value="10333" calcext:value-type="float">
            <text:p>10333</text:p>
          </table:table-cell>
          <table:table-cell office:value-type="float" office:value="1.007462" calcext:value-type="float">
            <text:p>1.007462</text:p>
          </table:table-cell>
          <table:table-cell office:value-type="float" office:value="100.493795" calcext:value-type="float">
            <text:p>100.493795</text:p>
          </table:table-cell>
          <table:table-cell office:value-type="float" office:value="99.486333" calcext:value-type="float">
            <text:p>99.486333</text:p>
          </table:table-cell>
          <table:table-cell office:value-type="float" office:value="0.874115" calcext:value-type="float">
            <text:p>0.874115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0632" calcext:value-type="float">
            <text:p>13850632</text:p>
          </table:table-cell>
          <table:table-cell office:value-type="float" office:value="1936732" calcext:value-type="float">
            <text:p>1936732</text:p>
          </table:table-cell>
          <table:table-cell office:value-type="float" office:value="13166" calcext:value-type="float">
            <text:p>13166</text:p>
          </table:table-cell>
          <table:table-cell office:value-type="float" office:value="1841" calcext:value-type="float">
            <text:p>1841</text:p>
          </table:table-cell>
          <table:table-cell office:value-type="float" office:value="1.103817" calcext:value-type="float">
            <text:p>1.103817</text:p>
          </table:table-cell>
          <table:table-cell office:value-type="float" office:value="100.181875" calcext:value-type="float">
            <text:p>100.181875</text:p>
          </table:table-cell>
          <table:table-cell office:value-type="float" office:value="99.078058" calcext:value-type="float">
            <text:p>99.078058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568" calcext:value-type="float">
            <text:p>77568</text:p>
          </table:table-cell>
          <table:table-cell office:value-type="float" office:value="74768" calcext:value-type="float">
            <text:p>74768</text:p>
          </table:table-cell>
          <table:table-cell office:value-type="float" office:value="1915" calcext:value-type="float">
            <text:p>1915</text:p>
          </table:table-cell>
          <table:table-cell office:value-type="float" office:value="1848" calcext:value-type="float">
            <text:p>1848</text:p>
          </table:table-cell>
          <table:table-cell office:value-type="float" office:value="1.037685" calcext:value-type="float">
            <text:p>1.037685</text:p>
          </table:table-cell>
          <table:table-cell office:value-type="float" office:value="100.53945" calcext:value-type="float">
            <text:p>100.53945</text:p>
          </table:table-cell>
          <table:table-cell office:value-type="float" office:value="99.501765" calcext:value-type="float">
            <text:p>99.501765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0" calcext:value-type="float">
            <text:p>3640</text:p>
          </table:table-cell>
          <table:table-cell office:value-type="float" office:value="2728" calcext:value-type="float">
            <text:p>2728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.022636" calcext:value-type="float">
            <text:p>1.022636</text:p>
          </table:table-cell>
          <table:table-cell office:value-type="float" office:value="93.634334" calcext:value-type="float">
            <text:p>93.634334</text:p>
          </table:table-cell>
          <table:table-cell office:value-type="float" office:value="92.611698" calcext:value-type="float">
            <text:p>92.61169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6" calcext:value-type="float">
            <text:p>1956</text:p>
          </table:table-cell>
          <table:table-cell office:value-type="float" office:value="1506" calcext:value-type="float">
            <text:p>1506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.055429" calcext:value-type="float">
            <text:p>1.055429</text:p>
          </table:table-cell>
          <table:table-cell office:value-type="float" office:value="100.191736" calcext:value-type="float">
            <text:p>100.191736</text:p>
          </table:table-cell>
          <table:table-cell office:value-type="float" office:value="99.136307" calcext:value-type="float">
            <text:p>99.13630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360" calcext:value-type="float">
            <text:p>9360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2.695499" calcext:value-type="float">
            <text:p>2.695499</text:p>
          </table:table-cell>
          <table:table-cell office:value-type="float" office:value="99.695511" calcext:value-type="float">
            <text:p>99.695511</text:p>
          </table:table-cell>
          <table:table-cell office:value-type="float" office:value="97.000012" calcext:value-type="float">
            <text:p>97.000012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10694632" calcext:value-type="float">
            <text:p>10694632</text:p>
          </table:table-cell>
          <table:table-cell office:value-type="float" office:value="13266" calcext:value-type="float">
            <text:p>13266</text:p>
          </table:table-cell>
          <table:table-cell office:value-type="float" office:value="10166" calcext:value-type="float">
            <text:p>10166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100.726298" calcext:value-type="float">
            <text:p>100.726298</text:p>
          </table:table-cell>
          <table:table-cell office:value-type="float" office:value="99.716025" calcext:value-type="float">
            <text:p>99.716025</text:p>
          </table:table-cell>
          <table:table-cell office:value-type="float" office:value="0.858007" calcext:value-type="float">
            <text:p>0.85800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4780" calcext:value-type="float">
            <text:p>13954780</text:p>
          </table:table-cell>
          <table:table-cell office:value-type="float" office:value="2031412" calcext:value-type="float">
            <text:p>2031412</text:p>
          </table:table-cell>
          <table:table-cell office:value-type="float" office:value="13265" calcext:value-type="float">
            <text:p>13265</text:p>
          </table:table-cell>
          <table:table-cell office:value-type="float" office:value="1931" calcext:value-type="float">
            <text:p>1931</text:p>
          </table:table-cell>
          <table:table-cell office:value-type="float" office:value="1.111009" calcext:value-type="float">
            <text:p>1.111009</text:p>
          </table:table-cell>
          <table:table-cell office:value-type="float" office:value="101.275325" calcext:value-type="float">
            <text:p>101.275325</text:p>
          </table:table-cell>
          <table:table-cell office:value-type="float" office:value="100.164316" calcext:value-type="float">
            <text:p>100.164316</text:p>
          </table:table-cell>
          <table:table-cell office:value-type="float" office:value="0.162246" calcext:value-type="float">
            <text:p>0.16224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584" calcext:value-type="float">
            <text:p>83584</text:p>
          </table:table-cell>
          <table:table-cell office:value-type="float" office:value="80824" calcext:value-type="float">
            <text:p>80824</text:p>
          </table:table-cell>
          <table:table-cell office:value-type="float" office:value="2063" calcext:value-type="float">
            <text:p>2063</text:p>
          </table:table-cell>
          <table:table-cell office:value-type="float" office:value="1997" calcext:value-type="float">
            <text:p>1997</text:p>
          </table:table-cell>
          <table:table-cell office:value-type="float" office:value="1.041663" calcext:value-type="float">
            <text:p>1.041663</text:p>
          </table:table-cell>
          <table:table-cell office:value-type="float" office:value="100.876916" calcext:value-type="float">
            <text:p>100.876916</text:p>
          </table:table-cell>
          <table:table-cell office:value-type="float" office:value="99.835252" calcext:value-type="float">
            <text:p>99.835252</text:p>
          </table:table-cell>
          <table:table-cell office:value-type="float" office:value="0.006477" calcext:value-type="float">
            <text:p>0.00647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0" calcext:value-type="float">
            <text:p>3400</text:p>
          </table:table-cell>
          <table:table-cell office:value-type="float" office:value="2392" calcext:value-type="float">
            <text:p>239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.032357" calcext:value-type="float">
            <text:p>1.032357</text:p>
          </table:table-cell>
          <table:table-cell office:value-type="float" office:value="97.746526" calcext:value-type="float">
            <text:p>97.746526</text:p>
          </table:table-cell>
          <table:table-cell office:value-type="float" office:value="96.714168" calcext:value-type="float">
            <text:p>96.71416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18" calcext:value-type="float">
            <text:p>2118</text:p>
          </table:table-cell>
          <table:table-cell office:value-type="float" office:value="1608" calcext:value-type="float">
            <text:p>160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.089081" calcext:value-type="float">
            <text:p>1.089081</text:p>
          </table:table-cell>
          <table:table-cell office:value-type="float" office:value="99.258307" calcext:value-type="float">
            <text:p>99.258307</text:p>
          </table:table-cell>
          <table:table-cell office:value-type="float" office:value="98.169227" calcext:value-type="float">
            <text:p>98.16922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792" calcext:value-type="float">
            <text:p>9792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.742102" calcext:value-type="float">
            <text:p>2.742102</text:p>
          </table:table-cell>
          <table:table-cell office:value-type="float" office:value="100.87535" calcext:value-type="float">
            <text:p>100.87535</text:p>
          </table:table-cell>
          <table:table-cell office:value-type="float" office:value="98.133247" calcext:value-type="float">
            <text:p>98.133247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10931332" calcext:value-type="float">
            <text:p>10931332</text:p>
          </table:table-cell>
          <table:table-cell office:value-type="float" office:value="13366" calcext:value-type="float">
            <text:p>13366</text:p>
          </table:table-cell>
          <table:table-cell office:value-type="float" office:value="10391" calcext:value-type="float">
            <text:p>10391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0.559308" calcext:value-type="float">
            <text:p>100.559308</text:p>
          </table:table-cell>
          <table:table-cell office:value-type="float" office:value="99.549006" calcext:value-type="float">
            <text:p>99.549006</text:p>
          </table:table-cell>
          <table:table-cell office:value-type="float" office:value="0.878468" calcext:value-type="float">
            <text:p>0.878468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8928" calcext:value-type="float">
            <text:p>14058928</text:p>
          </table:table-cell>
          <table:table-cell office:value-type="float" office:value="1832584" calcext:value-type="float">
            <text:p>1832584</text:p>
          </table:table-cell>
          <table:table-cell office:value-type="float" office:value="13364" calcext:value-type="float">
            <text:p>13364</text:p>
          </table:table-cell>
          <table:table-cell office:value-type="float" office:value="1742" calcext:value-type="float">
            <text:p>1742</text:p>
          </table:table-cell>
          <table:table-cell office:value-type="float" office:value="1.105087" calcext:value-type="float">
            <text:p>1.105087</text:p>
          </table:table-cell>
          <table:table-cell office:value-type="float" office:value="101.341127" calcext:value-type="float">
            <text:p>101.341127</text:p>
          </table:table-cell>
          <table:table-cell office:value-type="float" office:value="100.23604" calcext:value-type="float">
            <text:p>100.23604</text:p>
          </table:table-cell>
          <table:table-cell office:value-type="float" office:value="0.146261" calcext:value-type="float">
            <text:p>0.146261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696" calcext:value-type="float">
            <text:p>86696</text:p>
          </table:table-cell>
          <table:table-cell office:value-type="float" office:value="84648" calcext:value-type="float">
            <text:p>84648</text:p>
          </table:table-cell>
          <table:table-cell office:value-type="float" office:value="2146" calcext:value-type="float">
            <text:p>2146</text:p>
          </table:table-cell>
          <table:table-cell office:value-type="float" office:value="2096" calcext:value-type="float">
            <text:p>2096</text:p>
          </table:table-cell>
          <table:table-cell office:value-type="float" office:value="1.042333" calcext:value-type="float">
            <text:p>1.042333</text:p>
          </table:table-cell>
          <table:table-cell office:value-type="float" office:value="100.839736" calcext:value-type="float">
            <text:p>100.839736</text:p>
          </table:table-cell>
          <table:table-cell office:value-type="float" office:value="99.797404" calcext:value-type="float">
            <text:p>99.797404</text:p>
          </table:table-cell>
          <table:table-cell office:value-type="float" office:value="0.006786" calcext:value-type="float">
            <text:p>0.006786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56" calcext:value-type="float">
            <text:p>2656</text:p>
          </table:table-cell>
          <table:table-cell office:value-type="float" office:value="2080" calcext:value-type="float">
            <text:p>208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.032967" calcext:value-type="float">
            <text:p>1.032967</text:p>
          </table:table-cell>
          <table:table-cell office:value-type="float" office:value="99.220585" calcext:value-type="float">
            <text:p>99.220585</text:p>
          </table:table-cell>
          <table:table-cell office:value-type="float" office:value="98.187619" calcext:value-type="float">
            <text:p>98.18761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398" calcext:value-type="float">
            <text:p>139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.066789" calcext:value-type="float">
            <text:p>1.066789</text:p>
          </table:table-cell>
          <table:table-cell office:value-type="float" office:value="99.202711" calcext:value-type="float">
            <text:p>99.202711</text:p>
          </table:table-cell>
          <table:table-cell office:value-type="float" office:value="98.135922" calcext:value-type="float">
            <text:p>98.13592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96" calcext:value-type="float">
            <text:p>969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3.621549" calcext:value-type="float">
            <text:p>3.621549</text:p>
          </table:table-cell>
          <table:table-cell office:value-type="float" office:value="100.83829" calcext:value-type="float">
            <text:p>100.83829</text:p>
          </table:table-cell>
          <table:table-cell office:value-type="float" office:value="97.216741" calcext:value-type="float">
            <text:p>97.21674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10493700" calcext:value-type="float">
            <text:p>10493700</text:p>
          </table:table-cell>
          <table:table-cell office:value-type="float" office:value="13465" calcext:value-type="float">
            <text:p>13465</text:p>
          </table:table-cell>
          <table:table-cell office:value-type="float" office:value="9975" calcext:value-type="float">
            <text:p>9975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100.428842" calcext:value-type="float">
            <text:p>100.428842</text:p>
          </table:table-cell>
          <table:table-cell office:value-type="float" office:value="99.412553" calcext:value-type="float">
            <text:p>99.412553</text:p>
          </table:table-cell>
          <table:table-cell office:value-type="float" office:value="0.844457" calcext:value-type="float">
            <text:p>0.84445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3076" calcext:value-type="float">
            <text:p>14163076</text:p>
          </table:table-cell>
          <table:table-cell office:value-type="float" office:value="1956720" calcext:value-type="float">
            <text:p>1956720</text:p>
          </table:table-cell>
          <table:table-cell office:value-type="float" office:value="13463" calcext:value-type="float">
            <text:p>13463</text:p>
          </table:table-cell>
          <table:table-cell office:value-type="float" office:value="1860" calcext:value-type="float">
            <text:p>1860</text:p>
          </table:table-cell>
          <table:table-cell office:value-type="float" office:value="1.113295" calcext:value-type="float">
            <text:p>1.113295</text:p>
          </table:table-cell>
          <table:table-cell office:value-type="float" office:value="100.454416" calcext:value-type="float">
            <text:p>100.454416</text:p>
          </table:table-cell>
          <table:table-cell office:value-type="float" office:value="99.341122" calcext:value-type="float">
            <text:p>99.341122</text:p>
          </table:table-cell>
          <table:table-cell office:value-type="float" office:value="0.157576" calcext:value-type="float">
            <text:p>0.15757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568" calcext:value-type="float">
            <text:p>83568</text:p>
          </table:table-cell>
          <table:table-cell office:value-type="float" office:value="80320" calcext:value-type="float">
            <text:p>80320</text:p>
          </table:table-cell>
          <table:table-cell office:value-type="float" office:value="2064" calcext:value-type="float">
            <text:p>2064</text:p>
          </table:table-cell>
          <table:table-cell office:value-type="float" office:value="1986" calcext:value-type="float">
            <text:p>1986</text:p>
          </table:table-cell>
          <table:table-cell office:value-type="float" office:value="1.04486" calcext:value-type="float">
            <text:p>1.04486</text:p>
          </table:table-cell>
          <table:table-cell office:value-type="float" office:value="100.549618" calcext:value-type="float">
            <text:p>100.549618</text:p>
          </table:table-cell>
          <table:table-cell office:value-type="float" office:value="99.504758" calcext:value-type="float">
            <text:p>99.504758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6" calcext:value-type="float">
            <text:p>4376</text:p>
          </table:table-cell>
          <table:table-cell office:value-type="float" office:value="3184" calcext:value-type="float">
            <text:p>318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.037991" calcext:value-type="float">
            <text:p>1.037991</text:p>
          </table:table-cell>
          <table:table-cell office:value-type="float" office:value="100.59539" calcext:value-type="float">
            <text:p>100.59539</text:p>
          </table:table-cell>
          <table:table-cell office:value-type="float" office:value="99.5574" calcext:value-type="float">
            <text:p>99.557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04" calcext:value-type="float">
            <text:p>2304</text:p>
          </table:table-cell>
          <table:table-cell office:value-type="float" office:value="1914" calcext:value-type="float">
            <text:p>191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.069257" calcext:value-type="float">
            <text:p>1.069257</text:p>
          </table:table-cell>
          <table:table-cell office:value-type="float" office:value="100.593764" calcext:value-type="float">
            <text:p>100.593764</text:p>
          </table:table-cell>
          <table:table-cell office:value-type="float" office:value="99.524508" calcext:value-type="float">
            <text:p>99.52450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56" calcext:value-type="float">
            <text:p>9456</text:p>
          </table:table-cell>
          <table:table-cell office:value-type="float" office:value="9072" calcext:value-type="float">
            <text:p>907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.886596" calcext:value-type="float">
            <text:p>2.886596</text:p>
          </table:table-cell>
          <table:table-cell office:value-type="float" office:value="100.588252" calcext:value-type="float">
            <text:p>100.588252</text:p>
          </table:table-cell>
          <table:table-cell office:value-type="float" office:value="97.701657" calcext:value-type="float">
            <text:p>97.701657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10190724" calcext:value-type="float">
            <text:p>10190724</text:p>
          </table:table-cell>
          <table:table-cell office:value-type="float" office:value="13564" calcext:value-type="float">
            <text:p>13564</text:p>
          </table:table-cell>
          <table:table-cell office:value-type="float" office:value="9687" calcext:value-type="float">
            <text:p>9687</text:p>
          </table:table-cell>
          <table:table-cell office:value-type="float" office:value="1.012281" calcext:value-type="float">
            <text:p>1.012281</text:p>
          </table:table-cell>
          <table:table-cell office:value-type="float" office:value="100.179248" calcext:value-type="float">
            <text:p>100.179248</text:p>
          </table:table-cell>
          <table:table-cell office:value-type="float" office:value="99.166966" calcext:value-type="float">
            <text:p>99.166966</text:p>
          </table:table-cell>
          <table:table-cell office:value-type="float" office:value="0.822106" calcext:value-type="float">
            <text:p>0.822106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7224" calcext:value-type="float">
            <text:p>14267224</text:p>
          </table:table-cell>
          <table:table-cell office:value-type="float" office:value="2047192" calcext:value-type="float">
            <text:p>2047192</text:p>
          </table:table-cell>
          <table:table-cell office:value-type="float" office:value="13562" calcext:value-type="float">
            <text:p>13562</text:p>
          </table:table-cell>
          <table:table-cell office:value-type="float" office:value="1946" calcext:value-type="float">
            <text:p>1946</text:p>
          </table:table-cell>
          <table:table-cell office:value-type="float" office:value="1.093383" calcext:value-type="float">
            <text:p>1.093383</text:p>
          </table:table-cell>
          <table:table-cell office:value-type="float" office:value="100.552355" calcext:value-type="float">
            <text:p>100.552355</text:p>
          </table:table-cell>
          <table:table-cell office:value-type="float" office:value="99.458972" calcext:value-type="float">
            <text:p>99.458972</text:p>
          </table:table-cell>
          <table:table-cell office:value-type="float" office:value="0.164666" calcext:value-type="float">
            <text:p>0.164666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744" calcext:value-type="float">
            <text:p>90744</text:p>
          </table:table-cell>
          <table:table-cell office:value-type="float" office:value="87560" calcext:value-type="float">
            <text:p>87560</text:p>
          </table:table-cell>
          <table:table-cell office:value-type="float" office:value="2244" calcext:value-type="float">
            <text:p>2244</text:p>
          </table:table-cell>
          <table:table-cell office:value-type="float" office:value="2167" calcext:value-type="float">
            <text:p>2167</text:p>
          </table:table-cell>
          <table:table-cell office:value-type="float" office:value="1.037244" calcext:value-type="float">
            <text:p>1.037244</text:p>
          </table:table-cell>
          <table:table-cell office:value-type="float" office:value="100.431427" calcext:value-type="float">
            <text:p>100.431427</text:p>
          </table:table-cell>
          <table:table-cell office:value-type="float" office:value="99.394183" calcext:value-type="float">
            <text:p>99.394183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0" calcext:value-type="float">
            <text:p>3680</text:p>
          </table:table-cell>
          <table:table-cell office:value-type="float" office:value="3064" calcext:value-type="float">
            <text:p>306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.035657" calcext:value-type="float">
            <text:p>1.035657</text:p>
          </table:table-cell>
          <table:table-cell office:value-type="float" office:value="93.867183" calcext:value-type="float">
            <text:p>93.867183</text:p>
          </table:table-cell>
          <table:table-cell office:value-type="float" office:value="92.831526" calcext:value-type="float">
            <text:p>92.831526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44" calcext:value-type="float">
            <text:p>2544</text:p>
          </table:table-cell>
          <table:table-cell office:value-type="float" office:value="1986" calcext:value-type="float">
            <text:p>198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.054968" calcext:value-type="float">
            <text:p>1.054968</text:p>
          </table:table-cell>
          <table:table-cell office:value-type="float" office:value="95.997918" calcext:value-type="float">
            <text:p>95.997918</text:p>
          </table:table-cell>
          <table:table-cell office:value-type="float" office:value="94.94295" calcext:value-type="float">
            <text:p>94.9429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936" calcext:value-type="float">
            <text:p>993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.664954" calcext:value-type="float">
            <text:p>2.664954</text:p>
          </table:table-cell>
          <table:table-cell office:value-type="float" office:value="100.429741" calcext:value-type="float">
            <text:p>100.429741</text:p>
          </table:table-cell>
          <table:table-cell office:value-type="float" office:value="97.764787" calcext:value-type="float">
            <text:p>97.764787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1021804" calcext:value-type="float">
            <text:p>11021804</text:p>
          </table:table-cell>
          <table:table-cell office:value-type="float" office:value="13662" calcext:value-type="float">
            <text:p>13662</text:p>
          </table:table-cell>
          <table:table-cell office:value-type="float" office:value="10477" calcext:value-type="float">
            <text:p>10477</text:p>
          </table:table-cell>
          <table:table-cell office:value-type="float" office:value="1.010262" calcext:value-type="float">
            <text:p>1.010262</text:p>
          </table:table-cell>
          <table:table-cell office:value-type="float" office:value="100.52461" calcext:value-type="float">
            <text:p>100.52461</text:p>
          </table:table-cell>
          <table:table-cell office:value-type="float" office:value="99.514348" calcext:value-type="float">
            <text:p>99.514348</text:p>
          </table:table-cell>
          <table:table-cell office:value-type="float" office:value="0.886047" calcext:value-type="float">
            <text:p>0.88604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1372" calcext:value-type="float">
            <text:p>14371372</text:p>
          </table:table-cell>
          <table:table-cell office:value-type="float" office:value="2001956" calcext:value-type="float">
            <text:p>2001956</text:p>
          </table:table-cell>
          <table:table-cell office:value-type="float" office:value="13661" calcext:value-type="float">
            <text:p>13661</text:p>
          </table:table-cell>
          <table:table-cell office:value-type="float" office:value="1903" calcext:value-type="float">
            <text:p>1903</text:p>
          </table:table-cell>
          <table:table-cell office:value-type="float" office:value="2.113186" calcext:value-type="float">
            <text:p>2.113186</text:p>
          </table:table-cell>
          <table:table-cell office:value-type="float" office:value="100.732274" calcext:value-type="float">
            <text:p>100.732274</text:p>
          </table:table-cell>
          <table:table-cell office:value-type="float" office:value="98.619088" calcext:value-type="float">
            <text:p>98.619088</text:p>
          </table:table-cell>
          <table:table-cell office:value-type="float" office:value="0.162399" calcext:value-type="float">
            <text:p>0.16239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960" calcext:value-type="float">
            <text:p>76960</text:p>
          </table:table-cell>
          <table:table-cell office:value-type="float" office:value="74864" calcext:value-type="float">
            <text:p>74864</text:p>
          </table:table-cell>
          <table:table-cell office:value-type="float" office:value="1900" calcext:value-type="float">
            <text:p>1900</text:p>
          </table:table-cell>
          <table:table-cell office:value-type="float" office:value="1849" calcext:value-type="float">
            <text:p>1849</text:p>
          </table:table-cell>
          <table:table-cell office:value-type="float" office:value="1.048625" calcext:value-type="float">
            <text:p>1.048625</text:p>
          </table:table-cell>
          <table:table-cell office:value-type="float" office:value="100.870738" calcext:value-type="float">
            <text:p>100.870738</text:p>
          </table:table-cell>
          <table:table-cell office:value-type="float" office:value="99.822113" calcext:value-type="float">
            <text:p>99.822113</text:p>
          </table:table-cell>
          <table:table-cell office:value-type="float" office:value="0.006" calcext:value-type="float">
            <text:p>0.006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8" calcext:value-type="float">
            <text:p>3728</text:p>
          </table:table-cell>
          <table:table-cell office:value-type="float" office:value="3024" calcext:value-type="float">
            <text:p>302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.032167" calcext:value-type="float">
            <text:p>1.032167</text:p>
          </table:table-cell>
          <table:table-cell office:value-type="float" office:value="100.864961" calcext:value-type="float">
            <text:p>100.864961</text:p>
          </table:table-cell>
          <table:table-cell office:value-type="float" office:value="99.832794" calcext:value-type="float">
            <text:p>99.832794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2" calcext:value-type="float">
            <text:p>2292</text:p>
          </table:table-cell>
          <table:table-cell office:value-type="float" office:value="1662" calcext:value-type="float">
            <text:p>166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.080292" calcext:value-type="float">
            <text:p>2.080292</text:p>
          </table:table-cell>
          <table:table-cell office:value-type="float" office:value="99.877803" calcext:value-type="float">
            <text:p>99.877803</text:p>
          </table:table-cell>
          <table:table-cell office:value-type="float" office:value="97.797512" calcext:value-type="float">
            <text:p>97.79751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10" calcext:value-type="float">
            <text:p>8910</text:p>
          </table:table-cell>
          <table:table-cell office:value-type="float" office:value="8862" calcext:value-type="float">
            <text:p>8862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4.605923" calcext:value-type="float">
            <text:p>4.605923</text:p>
          </table:table-cell>
          <table:table-cell office:value-type="float" office:value="100.866295" calcext:value-type="float">
            <text:p>100.866295</text:p>
          </table:table-cell>
          <table:table-cell office:value-type="float" office:value="96.260372" calcext:value-type="float">
            <text:p>96.260372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10916604" calcext:value-type="float">
            <text:p>10916604</text:p>
          </table:table-cell>
          <table:table-cell office:value-type="float" office:value="13761" calcext:value-type="float">
            <text:p>13761</text:p>
          </table:table-cell>
          <table:table-cell office:value-type="float" office:value="10377" calcext:value-type="float">
            <text:p>10377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0.678881" calcext:value-type="float">
            <text:p>100.678881</text:p>
          </table:table-cell>
          <table:table-cell office:value-type="float" office:value="99.671659" calcext:value-type="float">
            <text:p>99.671659</text:p>
          </table:table-cell>
          <table:table-cell office:value-type="float" office:value="0.876205" calcext:value-type="float">
            <text:p>0.876205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5520" calcext:value-type="float">
            <text:p>14475520</text:p>
          </table:table-cell>
          <table:table-cell office:value-type="float" office:value="1993540" calcext:value-type="float">
            <text:p>1993540</text:p>
          </table:table-cell>
          <table:table-cell office:value-type="float" office:value="13760" calcext:value-type="float">
            <text:p>13760</text:p>
          </table:table-cell>
          <table:table-cell office:value-type="float" office:value="1895" calcext:value-type="float">
            <text:p>1895</text:p>
          </table:table-cell>
          <table:table-cell office:value-type="float" office:value="1.108267" calcext:value-type="float">
            <text:p>1.108267</text:p>
          </table:table-cell>
          <table:table-cell office:value-type="float" office:value="100.982491" calcext:value-type="float">
            <text:p>100.982491</text:p>
          </table:table-cell>
          <table:table-cell office:value-type="float" office:value="99.874224" calcext:value-type="float">
            <text:p>99.874224</text:p>
          </table:table-cell>
          <table:table-cell office:value-type="float" office:value="0.159684" calcext:value-type="float">
            <text:p>0.159684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800" calcext:value-type="float">
            <text:p>75800</text:p>
          </table:table-cell>
          <table:table-cell office:value-type="float" office:value="73512" calcext:value-type="float">
            <text:p>73512</text:p>
          </table:table-cell>
          <table:table-cell office:value-type="float" office:value="1871" calcext:value-type="float">
            <text:p>1871</text:p>
          </table:table-cell>
          <table:table-cell office:value-type="float" office:value="1816" calcext:value-type="float">
            <text:p>1816</text:p>
          </table:table-cell>
          <table:table-cell office:value-type="float" office:value="1.037085" calcext:value-type="float">
            <text:p>1.037085</text:p>
          </table:table-cell>
          <table:table-cell office:value-type="float" office:value="100.694256" calcext:value-type="float">
            <text:p>100.694256</text:p>
          </table:table-cell>
          <table:table-cell office:value-type="float" office:value="99.657171" calcext:value-type="float">
            <text:p>99.657171</text:p>
          </table:table-cell>
          <table:table-cell office:value-type="float" office:value="0.005901" calcext:value-type="float">
            <text:p>0.005901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0" calcext:value-type="float">
            <text:p>3400</text:p>
          </table:table-cell>
          <table:table-cell office:value-type="float" office:value="2728" calcext:value-type="float">
            <text:p>272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.022076" calcext:value-type="float">
            <text:p>1.022076</text:p>
          </table:table-cell>
          <table:table-cell office:value-type="float" office:value="99.46473" calcext:value-type="float">
            <text:p>99.46473</text:p>
          </table:table-cell>
          <table:table-cell office:value-type="float" office:value="98.442654" calcext:value-type="float">
            <text:p>98.442654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698" calcext:value-type="float">
            <text:p>169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.055009" calcext:value-type="float">
            <text:p>1.055009</text:p>
          </table:table-cell>
          <table:table-cell office:value-type="float" office:value="98.925771" calcext:value-type="float">
            <text:p>98.925771</text:p>
          </table:table-cell>
          <table:table-cell office:value-type="float" office:value="97.870762" calcext:value-type="float">
            <text:p>97.87076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744" calcext:value-type="float">
            <text:p>974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.712924" calcext:value-type="float">
            <text:p>2.712924</text:p>
          </table:table-cell>
          <table:table-cell office:value-type="float" office:value="100.45755" calcext:value-type="float">
            <text:p>100.45755</text:p>
          </table:table-cell>
          <table:table-cell office:value-type="float" office:value="97.744626" calcext:value-type="float">
            <text:p>97.744626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0968152" calcext:value-type="float">
            <text:p>10968152</text:p>
          </table:table-cell>
          <table:table-cell office:value-type="float" office:value="13861" calcext:value-type="float">
            <text:p>13861</text:p>
          </table:table-cell>
          <table:table-cell office:value-type="float" office:value="10426" calcext:value-type="float">
            <text:p>10426</text:p>
          </table:table-cell>
          <table:table-cell office:value-type="float" office:value="1.007413" calcext:value-type="float">
            <text:p>1.007413</text:p>
          </table:table-cell>
          <table:table-cell office:value-type="float" office:value="100.504222" calcext:value-type="float">
            <text:p>100.504222</text:p>
          </table:table-cell>
          <table:table-cell office:value-type="float" office:value="99.49681" calcext:value-type="float">
            <text:p>99.49681</text:p>
          </table:table-cell>
          <table:table-cell office:value-type="float" office:value="0.88189" calcext:value-type="float">
            <text:p>0.88189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79668" calcext:value-type="float">
            <text:p>14579668</text:p>
          </table:table-cell>
          <table:table-cell office:value-type="float" office:value="1906224" calcext:value-type="float">
            <text:p>1906224</text:p>
          </table:table-cell>
          <table:table-cell office:value-type="float" office:value="13859" calcext:value-type="float">
            <text:p>13859</text:p>
          </table:table-cell>
          <table:table-cell office:value-type="float" office:value="1812" calcext:value-type="float">
            <text:p>1812</text:p>
          </table:table-cell>
          <table:table-cell office:value-type="float" office:value="1.091591" calcext:value-type="float">
            <text:p>1.091591</text:p>
          </table:table-cell>
          <table:table-cell office:value-type="float" office:value="100.566602" calcext:value-type="float">
            <text:p>100.566602</text:p>
          </table:table-cell>
          <table:table-cell office:value-type="float" office:value="99.47501" calcext:value-type="float">
            <text:p>99.47501</text:p>
          </table:table-cell>
          <table:table-cell office:value-type="float" office:value="0.153303" calcext:value-type="float">
            <text:p>0.15330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776" calcext:value-type="float">
            <text:p>77776</text:p>
          </table:table-cell>
          <table:table-cell office:value-type="float" office:value="75032" calcext:value-type="float">
            <text:p>75032</text:p>
          </table:table-cell>
          <table:table-cell office:value-type="float" office:value="1920" calcext:value-type="float">
            <text:p>1920</text:p>
          </table:table-cell>
          <table:table-cell office:value-type="float" office:value="1854" calcext:value-type="float">
            <text:p>1854</text:p>
          </table:table-cell>
          <table:table-cell office:value-type="float" office:value="1.033921" calcext:value-type="float">
            <text:p>1.033921</text:p>
          </table:table-cell>
          <table:table-cell office:value-type="float" office:value="100.713205" calcext:value-type="float">
            <text:p>100.713205</text:p>
          </table:table-cell>
          <table:table-cell office:value-type="float" office:value="99.679284" calcext:value-type="float">
            <text:p>99.679284</text:p>
          </table:table-cell>
          <table:table-cell office:value-type="float" office:value="0.006022" calcext:value-type="float">
            <text:p>0.006022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64" calcext:value-type="float">
            <text:p>3464</text:p>
          </table:table-cell>
          <table:table-cell office:value-type="float" office:value="2848" calcext:value-type="float">
            <text:p>2848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.024535" calcext:value-type="float">
            <text:p>1.024535</text:p>
          </table:table-cell>
          <table:table-cell office:value-type="float" office:value="100.718731" calcext:value-type="float">
            <text:p>100.718731</text:p>
          </table:table-cell>
          <table:table-cell office:value-type="float" office:value="99.694196" calcext:value-type="float">
            <text:p>99.69419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6" calcext:value-type="float">
            <text:p>2076</text:p>
          </table:table-cell>
          <table:table-cell office:value-type="float" office:value="1548" calcext:value-type="float">
            <text:p>154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.058717" calcext:value-type="float">
            <text:p>1.058717</text:p>
          </table:table-cell>
          <table:table-cell office:value-type="float" office:value="97.023775" calcext:value-type="float">
            <text:p>97.023775</text:p>
          </table:table-cell>
          <table:table-cell office:value-type="float" office:value="95.965057" calcext:value-type="float">
            <text:p>95.96505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18" calcext:value-type="float">
            <text:p>9918</text:p>
          </table:table-cell>
          <table:table-cell office:value-type="float" office:value="9870" calcext:value-type="float">
            <text:p>9870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.717176" calcext:value-type="float">
            <text:p>2.717176</text:p>
          </table:table-cell>
          <table:table-cell office:value-type="float" office:value="100.720065" calcext:value-type="float">
            <text:p>100.720065</text:p>
          </table:table-cell>
          <table:table-cell office:value-type="float" office:value="98.002889" calcext:value-type="float">
            <text:p>98.002889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10690424" calcext:value-type="float">
            <text:p>10690424</text:p>
          </table:table-cell>
          <table:table-cell office:value-type="float" office:value="13959" calcext:value-type="float">
            <text:p>13959</text:p>
          </table:table-cell>
          <table:table-cell office:value-type="float" office:value="10162" calcext:value-type="float">
            <text:p>10162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100.365999" calcext:value-type="float">
            <text:p>100.365999</text:p>
          </table:table-cell>
          <table:table-cell office:value-type="float" office:value="99.356778" calcext:value-type="float">
            <text:p>99.356778</text:p>
          </table:table-cell>
          <table:table-cell office:value-type="float" office:value="0.860771" calcext:value-type="float">
            <text:p>0.860771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3816" calcext:value-type="float">
            <text:p>14683816</text:p>
          </table:table-cell>
          <table:table-cell office:value-type="float" office:value="1869404" calcext:value-type="float">
            <text:p>1869404</text:p>
          </table:table-cell>
          <table:table-cell office:value-type="float" office:value="13958" calcext:value-type="float">
            <text:p>13958</text:p>
          </table:table-cell>
          <table:table-cell office:value-type="float" office:value="1777" calcext:value-type="float">
            <text:p>1777</text:p>
          </table:table-cell>
          <table:table-cell office:value-type="float" office:value="1.099311" calcext:value-type="float">
            <text:p>1.099311</text:p>
          </table:table-cell>
          <table:table-cell office:value-type="float" office:value="100.116224" calcext:value-type="float">
            <text:p>100.116224</text:p>
          </table:table-cell>
          <table:table-cell office:value-type="float" office:value="99.016912" calcext:value-type="float">
            <text:p>99.016912</text:p>
          </table:table-cell>
          <table:table-cell office:value-type="float" office:value="0.151037" calcext:value-type="float">
            <text:p>0.151037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96" calcext:value-type="float">
            <text:p>87296</text:p>
          </table:table-cell>
          <table:table-cell office:value-type="float" office:value="84672" calcext:value-type="float">
            <text:p>84672</text:p>
          </table:table-cell>
          <table:table-cell office:value-type="float" office:value="2158" calcext:value-type="float">
            <text:p>2158</text:p>
          </table:table-cell>
          <table:table-cell office:value-type="float" office:value="2095" calcext:value-type="float">
            <text:p>2095</text:p>
          </table:table-cell>
          <table:table-cell office:value-type="float" office:value="1.041742" calcext:value-type="float">
            <text:p>1.041742</text:p>
          </table:table-cell>
          <table:table-cell office:value-type="float" office:value="100.625488" calcext:value-type="float">
            <text:p>100.625488</text:p>
          </table:table-cell>
          <table:table-cell office:value-type="float" office:value="99.583746" calcext:value-type="float">
            <text:p>99.583746</text:p>
          </table:table-cell>
          <table:table-cell office:value-type="float" office:value="0.006802" calcext:value-type="float">
            <text:p>0.006802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52" calcext:value-type="float">
            <text:p>3552</text:p>
          </table:table-cell>
          <table:table-cell office:value-type="float" office:value="2880" calcext:value-type="float">
            <text:p>2880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.026693" calcext:value-type="float">
            <text:p>1.026693</text:p>
          </table:table-cell>
          <table:table-cell office:value-type="float" office:value="100.12899" calcext:value-type="float">
            <text:p>100.12899</text:p>
          </table:table-cell>
          <table:table-cell office:value-type="float" office:value="99.102297" calcext:value-type="float">
            <text:p>99.102297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2" calcext:value-type="float">
            <text:p>2352</text:p>
          </table:table-cell>
          <table:table-cell office:value-type="float" office:value="1842" calcext:value-type="float">
            <text:p>1842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.060936" calcext:value-type="float">
            <text:p>1.060936</text:p>
          </table:table-cell>
          <table:table-cell office:value-type="float" office:value="100.626982" calcext:value-type="float">
            <text:p>100.626982</text:p>
          </table:table-cell>
          <table:table-cell office:value-type="float" office:value="99.566046" calcext:value-type="float">
            <text:p>99.56604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168" calcext:value-type="float">
            <text:p>916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3.56934" calcext:value-type="float">
            <text:p>3.56934</text:p>
          </table:table-cell>
          <table:table-cell office:value-type="float" office:value="100.663326" calcext:value-type="float">
            <text:p>100.663326</text:p>
          </table:table-cell>
          <table:table-cell office:value-type="float" office:value="97.093985" calcext:value-type="float">
            <text:p>97.093985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0797728" calcext:value-type="float">
            <text:p>10797728</text:p>
          </table:table-cell>
          <table:table-cell office:value-type="float" office:value="14058" calcext:value-type="float">
            <text:p>14058</text:p>
          </table:table-cell>
          <table:table-cell office:value-type="float" office:value="10264" calcext:value-type="float">
            <text:p>10264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00.819236" calcext:value-type="float">
            <text:p>100.819236</text:p>
          </table:table-cell>
          <table:table-cell office:value-type="float" office:value="99.799976" calcext:value-type="float">
            <text:p>99.799976</text:p>
          </table:table-cell>
          <table:table-cell office:value-type="float" office:value="0.86555" calcext:value-type="float">
            <text:p>0.8655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7964" calcext:value-type="float">
            <text:p>14787964</text:p>
          </table:table-cell>
          <table:table-cell office:value-type="float" office:value="1949356" calcext:value-type="float">
            <text:p>1949356</text:p>
          </table:table-cell>
          <table:table-cell office:value-type="float" office:value="14057" calcext:value-type="float">
            <text:p>14057</text:p>
          </table:table-cell>
          <table:table-cell office:value-type="float" office:value="1853" calcext:value-type="float">
            <text:p>1853</text:p>
          </table:table-cell>
          <table:table-cell office:value-type="float" office:value="1.137208" calcext:value-type="float">
            <text:p>1.137208</text:p>
          </table:table-cell>
          <table:table-cell office:value-type="float" office:value="100.450222" calcext:value-type="float">
            <text:p>100.450222</text:p>
          </table:table-cell>
          <table:table-cell office:value-type="float" office:value="99.313014" calcext:value-type="float">
            <text:p>99.313014</text:p>
          </table:table-cell>
          <table:table-cell office:value-type="float" office:value="0.157027" calcext:value-type="float">
            <text:p>0.157027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144" calcext:value-type="float">
            <text:p>86144</text:p>
          </table:table-cell>
          <table:table-cell office:value-type="float" office:value="82784" calcext:value-type="float">
            <text:p>82784</text:p>
          </table:table-cell>
          <table:table-cell office:value-type="float" office:value="2129" calcext:value-type="float">
            <text:p>2129</text:p>
          </table:table-cell>
          <table:table-cell office:value-type="float" office:value="2048" calcext:value-type="float">
            <text:p>2048</text:p>
          </table:table-cell>
          <table:table-cell office:value-type="float" office:value="1.059318" calcext:value-type="float">
            <text:p>1.059318</text:p>
          </table:table-cell>
          <table:table-cell office:value-type="float" office:value="101.064294" calcext:value-type="float">
            <text:p>101.064294</text:p>
          </table:table-cell>
          <table:table-cell office:value-type="float" office:value="100.004976" calcext:value-type="float">
            <text:p>100.004976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2736" calcext:value-type="float">
            <text:p>2736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.046646" calcext:value-type="float">
            <text:p>1.046646</text:p>
          </table:table-cell>
          <table:table-cell office:value-type="float" office:value="100.469074" calcext:value-type="float">
            <text:p>100.469074</text:p>
          </table:table-cell>
          <table:table-cell office:value-type="float" office:value="99.422428" calcext:value-type="float">
            <text:p>99.42242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84" calcext:value-type="float">
            <text:p>2184</text:p>
          </table:table-cell>
          <table:table-cell office:value-type="float" office:value="1674" calcext:value-type="float">
            <text:p>1674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.09339" calcext:value-type="float">
            <text:p>1.09339</text:p>
          </table:table-cell>
          <table:table-cell office:value-type="float" office:value="100.96414" calcext:value-type="float">
            <text:p>100.96414</text:p>
          </table:table-cell>
          <table:table-cell office:value-type="float" office:value="99.87075" calcext:value-type="float">
            <text:p>99.8707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080" calcext:value-type="float">
            <text:p>1008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4.061994" calcext:value-type="float">
            <text:p>4.061994</text:p>
          </table:table-cell>
          <table:table-cell office:value-type="float" office:value="101.062888" calcext:value-type="float">
            <text:p>101.062888</text:p>
          </table:table-cell>
          <table:table-cell office:value-type="float" office:value="97.000894" calcext:value-type="float">
            <text:p>97.000894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10599952" calcext:value-type="float">
            <text:p>10599952</text:p>
          </table:table-cell>
          <table:table-cell office:value-type="float" office:value="14157" calcext:value-type="float">
            <text:p>14157</text:p>
          </table:table-cell>
          <table:table-cell office:value-type="float" office:value="10076" calcext:value-type="float">
            <text:p>10076</text:p>
          </table:table-cell>
          <table:table-cell office:value-type="float" office:value="1.017193" calcext:value-type="float">
            <text:p>1.017193</text:p>
          </table:table-cell>
          <table:table-cell office:value-type="float" office:value="100.314646" calcext:value-type="float">
            <text:p>100.314646</text:p>
          </table:table-cell>
          <table:table-cell office:value-type="float" office:value="99.297453" calcext:value-type="float">
            <text:p>99.297453</text:p>
          </table:table-cell>
          <table:table-cell office:value-type="float" office:value="0.853996" calcext:value-type="float">
            <text:p>0.853996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2112" calcext:value-type="float">
            <text:p>14892112</text:p>
          </table:table-cell>
          <table:table-cell office:value-type="float" office:value="1934628" calcext:value-type="float">
            <text:p>1934628</text:p>
          </table:table-cell>
          <table:table-cell office:value-type="float" office:value="14156" calcext:value-type="float">
            <text:p>14156</text:p>
          </table:table-cell>
          <table:table-cell office:value-type="float" office:value="1839" calcext:value-type="float">
            <text:p>1839</text:p>
          </table:table-cell>
          <table:table-cell office:value-type="float" office:value="1.107627" calcext:value-type="float">
            <text:p>1.107627</text:p>
          </table:table-cell>
          <table:table-cell office:value-type="float" office:value="100.320248" calcext:value-type="float">
            <text:p>100.320248</text:p>
          </table:table-cell>
          <table:table-cell office:value-type="float" office:value="99.212622" calcext:value-type="float">
            <text:p>99.212622</text:p>
          </table:table-cell>
          <table:table-cell office:value-type="float" office:value="0.155999" calcext:value-type="float">
            <text:p>0.155999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448" calcext:value-type="float">
            <text:p>82448</text:p>
          </table:table-cell>
          <table:table-cell office:value-type="float" office:value="79944" calcext:value-type="float">
            <text:p>79944</text:p>
          </table:table-cell>
          <table:table-cell office:value-type="float" office:value="2036" calcext:value-type="float">
            <text:p>2036</text:p>
          </table:table-cell>
          <table:table-cell office:value-type="float" office:value="1977" calcext:value-type="float">
            <text:p>1977</text:p>
          </table:table-cell>
          <table:table-cell office:value-type="float" office:value="1.040461" calcext:value-type="float">
            <text:p>1.040461</text:p>
          </table:table-cell>
          <table:table-cell office:value-type="float" office:value="100.504366" calcext:value-type="float">
            <text:p>100.504366</text:p>
          </table:table-cell>
          <table:table-cell office:value-type="float" office:value="99.463906" calcext:value-type="float">
            <text:p>99.463906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32" calcext:value-type="float">
            <text:p>3432</text:p>
          </table:table-cell>
          <table:table-cell office:value-type="float" office:value="2432" calcext:value-type="float">
            <text:p>2432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.024182" calcext:value-type="float">
            <text:p>1.024182</text:p>
          </table:table-cell>
          <table:table-cell office:value-type="float" office:value="98.026024" calcext:value-type="float">
            <text:p>98.026024</text:p>
          </table:table-cell>
          <table:table-cell office:value-type="float" office:value="97.001842" calcext:value-type="float">
            <text:p>97.001842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548" calcext:value-type="float">
            <text:p>154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.06909" calcext:value-type="float">
            <text:p>1.06909</text:p>
          </table:table-cell>
          <table:table-cell office:value-type="float" office:value="98.027358" calcext:value-type="float">
            <text:p>98.027358</text:p>
          </table:table-cell>
          <table:table-cell office:value-type="float" office:value="96.958268" calcext:value-type="float">
            <text:p>96.95826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04" calcext:value-type="float">
            <text:p>10704</text:p>
          </table:table-cell>
          <table:table-cell office:value-type="float" office:value="10416" calcext:value-type="float">
            <text:p>10416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4.907321" calcext:value-type="float">
            <text:p>4.907321</text:p>
          </table:table-cell>
          <table:table-cell office:value-type="float" office:value="99.717361" calcext:value-type="float">
            <text:p>99.717361</text:p>
          </table:table-cell>
          <table:table-cell office:value-type="float" office:value="94.810039" calcext:value-type="float">
            <text:p>94.810039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10788260" calcext:value-type="float">
            <text:p>10788260</text:p>
          </table:table-cell>
          <table:table-cell office:value-type="float" office:value="14257" calcext:value-type="float">
            <text:p>14257</text:p>
          </table:table-cell>
          <table:table-cell office:value-type="float" office:value="10255" calcext:value-type="float">
            <text:p>10255</text:p>
          </table:table-cell>
          <table:table-cell office:value-type="float" office:value="1.007333" calcext:value-type="float">
            <text:p>1.007333</text:p>
          </table:table-cell>
          <table:table-cell office:value-type="float" office:value="100.499051" calcext:value-type="float">
            <text:p>100.499051</text:p>
          </table:table-cell>
          <table:table-cell office:value-type="float" office:value="99.491718" calcext:value-type="float">
            <text:p>99.491718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6260" calcext:value-type="float">
            <text:p>14996260</text:p>
          </table:table-cell>
          <table:table-cell office:value-type="float" office:value="1900964" calcext:value-type="float">
            <text:p>1900964</text:p>
          </table:table-cell>
          <table:table-cell office:value-type="float" office:value="14255" calcext:value-type="float">
            <text:p>14255</text:p>
          </table:table-cell>
          <table:table-cell office:value-type="float" office:value="1807" calcext:value-type="float">
            <text:p>1807</text:p>
          </table:table-cell>
          <table:table-cell office:value-type="float" office:value="1.108748" calcext:value-type="float">
            <text:p>1.108748</text:p>
          </table:table-cell>
          <table:table-cell office:value-type="float" office:value="99.824587" calcext:value-type="float">
            <text:p>99.824587</text:p>
          </table:table-cell>
          <table:table-cell office:value-type="float" office:value="98.715839" calcext:value-type="float">
            <text:p>98.715839</text:p>
          </table:table-cell>
          <table:table-cell office:value-type="float" office:value="0.154055" calcext:value-type="float">
            <text:p>0.15405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448" calcext:value-type="float">
            <text:p>75448</text:p>
          </table:table-cell>
          <table:table-cell office:value-type="float" office:value="72496" calcext:value-type="float">
            <text:p>72496</text:p>
          </table:table-cell>
          <table:table-cell office:value-type="float" office:value="1862" calcext:value-type="float">
            <text:p>1862</text:p>
          </table:table-cell>
          <table:table-cell office:value-type="float" office:value="1790" calcext:value-type="float">
            <text:p>1790</text:p>
          </table:table-cell>
          <table:table-cell office:value-type="float" office:value="1.033721" calcext:value-type="float">
            <text:p>1.033721</text:p>
          </table:table-cell>
          <table:table-cell office:value-type="float" office:value="100.514477" calcext:value-type="float">
            <text:p>100.514477</text:p>
          </table:table-cell>
          <table:table-cell office:value-type="float" office:value="99.480757" calcext:value-type="float">
            <text:p>99.480757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84" calcext:value-type="float">
            <text:p>3184</text:p>
          </table:table-cell>
          <table:table-cell office:value-type="float" office:value="2480" calcext:value-type="float">
            <text:p>248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.026591" calcext:value-type="float">
            <text:p>1.026591</text:p>
          </table:table-cell>
          <table:table-cell office:value-type="float" office:value="99.097157" calcext:value-type="float">
            <text:p>99.097157</text:p>
          </table:table-cell>
          <table:table-cell office:value-type="float" office:value="98.070566" calcext:value-type="float">
            <text:p>98.070566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6" calcext:value-type="float">
            <text:p>2046</text:p>
          </table:table-cell>
          <table:table-cell office:value-type="float" office:value="1596" calcext:value-type="float">
            <text:p>1596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.06243" calcext:value-type="float">
            <text:p>1.06243</text:p>
          </table:table-cell>
          <table:table-cell office:value-type="float" office:value="99.588213" calcext:value-type="float">
            <text:p>99.588213</text:p>
          </table:table-cell>
          <table:table-cell office:value-type="float" office:value="98.525782" calcext:value-type="float">
            <text:p>98.52578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888" calcext:value-type="float">
            <text:p>988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3.071087" calcext:value-type="float">
            <text:p>3.071087</text:p>
          </table:table-cell>
          <table:table-cell office:value-type="float" office:value="99.902106" calcext:value-type="float">
            <text:p>99.902106</text:p>
          </table:table-cell>
          <table:table-cell office:value-type="float" office:value="96.831019" calcext:value-type="float">
            <text:p>96.831019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0670436" calcext:value-type="float">
            <text:p>10670436</text:p>
          </table:table-cell>
          <table:table-cell office:value-type="float" office:value="14355" calcext:value-type="float">
            <text:p>14355</text:p>
          </table:table-cell>
          <table:table-cell office:value-type="float" office:value="10143" calcext:value-type="float">
            <text:p>10143</text:p>
          </table:table-cell>
          <table:table-cell office:value-type="float" office:value="1.016978" calcext:value-type="float">
            <text:p>1.016978</text:p>
          </table:table-cell>
          <table:table-cell office:value-type="float" office:value="100.489582" calcext:value-type="float">
            <text:p>100.489582</text:p>
          </table:table-cell>
          <table:table-cell office:value-type="float" office:value="99.472604" calcext:value-type="float">
            <text:p>99.472604</text:p>
          </table:table-cell>
          <table:table-cell office:value-type="float" office:value="0.858161" calcext:value-type="float">
            <text:p>0.858161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0408" calcext:value-type="float">
            <text:p>15100408</text:p>
          </table:table-cell>
          <table:table-cell office:value-type="float" office:value="1797868" calcext:value-type="float">
            <text:p>1797868</text:p>
          </table:table-cell>
          <table:table-cell office:value-type="float" office:value="14354" calcext:value-type="float">
            <text:p>14354</text:p>
          </table:table-cell>
          <table:table-cell office:value-type="float" office:value="1709" calcext:value-type="float">
            <text:p>1709</text:p>
          </table:table-cell>
          <table:table-cell office:value-type="float" office:value="1.327484" calcext:value-type="float">
            <text:p>1.327484</text:p>
          </table:table-cell>
          <table:table-cell office:value-type="float" office:value="100.642984" calcext:value-type="float">
            <text:p>100.642984</text:p>
          </table:table-cell>
          <table:table-cell office:value-type="float" office:value="99.3155" calcext:value-type="float">
            <text:p>99.3155</text:p>
          </table:table-cell>
          <table:table-cell office:value-type="float" office:value="0.144821" calcext:value-type="float">
            <text:p>0.144821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200" calcext:value-type="float">
            <text:p>92200</text:p>
          </table:table-cell>
          <table:table-cell office:value-type="float" office:value="89528" calcext:value-type="float">
            <text:p>89528</text:p>
          </table:table-cell>
          <table:table-cell office:value-type="float" office:value="2281" calcext:value-type="float">
            <text:p>2281</text:p>
          </table:table-cell>
          <table:table-cell office:value-type="float" office:value="2216" calcext:value-type="float">
            <text:p>2216</text:p>
          </table:table-cell>
          <table:table-cell office:value-type="float" office:value="1.270985" calcext:value-type="float">
            <text:p>1.270985</text:p>
          </table:table-cell>
          <table:table-cell office:value-type="float" office:value="100.753578" calcext:value-type="float">
            <text:p>100.753578</text:p>
          </table:table-cell>
          <table:table-cell office:value-type="float" office:value="99.482593" calcext:value-type="float">
            <text:p>99.482593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64" calcext:value-type="float">
            <text:p>3264</text:p>
          </table:table-cell>
          <table:table-cell office:value-type="float" office:value="2448" calcext:value-type="float">
            <text:p>2448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255896" calcext:value-type="float">
            <text:p>1.255896</text:p>
          </table:table-cell>
          <table:table-cell office:value-type="float" office:value="97.259504" calcext:value-type="float">
            <text:p>97.259504</text:p>
          </table:table-cell>
          <table:table-cell office:value-type="float" office:value="96.003608" calcext:value-type="float">
            <text:p>96.00360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46" calcext:value-type="float">
            <text:p>2346</text:p>
          </table:table-cell>
          <table:table-cell office:value-type="float" office:value="1680" calcext:value-type="float">
            <text:p>168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.294591" calcext:value-type="float">
            <text:p>1.294591</text:p>
          </table:table-cell>
          <table:table-cell office:value-type="float" office:value="97.755964" calcext:value-type="float">
            <text:p>97.755964</text:p>
          </table:table-cell>
          <table:table-cell office:value-type="float" office:value="96.461372" calcext:value-type="float">
            <text:p>96.46137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648" calcext:value-type="float">
            <text:p>9648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3.931038" calcext:value-type="float">
            <text:p>3.931038</text:p>
          </table:table-cell>
          <table:table-cell office:value-type="float" office:value="99.761584" calcext:value-type="float">
            <text:p>99.761584</text:p>
          </table:table-cell>
          <table:table-cell office:value-type="float" office:value="95.830546" calcext:value-type="float">
            <text:p>95.830546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10689372" calcext:value-type="float">
            <text:p>10689372</text:p>
          </table:table-cell>
          <table:table-cell office:value-type="float" office:value="14455" calcext:value-type="float">
            <text:p>14455</text:p>
          </table:table-cell>
          <table:table-cell office:value-type="float" office:value="10161" calcext:value-type="float">
            <text:p>10161</text:p>
          </table:table-cell>
          <table:table-cell office:value-type="float" office:value="1.015281" calcext:value-type="float">
            <text:p>1.015281</text:p>
          </table:table-cell>
          <table:table-cell office:value-type="float" office:value="100.499364" calcext:value-type="float">
            <text:p>100.499364</text:p>
          </table:table-cell>
          <table:table-cell office:value-type="float" office:value="99.484084" calcext:value-type="float">
            <text:p>99.484084</text:p>
          </table:table-cell>
          <table:table-cell office:value-type="float" office:value="0.859585" calcext:value-type="float">
            <text:p>0.85958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4556" calcext:value-type="float">
            <text:p>15204556</text:p>
          </table:table-cell>
          <table:table-cell office:value-type="float" office:value="1991436" calcext:value-type="float">
            <text:p>1991436</text:p>
          </table:table-cell>
          <table:table-cell office:value-type="float" office:value="14453" calcext:value-type="float">
            <text:p>14453</text:p>
          </table:table-cell>
          <table:table-cell office:value-type="float" office:value="1893" calcext:value-type="float">
            <text:p>1893</text:p>
          </table:table-cell>
          <table:table-cell office:value-type="float" office:value="1.14098" calcext:value-type="float">
            <text:p>1.14098</text:p>
          </table:table-cell>
          <table:table-cell office:value-type="float" office:value="103.542432" calcext:value-type="float">
            <text:p>103.542432</text:p>
          </table:table-cell>
          <table:table-cell office:value-type="float" office:value="102.401452" calcext:value-type="float">
            <text:p>102.401452</text:p>
          </table:table-cell>
          <table:table-cell office:value-type="float" office:value="0.155579" calcext:value-type="float">
            <text:p>0.15557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136" calcext:value-type="float">
            <text:p>83136</text:p>
          </table:table-cell>
          <table:table-cell office:value-type="float" office:value="80552" calcext:value-type="float">
            <text:p>80552</text:p>
          </table:table-cell>
          <table:table-cell office:value-type="float" office:value="2055" calcext:value-type="float">
            <text:p>2055</text:p>
          </table:table-cell>
          <table:table-cell office:value-type="float" office:value="1993" calcext:value-type="float">
            <text:p>1993</text:p>
          </table:table-cell>
          <table:table-cell office:value-type="float" office:value="1.049606" calcext:value-type="float">
            <text:p>1.049606</text:p>
          </table:table-cell>
          <table:table-cell office:value-type="float" office:value="103.028958" calcext:value-type="float">
            <text:p>103.028958</text:p>
          </table:table-cell>
          <table:table-cell office:value-type="float" office:value="101.979352" calcext:value-type="float">
            <text:p>101.979352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80" calcext:value-type="float">
            <text:p>3280</text:p>
          </table:table-cell>
          <table:table-cell office:value-type="float" office:value="2192" calcext:value-type="float">
            <text:p>219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.028995" calcext:value-type="float">
            <text:p>1.028995</text:p>
          </table:table-cell>
          <table:table-cell office:value-type="float" office:value="103.030464" calcext:value-type="float">
            <text:p>103.030464</text:p>
          </table:table-cell>
          <table:table-cell office:value-type="float" office:value="102.00147" calcext:value-type="float">
            <text:p>102.0014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.080657" calcext:value-type="float">
            <text:p>1.080657</text:p>
          </table:table-cell>
          <table:table-cell office:value-type="float" office:value="103.032078" calcext:value-type="float">
            <text:p>103.032078</text:p>
          </table:table-cell>
          <table:table-cell office:value-type="float" office:value="101.951422" calcext:value-type="float">
            <text:p>101.95142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04" calcext:value-type="float">
            <text:p>10704</text:p>
          </table:table-cell>
          <table:table-cell office:value-type="float" office:value="10320" calcext:value-type="float">
            <text:p>10320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4.958951" calcext:value-type="float">
            <text:p>4.958951</text:p>
          </table:table-cell>
          <table:table-cell office:value-type="float" office:value="99.679286" calcext:value-type="float">
            <text:p>99.679286</text:p>
          </table:table-cell>
          <table:table-cell office:value-type="float" office:value="94.720335" calcext:value-type="float">
            <text:p>94.720335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0601004" calcext:value-type="float">
            <text:p>10601004</text:p>
          </table:table-cell>
          <table:table-cell office:value-type="float" office:value="14554" calcext:value-type="float">
            <text:p>14554</text:p>
          </table:table-cell>
          <table:table-cell office:value-type="float" office:value="10077" calcext:value-type="float">
            <text:p>10077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0.503091" calcext:value-type="float">
            <text:p>100.503091</text:p>
          </table:table-cell>
          <table:table-cell office:value-type="float" office:value="99.49165" calcext:value-type="float">
            <text:p>99.49165</text:p>
          </table:table-cell>
          <table:table-cell office:value-type="float" office:value="0.852414" calcext:value-type="float">
            <text:p>0.852414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8704" calcext:value-type="float">
            <text:p>15308704</text:p>
          </table:table-cell>
          <table:table-cell office:value-type="float" office:value="1975656" calcext:value-type="float">
            <text:p>1975656</text:p>
          </table:table-cell>
          <table:table-cell office:value-type="float" office:value="14552" calcext:value-type="float">
            <text:p>14552</text:p>
          </table:table-cell>
          <table:table-cell office:value-type="float" office:value="1878" calcext:value-type="float">
            <text:p>1878</text:p>
          </table:table-cell>
          <table:table-cell office:value-type="float" office:value="1.322684" calcext:value-type="float">
            <text:p>1.322684</text:p>
          </table:table-cell>
          <table:table-cell office:value-type="float" office:value="100.544068" calcext:value-type="float">
            <text:p>100.544068</text:p>
          </table:table-cell>
          <table:table-cell office:value-type="float" office:value="99.221384" calcext:value-type="float">
            <text:p>99.221384</text:p>
          </table:table-cell>
          <table:table-cell office:value-type="float" office:value="0.159293" calcext:value-type="float">
            <text:p>0.159293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936" calcext:value-type="float">
            <text:p>86936</text:p>
          </table:table-cell>
          <table:table-cell office:value-type="float" office:value="84464" calcext:value-type="float">
            <text:p>84464</text:p>
          </table:table-cell>
          <table:table-cell office:value-type="float" office:value="2150" calcext:value-type="float">
            <text:p>2150</text:p>
          </table:table-cell>
          <table:table-cell office:value-type="float" office:value="2091" calcext:value-type="float">
            <text:p>2091</text:p>
          </table:table-cell>
          <table:table-cell office:value-type="float" office:value="1.279882" calcext:value-type="float">
            <text:p>1.279882</text:p>
          </table:table-cell>
          <table:table-cell office:value-type="float" office:value="100.605123" calcext:value-type="float">
            <text:p>100.605123</text:p>
          </table:table-cell>
          <table:table-cell office:value-type="float" office:value="99.325241" calcext:value-type="float">
            <text:p>99.325241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24" calcext:value-type="float">
            <text:p>3224</text:p>
          </table:table-cell>
          <table:table-cell office:value-type="float" office:value="2480" calcext:value-type="float">
            <text:p>248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.259431" calcext:value-type="float">
            <text:p>1.259431</text:p>
          </table:table-cell>
          <table:table-cell office:value-type="float" office:value="100.609666" calcext:value-type="float">
            <text:p>100.609666</text:p>
          </table:table-cell>
          <table:table-cell office:value-type="float" office:value="99.350235" calcext:value-type="float">
            <text:p>99.350235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530" calcext:value-type="float">
            <text:p>153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.297826" calcext:value-type="float">
            <text:p>1.297826</text:p>
          </table:table-cell>
          <table:table-cell office:value-type="float" office:value="100.593038" calcext:value-type="float">
            <text:p>100.593038</text:p>
          </table:table-cell>
          <table:table-cell office:value-type="float" office:value="99.295212" calcext:value-type="float">
            <text:p>99.2952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02" calcext:value-type="float">
            <text:p>10302</text:p>
          </table:table-cell>
          <table:table-cell office:value-type="float" office:value="9774" calcext:value-type="float">
            <text:p>9774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3.155898" calcext:value-type="float">
            <text:p>3.155898</text:p>
          </table:table-cell>
          <table:table-cell office:value-type="float" office:value="100.655128" calcext:value-type="float">
            <text:p>100.655128</text:p>
          </table:table-cell>
          <table:table-cell office:value-type="float" office:value="97.499229" calcext:value-type="float">
            <text:p>97.499229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0786156" calcext:value-type="float">
            <text:p>10786156</text:p>
          </table:table-cell>
          <table:table-cell office:value-type="float" office:value="14652" calcext:value-type="float">
            <text:p>14652</text:p>
          </table:table-cell>
          <table:table-cell office:value-type="float" office:value="10253" calcext:value-type="float">
            <text:p>10253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00.689958" calcext:value-type="float">
            <text:p>100.689958</text:p>
          </table:table-cell>
          <table:table-cell office:value-type="float" office:value="99.673678" calcext:value-type="float">
            <text:p>99.673678</text:p>
          </table:table-cell>
          <table:table-cell office:value-type="float" office:value="0.865718" calcext:value-type="float">
            <text:p>0.86571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2852" calcext:value-type="float">
            <text:p>15412852</text:p>
          </table:table-cell>
          <table:table-cell office:value-type="float" office:value="1809440" calcext:value-type="float">
            <text:p>1809440</text:p>
          </table:table-cell>
          <table:table-cell office:value-type="float" office:value="14651" calcext:value-type="float">
            <text:p>14651</text:p>
          </table:table-cell>
          <table:table-cell office:value-type="float" office:value="1720" calcext:value-type="float">
            <text:p>1720</text:p>
          </table:table-cell>
          <table:table-cell office:value-type="float" office:value="1.125352" calcext:value-type="float">
            <text:p>1.125352</text:p>
          </table:table-cell>
          <table:table-cell office:value-type="float" office:value="100.809998" calcext:value-type="float">
            <text:p>100.809998</text:p>
          </table:table-cell>
          <table:table-cell office:value-type="float" office:value="99.684646" calcext:value-type="float">
            <text:p>99.684646</text:p>
          </table:table-cell>
          <table:table-cell office:value-type="float" office:value="0.145213" calcext:value-type="float">
            <text:p>0.14521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808" calcext:value-type="float">
            <text:p>84808</text:p>
          </table:table-cell>
          <table:table-cell office:value-type="float" office:value="80992" calcext:value-type="float">
            <text:p>80992</text:p>
          </table:table-cell>
          <table:table-cell office:value-type="float" office:value="2097" calcext:value-type="float">
            <text:p>2097</text:p>
          </table:table-cell>
          <table:table-cell office:value-type="float" office:value="2004" calcext:value-type="float">
            <text:p>2004</text:p>
          </table:table-cell>
          <table:table-cell office:value-type="float" office:value="1.050386" calcext:value-type="float">
            <text:p>1.050386</text:p>
          </table:table-cell>
          <table:table-cell office:value-type="float" office:value="100.277921" calcext:value-type="float">
            <text:p>100.277921</text:p>
          </table:table-cell>
          <table:table-cell office:value-type="float" office:value="99.227535" calcext:value-type="float">
            <text:p>99.227535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76" calcext:value-type="float">
            <text:p>3176</text:p>
          </table:table-cell>
          <table:table-cell office:value-type="float" office:value="2464" calcext:value-type="float">
            <text:p>246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.029775" calcext:value-type="float">
            <text:p>1.029775</text:p>
          </table:table-cell>
          <table:table-cell office:value-type="float" office:value="98.835336" calcext:value-type="float">
            <text:p>98.835336</text:p>
          </table:table-cell>
          <table:table-cell office:value-type="float" office:value="97.805561" calcext:value-type="float">
            <text:p>97.80556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6" calcext:value-type="float">
            <text:p>1836</text:p>
          </table:table-cell>
          <table:table-cell office:value-type="float" office:value="1446" calcext:value-type="float">
            <text:p>144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.076033" calcext:value-type="float">
            <text:p>1.076033</text:p>
          </table:table-cell>
          <table:table-cell office:value-type="float" office:value="98.832483" calcext:value-type="float">
            <text:p>98.832483</text:p>
          </table:table-cell>
          <table:table-cell office:value-type="float" office:value="97.756451" calcext:value-type="float">
            <text:p>97.7564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52" calcext:value-type="float">
            <text:p>10752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3.036518" calcext:value-type="float">
            <text:p>3.036518</text:p>
          </table:table-cell>
          <table:table-cell office:value-type="float" office:value="100.33199" calcext:value-type="float">
            <text:p>100.33199</text:p>
          </table:table-cell>
          <table:table-cell office:value-type="float" office:value="97.295471" calcext:value-type="float">
            <text:p>97.295471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1030220" calcext:value-type="float">
            <text:p>11030220</text:p>
          </table:table-cell>
          <table:table-cell office:value-type="float" office:value="14752" calcext:value-type="float">
            <text:p>14752</text:p>
          </table:table-cell>
          <table:table-cell office:value-type="float" office:value="10485" calcext:value-type="float">
            <text:p>10485</text:p>
          </table:table-cell>
          <table:table-cell office:value-type="float" office:value="1.016329" calcext:value-type="float">
            <text:p>1.016329</text:p>
          </table:table-cell>
          <table:table-cell office:value-type="float" office:value="100.5672" calcext:value-type="float">
            <text:p>100.5672</text:p>
          </table:table-cell>
          <table:table-cell office:value-type="float" office:value="99.55087" calcext:value-type="float">
            <text:p>99.55087</text:p>
          </table:table-cell>
          <table:table-cell office:value-type="float" office:value="0.886399" calcext:value-type="float">
            <text:p>0.886399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7000" calcext:value-type="float">
            <text:p>15517000</text:p>
          </table:table-cell>
          <table:table-cell office:value-type="float" office:value="1716864" calcext:value-type="float">
            <text:p>1716864</text:p>
          </table:table-cell>
          <table:table-cell office:value-type="float" office:value="14750" calcext:value-type="float">
            <text:p>14750</text:p>
          </table:table-cell>
          <table:table-cell office:value-type="float" office:value="1632" calcext:value-type="float">
            <text:p>1632</text:p>
          </table:table-cell>
          <table:table-cell office:value-type="float" office:value="1.125305" calcext:value-type="float">
            <text:p>1.125305</text:p>
          </table:table-cell>
          <table:table-cell office:value-type="float" office:value="100.606838" calcext:value-type="float">
            <text:p>100.606838</text:p>
          </table:table-cell>
          <table:table-cell office:value-type="float" office:value="99.481534" calcext:value-type="float">
            <text:p>99.481534</text:p>
          </table:table-cell>
          <table:table-cell office:value-type="float" office:value="0.138065" calcext:value-type="float">
            <text:p>0.138065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944" calcext:value-type="float">
            <text:p>79944</text:p>
          </table:table-cell>
          <table:table-cell office:value-type="float" office:value="77488" calcext:value-type="float">
            <text:p>77488</text:p>
          </table:table-cell>
          <table:table-cell office:value-type="float" office:value="1976" calcext:value-type="float">
            <text:p>1976</text:p>
          </table:table-cell>
          <table:table-cell office:value-type="float" office:value="1918" calcext:value-type="float">
            <text:p>1918</text:p>
          </table:table-cell>
          <table:table-cell office:value-type="float" office:value="1.051205" calcext:value-type="float">
            <text:p>1.051205</text:p>
          </table:table-cell>
          <table:table-cell office:value-type="float" office:value="100.747494" calcext:value-type="float">
            <text:p>100.747494</text:p>
          </table:table-cell>
          <table:table-cell office:value-type="float" office:value="99.69629" calcext:value-type="float">
            <text:p>99.69629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44" calcext:value-type="float">
            <text:p>3544</text:p>
          </table:table-cell>
          <table:table-cell office:value-type="float" office:value="2592" calcext:value-type="float">
            <text:p>2592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.030973" calcext:value-type="float">
            <text:p>1.030973</text:p>
          </table:table-cell>
          <table:table-cell office:value-type="float" office:value="100.245414" calcext:value-type="float">
            <text:p>100.245414</text:p>
          </table:table-cell>
          <table:table-cell office:value-type="float" office:value="99.21444" calcext:value-type="float">
            <text:p>99.2144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2" calcext:value-type="float">
            <text:p>2292</text:p>
          </table:table-cell>
          <table:table-cell office:value-type="float" office:value="1746" calcext:value-type="float">
            <text:p>1746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.092011" calcext:value-type="float">
            <text:p>1.092011</text:p>
          </table:table-cell>
          <table:table-cell office:value-type="float" office:value="100.238345" calcext:value-type="float">
            <text:p>100.238345</text:p>
          </table:table-cell>
          <table:table-cell office:value-type="float" office:value="99.146334" calcext:value-type="float">
            <text:p>99.14633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16" calcext:value-type="float">
            <text:p>9216</text:p>
          </table:table-cell>
          <table:table-cell office:value-type="float" office:value="9120" calcext:value-type="float">
            <text:p>9120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3.634287" calcext:value-type="float">
            <text:p>3.634287</text:p>
          </table:table-cell>
          <table:table-cell office:value-type="float" office:value="100.247803" calcext:value-type="float">
            <text:p>100.247803</text:p>
          </table:table-cell>
          <table:table-cell office:value-type="float" office:value="96.613516" calcext:value-type="float">
            <text:p>96.613516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1755048" calcext:value-type="float">
            <text:p>11755048</text:p>
          </table:table-cell>
          <table:table-cell office:value-type="float" office:value="14850" calcext:value-type="float">
            <text:p>14850</text:p>
          </table:table-cell>
          <table:table-cell office:value-type="float" office:value="11174" calcext:value-type="float">
            <text:p>11174</text:p>
          </table:table-cell>
          <table:table-cell office:value-type="float" office:value="1.01633" calcext:value-type="float">
            <text:p>1.01633</text:p>
          </table:table-cell>
          <table:table-cell office:value-type="float" office:value="100.59144" calcext:value-type="float">
            <text:p>100.59144</text:p>
          </table:table-cell>
          <table:table-cell office:value-type="float" office:value="99.57511" calcext:value-type="float">
            <text:p>99.57511</text:p>
          </table:table-cell>
          <table:table-cell office:value-type="float" office:value="0.944417" calcext:value-type="float">
            <text:p>0.944417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1148" calcext:value-type="float">
            <text:p>15621148</text:p>
          </table:table-cell>
          <table:table-cell office:value-type="float" office:value="1648484" calcext:value-type="float">
            <text:p>1648484</text:p>
          </table:table-cell>
          <table:table-cell office:value-type="float" office:value="14849" calcext:value-type="float">
            <text:p>14849</text:p>
          </table:table-cell>
          <table:table-cell office:value-type="float" office:value="1567" calcext:value-type="float">
            <text:p>1567</text:p>
          </table:table-cell>
          <table:table-cell office:value-type="float" office:value="1.175032" calcext:value-type="float">
            <text:p>1.175032</text:p>
          </table:table-cell>
          <table:table-cell office:value-type="float" office:value="100.395166" calcext:value-type="float">
            <text:p>100.395166</text:p>
          </table:table-cell>
          <table:table-cell office:value-type="float" office:value="99.220134" calcext:value-type="float">
            <text:p>99.220134</text:p>
          </table:table-cell>
          <table:table-cell office:value-type="float" office:value="0.132915" calcext:value-type="float">
            <text:p>0.13291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864" calcext:value-type="float">
            <text:p>70864</text:p>
          </table:table-cell>
          <table:table-cell office:value-type="float" office:value="68456" calcext:value-type="float">
            <text:p>68456</text:p>
          </table:table-cell>
          <table:table-cell office:value-type="float" office:value="1752" calcext:value-type="float">
            <text:p>1752</text:p>
          </table:table-cell>
          <table:table-cell office:value-type="float" office:value="1695" calcext:value-type="float">
            <text:p>1695</text:p>
          </table:table-cell>
          <table:table-cell office:value-type="float" office:value="1.062411" calcext:value-type="float">
            <text:p>1.062411</text:p>
          </table:table-cell>
          <table:table-cell office:value-type="float" office:value="100.940578" calcext:value-type="float">
            <text:p>100.940578</text:p>
          </table:table-cell>
          <table:table-cell office:value-type="float" office:value="99.878168" calcext:value-type="float">
            <text:p>99.878168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0" calcext:value-type="float">
            <text:p>2480</text:p>
          </table:table-cell>
          <table:table-cell office:value-type="float" office:value="1776" calcext:value-type="float">
            <text:p>177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.036518" calcext:value-type="float">
            <text:p>1.036518</text:p>
          </table:table-cell>
          <table:table-cell office:value-type="float" office:value="100.452521" calcext:value-type="float">
            <text:p>100.452521</text:p>
          </table:table-cell>
          <table:table-cell office:value-type="float" office:value="99.416003" calcext:value-type="float">
            <text:p>99.41600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404" calcext:value-type="float">
            <text:p>140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.147582" calcext:value-type="float">
            <text:p>1.147582</text:p>
          </table:table-cell>
          <table:table-cell office:value-type="float" office:value="100.941932" calcext:value-type="float">
            <text:p>100.941932</text:p>
          </table:table-cell>
          <table:table-cell office:value-type="float" office:value="99.79435" calcext:value-type="float">
            <text:p>99.7943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96" calcext:value-type="float">
            <text:p>8496</text:p>
          </table:table-cell>
          <table:table-cell office:value-type="float" office:value="8448" calcext:value-type="float">
            <text:p>844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3.106727" calcext:value-type="float">
            <text:p>3.106727</text:p>
          </table:table-cell>
          <table:table-cell office:value-type="float" office:value="99.792539" calcext:value-type="float">
            <text:p>99.792539</text:p>
          </table:table-cell>
          <table:table-cell office:value-type="float" office:value="96.685811" calcext:value-type="float">
            <text:p>96.685811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1093340" calcext:value-type="float">
            <text:p>11093340</text:p>
          </table:table-cell>
          <table:table-cell office:value-type="float" office:value="14949" calcext:value-type="float">
            <text:p>14949</text:p>
          </table:table-cell>
          <table:table-cell office:value-type="float" office:value="10545" calcext:value-type="float">
            <text:p>10545</text:p>
          </table:table-cell>
          <table:table-cell office:value-type="float" office:value="1.017281" calcext:value-type="float">
            <text:p>1.017281</text:p>
          </table:table-cell>
          <table:table-cell office:value-type="float" office:value="100.394592" calcext:value-type="float">
            <text:p>100.394592</text:p>
          </table:table-cell>
          <table:table-cell office:value-type="float" office:value="99.377311" calcext:value-type="float">
            <text:p>99.377311</text:p>
          </table:table-cell>
          <table:table-cell office:value-type="float" office:value="0.893028" calcext:value-type="float">
            <text:p>0.893028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5296" calcext:value-type="float">
            <text:p>15725296</text:p>
          </table:table-cell>
          <table:table-cell office:value-type="float" office:value="1792608" calcext:value-type="float">
            <text:p>1792608</text:p>
          </table:table-cell>
          <table:table-cell office:value-type="float" office:value="14948" calcext:value-type="float">
            <text:p>14948</text:p>
          </table:table-cell>
          <table:table-cell office:value-type="float" office:value="1704" calcext:value-type="float">
            <text:p>1704</text:p>
          </table:table-cell>
          <table:table-cell office:value-type="float" office:value="2.115186" calcext:value-type="float">
            <text:p>2.115186</text:p>
          </table:table-cell>
          <table:table-cell office:value-type="float" office:value="103.489132" calcext:value-type="float">
            <text:p>103.489132</text:p>
          </table:table-cell>
          <table:table-cell office:value-type="float" office:value="101.373946" calcext:value-type="float">
            <text:p>101.373946</text:p>
          </table:table-cell>
          <table:table-cell office:value-type="float" office:value="0.141465" calcext:value-type="float">
            <text:p>0.141465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200" calcext:value-type="float">
            <text:p>81200</text:p>
          </table:table-cell>
          <table:table-cell office:value-type="float" office:value="78472" calcext:value-type="float">
            <text:p>78472</text:p>
          </table:table-cell>
          <table:table-cell office:value-type="float" office:value="2008" calcext:value-type="float">
            <text:p>2008</text:p>
          </table:table-cell>
          <table:table-cell office:value-type="float" office:value="1943" calcext:value-type="float">
            <text:p>1943</text:p>
          </table:table-cell>
          <table:table-cell office:value-type="float" office:value="1.052736" calcext:value-type="float">
            <text:p>1.052736</text:p>
          </table:table-cell>
          <table:table-cell office:value-type="float" office:value="102.92945" calcext:value-type="float">
            <text:p>102.92945</text:p>
          </table:table-cell>
          <table:table-cell office:value-type="float" office:value="101.876714" calcext:value-type="float">
            <text:p>101.876714</text:p>
          </table:table-cell>
          <table:table-cell office:value-type="float" office:value="0.006162" calcext:value-type="float">
            <text:p>0.006162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52" calcext:value-type="float">
            <text:p>3152</text:p>
          </table:table-cell>
          <table:table-cell office:value-type="float" office:value="2144" calcext:value-type="float">
            <text:p>214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.030715" calcext:value-type="float">
            <text:p>1.030715</text:p>
          </table:table-cell>
          <table:table-cell office:value-type="float" office:value="102.93245" calcext:value-type="float">
            <text:p>102.93245</text:p>
          </table:table-cell>
          <table:table-cell office:value-type="float" office:value="101.901736" calcext:value-type="float">
            <text:p>101.90173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344" calcext:value-type="float">
            <text:p>134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.082274" calcext:value-type="float">
            <text:p>2.082274</text:p>
          </table:table-cell>
          <table:table-cell office:value-type="float" office:value="102.930964" calcext:value-type="float">
            <text:p>102.930964</text:p>
          </table:table-cell>
          <table:table-cell office:value-type="float" office:value="100.848691" calcext:value-type="float">
            <text:p>100.84869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84" calcext:value-type="float">
            <text:p>998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3.824929" calcext:value-type="float">
            <text:p>3.824929</text:p>
          </table:table-cell>
          <table:table-cell office:value-type="float" office:value="99.560589" calcext:value-type="float">
            <text:p>99.560589</text:p>
          </table:table-cell>
          <table:table-cell office:value-type="float" office:value="95.735661" calcext:value-type="float">
            <text:p>95.735661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0971308" calcext:value-type="float">
            <text:p>10971308</text:p>
          </table:table-cell>
          <table:table-cell office:value-type="float" office:value="15049" calcext:value-type="float">
            <text:p>15049</text:p>
          </table:table-cell>
          <table:table-cell office:value-type="float" office:value="10429" calcext:value-type="float">
            <text:p>10429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100.817012" calcext:value-type="float">
            <text:p>100.817012</text:p>
          </table:table-cell>
          <table:table-cell office:value-type="float" office:value="99.807639" calcext:value-type="float">
            <text:p>99.807639</text:p>
          </table:table-cell>
          <table:table-cell office:value-type="float" office:value="0.879396" calcext:value-type="float">
            <text:p>0.87939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29444" calcext:value-type="float">
            <text:p>15829444</text:p>
          </table:table-cell>
          <table:table-cell office:value-type="float" office:value="1970396" calcext:value-type="float">
            <text:p>1970396</text:p>
          </table:table-cell>
          <table:table-cell office:value-type="float" office:value="15047" calcext:value-type="float">
            <text:p>15047</text:p>
          </table:table-cell>
          <table:table-cell office:value-type="float" office:value="1873" calcext:value-type="float">
            <text:p>1873</text:p>
          </table:table-cell>
          <table:table-cell office:value-type="float" office:value="1.133828" calcext:value-type="float">
            <text:p>1.133828</text:p>
          </table:table-cell>
          <table:table-cell office:value-type="float" office:value="100.459836" calcext:value-type="float">
            <text:p>100.459836</text:p>
          </table:table-cell>
          <table:table-cell office:value-type="float" office:value="99.326008" calcext:value-type="float">
            <text:p>99.326008</text:p>
          </table:table-cell>
          <table:table-cell office:value-type="float" office:value="0.158701" calcext:value-type="float">
            <text:p>0.15870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376" calcext:value-type="float">
            <text:p>75376</text:p>
          </table:table-cell>
          <table:table-cell office:value-type="float" office:value="72064" calcext:value-type="float">
            <text:p>72064</text:p>
          </table:table-cell>
          <table:table-cell office:value-type="float" office:value="1859" calcext:value-type="float">
            <text:p>1859</text:p>
          </table:table-cell>
          <table:table-cell office:value-type="float" office:value="1780" calcext:value-type="float">
            <text:p>1780</text:p>
          </table:table-cell>
          <table:table-cell office:value-type="float" office:value="1.047396" calcext:value-type="float">
            <text:p>1.047396</text:p>
          </table:table-cell>
          <table:table-cell office:value-type="float" office:value="100.819916" calcext:value-type="float">
            <text:p>100.819916</text:p>
          </table:table-cell>
          <table:table-cell office:value-type="float" office:value="99.77252" calcext:value-type="float">
            <text:p>99.77252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64" calcext:value-type="float">
            <text:p>3464</text:p>
          </table:table-cell>
          <table:table-cell office:value-type="float" office:value="2744" calcext:value-type="float">
            <text:p>274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.025975" calcext:value-type="float">
            <text:p>1.025975</text:p>
          </table:table-cell>
          <table:table-cell office:value-type="float" office:value="100.93722" calcext:value-type="float">
            <text:p>100.93722</text:p>
          </table:table-cell>
          <table:table-cell office:value-type="float" office:value="99.911245" calcext:value-type="float">
            <text:p>99.91124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88" calcext:value-type="float">
            <text:p>2388</text:p>
          </table:table-cell>
          <table:table-cell office:value-type="float" office:value="1962" calcext:value-type="float">
            <text:p>196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.075622" calcext:value-type="float">
            <text:p>1.075622</text:p>
          </table:table-cell>
          <table:table-cell office:value-type="float" office:value="100.247316" calcext:value-type="float">
            <text:p>100.247316</text:p>
          </table:table-cell>
          <table:table-cell office:value-type="float" office:value="99.171694" calcext:value-type="float">
            <text:p>99.17169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800" calcext:value-type="float">
            <text:p>10800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3.522781" calcext:value-type="float">
            <text:p>3.522781</text:p>
          </table:table-cell>
          <table:table-cell office:value-type="float" office:value="100.440134" calcext:value-type="float">
            <text:p>100.440134</text:p>
          </table:table-cell>
          <table:table-cell office:value-type="float" office:value="96.917353" calcext:value-type="float">
            <text:p>96.917353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0690424" calcext:value-type="float">
            <text:p>10690424</text:p>
          </table:table-cell>
          <table:table-cell office:value-type="float" office:value="15147" calcext:value-type="float">
            <text:p>15147</text:p>
          </table:table-cell>
          <table:table-cell office:value-type="float" office:value="10162" calcext:value-type="float">
            <text:p>10162</text:p>
          </table:table-cell>
          <table:table-cell office:value-type="float" office:value="1.019309" calcext:value-type="float">
            <text:p>1.019309</text:p>
          </table:table-cell>
          <table:table-cell office:value-type="float" office:value="100.50612" calcext:value-type="float">
            <text:p>100.50612</text:p>
          </table:table-cell>
          <table:table-cell office:value-type="float" office:value="99.48681" calcext:value-type="float">
            <text:p>99.48681</text:p>
          </table:table-cell>
          <table:table-cell office:value-type="float" office:value="0.859646" calcext:value-type="float">
            <text:p>0.859646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3592" calcext:value-type="float">
            <text:p>15933592</text:p>
          </table:table-cell>
          <table:table-cell office:value-type="float" office:value="1862040" calcext:value-type="float">
            <text:p>1862040</text:p>
          </table:table-cell>
          <table:table-cell office:value-type="float" office:value="15146" calcext:value-type="float">
            <text:p>15146</text:p>
          </table:table-cell>
          <table:table-cell office:value-type="float" office:value="1770" calcext:value-type="float">
            <text:p>1770</text:p>
          </table:table-cell>
          <table:table-cell office:value-type="float" office:value="1.166887" calcext:value-type="float">
            <text:p>1.166887</text:p>
          </table:table-cell>
          <table:table-cell office:value-type="float" office:value="100.485214" calcext:value-type="float">
            <text:p>100.485214</text:p>
          </table:table-cell>
          <table:table-cell office:value-type="float" office:value="99.318326" calcext:value-type="float">
            <text:p>99.318326</text:p>
          </table:table-cell>
          <table:table-cell office:value-type="float" office:value="0.149986" calcext:value-type="float">
            <text:p>0.149986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416" calcext:value-type="float">
            <text:p>88416</text:p>
          </table:table-cell>
          <table:table-cell office:value-type="float" office:value="84832" calcext:value-type="float">
            <text:p>84832</text:p>
          </table:table-cell>
          <table:table-cell office:value-type="float" office:value="2186" calcext:value-type="float">
            <text:p>2186</text:p>
          </table:table-cell>
          <table:table-cell office:value-type="float" office:value="2099" calcext:value-type="float">
            <text:p>2099</text:p>
          </table:table-cell>
          <table:table-cell office:value-type="float" office:value="1.059057" calcext:value-type="float">
            <text:p>1.059057</text:p>
          </table:table-cell>
          <table:table-cell office:value-type="float" office:value="100.495154" calcext:value-type="float">
            <text:p>100.495154</text:p>
          </table:table-cell>
          <table:table-cell office:value-type="float" office:value="99.436097" calcext:value-type="float">
            <text:p>99.436097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76" calcext:value-type="float">
            <text:p>3176</text:p>
          </table:table-cell>
          <table:table-cell office:value-type="float" office:value="1848" calcext:value-type="float">
            <text:p>1848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.038626" calcext:value-type="float">
            <text:p>1.038626</text:p>
          </table:table-cell>
          <table:table-cell office:value-type="float" office:value="98.205741" calcext:value-type="float">
            <text:p>98.205741</text:p>
          </table:table-cell>
          <table:table-cell office:value-type="float" office:value="97.167115" calcext:value-type="float">
            <text:p>97.16711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2" calcext:value-type="float">
            <text:p>2142</text:p>
          </table:table-cell>
          <table:table-cell office:value-type="float" office:value="1722" calcext:value-type="float">
            <text:p>1722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.110817" calcext:value-type="float">
            <text:p>1.110817</text:p>
          </table:table-cell>
          <table:table-cell office:value-type="float" office:value="97.052964" calcext:value-type="float">
            <text:p>97.052964</text:p>
          </table:table-cell>
          <table:table-cell office:value-type="float" office:value="95.942147" calcext:value-type="float">
            <text:p>95.94214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792" calcext:value-type="float">
            <text:p>9792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.65681" calcext:value-type="float">
            <text:p>2.65681</text:p>
          </table:table-cell>
          <table:table-cell office:value-type="float" office:value="100.517531" calcext:value-type="float">
            <text:p>100.517531</text:p>
          </table:table-cell>
          <table:table-cell office:value-type="float" office:value="97.860721" calcext:value-type="float">
            <text:p>97.8607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1986488" calcext:value-type="float">
            <text:p>11986488</text:p>
          </table:table-cell>
          <table:table-cell office:value-type="float" office:value="15247" calcext:value-type="float">
            <text:p>15247</text:p>
          </table:table-cell>
          <table:table-cell office:value-type="float" office:value="11394" calcext:value-type="float">
            <text:p>11394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100.484835" calcext:value-type="float">
            <text:p>100.484835</text:p>
          </table:table-cell>
          <table:table-cell office:value-type="float" office:value="99.473534" calcext:value-type="float">
            <text:p>99.473534</text:p>
          </table:table-cell>
          <table:table-cell office:value-type="float" office:value="0.963994" calcext:value-type="float">
            <text:p>0.96399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7740" calcext:value-type="float">
            <text:p>16037740</text:p>
          </table:table-cell>
          <table:table-cell office:value-type="float" office:value="1267660" calcext:value-type="float">
            <text:p>1267660</text:p>
          </table:table-cell>
          <table:table-cell office:value-type="float" office:value="15245" calcext:value-type="float">
            <text:p>15245</text:p>
          </table:table-cell>
          <table:table-cell office:value-type="float" office:value="1205" calcext:value-type="float">
            <text:p>1205</text:p>
          </table:table-cell>
          <table:table-cell office:value-type="float" office:value="1.129196" calcext:value-type="float">
            <text:p>1.129196</text:p>
          </table:table-cell>
          <table:table-cell office:value-type="float" office:value="100.575519" calcext:value-type="float">
            <text:p>100.575519</text:p>
          </table:table-cell>
          <table:table-cell office:value-type="float" office:value="99.446323" calcext:value-type="float">
            <text:p>99.446323</text:p>
          </table:table-cell>
          <table:table-cell office:value-type="float" office:value="0.101977" calcext:value-type="float">
            <text:p>0.10197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904" calcext:value-type="float">
            <text:p>53904</text:p>
          </table:table-cell>
          <table:table-cell office:value-type="float" office:value="53320" calcext:value-type="float">
            <text:p>53320</text:p>
          </table:table-cell>
          <table:table-cell office:value-type="float" office:value="1337" calcext:value-type="float">
            <text:p>1337</text:p>
          </table:table-cell>
          <table:table-cell office:value-type="float" office:value="1323" calcext:value-type="float">
            <text:p>1323</text:p>
          </table:table-cell>
          <table:table-cell office:value-type="float" office:value="1.055737" calcext:value-type="float">
            <text:p>1.055737</text:p>
          </table:table-cell>
          <table:table-cell office:value-type="float" office:value="100.73532" calcext:value-type="float">
            <text:p>100.73532</text:p>
          </table:table-cell>
          <table:table-cell office:value-type="float" office:value="99.679583" calcext:value-type="float">
            <text:p>99.679583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" calcext:value-type="float">
            <text:p>2208</text:p>
          </table:table-cell>
          <table:table-cell office:value-type="float" office:value="1968" calcext:value-type="float">
            <text:p>196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.040849" calcext:value-type="float">
            <text:p>1.040849</text:p>
          </table:table-cell>
          <table:table-cell office:value-type="float" office:value="100.733894" calcext:value-type="float">
            <text:p>100.733894</text:p>
          </table:table-cell>
          <table:table-cell office:value-type="float" office:value="99.693045" calcext:value-type="float">
            <text:p>99.69304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6" calcext:value-type="float">
            <text:p>1356</text:p>
          </table:table-cell>
          <table:table-cell office:value-type="float" office:value="1110" calcext:value-type="float">
            <text:p>11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.085337" calcext:value-type="float">
            <text:p>1.085337</text:p>
          </table:table-cell>
          <table:table-cell office:value-type="float" office:value="99.700497" calcext:value-type="float">
            <text:p>99.700497</text:p>
          </table:table-cell>
          <table:table-cell office:value-type="float" office:value="98.61516" calcext:value-type="float">
            <text:p>98.61516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70" calcext:value-type="float">
            <text:p>7470</text:p>
          </table:table-cell>
          <table:table-cell office:value-type="float" office:value="1536" calcext:value-type="float">
            <text:p>1536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2.886551" calcext:value-type="float">
            <text:p>2.886551</text:p>
          </table:table-cell>
          <table:table-cell office:value-type="float" office:value="17.459522" calcext:value-type="float">
            <text:p>17.459522</text:p>
          </table:table-cell>
          <table:table-cell office:value-type="float" office:value="14.572971" calcext:value-type="float">
            <text:p>14.572971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0959736" calcext:value-type="float">
            <text:p>10959736</text:p>
          </table:table-cell>
          <table:table-cell office:value-type="float" office:value="15345" calcext:value-type="float">
            <text:p>15345</text:p>
          </table:table-cell>
          <table:table-cell office:value-type="float" office:value="10418" calcext:value-type="float">
            <text:p>10418</text:p>
          </table:table-cell>
          <table:table-cell office:value-type="float" office:value="1.019301" calcext:value-type="float">
            <text:p>1.019301</text:p>
          </table:table-cell>
          <table:table-cell office:value-type="float" office:value="100.742952" calcext:value-type="float">
            <text:p>100.742952</text:p>
          </table:table-cell>
          <table:table-cell office:value-type="float" office:value="99.723652" calcext:value-type="float">
            <text:p>99.723652</text:p>
          </table:table-cell>
          <table:table-cell office:value-type="float" office:value="0.879209" calcext:value-type="float">
            <text:p>0.879209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1888" calcext:value-type="float">
            <text:p>16141888</text:p>
          </table:table-cell>
          <table:table-cell office:value-type="float" office:value="1821012" calcext:value-type="float">
            <text:p>1821012</text:p>
          </table:table-cell>
          <table:table-cell office:value-type="float" office:value="15344" calcext:value-type="float">
            <text:p>15344</text:p>
          </table:table-cell>
          <table:table-cell office:value-type="float" office:value="1731" calcext:value-type="float">
            <text:p>1731</text:p>
          </table:table-cell>
          <table:table-cell office:value-type="float" office:value="1.335656" calcext:value-type="float">
            <text:p>1.335656</text:p>
          </table:table-cell>
          <table:table-cell office:value-type="float" office:value="101.297895" calcext:value-type="float">
            <text:p>101.297895</text:p>
          </table:table-cell>
          <table:table-cell office:value-type="float" office:value="99.962238" calcext:value-type="float">
            <text:p>99.962238</text:p>
          </table:table-cell>
          <table:table-cell office:value-type="float" office:value="0.145736" calcext:value-type="float">
            <text:p>0.145736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080" calcext:value-type="float">
            <text:p>82080</text:p>
          </table:table-cell>
          <table:table-cell office:value-type="float" office:value="77976" calcext:value-type="float">
            <text:p>77976</text:p>
          </table:table-cell>
          <table:table-cell office:value-type="float" office:value="2027" calcext:value-type="float">
            <text:p>2027</text:p>
          </table:table-cell>
          <table:table-cell office:value-type="float" office:value="1928" calcext:value-type="float">
            <text:p>1928</text:p>
          </table:table-cell>
          <table:table-cell office:value-type="float" office:value="1.274134" calcext:value-type="float">
            <text:p>1.274134</text:p>
          </table:table-cell>
          <table:table-cell office:value-type="float" office:value="100.794462" calcext:value-type="float">
            <text:p>100.794462</text:p>
          </table:table-cell>
          <table:table-cell office:value-type="float" office:value="99.520328" calcext:value-type="float">
            <text:p>99.520328</text:p>
          </table:table-cell>
          <table:table-cell office:value-type="float" office:value="0.006268" calcext:value-type="float">
            <text:p>0.006268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88" calcext:value-type="float">
            <text:p>3288</text:p>
          </table:table-cell>
          <table:table-cell office:value-type="float" office:value="2576" calcext:value-type="float">
            <text:p>257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.259245" calcext:value-type="float">
            <text:p>1.259245</text:p>
          </table:table-cell>
          <table:table-cell office:value-type="float" office:value="101.30205" calcext:value-type="float">
            <text:p>101.30205</text:p>
          </table:table-cell>
          <table:table-cell office:value-type="float" office:value="100.042804" calcext:value-type="float">
            <text:p>100.042804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590" calcext:value-type="float">
            <text:p>159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.291958" calcext:value-type="float">
            <text:p>1.291958</text:p>
          </table:table-cell>
          <table:table-cell office:value-type="float" office:value="101.300544" calcext:value-type="float">
            <text:p>101.300544</text:p>
          </table:table-cell>
          <table:table-cell office:value-type="float" office:value="100.008586" calcext:value-type="float">
            <text:p>100.00858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512" calcext:value-type="float">
            <text:p>105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4.917999" calcext:value-type="float">
            <text:p>4.917999</text:p>
          </table:table-cell>
          <table:table-cell office:value-type="float" office:value="100.792836" calcext:value-type="float">
            <text:p>100.792836</text:p>
          </table:table-cell>
          <table:table-cell office:value-type="float" office:value="95.874837" calcext:value-type="float">
            <text:p>95.874837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10769324" calcext:value-type="float">
            <text:p>10769324</text:p>
          </table:table-cell>
          <table:table-cell office:value-type="float" office:value="15445" calcext:value-type="float">
            <text:p>15445</text:p>
          </table:table-cell>
          <table:table-cell office:value-type="float" office:value="10237" calcext:value-type="float">
            <text:p>10237</text:p>
          </table:table-cell>
          <table:table-cell office:value-type="float" office:value="1.019349" calcext:value-type="float">
            <text:p>1.019349</text:p>
          </table:table-cell>
          <table:table-cell office:value-type="float" office:value="100.710804" calcext:value-type="float">
            <text:p>100.710804</text:p>
          </table:table-cell>
          <table:table-cell office:value-type="float" office:value="99.691454" calcext:value-type="float">
            <text:p>99.691454</text:p>
          </table:table-cell>
          <table:table-cell office:value-type="float" office:value="0.864212" calcext:value-type="float">
            <text:p>0.86421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6036" calcext:value-type="float">
            <text:p>16246036</text:p>
          </table:table-cell>
          <table:table-cell office:value-type="float" office:value="2046140" calcext:value-type="float">
            <text:p>2046140</text:p>
          </table:table-cell>
          <table:table-cell office:value-type="float" office:value="15443" calcext:value-type="float">
            <text:p>15443</text:p>
          </table:table-cell>
          <table:table-cell office:value-type="float" office:value="1945" calcext:value-type="float">
            <text:p>1945</text:p>
          </table:table-cell>
          <table:table-cell office:value-type="float" office:value="1.127535" calcext:value-type="float">
            <text:p>1.127535</text:p>
          </table:table-cell>
          <table:table-cell office:value-type="float" office:value="100.917982" calcext:value-type="float">
            <text:p>100.917982</text:p>
          </table:table-cell>
          <table:table-cell office:value-type="float" office:value="99.790447" calcext:value-type="float">
            <text:p>99.790447</text:p>
          </table:table-cell>
          <table:table-cell office:value-type="float" office:value="0.164035" calcext:value-type="float">
            <text:p>0.16403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936" calcext:value-type="float">
            <text:p>81936</text:p>
          </table:table-cell>
          <table:table-cell office:value-type="float" office:value="77464" calcext:value-type="float">
            <text:p>77464</text:p>
          </table:table-cell>
          <table:table-cell office:value-type="float" office:value="2023" calcext:value-type="float">
            <text:p>2023</text:p>
          </table:table-cell>
          <table:table-cell office:value-type="float" office:value="1914" calcext:value-type="float">
            <text:p>1914</text:p>
          </table:table-cell>
          <table:table-cell office:value-type="float" office:value="1.058737" calcext:value-type="float">
            <text:p>1.058737</text:p>
          </table:table-cell>
          <table:table-cell office:value-type="float" office:value="100.932334" calcext:value-type="float">
            <text:p>100.932334</text:p>
          </table:table-cell>
          <table:table-cell office:value-type="float" office:value="99.873596" calcext:value-type="float">
            <text:p>99.873596</text:p>
          </table:table-cell>
          <table:table-cell office:value-type="float" office:value="0.006205" calcext:value-type="float">
            <text:p>0.00620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24" calcext:value-type="float">
            <text:p>3624</text:p>
          </table:table-cell>
          <table:table-cell office:value-type="float" office:value="2720" calcext:value-type="float">
            <text:p>272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.046325" calcext:value-type="float">
            <text:p>1.046325</text:p>
          </table:table-cell>
          <table:table-cell office:value-type="float" office:value="100.344676" calcext:value-type="float">
            <text:p>100.344676</text:p>
          </table:table-cell>
          <table:table-cell office:value-type="float" office:value="99.29835" calcext:value-type="float">
            <text:p>99.2983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010" calcext:value-type="float">
            <text:p>201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.088127" calcext:value-type="float">
            <text:p>1.088127</text:p>
          </table:table-cell>
          <table:table-cell office:value-type="float" office:value="100.834262" calcext:value-type="float">
            <text:p>100.834262</text:p>
          </table:table-cell>
          <table:table-cell office:value-type="float" office:value="99.746136" calcext:value-type="float">
            <text:p>99.74613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800" calcext:value-type="float">
            <text:p>10800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.73083" calcext:value-type="float">
            <text:p>2.73083</text:p>
          </table:table-cell>
          <table:table-cell office:value-type="float" office:value="100.224602" calcext:value-type="float">
            <text:p>100.224602</text:p>
          </table:table-cell>
          <table:table-cell office:value-type="float" office:value="97.493771" calcext:value-type="float">
            <text:p>97.493771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0769324" calcext:value-type="float">
            <text:p>10769324</text:p>
          </table:table-cell>
          <table:table-cell office:value-type="float" office:value="15543" calcext:value-type="float">
            <text:p>15543</text:p>
          </table:table-cell>
          <table:table-cell office:value-type="float" office:value="10237" calcext:value-type="float">
            <text:p>10237</text:p>
          </table:table-cell>
          <table:table-cell office:value-type="float" office:value="1.009262" calcext:value-type="float">
            <text:p>1.009262</text:p>
          </table:table-cell>
          <table:table-cell office:value-type="float" office:value="100.508194" calcext:value-type="float">
            <text:p>100.508194</text:p>
          </table:table-cell>
          <table:table-cell office:value-type="float" office:value="99.498932" calcext:value-type="float">
            <text:p>99.498932</text:p>
          </table:table-cell>
          <table:table-cell office:value-type="float" office:value="0.865885" calcext:value-type="float">
            <text:p>0.865885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0184" calcext:value-type="float">
            <text:p>16350184</text:p>
          </table:table-cell>
          <table:table-cell office:value-type="float" office:value="1950408" calcext:value-type="float">
            <text:p>1950408</text:p>
          </table:table-cell>
          <table:table-cell office:value-type="float" office:value="15542" calcext:value-type="float">
            <text:p>15542</text:p>
          </table:table-cell>
          <table:table-cell office:value-type="float" office:value="1854" calcext:value-type="float">
            <text:p>1854</text:p>
          </table:table-cell>
          <table:table-cell office:value-type="float" office:value="1.142064" calcext:value-type="float">
            <text:p>1.142064</text:p>
          </table:table-cell>
          <table:table-cell office:value-type="float" office:value="100.691494" calcext:value-type="float">
            <text:p>100.691494</text:p>
          </table:table-cell>
          <table:table-cell office:value-type="float" office:value="99.54943" calcext:value-type="float">
            <text:p>99.54943</text:p>
          </table:table-cell>
          <table:table-cell office:value-type="float" office:value="0.156739" calcext:value-type="float">
            <text:p>0.156739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416" calcext:value-type="float">
            <text:p>87416</text:p>
          </table:table-cell>
          <table:table-cell office:value-type="float" office:value="84144" calcext:value-type="float">
            <text:p>84144</text:p>
          </table:table-cell>
          <table:table-cell office:value-type="float" office:value="2160" calcext:value-type="float">
            <text:p>2160</text:p>
          </table:table-cell>
          <table:table-cell office:value-type="float" office:value="2082" calcext:value-type="float">
            <text:p>2082</text:p>
          </table:table-cell>
          <table:table-cell office:value-type="float" office:value="1.046275" calcext:value-type="float">
            <text:p>1.046275</text:p>
          </table:table-cell>
          <table:table-cell office:value-type="float" office:value="101.057483" calcext:value-type="float">
            <text:p>101.057483</text:p>
          </table:table-cell>
          <table:table-cell office:value-type="float" office:value="100.011207" calcext:value-type="float">
            <text:p>100.011207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68" calcext:value-type="float">
            <text:p>3568</text:p>
          </table:table-cell>
          <table:table-cell office:value-type="float" office:value="2856" calcext:value-type="float">
            <text:p>285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.031547" calcext:value-type="float">
            <text:p>1.031547</text:p>
          </table:table-cell>
          <table:table-cell office:value-type="float" office:value="100.698676" calcext:value-type="float">
            <text:p>100.698676</text:p>
          </table:table-cell>
          <table:table-cell office:value-type="float" office:value="99.66713" calcext:value-type="float">
            <text:p>99.6671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1644" calcext:value-type="float">
            <text:p>16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.075365" calcext:value-type="float">
            <text:p>1.075365</text:p>
          </table:table-cell>
          <table:table-cell office:value-type="float" office:value="100.695752" calcext:value-type="float">
            <text:p>100.695752</text:p>
          </table:table-cell>
          <table:table-cell office:value-type="float" office:value="99.620387" calcext:value-type="float">
            <text:p>99.62038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080" calcext:value-type="float">
            <text:p>1008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.619523" calcext:value-type="float">
            <text:p>2.619523</text:p>
          </table:table-cell>
          <table:table-cell office:value-type="float" office:value="100.154094" calcext:value-type="float">
            <text:p>100.154094</text:p>
          </table:table-cell>
          <table:table-cell office:value-type="float" office:value="97.534571" calcext:value-type="float">
            <text:p>97.534571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1069144" calcext:value-type="float">
            <text:p>11069144</text:p>
          </table:table-cell>
          <table:table-cell office:value-type="float" office:value="15642" calcext:value-type="float">
            <text:p>15642</text:p>
          </table:table-cell>
          <table:table-cell office:value-type="float" office:value="10522" calcext:value-type="float">
            <text:p>10522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0.696543" calcext:value-type="float">
            <text:p>100.696543</text:p>
          </table:table-cell>
          <table:table-cell office:value-type="float" office:value="99.686221" calcext:value-type="float">
            <text:p>99.686221</text:p>
          </table:table-cell>
          <table:table-cell office:value-type="float" office:value="0.888319" calcext:value-type="float">
            <text:p>0.88831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4332" calcext:value-type="float">
            <text:p>16454332</text:p>
          </table:table-cell>
          <table:table-cell office:value-type="float" office:value="2056660" calcext:value-type="float">
            <text:p>2056660</text:p>
          </table:table-cell>
          <table:table-cell office:value-type="float" office:value="15641" calcext:value-type="float">
            <text:p>15641</text:p>
          </table:table-cell>
          <table:table-cell office:value-type="float" office:value="1955" calcext:value-type="float">
            <text:p>1955</text:p>
          </table:table-cell>
          <table:table-cell office:value-type="float" office:value="1.336816" calcext:value-type="float">
            <text:p>1.336816</text:p>
          </table:table-cell>
          <table:table-cell office:value-type="float" office:value="101.369506" calcext:value-type="float">
            <text:p>101.369506</text:p>
          </table:table-cell>
          <table:table-cell office:value-type="float" office:value="100.03269" calcext:value-type="float">
            <text:p>100.03269</text:p>
          </table:table-cell>
          <table:table-cell office:value-type="float" office:value="0.164479" calcext:value-type="float">
            <text:p>0.16447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240" calcext:value-type="float">
            <text:p>64240</text:p>
          </table:table-cell>
          <table:table-cell office:value-type="float" office:value="59984" calcext:value-type="float">
            <text:p>59984</text:p>
          </table:table-cell>
          <table:table-cell office:value-type="float" office:value="1583" calcext:value-type="float">
            <text:p>1583</text:p>
          </table:table-cell>
          <table:table-cell office:value-type="float" office:value="1480" calcext:value-type="float">
            <text:p>1480</text:p>
          </table:table-cell>
          <table:table-cell office:value-type="float" office:value="1.286279" calcext:value-type="float">
            <text:p>1.286279</text:p>
          </table:table-cell>
          <table:table-cell office:value-type="float" office:value="100.956218" calcext:value-type="float">
            <text:p>100.956218</text:p>
          </table:table-cell>
          <table:table-cell office:value-type="float" office:value="99.669939" calcext:value-type="float">
            <text:p>99.669939</text:p>
          </table:table-cell>
          <table:table-cell office:value-type="float" office:value="0.004815" calcext:value-type="float">
            <text:p>0.00481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2704" calcext:value-type="float">
            <text:p>2704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.260347" calcext:value-type="float">
            <text:p>1.260347</text:p>
          </table:table-cell>
          <table:table-cell office:value-type="float" office:value="97.434105" calcext:value-type="float">
            <text:p>97.434105</text:p>
          </table:table-cell>
          <table:table-cell office:value-type="float" office:value="96.173758" calcext:value-type="float">
            <text:p>96.17375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14" calcext:value-type="float">
            <text:p>2214</text:p>
          </table:table-cell>
          <table:table-cell office:value-type="float" office:value="1734" calcext:value-type="float">
            <text:p>173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.303983" calcext:value-type="float">
            <text:p>1.303983</text:p>
          </table:table-cell>
          <table:table-cell office:value-type="float" office:value="98.804474" calcext:value-type="float">
            <text:p>98.804474</text:p>
          </table:table-cell>
          <table:table-cell office:value-type="float" office:value="97.50049" calcext:value-type="float">
            <text:p>97.5004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696" calcext:value-type="float">
            <text:p>9696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4.273517" calcext:value-type="float">
            <text:p>4.273517</text:p>
          </table:table-cell>
          <table:table-cell office:value-type="float" office:value="100.954792" calcext:value-type="float">
            <text:p>100.954792</text:p>
          </table:table-cell>
          <table:table-cell office:value-type="float" office:value="96.681275" calcext:value-type="float">
            <text:p>96.681275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0284352" calcext:value-type="float">
            <text:p>10284352</text:p>
          </table:table-cell>
          <table:table-cell office:value-type="float" office:value="15742" calcext:value-type="float">
            <text:p>15742</text:p>
          </table:table-cell>
          <table:table-cell office:value-type="float" office:value="9776" calcext:value-type="float">
            <text:p>9776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100.432639" calcext:value-type="float">
            <text:p>100.432639</text:p>
          </table:table-cell>
          <table:table-cell office:value-type="float" office:value="99.423426" calcext:value-type="float">
            <text:p>99.423426</text:p>
          </table:table-cell>
          <table:table-cell office:value-type="float" office:value="0.827519" calcext:value-type="float">
            <text:p>0.827519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8480" calcext:value-type="float">
            <text:p>16558480</text:p>
          </table:table-cell>
          <table:table-cell office:value-type="float" office:value="2039828" calcext:value-type="float">
            <text:p>2039828</text:p>
          </table:table-cell>
          <table:table-cell office:value-type="float" office:value="15740" calcext:value-type="float">
            <text:p>15740</text:p>
          </table:table-cell>
          <table:table-cell office:value-type="float" office:value="1939" calcext:value-type="float">
            <text:p>1939</text:p>
          </table:table-cell>
          <table:table-cell office:value-type="float" office:value="1.355757" calcext:value-type="float">
            <text:p>1.355757</text:p>
          </table:table-cell>
          <table:table-cell office:value-type="float" office:value="100.74338" calcext:value-type="float">
            <text:p>100.74338</text:p>
          </table:table-cell>
          <table:table-cell office:value-type="float" office:value="99.387624" calcext:value-type="float">
            <text:p>99.387624</text:p>
          </table:table-cell>
          <table:table-cell office:value-type="float" office:value="0.164192" calcext:value-type="float">
            <text:p>0.164192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968" calcext:value-type="float">
            <text:p>83968</text:p>
          </table:table-cell>
          <table:table-cell office:value-type="float" office:value="79944" calcext:value-type="float">
            <text:p>79944</text:p>
          </table:table-cell>
          <table:table-cell office:value-type="float" office:value="2075" calcext:value-type="float">
            <text:p>2075</text:p>
          </table:table-cell>
          <table:table-cell office:value-type="float" office:value="1978" calcext:value-type="float">
            <text:p>1978</text:p>
          </table:table-cell>
          <table:table-cell office:value-type="float" office:value="1.283269" calcext:value-type="float">
            <text:p>1.283269</text:p>
          </table:table-cell>
          <table:table-cell office:value-type="float" office:value="100.279059" calcext:value-type="float">
            <text:p>100.279059</text:p>
          </table:table-cell>
          <table:table-cell office:value-type="float" office:value="98.995789" calcext:value-type="float">
            <text:p>98.995789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3312" calcext:value-type="float">
            <text:p>331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.274223" calcext:value-type="float">
            <text:p>1.274223</text:p>
          </table:table-cell>
          <table:table-cell office:value-type="float" office:value="100.281799" calcext:value-type="float">
            <text:p>100.281799</text:p>
          </table:table-cell>
          <table:table-cell office:value-type="float" office:value="99.007575" calcext:value-type="float">
            <text:p>99.00757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74" calcext:value-type="float">
            <text:p>2574</text:p>
          </table:table-cell>
          <table:table-cell office:value-type="float" office:value="2034" calcext:value-type="float">
            <text:p>20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.317181" calcext:value-type="float">
            <text:p>1.317181</text:p>
          </table:table-cell>
          <table:table-cell office:value-type="float" office:value="100.280393" calcext:value-type="float">
            <text:p>100.280393</text:p>
          </table:table-cell>
          <table:table-cell office:value-type="float" office:value="98.963211" calcext:value-type="float">
            <text:p>98.96321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216" calcext:value-type="float">
            <text:p>921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4.985835" calcext:value-type="float">
            <text:p>4.985835</text:p>
          </table:table-cell>
          <table:table-cell office:value-type="float" office:value="99.853294" calcext:value-type="float">
            <text:p>99.853294</text:p>
          </table:table-cell>
          <table:table-cell office:value-type="float" office:value="94.867459" calcext:value-type="float">
            <text:p>94.867459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0629408" calcext:value-type="float">
            <text:p>10629408</text:p>
          </table:table-cell>
          <table:table-cell office:value-type="float" office:value="15840" calcext:value-type="float">
            <text:p>15840</text:p>
          </table:table-cell>
          <table:table-cell office:value-type="float" office:value="10104" calcext:value-type="float">
            <text:p>10104</text:p>
          </table:table-cell>
          <table:table-cell office:value-type="float" office:value="1.016147" calcext:value-type="float">
            <text:p>1.016147</text:p>
          </table:table-cell>
          <table:table-cell office:value-type="float" office:value="100.384508" calcext:value-type="float">
            <text:p>100.384508</text:p>
          </table:table-cell>
          <table:table-cell office:value-type="float" office:value="99.368361" calcext:value-type="float">
            <text:p>99.368361</text:p>
          </table:table-cell>
          <table:table-cell office:value-type="float" office:value="0.855758" calcext:value-type="float">
            <text:p>0.85575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2628" calcext:value-type="float">
            <text:p>16662628</text:p>
          </table:table-cell>
          <table:table-cell office:value-type="float" office:value="1900964" calcext:value-type="float">
            <text:p>1900964</text:p>
          </table:table-cell>
          <table:table-cell office:value-type="float" office:value="15839" calcext:value-type="float">
            <text:p>15839</text:p>
          </table:table-cell>
          <table:table-cell office:value-type="float" office:value="1807" calcext:value-type="float">
            <text:p>1807</text:p>
          </table:table-cell>
          <table:table-cell office:value-type="float" office:value="1.147521" calcext:value-type="float">
            <text:p>1.147521</text:p>
          </table:table-cell>
          <table:table-cell office:value-type="float" office:value="100.503018" calcext:value-type="float">
            <text:p>100.503018</text:p>
          </table:table-cell>
          <table:table-cell office:value-type="float" office:value="99.355497" calcext:value-type="float">
            <text:p>99.355497</text:p>
          </table:table-cell>
          <table:table-cell office:value-type="float" office:value="0.153064" calcext:value-type="float">
            <text:p>0.15306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672" calcext:value-type="float">
            <text:p>81672</text:p>
          </table:table-cell>
          <table:table-cell office:value-type="float" office:value="76720" calcext:value-type="float">
            <text:p>76720</text:p>
          </table:table-cell>
          <table:table-cell office:value-type="float" office:value="2016" calcext:value-type="float">
            <text:p>2016</text:p>
          </table:table-cell>
          <table:table-cell office:value-type="float" office:value="1897" calcext:value-type="float">
            <text:p>1897</text:p>
          </table:table-cell>
          <table:table-cell office:value-type="float" office:value="1.057017" calcext:value-type="float">
            <text:p>1.057017</text:p>
          </table:table-cell>
          <table:table-cell office:value-type="float" office:value="100.597435" calcext:value-type="float">
            <text:p>100.597435</text:p>
          </table:table-cell>
          <table:table-cell office:value-type="float" office:value="99.540418" calcext:value-type="float">
            <text:p>99.540418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296" calcext:value-type="float">
            <text:p>3296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.023097" calcext:value-type="float">
            <text:p>1.023097</text:p>
          </table:table-cell>
          <table:table-cell office:value-type="float" office:value="100.594655" calcext:value-type="float">
            <text:p>100.594655</text:p>
          </table:table-cell>
          <table:table-cell office:value-type="float" office:value="99.571558" calcext:value-type="float">
            <text:p>99.57155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30" calcext:value-type="float">
            <text:p>2730</text:p>
          </table:table-cell>
          <table:table-cell office:value-type="float" office:value="2034" calcext:value-type="float">
            <text:p>203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.092239" calcext:value-type="float">
            <text:p>1.092239</text:p>
          </table:table-cell>
          <table:table-cell office:value-type="float" office:value="100.535296" calcext:value-type="float">
            <text:p>100.535296</text:p>
          </table:table-cell>
          <table:table-cell office:value-type="float" office:value="99.443058" calcext:value-type="float">
            <text:p>99.44305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10" calcext:value-type="float">
            <text:p>10110</text:p>
          </table:table-cell>
          <table:table-cell office:value-type="float" office:value="9726" calcext:value-type="float">
            <text:p>9726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2.760908" calcext:value-type="float">
            <text:p>2.760908</text:p>
          </table:table-cell>
          <table:table-cell office:value-type="float" office:value="100.595989" calcext:value-type="float">
            <text:p>100.595989</text:p>
          </table:table-cell>
          <table:table-cell office:value-type="float" office:value="97.835081" calcext:value-type="float">
            <text:p>97.83508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1780296" calcext:value-type="float">
            <text:p>11780296</text:p>
          </table:table-cell>
          <table:table-cell office:value-type="float" office:value="15940" calcext:value-type="float">
            <text:p>15940</text:p>
          </table:table-cell>
          <table:table-cell office:value-type="float" office:value="11198" calcext:value-type="float">
            <text:p>11198</text:p>
          </table:table-cell>
          <table:table-cell office:value-type="float" office:value="1.016449" calcext:value-type="float">
            <text:p>1.016449</text:p>
          </table:table-cell>
          <table:table-cell office:value-type="float" office:value="100.600125" calcext:value-type="float">
            <text:p>100.600125</text:p>
          </table:table-cell>
          <table:table-cell office:value-type="float" office:value="99.583676" calcext:value-type="float">
            <text:p>99.583676</text:p>
          </table:table-cell>
          <table:table-cell office:value-type="float" office:value="0.946364" calcext:value-type="float">
            <text:p>0.946364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6776" calcext:value-type="float">
            <text:p>16766776</text:p>
          </table:table-cell>
          <table:table-cell office:value-type="float" office:value="1655848" calcext:value-type="float">
            <text:p>1655848</text:p>
          </table:table-cell>
          <table:table-cell office:value-type="float" office:value="15938" calcext:value-type="float">
            <text:p>15938</text:p>
          </table:table-cell>
          <table:table-cell office:value-type="float" office:value="1574" calcext:value-type="float">
            <text:p>1574</text:p>
          </table:table-cell>
          <table:table-cell office:value-type="float" office:value="2.339794" calcext:value-type="float">
            <text:p>2.339794</text:p>
          </table:table-cell>
          <table:table-cell office:value-type="float" office:value="100.637785" calcext:value-type="float">
            <text:p>100.637785</text:p>
          </table:table-cell>
          <table:table-cell office:value-type="float" office:value="98.297991" calcext:value-type="float">
            <text:p>98.297991</text:p>
          </table:table-cell>
          <table:table-cell office:value-type="float" office:value="0.134761" calcext:value-type="float">
            <text:p>0.134761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560" calcext:value-type="float">
            <text:p>72560</text:p>
          </table:table-cell>
          <table:table-cell office:value-type="float" office:value="68944" calcext:value-type="float">
            <text:p>68944</text:p>
          </table:table-cell>
          <table:table-cell office:value-type="float" office:value="1793" calcext:value-type="float">
            <text:p>1793</text:p>
          </table:table-cell>
          <table:table-cell office:value-type="float" office:value="1706" calcext:value-type="float">
            <text:p>1706</text:p>
          </table:table-cell>
          <table:table-cell office:value-type="float" office:value="1.277097" calcext:value-type="float">
            <text:p>1.277097</text:p>
          </table:table-cell>
          <table:table-cell office:value-type="float" office:value="100.13787" calcext:value-type="float">
            <text:p>100.13787</text:p>
          </table:table-cell>
          <table:table-cell office:value-type="float" office:value="98.860773" calcext:value-type="float">
            <text:p>98.860773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16" calcext:value-type="float">
            <text:p>3216</text:p>
          </table:table-cell>
          <table:table-cell office:value-type="float" office:value="2312" calcext:value-type="float">
            <text:p>231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.268071" calcext:value-type="float">
            <text:p>1.268071</text:p>
          </table:table-cell>
          <table:table-cell office:value-type="float" office:value="100.079506" calcext:value-type="float">
            <text:p>100.079506</text:p>
          </table:table-cell>
          <table:table-cell office:value-type="float" office:value="98.811435" calcext:value-type="float">
            <text:p>98.81143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920" calcext:value-type="float">
            <text:p>192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2.307079" calcext:value-type="float">
            <text:p>2.307079</text:p>
          </table:table-cell>
          <table:table-cell office:value-type="float" office:value="100.072457" calcext:value-type="float">
            <text:p>100.072457</text:p>
          </table:table-cell>
          <table:table-cell office:value-type="float" office:value="97.765379" calcext:value-type="float">
            <text:p>97.76537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8880" calcext:value-type="float">
            <text:p>8880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4.91719" calcext:value-type="float">
            <text:p>4.91719</text:p>
          </table:table-cell>
          <table:table-cell office:value-type="float" office:value="100.103929" calcext:value-type="float">
            <text:p>100.103929</text:p>
          </table:table-cell>
          <table:table-cell office:value-type="float" office:value="95.186739" calcext:value-type="float">
            <text:p>95.186739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0629408" calcext:value-type="float">
            <text:p>10629408</text:p>
          </table:table-cell>
          <table:table-cell office:value-type="float" office:value="16038" calcext:value-type="float">
            <text:p>16038</text:p>
          </table:table-cell>
          <table:table-cell office:value-type="float" office:value="10104" calcext:value-type="float">
            <text:p>10104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100.689162" calcext:value-type="float">
            <text:p>100.689162</text:p>
          </table:table-cell>
          <table:table-cell office:value-type="float" office:value="99.672672" calcext:value-type="float">
            <text:p>99.672672</text:p>
          </table:table-cell>
          <table:table-cell office:value-type="float" office:value="0.853145" calcext:value-type="float">
            <text:p>0.853145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0924" calcext:value-type="float">
            <text:p>16870924</text:p>
          </table:table-cell>
          <table:table-cell office:value-type="float" office:value="1863092" calcext:value-type="float">
            <text:p>1863092</text:p>
          </table:table-cell>
          <table:table-cell office:value-type="float" office:value="16037" calcext:value-type="float">
            <text:p>16037</text:p>
          </table:table-cell>
          <table:table-cell office:value-type="float" office:value="1771" calcext:value-type="float">
            <text:p>1771</text:p>
          </table:table-cell>
          <table:table-cell office:value-type="float" office:value="1.331327" calcext:value-type="float">
            <text:p>1.331327</text:p>
          </table:table-cell>
          <table:table-cell office:value-type="float" office:value="101.218049" calcext:value-type="float">
            <text:p>101.218049</text:p>
          </table:table-cell>
          <table:table-cell office:value-type="float" office:value="99.886721" calcext:value-type="float">
            <text:p>99.886721</text:p>
          </table:table-cell>
          <table:table-cell office:value-type="float" office:value="0.149216" calcext:value-type="float">
            <text:p>0.14921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736" calcext:value-type="float">
            <text:p>88736</text:p>
          </table:table-cell>
          <table:table-cell office:value-type="float" office:value="84736" calcext:value-type="float">
            <text:p>84736</text:p>
          </table:table-cell>
          <table:table-cell office:value-type="float" office:value="2193" calcext:value-type="float">
            <text:p>2193</text:p>
          </table:table-cell>
          <table:table-cell office:value-type="float" office:value="2096" calcext:value-type="float">
            <text:p>2096</text:p>
          </table:table-cell>
          <table:table-cell office:value-type="float" office:value="1.269505" calcext:value-type="float">
            <text:p>1.269505</text:p>
          </table:table-cell>
          <table:table-cell office:value-type="float" office:value="101.036653" calcext:value-type="float">
            <text:p>101.036653</text:p>
          </table:table-cell>
          <table:table-cell office:value-type="float" office:value="99.767147" calcext:value-type="float">
            <text:p>99.767147</text:p>
          </table:table-cell>
          <table:table-cell office:value-type="float" office:value="0.006795" calcext:value-type="float">
            <text:p>0.006795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40" calcext:value-type="float">
            <text:p>4040</text:p>
          </table:table-cell>
          <table:table-cell office:value-type="float" office:value="3336" calcext:value-type="float">
            <text:p>333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.260119" calcext:value-type="float">
            <text:p>1.260119</text:p>
          </table:table-cell>
          <table:table-cell office:value-type="float" office:value="100.719275" calcext:value-type="float">
            <text:p>100.719275</text:p>
          </table:table-cell>
          <table:table-cell office:value-type="float" office:value="99.459156" calcext:value-type="float">
            <text:p>99.459156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2" calcext:value-type="float">
            <text:p>2472</text:p>
          </table:table-cell>
          <table:table-cell office:value-type="float" office:value="1932" calcext:value-type="float">
            <text:p>193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.292692" calcext:value-type="float">
            <text:p>1.292692</text:p>
          </table:table-cell>
          <table:table-cell office:value-type="float" office:value="101.221061" calcext:value-type="float">
            <text:p>101.221061</text:p>
          </table:table-cell>
          <table:table-cell office:value-type="float" office:value="99.928369" calcext:value-type="float">
            <text:p>99.92836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272" calcext:value-type="float">
            <text:p>10272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4.809743" calcext:value-type="float">
            <text:p>4.809743</text:p>
          </table:table-cell>
          <table:table-cell office:value-type="float" office:value="100.369734" calcext:value-type="float">
            <text:p>100.369734</text:p>
          </table:table-cell>
          <table:table-cell office:value-type="float" office:value="95.559992" calcext:value-type="float">
            <text:p>95.55999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1179604" calcext:value-type="float">
            <text:p>11179604</text:p>
          </table:table-cell>
          <table:table-cell office:value-type="float" office:value="16138" calcext:value-type="float">
            <text:p>16138</text:p>
          </table:table-cell>
          <table:table-cell office:value-type="float" office:value="10627" calcext:value-type="float">
            <text:p>10627</text:p>
          </table:table-cell>
          <table:table-cell office:value-type="float" office:value="1.007301" calcext:value-type="float">
            <text:p>1.007301</text:p>
          </table:table-cell>
          <table:table-cell office:value-type="float" office:value="100.479912" calcext:value-type="float">
            <text:p>100.479912</text:p>
          </table:table-cell>
          <table:table-cell office:value-type="float" office:value="99.47261" calcext:value-type="float">
            <text:p>99.47261</text:p>
          </table:table-cell>
          <table:table-cell office:value-type="float" office:value="0.89911" calcext:value-type="float">
            <text:p>0.89911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5072" calcext:value-type="float">
            <text:p>16975072</text:p>
          </table:table-cell>
          <table:table-cell office:value-type="float" office:value="1948304" calcext:value-type="float">
            <text:p>1948304</text:p>
          </table:table-cell>
          <table:table-cell office:value-type="float" office:value="16136" calcext:value-type="float">
            <text:p>16136</text:p>
          </table:table-cell>
          <table:table-cell office:value-type="float" office:value="1852" calcext:value-type="float">
            <text:p>1852</text:p>
          </table:table-cell>
          <table:table-cell office:value-type="float" office:value="1.38981" calcext:value-type="float">
            <text:p>1.38981</text:p>
          </table:table-cell>
          <table:table-cell office:value-type="float" office:value="100.919011" calcext:value-type="float">
            <text:p>100.919011</text:p>
          </table:table-cell>
          <table:table-cell office:value-type="float" office:value="99.529201" calcext:value-type="float">
            <text:p>99.529201</text:p>
          </table:table-cell>
          <table:table-cell office:value-type="float" office:value="0.156602" calcext:value-type="float">
            <text:p>0.156602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328" calcext:value-type="float">
            <text:p>70328</text:p>
          </table:table-cell>
          <table:table-cell office:value-type="float" office:value="67544" calcext:value-type="float">
            <text:p>67544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float" office:value="1.299877" calcext:value-type="float">
            <text:p>1.299877</text:p>
          </table:table-cell>
          <table:table-cell office:value-type="float" office:value="100.414145" calcext:value-type="float">
            <text:p>100.414145</text:p>
          </table:table-cell>
          <table:table-cell office:value-type="float" office:value="99.114267" calcext:value-type="float">
            <text:p>99.114267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36" calcext:value-type="float">
            <text:p>3136</text:p>
          </table:table-cell>
          <table:table-cell office:value-type="float" office:value="2224" calcext:value-type="float">
            <text:p>222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.273845" calcext:value-type="float">
            <text:p>1.273845</text:p>
          </table:table-cell>
          <table:table-cell office:value-type="float" office:value="98.805126" calcext:value-type="float">
            <text:p>98.805126</text:p>
          </table:table-cell>
          <table:table-cell office:value-type="float" office:value="97.531282" calcext:value-type="float">
            <text:p>97.53128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18" calcext:value-type="float">
            <text:p>2418</text:p>
          </table:table-cell>
          <table:table-cell office:value-type="float" office:value="1908" calcext:value-type="float">
            <text:p>190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.340112" calcext:value-type="float">
            <text:p>1.340112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49in" svg:x="4.1626in" svg:y="0.1465in">
            <draw:object draw:notify-on-update-of-ranges="Sheet2.A1:Sheet2.A1 Sheet2.A2:Sheet2.A164 Sheet2.B1:Sheet2.B1 Sheet2.B2:Sheet2.B164 Sheet2.A1:Sheet2.A1 Sheet2.A2:Sheet2.A164 Sheet2.C1:Sheet2.C1 Sheet2.C2:Sheet2.C1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08192" calcext:value-type="float">
            <text:p>0.008192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16919" calcext:value-type="float">
            <text:p>0.016919</text:p>
          </table:table-cell>
          <table:table-cell office:value-type="float" office:value="0.016921" calcext:value-type="float">
            <text:p>0.016921</text:p>
          </table:table-cell>
        </table:table-row>
        <table:table-row table:style-name="ro1">
          <table:table-cell office:value-type="float" office:value="0.024576" calcext:value-type="float">
            <text:p>0.024576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25341" calcext:value-type="float">
            <text:p>0.025341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33753" calcext:value-type="float">
            <text:p>0.033753</text:p>
          </table:table-cell>
          <table:table-cell office:value-type="float" office:value="0.033759" calcext:value-type="float">
            <text:p>0.033759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042178" calcext:value-type="float">
            <text:p>0.042178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0598" calcext:value-type="float">
            <text:p>0.050598</text:p>
          </table:table-cell>
        </table:table-row>
        <table:table-row table:style-name="ro1">
          <table:table-cell office:value-type="float" office:value="0.057344" calcext:value-type="float">
            <text:p>0.057344</text:p>
          </table:table-cell>
          <table:table-cell office:value-type="float" office:value="0.059004" calcext:value-type="float">
            <text:p>0.059004</text:p>
          </table:table-cell>
          <table:table-cell office:value-type="float" office:value="0.059013" calcext:value-type="float">
            <text:p>0.059013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7437" calcext:value-type="float">
            <text:p>0.067437</text:p>
          </table:table-cell>
        </table:table-row>
        <table:table-row table:style-name="ro1">
          <table:table-cell office:value-type="float" office:value="0.073728" calcext:value-type="float">
            <text:p>0.073728</text:p>
          </table:table-cell>
          <table:table-cell office:value-type="float" office:value="0.075833" calcext:value-type="float">
            <text:p>0.075833</text:p>
          </table:table-cell>
          <table:table-cell office:value-type="float" office:value="0.075858" calcext:value-type="float">
            <text:p>0.075858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84255" calcext:value-type="float">
            <text:p>0.084255</text:p>
          </table:table-cell>
          <table:table-cell office:value-type="float" office:value="0.084278" calcext:value-type="float">
            <text:p>0.084278</text:p>
          </table:table-cell>
        </table:table-row>
        <table:table-row table:style-name="ro1">
          <table:table-cell office:value-type="float" office:value="0.090112" calcext:value-type="float">
            <text:p>0.090112</text:p>
          </table:table-cell>
          <table:table-cell office:value-type="float" office:value="0.092672" calcext:value-type="float">
            <text:p>0.092672</text:p>
          </table:table-cell>
          <table:table-cell office:value-type="float" office:value="0.092683" calcext:value-type="float">
            <text:p>0.09268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101086" calcext:value-type="float">
            <text:p>0.101086</text:p>
          </table:table-cell>
          <table:table-cell office:value-type="float" office:value="0.101104" calcext:value-type="float">
            <text:p>0.101104</text:p>
          </table:table-cell>
        </table:table-row>
        <table:table-row table:style-name="ro1">
          <table:table-cell office:value-type="float" office:value="0.106496" calcext:value-type="float">
            <text:p>0.106496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09522" calcext:value-type="float">
            <text:p>0.109522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117921" calcext:value-type="float">
            <text:p>0.117921</text:p>
          </table:table-cell>
          <table:table-cell office:value-type="float" office:value="0.117952" calcext:value-type="float">
            <text:p>0.117952</text:p>
          </table:table-cell>
        </table:table-row>
        <table:table-row table:style-name="ro1">
          <table:table-cell office:value-type="float" office:value="0.12288" calcext:value-type="float">
            <text:p>0.12288</text:p>
          </table:table-cell>
          <table:table-cell office:value-type="float" office:value="0.126334" calcext:value-type="float">
            <text:p>0.126334</text:p>
          </table:table-cell>
          <table:table-cell office:value-type="float" office:value="0.126367" calcext:value-type="float">
            <text:p>0.126367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134747" calcext:value-type="float">
            <text:p>0.134747</text:p>
          </table:table-cell>
          <table:table-cell office:value-type="float" office:value="0.134771" calcext:value-type="float">
            <text:p>0.134771</text:p>
          </table:table-cell>
        </table:table-row>
        <table:table-row table:style-name="ro1">
          <table:table-cell office:value-type="float" office:value="0.139264" calcext:value-type="float">
            <text:p>0.139264</text:p>
          </table:table-cell>
          <table:table-cell office:value-type="float" office:value="0.143163" calcext:value-type="float">
            <text:p>0.143163</text:p>
          </table:table-cell>
          <table:table-cell office:value-type="float" office:value="0.143198" calcext:value-type="float">
            <text:p>0.14319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705" calcext:value-type="float">
            <text:p>0.151705</text:p>
          </table:table-cell>
        </table:table-row>
        <table:table-row table:style-name="ro1">
          <table:table-cell office:value-type="float" office:value="0.155648" calcext:value-type="float">
            <text:p>0.155648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004" calcext:value-type="float">
            <text:p>0.16004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168424" calcext:value-type="float">
            <text:p>0.168424</text:p>
          </table:table-cell>
          <table:table-cell office:value-type="float" office:value="0.168442" calcext:value-type="float">
            <text:p>0.168442</text:p>
          </table:table-cell>
        </table:table-row>
        <table:table-row table:style-name="ro1">
          <table:table-cell office:value-type="float" office:value="0.172032" calcext:value-type="float">
            <text:p>0.172032</text:p>
          </table:table-cell>
          <table:table-cell office:value-type="float" office:value="0.176844" calcext:value-type="float">
            <text:p>0.176844</text:p>
          </table:table-cell>
          <table:table-cell office:value-type="float" office:value="0.176941" calcext:value-type="float">
            <text:p>0.176941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86" calcext:value-type="float">
            <text:p>0.185286</text:p>
          </table:table-cell>
        </table:table-row>
        <table:table-row table:style-name="ro1">
          <table:table-cell office:value-type="float" office:value="0.188416" calcext:value-type="float">
            <text:p>0.188416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01" calcext:value-type="float">
            <text:p>0.193701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202082" calcext:value-type="float">
            <text:p>0.202082</text:p>
          </table:table-cell>
          <table:table-cell office:value-type="float" office:value="0.202122" calcext:value-type="float">
            <text:p>0.202122</text:p>
          </table:table-cell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10509" calcext:value-type="float">
            <text:p>0.210509</text:p>
          </table:table-cell>
          <table:table-cell office:value-type="float" office:value="0.210571" calcext:value-type="float">
            <text:p>0.210571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218911" calcext:value-type="float">
            <text:p>0.218911</text:p>
          </table:table-cell>
          <table:table-cell office:value-type="float" office:value="0.21894" calcext:value-type="float">
            <text:p>0.21894</text:p>
          </table:table-cell>
        </table:table-row>
        <table:table-row table:style-name="ro1">
          <table:table-cell office:value-type="float" office:value="0.221184" calcext:value-type="float">
            <text:p>0.221184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7403" calcext:value-type="float">
            <text:p>0.227403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53" calcext:value-type="float">
            <text:p>0.235853</text:p>
          </table:table-cell>
        </table:table-row>
        <table:table-row table:style-name="ro1">
          <table:table-cell office:value-type="float" office:value="0.237568" calcext:value-type="float">
            <text:p>0.237568</text:p>
          </table:table-cell>
          <table:table-cell office:value-type="float" office:value="0.244155" calcext:value-type="float">
            <text:p>0.244155</text:p>
          </table:table-cell>
          <table:table-cell office:value-type="float" office:value="0.24425" calcext:value-type="float">
            <text:p>0.24425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252583" calcext:value-type="float">
            <text:p>0.252583</text:p>
          </table:table-cell>
          <table:table-cell office:value-type="float" office:value="0.252647" calcext:value-type="float">
            <text:p>0.252647</text:p>
          </table:table-cell>
        </table:table-row>
        <table:table-row table:style-name="ro1">
          <table:table-cell office:value-type="float" office:value="0.253952" calcext:value-type="float">
            <text:p>0.25395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1056" calcext:value-type="float">
            <text:p>0.261056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269419" calcext:value-type="float">
            <text:p>0.269419</text:p>
          </table:table-cell>
          <table:table-cell office:value-type="float" office:value="0.26948" calcext:value-type="float">
            <text:p>0.26948</text:p>
          </table:table-cell>
        </table:table-row>
        <table:table-row table:style-name="ro1">
          <table:table-cell office:value-type="float" office:value="0.270336" calcext:value-type="float">
            <text:p>0.270336</text:p>
          </table:table-cell>
          <table:table-cell office:value-type="float" office:value="0.277853" calcext:value-type="float">
            <text:p>0.277853</text:p>
          </table:table-cell>
          <table:table-cell office:value-type="float" office:value="0.277905" calcext:value-type="float">
            <text:p>0.277905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286239" calcext:value-type="float">
            <text:p>0.286239</text:p>
          </table:table-cell>
          <table:table-cell office:value-type="float" office:value="0.2863" calcext:value-type="float">
            <text:p>0.2863</text:p>
          </table:table-cell>
        </table:table-row>
        <table:table-row table:style-name="ro1">
          <table:table-cell office:value-type="float" office:value="0.28672" calcext:value-type="float">
            <text:p>0.28672</text:p>
          </table:table-cell>
          <table:table-cell office:value-type="float" office:value="0.294657" calcext:value-type="float">
            <text:p>0.294657</text:p>
          </table:table-cell>
          <table:table-cell office:value-type="float" office:value="0.294741" calcext:value-type="float">
            <text:p>0.294741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303068" calcext:value-type="float">
            <text:p>0.303068</text:p>
          </table:table-cell>
          <table:table-cell office:value-type="float" office:value="0.303164" calcext:value-type="float">
            <text:p>0.303164</text:p>
          </table:table-cell>
        </table:table-row>
        <table:table-row table:style-name="ro1">
          <table:table-cell office:value-type="float" office:value="0.303104" calcext:value-type="float">
            <text:p>0.303104</text:p>
          </table:table-cell>
          <table:table-cell office:value-type="float" office:value="0.31149" calcext:value-type="float">
            <text:p>0.31149</text:p>
          </table:table-cell>
          <table:table-cell office:value-type="float" office:value="0.311586" calcext:value-type="float">
            <text:p>0.311586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19975" calcext:value-type="float">
            <text:p>0.319975</text:p>
          </table:table-cell>
        </table:table-row>
        <table:table-row table:style-name="ro1">
          <table:table-cell office:value-type="float" office:value="0.319488" calcext:value-type="float">
            <text:p>0.319488</text:p>
          </table:table-cell>
          <table:table-cell office:value-type="float" office:value="0.328343" calcext:value-type="float">
            <text:p>0.328343</text:p>
          </table:table-cell>
          <table:table-cell office:value-type="float" office:value="0.328508" calcext:value-type="float">
            <text:p>0.328508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336733" calcext:value-type="float">
            <text:p>0.336733</text:p>
          </table:table-cell>
          <table:table-cell office:value-type="float" office:value="0.336832" calcext:value-type="float">
            <text:p>0.336832</text:p>
          </table:table-cell>
        </table:table-row>
        <table:table-row table:style-name="ro1">
          <table:table-cell office:value-type="float" office:value="0.335872" calcext:value-type="float">
            <text:p>0.335872</text:p>
          </table:table-cell>
          <table:table-cell office:value-type="float" office:value="0.345152" calcext:value-type="float">
            <text:p>0.345152</text:p>
          </table:table-cell>
          <table:table-cell office:value-type="float" office:value="0.345334" calcext:value-type="float">
            <text:p>0.345334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353576" calcext:value-type="float">
            <text:p>0.353576</text:p>
          </table:table-cell>
          <table:table-cell office:value-type="float" office:value="0.353652" calcext:value-type="float">
            <text:p>0.353652</text:p>
          </table:table-cell>
        </table:table-row>
        <table:table-row table:style-name="ro1">
          <table:table-cell office:value-type="float" office:value="0.352256" calcext:value-type="float">
            <text:p>0.35225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215" calcext:value-type="float">
            <text:p>0.36215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370401" calcext:value-type="float">
            <text:p>0.370401</text:p>
          </table:table-cell>
          <table:table-cell office:value-type="float" office:value="0.370495" calcext:value-type="float">
            <text:p>0.370495</text:p>
          </table:table-cell>
        </table:table-row>
        <table:table-row table:style-name="ro1">
          <table:table-cell office:value-type="float" office:value="0.36864" calcext:value-type="float">
            <text:p>0.36864</text:p>
          </table:table-cell>
          <table:table-cell office:value-type="float" office:value="0.378817" calcext:value-type="float">
            <text:p>0.378817</text:p>
          </table:table-cell>
          <table:table-cell office:value-type="float" office:value="0.378899" calcext:value-type="float">
            <text:p>0.378899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38725" calcext:value-type="float">
            <text:p>0.38725</text:p>
          </table:table-cell>
          <table:table-cell office:value-type="float" office:value="0.38741" calcext:value-type="float">
            <text:p>0.38741</text:p>
          </table:table-cell>
        </table:table-row>
        <table:table-row table:style-name="ro1">
          <table:table-cell office:value-type="float" office:value="0.385024" calcext:value-type="float">
            <text:p>0.385024</text:p>
          </table:table-cell>
          <table:table-cell office:value-type="float" office:value="0.39567" calcext:value-type="float">
            <text:p>0.39567</text:p>
          </table:table-cell>
          <table:table-cell office:value-type="float" office:value="0.395764" calcext:value-type="float">
            <text:p>0.395764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404066" calcext:value-type="float">
            <text:p>0.404066</text:p>
          </table:table-cell>
          <table:table-cell office:value-type="float" office:value="0.404148" calcext:value-type="float">
            <text:p>0.404148</text:p>
          </table:table-cell>
        </table:table-row>
        <table:table-row table:style-name="ro1">
          <table:table-cell office:value-type="float" office:value="0.401408" calcext:value-type="float">
            <text:p>0.401408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12632" calcext:value-type="float">
            <text:p>0.412632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420903" calcext:value-type="float">
            <text:p>0.420903</text:p>
          </table:table-cell>
          <table:table-cell office:value-type="float" office:value="0.42098" calcext:value-type="float">
            <text:p>0.42098</text:p>
          </table:table-cell>
        </table:table-row>
        <table:table-row table:style-name="ro1">
          <table:table-cell office:value-type="float" office:value="0.417792" calcext:value-type="float">
            <text:p>0.417792</text:p>
          </table:table-cell>
          <table:table-cell office:value-type="float" office:value="0.429344" calcext:value-type="float">
            <text:p>0.429344</text:p>
          </table:table-cell>
          <table:table-cell office:value-type="float" office:value="0.429492" calcext:value-type="float">
            <text:p>0.429492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437724" calcext:value-type="float">
            <text:p>0.437724</text:p>
          </table:table-cell>
          <table:table-cell office:value-type="float" office:value="0.43789" calcext:value-type="float">
            <text:p>0.43789</text:p>
          </table:table-cell>
        </table:table-row>
        <table:table-row table:style-name="ro1">
          <table:table-cell office:value-type="float" office:value="0.434176" calcext:value-type="float">
            <text:p>0.434176</text:p>
          </table:table-cell>
          <table:table-cell office:value-type="float" office:value="0.446137" calcext:value-type="float">
            <text:p>0.446137</text:p>
          </table:table-cell>
          <table:table-cell office:value-type="float" office:value="0.446313" calcext:value-type="float">
            <text:p>0.446313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45457" calcext:value-type="float">
            <text:p>0.45457</text:p>
          </table:table-cell>
          <table:table-cell office:value-type="float" office:value="0.454754" calcext:value-type="float">
            <text:p>0.454754</text:p>
          </table:table-cell>
        </table:table-row>
        <table:table-row table:style-name="ro1">
          <table:table-cell office:value-type="float" office:value="0.45056" calcext:value-type="float">
            <text:p>0.45056</text:p>
          </table:table-cell>
          <table:table-cell office:value-type="float" office:value="0.463004" calcext:value-type="float">
            <text:p>0.463004</text:p>
          </table:table-cell>
          <table:table-cell office:value-type="float" office:value="0.463145" calcext:value-type="float">
            <text:p>0.463145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471409" calcext:value-type="float">
            <text:p>0.471409</text:p>
          </table:table-cell>
          <table:table-cell office:value-type="float" office:value="0.471545" calcext:value-type="float">
            <text:p>0.471545</text:p>
          </table:table-cell>
        </table:table-row>
        <table:table-row table:style-name="ro1">
          <table:table-cell office:value-type="float" office:value="0.466944" calcext:value-type="float">
            <text:p>0.466944</text:p>
          </table:table-cell>
          <table:table-cell office:value-type="float" office:value="0.479805" calcext:value-type="float">
            <text:p>0.479805</text:p>
          </table:table-cell>
          <table:table-cell office:value-type="float" office:value="0.479969" calcext:value-type="float">
            <text:p>0.479969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488245" calcext:value-type="float">
            <text:p>0.488245</text:p>
          </table:table-cell>
          <table:table-cell office:value-type="float" office:value="0.488454" calcext:value-type="float">
            <text:p>0.488454</text:p>
          </table:table-cell>
        </table:table-row>
        <table:table-row table:style-name="ro1">
          <table:table-cell office:value-type="float" office:value="0.483328" calcext:value-type="float">
            <text:p>0.483328</text:p>
          </table:table-cell>
          <table:table-cell office:value-type="float" office:value="0.496635" calcext:value-type="float">
            <text:p>0.496635</text:p>
          </table:table-cell>
          <table:table-cell office:value-type="float" office:value="0.496872" calcext:value-type="float">
            <text:p>0.496872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505031" calcext:value-type="float">
            <text:p>0.505031</text:p>
          </table:table-cell>
          <table:table-cell office:value-type="float" office:value="0.505235" calcext:value-type="float">
            <text:p>0.505235</text:p>
          </table:table-cell>
        </table:table-row>
        <table:table-row table:style-name="ro1">
          <table:table-cell office:value-type="float" office:value="0.499712" calcext:value-type="float">
            <text:p>0.499712</text:p>
          </table:table-cell>
          <table:table-cell office:value-type="float" office:value="0.511108" calcext:value-type="float">
            <text:p>0.511108</text:p>
          </table:table-cell>
          <table:table-cell office:value-type="float" office:value="0.484684" calcext:value-type="float">
            <text:p>0.484684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516585" calcext:value-type="float">
            <text:p>0.516585</text:p>
          </table:table-cell>
          <table:table-cell office:value-type="float" office:value="0.463758" calcext:value-type="float">
            <text:p>0.463758</text:p>
          </table:table-cell>
        </table:table-row>
        <table:table-row table:style-name="ro1">
          <table:table-cell office:value-type="float" office:value="0.516096" calcext:value-type="float">
            <text:p>0.516096</text:p>
          </table:table-cell>
          <table:table-cell office:value-type="float" office:value="0.524286" calcext:value-type="float">
            <text:p>0.524286</text:p>
          </table:table-cell>
          <table:table-cell office:value-type="float" office:value="0.436819" calcext:value-type="float">
            <text:p>0.436819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518525" calcext:value-type="float">
            <text:p>0.518525</text:p>
          </table:table-cell>
          <table:table-cell office:value-type="float" office:value="0.419398" calcext:value-type="float">
            <text:p>0.419398</text:p>
          </table:table-cell>
        </table:table-row>
        <table:table-row table:style-name="ro1">
          <table:table-cell office:value-type="float" office:value="0.53248" calcext:value-type="float">
            <text:p>0.53248</text:p>
          </table:table-cell>
          <table:table-cell office:value-type="float" office:value="0.525373" calcext:value-type="float">
            <text:p>0.525373</text:p>
          </table:table-cell>
          <table:table-cell office:value-type="float" office:value="0.40579" calcext:value-type="float">
            <text:p>0.40579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52969" calcext:value-type="float">
            <text:p>0.52969</text:p>
          </table:table-cell>
          <table:table-cell office:value-type="float" office:value="0.39363" calcext:value-type="float">
            <text:p>0.39363</text:p>
          </table:table-cell>
        </table:table-row>
        <table:table-row table:style-name="ro1">
          <table:table-cell office:value-type="float" office:value="0.548864" calcext:value-type="float">
            <text:p>0.548864</text:p>
          </table:table-cell>
          <table:table-cell office:value-type="float" office:value="0.560624" calcext:value-type="float">
            <text:p>0.560624</text:p>
          </table:table-cell>
          <table:table-cell office:value-type="float" office:value="0.466023" calcext:value-type="float">
            <text:p>0.466023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55762" calcext:value-type="float">
            <text:p>0.55762</text:p>
          </table:table-cell>
          <table:table-cell office:value-type="float" office:value="0.438813" calcext:value-type="float">
            <text:p>0.438813</text:p>
          </table:table-cell>
        </table:table-row>
        <table:table-row table:style-name="ro1">
          <table:table-cell office:value-type="float" office:value="0.565248" calcext:value-type="float">
            <text:p>0.565248</text:p>
          </table:table-cell>
          <table:table-cell office:value-type="float" office:value="0.563938" calcext:value-type="float">
            <text:p>0.563938</text:p>
          </table:table-cell>
          <table:table-cell office:value-type="float" office:value="0.424243" calcext:value-type="float">
            <text:p>0.424243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57432" calcext:value-type="float">
            <text:p>0.57432</text:p>
          </table:table-cell>
          <table:table-cell office:value-type="float" office:value="0.42867" calcext:value-type="float">
            <text:p>0.42867</text:p>
          </table:table-cell>
        </table:table-row>
        <table:table-row table:style-name="ro1">
          <table:table-cell office:value-type="float" office:value="0.581632" calcext:value-type="float">
            <text:p>0.581632</text:p>
          </table:table-cell>
          <table:table-cell office:value-type="float" office:value="0.587628" calcext:value-type="float">
            <text:p>0.587628</text:p>
          </table:table-cell>
          <table:table-cell office:value-type="float" office:value="0.442283" calcext:value-type="float">
            <text:p>0.442283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594936" calcext:value-type="float">
            <text:p>0.594936</text:p>
          </table:table-cell>
          <table:table-cell office:value-type="float" office:value="0.433325" calcext:value-type="float">
            <text:p>0.433325</text:p>
          </table:table-cell>
        </table:table-row>
        <table:table-row table:style-name="ro1">
          <table:table-cell office:value-type="float" office:value="0.598016" calcext:value-type="float">
            <text:p>0.598016</text:p>
          </table:table-cell>
          <table:table-cell office:value-type="float" office:value="0.602236" calcext:value-type="float">
            <text:p>0.602236</text:p>
          </table:table-cell>
          <table:table-cell office:value-type="float" office:value="0.423965" calcext:value-type="float">
            <text:p>0.423965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613506" calcext:value-type="float">
            <text:p>0.613506</text:p>
          </table:table-cell>
          <table:table-cell office:value-type="float" office:value="0.425323" calcext:value-type="float">
            <text:p>0.425323</text:p>
          </table:table-cell>
        </table:table-row>
        <table:table-row table:style-name="ro1">
          <table:table-cell office:value-type="float" office:value="0.6144" calcext:value-type="float">
            <text:p>0.6144</text:p>
          </table:table-cell>
          <table:table-cell office:value-type="float" office:value="0.61987" calcext:value-type="float">
            <text:p>0.61987</text:p>
          </table:table-cell>
          <table:table-cell office:value-type="float" office:value="0.417233" calcext:value-type="float">
            <text:p>0.417233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630174" calcext:value-type="float">
            <text:p>0.630174</text:p>
          </table:table-cell>
          <table:table-cell office:value-type="float" office:value="0.413909" calcext:value-type="float">
            <text:p>0.413909</text:p>
          </table:table-cell>
        </table:table-row>
        <table:table-row table:style-name="ro1">
          <table:table-cell office:value-type="float" office:value="0.630784" calcext:value-type="float">
            <text:p>0.630784</text:p>
          </table:table-cell>
          <table:table-cell office:value-type="float" office:value="0.625484" calcext:value-type="float">
            <text:p>0.625484</text:p>
          </table:table-cell>
          <table:table-cell office:value-type="float" office:value="0.393962" calcext:value-type="float">
            <text:p>0.393962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635829" calcext:value-type="float">
            <text:p>0.635829</text:p>
          </table:table-cell>
          <table:table-cell office:value-type="float" office:value="0.393552" calcext:value-type="float">
            <text:p>0.393552</text:p>
          </table:table-cell>
        </table:table-row>
        <table:table-row table:style-name="ro1">
          <table:table-cell office:value-type="float" office:value="0.647168" calcext:value-type="float">
            <text:p>0.647168</text:p>
          </table:table-cell>
          <table:table-cell office:value-type="float" office:value="0.647136" calcext:value-type="float">
            <text:p>0.647136</text:p>
          </table:table-cell>
          <table:table-cell office:value-type="float" office:value="0.389563" calcext:value-type="float">
            <text:p>0.389563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655063" calcext:value-type="float">
            <text:p>0.655063</text:p>
          </table:table-cell>
          <table:table-cell office:value-type="float" office:value="0.388849" calcext:value-type="float">
            <text:p>0.388849</text:p>
          </table:table-cell>
        </table:table-row>
        <table:table-row table:style-name="ro1">
          <table:table-cell office:value-type="float" office:value="0.663552" calcext:value-type="float">
            <text:p>0.663552</text:p>
          </table:table-cell>
          <table:table-cell office:value-type="float" office:value="0.659491" calcext:value-type="float">
            <text:p>0.659491</text:p>
          </table:table-cell>
          <table:table-cell office:value-type="float" office:value="0.378142" calcext:value-type="float">
            <text:p>0.378142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665577" calcext:value-type="float">
            <text:p>0.665577</text:p>
          </table:table-cell>
          <table:table-cell office:value-type="float" office:value="0.365846" calcext:value-type="float">
            <text:p>0.365846</text:p>
          </table:table-cell>
        </table:table-row>
        <table:table-row table:style-name="ro1">
          <table:table-cell office:value-type="float" office:value="0.679936" calcext:value-type="float">
            <text:p>0.679936</text:p>
          </table:table-cell>
          <table:table-cell office:value-type="float" office:value="0.678477" calcext:value-type="float">
            <text:p>0.678477</text:p>
          </table:table-cell>
          <table:table-cell office:value-type="float" office:value="0.370232" calcext:value-type="float">
            <text:p>0.370232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669641" calcext:value-type="float">
            <text:p>0.669641</text:p>
          </table:table-cell>
          <table:table-cell office:value-type="float" office:value="0.360499" calcext:value-type="float">
            <text:p>0.360499</text:p>
          </table:table-cell>
        </table:table-row>
        <table:table-row table:style-name="ro1">
          <table:table-cell office:value-type="float" office:value="0.69632" calcext:value-type="float">
            <text:p>0.69632</text:p>
          </table:table-cell>
          <table:table-cell office:value-type="float" office:value="0.686515" calcext:value-type="float">
            <text:p>0.686515</text:p>
          </table:table-cell>
          <table:table-cell office:value-type="float" office:value="0.349721" calcext:value-type="float">
            <text:p>0.349721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699013" calcext:value-type="float">
            <text:p>0.699013</text:p>
          </table:table-cell>
          <table:table-cell office:value-type="float" office:value="0.341783" calcext:value-type="float">
            <text:p>0.341783</text:p>
          </table:table-cell>
        </table:table-row>
        <table:table-row table:style-name="ro1">
          <table:table-cell office:value-type="float" office:value="0.712704" calcext:value-type="float">
            <text:p>0.712704</text:p>
          </table:table-cell>
          <table:table-cell office:value-type="float" office:value="0.705577" calcext:value-type="float">
            <text:p>0.705577</text:p>
          </table:table-cell>
          <table:table-cell office:value-type="float" office:value="0.344117" calcext:value-type="float">
            <text:p>0.34411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710667" calcext:value-type="float">
            <text:p>0.710667</text:p>
          </table:table-cell>
          <table:table-cell office:value-type="float" office:value="0.337548" calcext:value-type="float">
            <text:p>0.337548</text:p>
          </table:table-cell>
        </table:table-row>
        <table:table-row table:style-name="ro1">
          <table:table-cell office:value-type="float" office:value="0.729088" calcext:value-type="float">
            <text:p>0.729088</text:p>
          </table:table-cell>
          <table:table-cell office:value-type="float" office:value="0.716005" calcext:value-type="float">
            <text:p>0.716005</text:p>
          </table:table-cell>
          <table:table-cell office:value-type="float" office:value="0.335369" calcext:value-type="float">
            <text:p>0.335369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726616" calcext:value-type="float">
            <text:p>0.726616</text:p>
          </table:table-cell>
          <table:table-cell office:value-type="float" office:value="0.330481" calcext:value-type="float">
            <text:p>0.330481</text:p>
          </table:table-cell>
        </table:table-row>
        <table:table-row table:style-name="ro1">
          <table:table-cell office:value-type="float" office:value="0.745472" calcext:value-type="float">
            <text:p>0.745472</text:p>
          </table:table-cell>
          <table:table-cell office:value-type="float" office:value="0.728826" calcext:value-type="float">
            <text:p>0.728826</text:p>
          </table:table-cell>
          <table:table-cell office:value-type="float" office:value="0.328243" calcext:value-type="float">
            <text:p>0.328243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733348" calcext:value-type="float">
            <text:p>0.733348</text:p>
          </table:table-cell>
          <table:table-cell office:value-type="float" office:value="0.317781" calcext:value-type="float">
            <text:p>0.317781</text:p>
          </table:table-cell>
        </table:table-row>
        <table:table-row table:style-name="ro1">
          <table:table-cell office:value-type="float" office:value="0.761856" calcext:value-type="float">
            <text:p>0.761856</text:p>
          </table:table-cell>
          <table:table-cell office:value-type="float" office:value="0.739614" calcext:value-type="float">
            <text:p>0.739614</text:p>
          </table:table-cell>
          <table:table-cell office:value-type="float" office:value="0.315061" calcext:value-type="float">
            <text:p>0.315061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748941" calcext:value-type="float">
            <text:p>0.748941</text:p>
          </table:table-cell>
          <table:table-cell office:value-type="float" office:value="0.314068" calcext:value-type="float">
            <text:p>0.314068</text:p>
          </table:table-cell>
        </table:table-row>
        <table:table-row table:style-name="ro1">
          <table:table-cell office:value-type="float" office:value="0.77824" calcext:value-type="float">
            <text:p>0.77824</text:p>
          </table:table-cell>
          <table:table-cell office:value-type="float" office:value="0.760808" calcext:value-type="float">
            <text:p>0.760808</text:p>
          </table:table-cell>
          <table:table-cell office:value-type="float" office:value="0.307247" calcext:value-type="float">
            <text:p>0.307247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757866" calcext:value-type="float">
            <text:p>0.757866</text:p>
          </table:table-cell>
          <table:table-cell office:value-type="float" office:value="0.296284" calcext:value-type="float">
            <text:p>0.296284</text:p>
          </table:table-cell>
        </table:table-row>
        <table:table-row table:style-name="ro1">
          <table:table-cell office:value-type="float" office:value="0.794624" calcext:value-type="float">
            <text:p>0.794624</text:p>
          </table:table-cell>
          <table:table-cell office:value-type="float" office:value="0.766622" calcext:value-type="float">
            <text:p>0.766622</text:p>
          </table:table-cell>
          <table:table-cell office:value-type="float" office:value="0.28897" calcext:value-type="float">
            <text:p>0.28897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77298" calcext:value-type="float">
            <text:p>0.77298</text:p>
          </table:table-cell>
          <table:table-cell office:value-type="float" office:value="0.280474" calcext:value-type="float">
            <text:p>0.280474</text:p>
          </table:table-cell>
        </table:table-row>
        <table:table-row table:style-name="ro1">
          <table:table-cell office:value-type="float" office:value="0.811008" calcext:value-type="float">
            <text:p>0.811008</text:p>
          </table:table-cell>
          <table:table-cell office:value-type="float" office:value="0.770775" calcext:value-type="float">
            <text:p>0.770775</text:p>
          </table:table-cell>
          <table:table-cell office:value-type="float" office:value="0.276586" calcext:value-type="float">
            <text:p>0.276586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784214" calcext:value-type="float">
            <text:p>0.784214</text:p>
          </table:table-cell>
          <table:table-cell office:value-type="float" office:value="0.263197" calcext:value-type="float">
            <text:p>0.263197</text:p>
          </table:table-cell>
        </table:table-row>
        <table:table-row table:style-name="ro1">
          <table:table-cell office:value-type="float" office:value="0.827392" calcext:value-type="float">
            <text:p>0.827392</text:p>
          </table:table-cell>
          <table:table-cell office:value-type="float" office:value="0.786502" calcext:value-type="float">
            <text:p>0.786502</text:p>
          </table:table-cell>
          <table:table-cell office:value-type="float" office:value="0.257636" calcext:value-type="float">
            <text:p>0.257636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795734" calcext:value-type="float">
            <text:p>0.795734</text:p>
          </table:table-cell>
          <table:table-cell office:value-type="float" office:value="0.269771" calcext:value-type="float">
            <text:p>0.269771</text:p>
          </table:table-cell>
        </table:table-row>
        <table:table-row table:style-name="ro1">
          <table:table-cell office:value-type="float" office:value="0.843776" calcext:value-type="float">
            <text:p>0.843776</text:p>
          </table:table-cell>
          <table:table-cell office:value-type="float" office:value="0.796297" calcext:value-type="float">
            <text:p>0.796297</text:p>
          </table:table-cell>
          <table:table-cell office:value-type="float" office:value="0.244037" calcext:value-type="float">
            <text:p>0.244037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237837" calcext:value-type="float">
            <text:p>0.237837</text:p>
          </table:table-cell>
        </table:table-row>
        <table:table-row table:style-name="ro1">
          <table:table-cell office:value-type="float" office:value="0.86016" calcext:value-type="float">
            <text:p>0.86016</text:p>
          </table:table-cell>
          <table:table-cell office:value-type="float" office:value="0.806915" calcext:value-type="float">
            <text:p>0.806915</text:p>
          </table:table-cell>
          <table:table-cell office:value-type="float" office:value="0.239441" calcext:value-type="float">
            <text:p>0.239441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823388" calcext:value-type="float">
            <text:p>0.823388</text:p>
          </table:table-cell>
          <table:table-cell office:value-type="float" office:value="0.23686" calcext:value-type="float">
            <text:p>0.23686</text:p>
          </table:table-cell>
        </table:table-row>
        <table:table-row table:style-name="ro1">
          <table:table-cell office:value-type="float" office:value="0.876544" calcext:value-type="float">
            <text:p>0.876544</text:p>
          </table:table-cell>
          <table:table-cell office:value-type="float" office:value="0.824369" calcext:value-type="float">
            <text:p>0.824369</text:p>
          </table:table-cell>
          <table:table-cell office:value-type="float" office:value="0.233321" calcext:value-type="float">
            <text:p>0.233321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825224" calcext:value-type="float">
            <text:p>0.825224</text:p>
          </table:table-cell>
          <table:table-cell office:value-type="float" office:value="0.219858" calcext:value-type="float">
            <text:p>0.219858</text:p>
          </table:table-cell>
        </table:table-row>
        <table:table-row table:style-name="ro1">
          <table:table-cell office:value-type="float" office:value="0.892928" calcext:value-type="float">
            <text:p>0.892928</text:p>
          </table:table-cell>
          <table:table-cell office:value-type="float" office:value="0.828618" calcext:value-type="float">
            <text:p>0.828618</text:p>
          </table:table-cell>
          <table:table-cell office:value-type="float" office:value="0.212659" calcext:value-type="float">
            <text:p>0.212659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841199" calcext:value-type="float">
            <text:p>0.841199</text:p>
          </table:table-cell>
          <table:table-cell office:value-type="float" office:value="0.208527" calcext:value-type="float">
            <text:p>0.208527</text:p>
          </table:table-cell>
        </table:table-row>
        <table:table-row table:style-name="ro1">
          <table:table-cell office:value-type="float" office:value="0.909312" calcext:value-type="float">
            <text:p>0.909312</text:p>
          </table:table-cell>
          <table:table-cell office:value-type="float" office:value="0.846679" calcext:value-type="float">
            <text:p>0.846679</text:p>
          </table:table-cell>
          <table:table-cell office:value-type="float" office:value="0.20524" calcext:value-type="float">
            <text:p>0.20524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833303" calcext:value-type="float">
            <text:p>0.833303</text:p>
          </table:table-cell>
          <table:table-cell office:value-type="float" office:value="0.195233" calcext:value-type="float">
            <text:p>0.195233</text:p>
          </table:table-cell>
        </table:table-row>
        <table:table-row table:style-name="ro1">
          <table:table-cell office:value-type="float" office:value="0.925696" calcext:value-type="float">
            <text:p>0.925696</text:p>
          </table:table-cell>
          <table:table-cell office:value-type="float" office:value="0.851211" calcext:value-type="float">
            <text:p>0.851211</text:p>
          </table:table-cell>
          <table:table-cell office:value-type="float" office:value="0.179907" calcext:value-type="float">
            <text:p>0.179907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866386" calcext:value-type="float">
            <text:p>0.866386</text:p>
          </table:table-cell>
          <table:table-cell office:value-type="float" office:value="0.186858" calcext:value-type="float">
            <text:p>0.186858</text:p>
          </table:table-cell>
        </table:table-row>
        <table:table-row table:style-name="ro1">
          <table:table-cell office:value-type="float" office:value="0.94208" calcext:value-type="float">
            <text:p>0.94208</text:p>
          </table:table-cell>
          <table:table-cell office:value-type="float" office:value="0.847972" calcext:value-type="float">
            <text:p>0.847972</text:p>
          </table:table-cell>
          <table:table-cell office:value-type="float" office:value="0.171491" calcext:value-type="float">
            <text:p>0.171491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866263" calcext:value-type="float">
            <text:p>0.866263</text:p>
          </table:table-cell>
          <table:table-cell office:value-type="float" office:value="0.168216" calcext:value-type="float">
            <text:p>0.168216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870892" calcext:value-type="float">
            <text:p>0.870892</text:p>
          </table:table-cell>
          <table:table-cell office:value-type="float" office:value="0.160155" calcext:value-type="float">
            <text:p>0.160155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878044" calcext:value-type="float">
            <text:p>0.878044</text:p>
          </table:table-cell>
          <table:table-cell office:value-type="float" office:value="0.154858" calcext:value-type="float">
            <text:p>0.154858</text:p>
          </table:table-cell>
        </table:table-row>
        <table:table-row table:style-name="ro1">
          <table:table-cell office:value-type="float" office:value="0.974848" calcext:value-type="float">
            <text:p>0.974848</text:p>
          </table:table-cell>
          <table:table-cell office:value-type="float" office:value="0.875671" calcext:value-type="float">
            <text:p>0.875671</text:p>
          </table:table-cell>
          <table:table-cell office:value-type="float" office:value="0.14959" calcext:value-type="float">
            <text:p>0.14959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867375" calcext:value-type="float">
            <text:p>0.867375</text:p>
          </table:table-cell>
          <table:table-cell office:value-type="float" office:value="0.145607" calcext:value-type="float">
            <text:p>0.145607</text:p>
          </table:table-cell>
        </table:table-row>
        <table:table-row table:style-name="ro1">
          <table:table-cell office:value-type="float" office:value="0.991232" calcext:value-type="float">
            <text:p>0.991232</text:p>
          </table:table-cell>
          <table:table-cell office:value-type="float" office:value="0.881692" calcext:value-type="float">
            <text:p>0.881692</text:p>
          </table:table-cell>
          <table:table-cell office:value-type="float" office:value="0.145837" calcext:value-type="float">
            <text:p>0.145837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877355" calcext:value-type="float">
            <text:p>0.877355</text:p>
          </table:table-cell>
          <table:table-cell office:value-type="float" office:value="0.144393" calcext:value-type="float">
            <text:p>0.144393</text:p>
          </table:table-cell>
        </table:table-row>
        <table:table-row table:style-name="ro1">
          <table:table-cell office:value-type="float" office:value="1.007616" calcext:value-type="float">
            <text:p>1.007616</text:p>
          </table:table-cell>
          <table:table-cell office:value-type="float" office:value="0.873152" calcext:value-type="float">
            <text:p>0.873152</text:p>
          </table:table-cell>
          <table:table-cell office:value-type="float" office:value="0.142507" calcext:value-type="float">
            <text:p>0.142507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865825" calcext:value-type="float">
            <text:p>0.865825</text:p>
          </table:table-cell>
          <table:table-cell office:value-type="float" office:value="0.12735" calcext:value-type="float">
            <text:p>0.12735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850549" calcext:value-type="float">
            <text:p>0.850549</text:p>
          </table:table-cell>
          <table:table-cell office:value-type="float" office:value="0.149221" calcext:value-type="float">
            <text:p>0.149221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890374" calcext:value-type="float">
            <text:p>0.890374</text:p>
          </table:table-cell>
          <table:table-cell office:value-type="float" office:value="0.138536" calcext:value-type="float">
            <text:p>0.138536</text:p>
          </table:table-cell>
        </table:table-row>
        <table:table-row table:style-name="ro1">
          <table:table-cell office:value-type="float" office:value="1.040384" calcext:value-type="float">
            <text:p>1.040384</text:p>
          </table:table-cell>
          <table:table-cell office:value-type="float" office:value="0.859113" calcext:value-type="float">
            <text:p>0.859113</text:p>
          </table:table-cell>
          <table:table-cell office:value-type="float" office:value="0.144874" calcext:value-type="float">
            <text:p>0.144874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868885" calcext:value-type="float">
            <text:p>0.868885</text:p>
          </table:table-cell>
          <table:table-cell office:value-type="float" office:value="0.148615" calcext:value-type="float">
            <text:p>0.148615</text:p>
          </table:table-cell>
        </table:table-row>
        <table:table-row table:style-name="ro1">
          <table:table-cell office:value-type="float" office:value="1.056768" calcext:value-type="float">
            <text:p>1.056768</text:p>
          </table:table-cell>
          <table:table-cell office:value-type="float" office:value="0.842592" calcext:value-type="float">
            <text:p>0.842592</text:p>
          </table:table-cell>
          <table:table-cell office:value-type="float" office:value="0.157296" calcext:value-type="float">
            <text:p>0.157296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879994" calcext:value-type="float">
            <text:p>0.879994</text:p>
          </table:table-cell>
          <table:table-cell office:value-type="float" office:value="0.148852" calcext:value-type="float">
            <text:p>0.148852</text:p>
          </table:table-cell>
        </table:table-row>
        <table:table-row table:style-name="ro1">
          <table:table-cell office:value-type="float" office:value="1.073152" calcext:value-type="float">
            <text:p>1.073152</text:p>
          </table:table-cell>
          <table:table-cell office:value-type="float" office:value="0.843302" calcext:value-type="float">
            <text:p>0.843302</text:p>
          </table:table-cell>
          <table:table-cell office:value-type="float" office:value="0.154672" calcext:value-type="float">
            <text:p>0.154672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85983" calcext:value-type="float">
            <text:p>0.85983</text:p>
          </table:table-cell>
          <table:table-cell office:value-type="float" office:value="0.154508" calcext:value-type="float">
            <text:p>0.154508</text:p>
          </table:table-cell>
        </table:table-row>
        <table:table-row table:style-name="ro1">
          <table:table-cell office:value-type="float" office:value="1.089536" calcext:value-type="float">
            <text:p>1.089536</text:p>
          </table:table-cell>
          <table:table-cell office:value-type="float" office:value="0.874115" calcext:value-type="float">
            <text:p>0.874115</text:p>
          </table:table-cell>
          <table:table-cell office:value-type="float" office:value="0.15638" calcext:value-type="float">
            <text:p>0.15638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858007" calcext:value-type="float">
            <text:p>0.858007</text:p>
          </table:table-cell>
          <table:table-cell office:value-type="float" office:value="0.162246" calcext:value-type="float">
            <text:p>0.162246</text:p>
          </table:table-cell>
        </table:table-row>
        <table:table-row table:style-name="ro1">
          <table:table-cell office:value-type="float" office:value="1.10592" calcext:value-type="float">
            <text:p>1.10592</text:p>
          </table:table-cell>
          <table:table-cell office:value-type="float" office:value="0.878468" calcext:value-type="float">
            <text:p>0.878468</text:p>
          </table:table-cell>
          <table:table-cell office:value-type="float" office:value="0.146261" calcext:value-type="float">
            <text:p>0.146261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844457" calcext:value-type="float">
            <text:p>0.844457</text:p>
          </table:table-cell>
          <table:table-cell office:value-type="float" office:value="0.157576" calcext:value-type="float">
            <text:p>0.157576</text:p>
          </table:table-cell>
        </table:table-row>
        <table:table-row table:style-name="ro1">
          <table:table-cell office:value-type="float" office:value="1.122304" calcext:value-type="float">
            <text:p>1.122304</text:p>
          </table:table-cell>
          <table:table-cell office:value-type="float" office:value="0.822106" calcext:value-type="float">
            <text:p>0.822106</text:p>
          </table:table-cell>
          <table:table-cell office:value-type="float" office:value="0.164666" calcext:value-type="float">
            <text:p>0.164666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886047" calcext:value-type="float">
            <text:p>0.886047</text:p>
          </table:table-cell>
          <table:table-cell office:value-type="float" office:value="0.162399" calcext:value-type="float">
            <text:p>0.162399</text:p>
          </table:table-cell>
        </table:table-row>
        <table:table-row table:style-name="ro1">
          <table:table-cell office:value-type="float" office:value="1.138688" calcext:value-type="float">
            <text:p>1.138688</text:p>
          </table:table-cell>
          <table:table-cell office:value-type="float" office:value="0.876205" calcext:value-type="float">
            <text:p>0.876205</text:p>
          </table:table-cell>
          <table:table-cell office:value-type="float" office:value="0.159684" calcext:value-type="float">
            <text:p>0.159684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88189" calcext:value-type="float">
            <text:p>0.88189</text:p>
          </table:table-cell>
          <table:table-cell office:value-type="float" office:value="0.153303" calcext:value-type="float">
            <text:p>0.153303</text:p>
          </table:table-cell>
        </table:table-row>
        <table:table-row table:style-name="ro1">
          <table:table-cell office:value-type="float" office:value="1.155072" calcext:value-type="float">
            <text:p>1.155072</text:p>
          </table:table-cell>
          <table:table-cell office:value-type="float" office:value="0.860771" calcext:value-type="float">
            <text:p>0.860771</text:p>
          </table:table-cell>
          <table:table-cell office:value-type="float" office:value="0.151037" calcext:value-type="float">
            <text:p>0.151037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86555" calcext:value-type="float">
            <text:p>0.86555</text:p>
          </table:table-cell>
          <table:table-cell office:value-type="float" office:value="0.157027" calcext:value-type="float">
            <text:p>0.157027</text:p>
          </table:table-cell>
        </table:table-row>
        <table:table-row table:style-name="ro1">
          <table:table-cell office:value-type="float" office:value="1.171456" calcext:value-type="float">
            <text:p>1.171456</text:p>
          </table:table-cell>
          <table:table-cell office:value-type="float" office:value="0.853996" calcext:value-type="float">
            <text:p>0.853996</text:p>
          </table:table-cell>
          <table:table-cell office:value-type="float" office:value="0.155999" calcext:value-type="float">
            <text:p>0.155999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0.154055" calcext:value-type="float">
            <text:p>0.154055</text:p>
          </table:table-cell>
        </table:table-row>
        <table:table-row table:style-name="ro1">
          <table:table-cell office:value-type="float" office:value="1.18784" calcext:value-type="float">
            <text:p>1.18784</text:p>
          </table:table-cell>
          <table:table-cell office:value-type="float" office:value="0.858161" calcext:value-type="float">
            <text:p>0.858161</text:p>
          </table:table-cell>
          <table:table-cell office:value-type="float" office:value="0.144821" calcext:value-type="float">
            <text:p>0.144821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859585" calcext:value-type="float">
            <text:p>0.859585</text:p>
          </table:table-cell>
          <table:table-cell office:value-type="float" office:value="0.155579" calcext:value-type="float">
            <text:p>0.155579</text:p>
          </table:table-cell>
        </table:table-row>
        <table:table-row table:style-name="ro1">
          <table:table-cell office:value-type="float" office:value="1.204224" calcext:value-type="float">
            <text:p>1.204224</text:p>
          </table:table-cell>
          <table:table-cell office:value-type="float" office:value="0.852414" calcext:value-type="float">
            <text:p>0.852414</text:p>
          </table:table-cell>
          <table:table-cell office:value-type="float" office:value="0.159293" calcext:value-type="float">
            <text:p>0.159293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865718" calcext:value-type="float">
            <text:p>0.865718</text:p>
          </table:table-cell>
          <table:table-cell office:value-type="float" office:value="0.145213" calcext:value-type="float">
            <text:p>0.145213</text:p>
          </table:table-cell>
        </table:table-row>
        <table:table-row table:style-name="ro1">
          <table:table-cell office:value-type="float" office:value="1.220608" calcext:value-type="float">
            <text:p>1.220608</text:p>
          </table:table-cell>
          <table:table-cell office:value-type="float" office:value="0.886399" calcext:value-type="float">
            <text:p>0.886399</text:p>
          </table:table-cell>
          <table:table-cell office:value-type="float" office:value="0.138065" calcext:value-type="float">
            <text:p>0.138065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944417" calcext:value-type="float">
            <text:p>0.944417</text:p>
          </table:table-cell>
          <table:table-cell office:value-type="float" office:value="0.132915" calcext:value-type="float">
            <text:p>0.132915</text:p>
          </table:table-cell>
        </table:table-row>
        <table:table-row table:style-name="ro1">
          <table:table-cell office:value-type="float" office:value="1.236992" calcext:value-type="float">
            <text:p>1.236992</text:p>
          </table:table-cell>
          <table:table-cell office:value-type="float" office:value="0.893028" calcext:value-type="float">
            <text:p>0.893028</text:p>
          </table:table-cell>
          <table:table-cell office:value-type="float" office:value="0.141465" calcext:value-type="float">
            <text:p>0.141465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879396" calcext:value-type="float">
            <text:p>0.879396</text:p>
          </table:table-cell>
          <table:table-cell office:value-type="float" office:value="0.158701" calcext:value-type="float">
            <text:p>0.158701</text:p>
          </table:table-cell>
        </table:table-row>
        <table:table-row table:style-name="ro1">
          <table:table-cell office:value-type="float" office:value="1.253376" calcext:value-type="float">
            <text:p>1.253376</text:p>
          </table:table-cell>
          <table:table-cell office:value-type="float" office:value="0.859646" calcext:value-type="float">
            <text:p>0.859646</text:p>
          </table:table-cell>
          <table:table-cell office:value-type="float" office:value="0.149986" calcext:value-type="float">
            <text:p>0.149986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963994" calcext:value-type="float">
            <text:p>0.963994</text:p>
          </table:table-cell>
          <table:table-cell office:value-type="float" office:value="0.101977" calcext:value-type="float">
            <text:p>0.101977</text:p>
          </table:table-cell>
        </table:table-row>
        <table:table-row table:style-name="ro1">
          <table:table-cell office:value-type="float" office:value="1.26976" calcext:value-type="float">
            <text:p>1.26976</text:p>
          </table:table-cell>
          <table:table-cell office:value-type="float" office:value="0.879209" calcext:value-type="float">
            <text:p>0.879209</text:p>
          </table:table-cell>
          <table:table-cell office:value-type="float" office:value="0.145736" calcext:value-type="float">
            <text:p>0.145736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864212" calcext:value-type="float">
            <text:p>0.864212</text:p>
          </table:table-cell>
          <table:table-cell office:value-type="float" office:value="0.164035" calcext:value-type="float">
            <text:p>0.164035</text:p>
          </table:table-cell>
        </table:table-row>
        <table:table-row table:style-name="ro1">
          <table:table-cell office:value-type="float" office:value="1.286144" calcext:value-type="float">
            <text:p>1.286144</text:p>
          </table:table-cell>
          <table:table-cell office:value-type="float" office:value="0.865885" calcext:value-type="float">
            <text:p>0.865885</text:p>
          </table:table-cell>
          <table:table-cell office:value-type="float" office:value="0.156739" calcext:value-type="float">
            <text:p>0.156739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888319" calcext:value-type="float">
            <text:p>0.888319</text:p>
          </table:table-cell>
          <table:table-cell office:value-type="float" office:value="0.164479" calcext:value-type="float">
            <text:p>0.164479</text:p>
          </table:table-cell>
        </table:table-row>
        <table:table-row table:style-name="ro1">
          <table:table-cell office:value-type="float" office:value="1.302528" calcext:value-type="float">
            <text:p>1.302528</text:p>
          </table:table-cell>
          <table:table-cell office:value-type="float" office:value="0.827519" calcext:value-type="float">
            <text:p>0.827519</text:p>
          </table:table-cell>
          <table:table-cell office:value-type="float" office:value="0.164192" calcext:value-type="float">
            <text:p>0.164192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855758" calcext:value-type="float">
            <text:p>0.855758</text:p>
          </table:table-cell>
          <table:table-cell office:value-type="float" office:value="0.153064" calcext:value-type="float">
            <text:p>0.153064</text:p>
          </table:table-cell>
        </table:table-row>
        <table:table-row table:style-name="ro1">
          <table:table-cell office:value-type="float" office:value="1.318912" calcext:value-type="float">
            <text:p>1.318912</text:p>
          </table:table-cell>
          <table:table-cell office:value-type="float" office:value="0.946364" calcext:value-type="float">
            <text:p>0.946364</text:p>
          </table:table-cell>
          <table:table-cell office:value-type="float" office:value="0.134761" calcext:value-type="float">
            <text:p>0.134761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853145" calcext:value-type="float">
            <text:p>0.853145</text:p>
          </table:table-cell>
          <table:table-cell office:value-type="float" office:value="0.149216" calcext:value-type="float">
            <text:p>0.149216</text:p>
          </table:table-cell>
        </table:table-row>
        <table:table-row table:style-name="ro1">
          <table:table-cell office:value-type="float" office:value="1.335296" calcext:value-type="float">
            <text:p>1.335296</text:p>
          </table:table-cell>
          <table:table-cell office:value-type="float" office:value="0.89911" calcext:value-type="float">
            <text:p>0.89911</text:p>
          </table:table-cell>
          <table:table-cell office:value-type="float" office:value="0.156602" calcext:value-type="float">
            <text:p>0.156602</text:p>
          </table:table-cell>
        </table:table-row>
      </table:table>
      <table:named-expressions/>
      <table:database-ranges>
        <table:database-range table:name="__Anonymous_Sheet_DB__0" table:target-range-address="simulation_results_RR_4.A1:simulation_results_RR_4.M918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10:11:04.206453862</dc:date>
    <meta:editing-duration>PT42M31S</meta:editing-duration>
    <meta:editing-cycles>1</meta:editing-cycles>
    <meta:document-statistic meta:table-count="2" meta:cell-count="124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767cm" svg:y="3.954cm" style:legend-expansion="high" chart:style-name="ch2"/>
        <chart:plot-area chart:style-name="ch3" table:cell-range-address="Sheet2.A1:Sheet2.C164" chart:data-source-has-labels="row" svg:x="0.319cm" svg:y="0.18cm" svg:width="14.129cm" svg:height="8.645cm">
          <chart:coordinate-region svg:x="1.046cm" svg:y="0.38cm" svg:width="13.16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64" chart:label-cell-address="Sheet2.B1:Sheet2.B1" chart:class="chart:scatter">
            <chart:domain table:cell-range-address="Sheet2.A2:Sheet2.A164"/>
            <chart:data-point chart:repeated="163"/>
          </chart:series>
          <chart:series chart:style-name="ch8" chart:values-cell-range-address="Sheet2.C2:Sheet2.C164" chart:label-cell-address="Sheet2.C1:Sheet2.C1" chart:class="chart:scatter">
            <chart:data-point chart:repeated="1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92">
                <text:p>0.008192</text:p>
                <draw:g>
                  <svg:desc>Sheet2.A2:Sheet2.A164</svg:desc>
                </draw:g>
              </table:table-cell>
              <table:table-cell office:value-type="float" office:value="0.008503">
                <text:p>0.008503</text:p>
                <draw:g>
                  <svg:desc>Sheet2.B2:Sheet2.B164</svg:desc>
                </draw:g>
              </table:table-cell>
              <table:table-cell office:value-type="float" office:value="0.00859">
                <text:p>0.00859</text:p>
                <draw:g>
                  <svg:desc>Sheet2.C2:Sheet2.C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84">
                <text:p>0.016384</text:p>
              </table:table-cell>
              <table:table-cell office:value-type="float" office:value="0.016919">
                <text:p>0.016919</text:p>
              </table:table-cell>
              <table:table-cell office:value-type="float" office:value="0.016921">
                <text:p>0.016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576">
                <text:p>0.024576</text:p>
              </table:table-cell>
              <table:table-cell office:value-type="float" office:value="0.025334">
                <text:p>0.025334</text:p>
              </table:table-cell>
              <table:table-cell office:value-type="float" office:value="0.025341">
                <text:p>0.025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68">
                <text:p>0.032768</text:p>
              </table:table-cell>
              <table:table-cell office:value-type="float" office:value="0.033753">
                <text:p>0.033753</text:p>
              </table:table-cell>
              <table:table-cell office:value-type="float" office:value="0.033759">
                <text:p>0.033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">
                <text:p>0.04096</text:p>
              </table:table-cell>
              <table:table-cell office:value-type="float" office:value="0.04217">
                <text:p>0.04217</text:p>
              </table:table-cell>
              <table:table-cell office:value-type="float" office:value="0.042178">
                <text:p>0.04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152">
                <text:p>0.049152</text:p>
              </table:table-cell>
              <table:table-cell office:value-type="float" office:value="0.050584">
                <text:p>0.050584</text:p>
              </table:table-cell>
              <table:table-cell office:value-type="float" office:value="0.050598">
                <text:p>0.050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344">
                <text:p>0.057344</text:p>
              </table:table-cell>
              <table:table-cell office:value-type="float" office:value="0.059004">
                <text:p>0.059004</text:p>
              </table:table-cell>
              <table:table-cell office:value-type="float" office:value="0.059013">
                <text:p>0.059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536">
                <text:p>0.065536</text:p>
              </table:table-cell>
              <table:table-cell office:value-type="float" office:value="0.06742">
                <text:p>0.06742</text:p>
              </table:table-cell>
              <table:table-cell office:value-type="float" office:value="0.067437">
                <text:p>0.067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728">
                <text:p>0.073728</text:p>
              </table:table-cell>
              <table:table-cell office:value-type="float" office:value="0.075833">
                <text:p>0.075833</text:p>
              </table:table-cell>
              <table:table-cell office:value-type="float" office:value="0.075858">
                <text:p>0.075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2">
                <text:p>0.08192</text:p>
              </table:table-cell>
              <table:table-cell office:value-type="float" office:value="0.084255">
                <text:p>0.084255</text:p>
              </table:table-cell>
              <table:table-cell office:value-type="float" office:value="0.084278">
                <text:p>0.084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112">
                <text:p>0.090112</text:p>
              </table:table-cell>
              <table:table-cell office:value-type="float" office:value="0.092672">
                <text:p>0.092672</text:p>
              </table:table-cell>
              <table:table-cell office:value-type="float" office:value="0.092683">
                <text:p>0.092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304">
                <text:p>0.098304</text:p>
              </table:table-cell>
              <table:table-cell office:value-type="float" office:value="0.101086">
                <text:p>0.101086</text:p>
              </table:table-cell>
              <table:table-cell office:value-type="float" office:value="0.101104">
                <text:p>0.101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496">
                <text:p>0.106496</text:p>
              </table:table-cell>
              <table:table-cell office:value-type="float" office:value="0.1095">
                <text:p>0.1095</text:p>
              </table:table-cell>
              <table:table-cell office:value-type="float" office:value="0.109522">
                <text:p>0.109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688">
                <text:p>0.114688</text:p>
              </table:table-cell>
              <table:table-cell office:value-type="float" office:value="0.117921">
                <text:p>0.117921</text:p>
              </table:table-cell>
              <table:table-cell office:value-type="float" office:value="0.117952">
                <text:p>0.117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88">
                <text:p>0.12288</text:p>
              </table:table-cell>
              <table:table-cell office:value-type="float" office:value="0.126334">
                <text:p>0.126334</text:p>
              </table:table-cell>
              <table:table-cell office:value-type="float" office:value="0.126367">
                <text:p>0.126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072">
                <text:p>0.131072</text:p>
              </table:table-cell>
              <table:table-cell office:value-type="float" office:value="0.134747">
                <text:p>0.134747</text:p>
              </table:table-cell>
              <table:table-cell office:value-type="float" office:value="0.134771">
                <text:p>0.13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264">
                <text:p>0.139264</text:p>
              </table:table-cell>
              <table:table-cell office:value-type="float" office:value="0.143163">
                <text:p>0.143163</text:p>
              </table:table-cell>
              <table:table-cell office:value-type="float" office:value="0.143198">
                <text:p>0.143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456">
                <text:p>0.147456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705">
                <text:p>0.151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648">
                <text:p>0.155648</text:p>
              </table:table-cell>
              <table:table-cell office:value-type="float" office:value="0.160006">
                <text:p>0.160006</text:p>
              </table:table-cell>
              <table:table-cell office:value-type="float" office:value="0.16004">
                <text:p>0.16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384">
                <text:p>0.16384</text:p>
              </table:table-cell>
              <table:table-cell office:value-type="float" office:value="0.168424">
                <text:p>0.168424</text:p>
              </table:table-cell>
              <table:table-cell office:value-type="float" office:value="0.168442">
                <text:p>0.168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2032">
                <text:p>0.172032</text:p>
              </table:table-cell>
              <table:table-cell office:value-type="float" office:value="0.176844">
                <text:p>0.176844</text:p>
              </table:table-cell>
              <table:table-cell office:value-type="float" office:value="0.176941">
                <text:p>0.176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224">
                <text:p>0.180224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86">
                <text:p>0.185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416">
                <text:p>0.188416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01">
                <text:p>0.193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08">
                <text:p>0.196608</text:p>
              </table:table-cell>
              <table:table-cell office:value-type="float" office:value="0.202082">
                <text:p>0.202082</text:p>
              </table:table-cell>
              <table:table-cell office:value-type="float" office:value="0.202122">
                <text:p>0.202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8">
                <text:p>0.2048</text:p>
              </table:table-cell>
              <table:table-cell office:value-type="float" office:value="0.210509">
                <text:p>0.210509</text:p>
              </table:table-cell>
              <table:table-cell office:value-type="float" office:value="0.210571">
                <text:p>0.210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2992">
                <text:p>0.212992</text:p>
              </table:table-cell>
              <table:table-cell office:value-type="float" office:value="0.218911">
                <text:p>0.218911</text:p>
              </table:table-cell>
              <table:table-cell office:value-type="float" office:value="0.21894">
                <text:p>0.21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184">
                <text:p>0.221184</text:p>
              </table:table-cell>
              <table:table-cell office:value-type="float" office:value="0.227332">
                <text:p>0.227332</text:p>
              </table:table-cell>
              <table:table-cell office:value-type="float" office:value="0.227403">
                <text:p>0.227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376">
                <text:p>0.229376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53">
                <text:p>0.235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568">
                <text:p>0.237568</text:p>
              </table:table-cell>
              <table:table-cell office:value-type="float" office:value="0.244155">
                <text:p>0.244155</text:p>
              </table:table-cell>
              <table:table-cell office:value-type="float" office:value="0.24425">
                <text:p>0.24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576">
                <text:p>0.24576</text:p>
              </table:table-cell>
              <table:table-cell office:value-type="float" office:value="0.252583">
                <text:p>0.252583</text:p>
              </table:table-cell>
              <table:table-cell office:value-type="float" office:value="0.252647">
                <text:p>0.252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52">
                <text:p>0.253952</text:p>
              </table:table-cell>
              <table:table-cell office:value-type="float" office:value="0.261">
                <text:p>0.261</text:p>
              </table:table-cell>
              <table:table-cell office:value-type="float" office:value="0.261056">
                <text:p>0.261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2144">
                <text:p>0.262144</text:p>
              </table:table-cell>
              <table:table-cell office:value-type="float" office:value="0.269419">
                <text:p>0.269419</text:p>
              </table:table-cell>
              <table:table-cell office:value-type="float" office:value="0.26948">
                <text:p>0.26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336">
                <text:p>0.270336</text:p>
              </table:table-cell>
              <table:table-cell office:value-type="float" office:value="0.277853">
                <text:p>0.277853</text:p>
              </table:table-cell>
              <table:table-cell office:value-type="float" office:value="0.277905">
                <text:p>0.277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8528">
                <text:p>0.278528</text:p>
              </table:table-cell>
              <table:table-cell office:value-type="float" office:value="0.286239">
                <text:p>0.286239</text:p>
              </table:table-cell>
              <table:table-cell office:value-type="float" office:value="0.2863">
                <text:p>0.2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72">
                <text:p>0.28672</text:p>
              </table:table-cell>
              <table:table-cell office:value-type="float" office:value="0.294657">
                <text:p>0.294657</text:p>
              </table:table-cell>
              <table:table-cell office:value-type="float" office:value="0.294741">
                <text:p>0.294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912">
                <text:p>0.294912</text:p>
              </table:table-cell>
              <table:table-cell office:value-type="float" office:value="0.303068">
                <text:p>0.303068</text:p>
              </table:table-cell>
              <table:table-cell office:value-type="float" office:value="0.303164">
                <text:p>0.303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104">
                <text:p>0.303104</text:p>
              </table:table-cell>
              <table:table-cell office:value-type="float" office:value="0.31149">
                <text:p>0.31149</text:p>
              </table:table-cell>
              <table:table-cell office:value-type="float" office:value="0.311586">
                <text:p>0.311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1296">
                <text:p>0.311296</text:p>
              </table:table-cell>
              <table:table-cell office:value-type="float" office:value="0.3199">
                <text:p>0.3199</text:p>
              </table:table-cell>
              <table:table-cell office:value-type="float" office:value="0.319975">
                <text:p>0.319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9488">
                <text:p>0.319488</text:p>
              </table:table-cell>
              <table:table-cell office:value-type="float" office:value="0.328343">
                <text:p>0.328343</text:p>
              </table:table-cell>
              <table:table-cell office:value-type="float" office:value="0.328508">
                <text:p>0.328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68">
                <text:p>0.32768</text:p>
              </table:table-cell>
              <table:table-cell office:value-type="float" office:value="0.336733">
                <text:p>0.336733</text:p>
              </table:table-cell>
              <table:table-cell office:value-type="float" office:value="0.336832">
                <text:p>0.336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5872">
                <text:p>0.335872</text:p>
              </table:table-cell>
              <table:table-cell office:value-type="float" office:value="0.345152">
                <text:p>0.345152</text:p>
              </table:table-cell>
              <table:table-cell office:value-type="float" office:value="0.345334">
                <text:p>0.345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064">
                <text:p>0.344064</text:p>
              </table:table-cell>
              <table:table-cell office:value-type="float" office:value="0.353576">
                <text:p>0.353576</text:p>
              </table:table-cell>
              <table:table-cell office:value-type="float" office:value="0.353652">
                <text:p>0.353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6">
                <text:p>0.352256</text:p>
              </table:table-cell>
              <table:table-cell office:value-type="float" office:value="0.362">
                <text:p>0.362</text:p>
              </table:table-cell>
              <table:table-cell office:value-type="float" office:value="0.36215">
                <text:p>0.36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448">
                <text:p>0.360448</text:p>
              </table:table-cell>
              <table:table-cell office:value-type="float" office:value="0.370401">
                <text:p>0.370401</text:p>
              </table:table-cell>
              <table:table-cell office:value-type="float" office:value="0.370495">
                <text:p>0.370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64">
                <text:p>0.36864</text:p>
              </table:table-cell>
              <table:table-cell office:value-type="float" office:value="0.378817">
                <text:p>0.378817</text:p>
              </table:table-cell>
              <table:table-cell office:value-type="float" office:value="0.378899">
                <text:p>0.378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32">
                <text:p>0.376832</text:p>
              </table:table-cell>
              <table:table-cell office:value-type="float" office:value="0.38725">
                <text:p>0.38725</text:p>
              </table:table-cell>
              <table:table-cell office:value-type="float" office:value="0.38741">
                <text:p>0.38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5024">
                <text:p>0.385024</text:p>
              </table:table-cell>
              <table:table-cell office:value-type="float" office:value="0.39567">
                <text:p>0.39567</text:p>
              </table:table-cell>
              <table:table-cell office:value-type="float" office:value="0.395764">
                <text:p>0.395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216">
                <text:p>0.393216</text:p>
              </table:table-cell>
              <table:table-cell office:value-type="float" office:value="0.404066">
                <text:p>0.404066</text:p>
              </table:table-cell>
              <table:table-cell office:value-type="float" office:value="0.404148">
                <text:p>0.404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408">
                <text:p>0.401408</text:p>
              </table:table-cell>
              <table:table-cell office:value-type="float" office:value="0.412489">
                <text:p>0.412489</text:p>
              </table:table-cell>
              <table:table-cell office:value-type="float" office:value="0.412632">
                <text:p>0.412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6">
                <text:p>0.4096</text:p>
              </table:table-cell>
              <table:table-cell office:value-type="float" office:value="0.420903">
                <text:p>0.420903</text:p>
              </table:table-cell>
              <table:table-cell office:value-type="float" office:value="0.42098">
                <text:p>0.42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7792">
                <text:p>0.417792</text:p>
              </table:table-cell>
              <table:table-cell office:value-type="float" office:value="0.429344">
                <text:p>0.429344</text:p>
              </table:table-cell>
              <table:table-cell office:value-type="float" office:value="0.429492">
                <text:p>0.429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984">
                <text:p>0.425984</text:p>
              </table:table-cell>
              <table:table-cell office:value-type="float" office:value="0.437724">
                <text:p>0.437724</text:p>
              </table:table-cell>
              <table:table-cell office:value-type="float" office:value="0.43789">
                <text:p>0.43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4176">
                <text:p>0.434176</text:p>
              </table:table-cell>
              <table:table-cell office:value-type="float" office:value="0.446137">
                <text:p>0.446137</text:p>
              </table:table-cell>
              <table:table-cell office:value-type="float" office:value="0.446313">
                <text:p>0.446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368">
                <text:p>0.442368</text:p>
              </table:table-cell>
              <table:table-cell office:value-type="float" office:value="0.45457">
                <text:p>0.45457</text:p>
              </table:table-cell>
              <table:table-cell office:value-type="float" office:value="0.454754">
                <text:p>0.454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056">
                <text:p>0.45056</text:p>
              </table:table-cell>
              <table:table-cell office:value-type="float" office:value="0.463004">
                <text:p>0.463004</text:p>
              </table:table-cell>
              <table:table-cell office:value-type="float" office:value="0.463145">
                <text:p>0.463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8752">
                <text:p>0.458752</text:p>
              </table:table-cell>
              <table:table-cell office:value-type="float" office:value="0.471409">
                <text:p>0.471409</text:p>
              </table:table-cell>
              <table:table-cell office:value-type="float" office:value="0.471545">
                <text:p>0.471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6944">
                <text:p>0.466944</text:p>
              </table:table-cell>
              <table:table-cell office:value-type="float" office:value="0.479805">
                <text:p>0.479805</text:p>
              </table:table-cell>
              <table:table-cell office:value-type="float" office:value="0.479969">
                <text:p>0.479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5136">
                <text:p>0.475136</text:p>
              </table:table-cell>
              <table:table-cell office:value-type="float" office:value="0.488245">
                <text:p>0.488245</text:p>
              </table:table-cell>
              <table:table-cell office:value-type="float" office:value="0.488454">
                <text:p>0.488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3328">
                <text:p>0.483328</text:p>
              </table:table-cell>
              <table:table-cell office:value-type="float" office:value="0.496635">
                <text:p>0.496635</text:p>
              </table:table-cell>
              <table:table-cell office:value-type="float" office:value="0.496872">
                <text:p>0.496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152">
                <text:p>0.49152</text:p>
              </table:table-cell>
              <table:table-cell office:value-type="float" office:value="0.505031">
                <text:p>0.505031</text:p>
              </table:table-cell>
              <table:table-cell office:value-type="float" office:value="0.505235">
                <text:p>0.505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9712">
                <text:p>0.499712</text:p>
              </table:table-cell>
              <table:table-cell office:value-type="float" office:value="0.511108">
                <text:p>0.511108</text:p>
              </table:table-cell>
              <table:table-cell office:value-type="float" office:value="0.484684">
                <text:p>0.484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7904">
                <text:p>0.507904</text:p>
              </table:table-cell>
              <table:table-cell office:value-type="float" office:value="0.516585">
                <text:p>0.516585</text:p>
              </table:table-cell>
              <table:table-cell office:value-type="float" office:value="0.463758">
                <text:p>0.463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096">
                <text:p>0.516096</text:p>
              </table:table-cell>
              <table:table-cell office:value-type="float" office:value="0.524286">
                <text:p>0.524286</text:p>
              </table:table-cell>
              <table:table-cell office:value-type="float" office:value="0.436819">
                <text:p>0.4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4288">
                <text:p>0.524288</text:p>
              </table:table-cell>
              <table:table-cell office:value-type="float" office:value="0.518525">
                <text:p>0.518525</text:p>
              </table:table-cell>
              <table:table-cell office:value-type="float" office:value="0.419398">
                <text:p>0.419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8">
                <text:p>0.53248</text:p>
              </table:table-cell>
              <table:table-cell office:value-type="float" office:value="0.525373">
                <text:p>0.525373</text:p>
              </table:table-cell>
              <table:table-cell office:value-type="float" office:value="0.40579">
                <text:p>0.40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0672">
                <text:p>0.540672</text:p>
              </table:table-cell>
              <table:table-cell office:value-type="float" office:value="0.52969">
                <text:p>0.52969</text:p>
              </table:table-cell>
              <table:table-cell office:value-type="float" office:value="0.39363">
                <text:p>0.39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8864">
                <text:p>0.548864</text:p>
              </table:table-cell>
              <table:table-cell office:value-type="float" office:value="0.560624">
                <text:p>0.560624</text:p>
              </table:table-cell>
              <table:table-cell office:value-type="float" office:value="0.466023">
                <text:p>0.4660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7056">
                <text:p>0.557056</text:p>
              </table:table-cell>
              <table:table-cell office:value-type="float" office:value="0.55762">
                <text:p>0.55762</text:p>
              </table:table-cell>
              <table:table-cell office:value-type="float" office:value="0.438813">
                <text:p>0.438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5248">
                <text:p>0.565248</text:p>
              </table:table-cell>
              <table:table-cell office:value-type="float" office:value="0.563938">
                <text:p>0.563938</text:p>
              </table:table-cell>
              <table:table-cell office:value-type="float" office:value="0.424243">
                <text:p>0.424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44">
                <text:p>0.57344</text:p>
              </table:table-cell>
              <table:table-cell office:value-type="float" office:value="0.57432">
                <text:p>0.57432</text:p>
              </table:table-cell>
              <table:table-cell office:value-type="float" office:value="0.42867">
                <text:p>0.42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1632">
                <text:p>0.581632</text:p>
              </table:table-cell>
              <table:table-cell office:value-type="float" office:value="0.587628">
                <text:p>0.587628</text:p>
              </table:table-cell>
              <table:table-cell office:value-type="float" office:value="0.442283">
                <text:p>0.442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9824">
                <text:p>0.589824</text:p>
              </table:table-cell>
              <table:table-cell office:value-type="float" office:value="0.594936">
                <text:p>0.594936</text:p>
              </table:table-cell>
              <table:table-cell office:value-type="float" office:value="0.433325">
                <text:p>0.433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8016">
                <text:p>0.598016</text:p>
              </table:table-cell>
              <table:table-cell office:value-type="float" office:value="0.602236">
                <text:p>0.602236</text:p>
              </table:table-cell>
              <table:table-cell office:value-type="float" office:value="0.423965">
                <text:p>0.423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6208">
                <text:p>0.606208</text:p>
              </table:table-cell>
              <table:table-cell office:value-type="float" office:value="0.613506">
                <text:p>0.613506</text:p>
              </table:table-cell>
              <table:table-cell office:value-type="float" office:value="0.425323">
                <text:p>0.425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44">
                <text:p>0.6144</text:p>
              </table:table-cell>
              <table:table-cell office:value-type="float" office:value="0.61987">
                <text:p>0.61987</text:p>
              </table:table-cell>
              <table:table-cell office:value-type="float" office:value="0.417233">
                <text:p>0.417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2592">
                <text:p>0.622592</text:p>
              </table:table-cell>
              <table:table-cell office:value-type="float" office:value="0.630174">
                <text:p>0.630174</text:p>
              </table:table-cell>
              <table:table-cell office:value-type="float" office:value="0.413909">
                <text:p>0.413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784">
                <text:p>0.630784</text:p>
              </table:table-cell>
              <table:table-cell office:value-type="float" office:value="0.625484">
                <text:p>0.625484</text:p>
              </table:table-cell>
              <table:table-cell office:value-type="float" office:value="0.393962">
                <text:p>0.393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8976">
                <text:p>0.638976</text:p>
              </table:table-cell>
              <table:table-cell office:value-type="float" office:value="0.635829">
                <text:p>0.635829</text:p>
              </table:table-cell>
              <table:table-cell office:value-type="float" office:value="0.393552">
                <text:p>0.393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168">
                <text:p>0.647168</text:p>
              </table:table-cell>
              <table:table-cell office:value-type="float" office:value="0.647136">
                <text:p>0.647136</text:p>
              </table:table-cell>
              <table:table-cell office:value-type="float" office:value="0.389563">
                <text:p>0.389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536">
                <text:p>0.65536</text:p>
              </table:table-cell>
              <table:table-cell office:value-type="float" office:value="0.655063">
                <text:p>0.655063</text:p>
              </table:table-cell>
              <table:table-cell office:value-type="float" office:value="0.388849">
                <text:p>0.3888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3552">
                <text:p>0.663552</text:p>
              </table:table-cell>
              <table:table-cell office:value-type="float" office:value="0.659491">
                <text:p>0.659491</text:p>
              </table:table-cell>
              <table:table-cell office:value-type="float" office:value="0.378142">
                <text:p>0.378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1744">
                <text:p>0.671744</text:p>
              </table:table-cell>
              <table:table-cell office:value-type="float" office:value="0.665577">
                <text:p>0.665577</text:p>
              </table:table-cell>
              <table:table-cell office:value-type="float" office:value="0.365846">
                <text:p>0.3658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9936">
                <text:p>0.679936</text:p>
              </table:table-cell>
              <table:table-cell office:value-type="float" office:value="0.678477">
                <text:p>0.678477</text:p>
              </table:table-cell>
              <table:table-cell office:value-type="float" office:value="0.370232">
                <text:p>0.370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8128">
                <text:p>0.688128</text:p>
              </table:table-cell>
              <table:table-cell office:value-type="float" office:value="0.669641">
                <text:p>0.669641</text:p>
              </table:table-cell>
              <table:table-cell office:value-type="float" office:value="0.360499">
                <text:p>0.360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632">
                <text:p>0.69632</text:p>
              </table:table-cell>
              <table:table-cell office:value-type="float" office:value="0.686515">
                <text:p>0.686515</text:p>
              </table:table-cell>
              <table:table-cell office:value-type="float" office:value="0.349721">
                <text:p>0.349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4512">
                <text:p>0.704512</text:p>
              </table:table-cell>
              <table:table-cell office:value-type="float" office:value="0.699013">
                <text:p>0.699013</text:p>
              </table:table-cell>
              <table:table-cell office:value-type="float" office:value="0.341783">
                <text:p>0.341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2704">
                <text:p>0.712704</text:p>
              </table:table-cell>
              <table:table-cell office:value-type="float" office:value="0.705577">
                <text:p>0.705577</text:p>
              </table:table-cell>
              <table:table-cell office:value-type="float" office:value="0.344117">
                <text:p>0.344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0896">
                <text:p>0.720896</text:p>
              </table:table-cell>
              <table:table-cell office:value-type="float" office:value="0.710667">
                <text:p>0.710667</text:p>
              </table:table-cell>
              <table:table-cell office:value-type="float" office:value="0.337548">
                <text:p>0.337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9088">
                <text:p>0.729088</text:p>
              </table:table-cell>
              <table:table-cell office:value-type="float" office:value="0.716005">
                <text:p>0.716005</text:p>
              </table:table-cell>
              <table:table-cell office:value-type="float" office:value="0.335369">
                <text:p>0.335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728">
                <text:p>0.73728</text:p>
              </table:table-cell>
              <table:table-cell office:value-type="float" office:value="0.726616">
                <text:p>0.726616</text:p>
              </table:table-cell>
              <table:table-cell office:value-type="float" office:value="0.330481">
                <text:p>0.330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5472">
                <text:p>0.745472</text:p>
              </table:table-cell>
              <table:table-cell office:value-type="float" office:value="0.728826">
                <text:p>0.728826</text:p>
              </table:table-cell>
              <table:table-cell office:value-type="float" office:value="0.328243">
                <text:p>0.328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3664">
                <text:p>0.753664</text:p>
              </table:table-cell>
              <table:table-cell office:value-type="float" office:value="0.733348">
                <text:p>0.733348</text:p>
              </table:table-cell>
              <table:table-cell office:value-type="float" office:value="0.317781">
                <text:p>0.317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856">
                <text:p>0.761856</text:p>
              </table:table-cell>
              <table:table-cell office:value-type="float" office:value="0.739614">
                <text:p>0.739614</text:p>
              </table:table-cell>
              <table:table-cell office:value-type="float" office:value="0.315061">
                <text:p>0.3150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0048">
                <text:p>0.770048</text:p>
              </table:table-cell>
              <table:table-cell office:value-type="float" office:value="0.748941">
                <text:p>0.748941</text:p>
              </table:table-cell>
              <table:table-cell office:value-type="float" office:value="0.314068">
                <text:p>0.314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24">
                <text:p>0.77824</text:p>
              </table:table-cell>
              <table:table-cell office:value-type="float" office:value="0.760808">
                <text:p>0.760808</text:p>
              </table:table-cell>
              <table:table-cell office:value-type="float" office:value="0.307247">
                <text:p>0.307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6432">
                <text:p>0.786432</text:p>
              </table:table-cell>
              <table:table-cell office:value-type="float" office:value="0.757866">
                <text:p>0.757866</text:p>
              </table:table-cell>
              <table:table-cell office:value-type="float" office:value="0.296284">
                <text:p>0.296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4624">
                <text:p>0.794624</text:p>
              </table:table-cell>
              <table:table-cell office:value-type="float" office:value="0.766622">
                <text:p>0.766622</text:p>
              </table:table-cell>
              <table:table-cell office:value-type="float" office:value="0.28897">
                <text:p>0.28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816">
                <text:p>0.802816</text:p>
              </table:table-cell>
              <table:table-cell office:value-type="float" office:value="0.77298">
                <text:p>0.77298</text:p>
              </table:table-cell>
              <table:table-cell office:value-type="float" office:value="0.280474">
                <text:p>0.280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1008">
                <text:p>0.811008</text:p>
              </table:table-cell>
              <table:table-cell office:value-type="float" office:value="0.770775">
                <text:p>0.770775</text:p>
              </table:table-cell>
              <table:table-cell office:value-type="float" office:value="0.276586">
                <text:p>0.2765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92">
                <text:p>0.8192</text:p>
              </table:table-cell>
              <table:table-cell office:value-type="float" office:value="0.784214">
                <text:p>0.784214</text:p>
              </table:table-cell>
              <table:table-cell office:value-type="float" office:value="0.263197">
                <text:p>0.2631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7392">
                <text:p>0.827392</text:p>
              </table:table-cell>
              <table:table-cell office:value-type="float" office:value="0.786502">
                <text:p>0.786502</text:p>
              </table:table-cell>
              <table:table-cell office:value-type="float" office:value="0.257636">
                <text:p>0.257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5584">
                <text:p>0.835584</text:p>
              </table:table-cell>
              <table:table-cell office:value-type="float" office:value="0.795734">
                <text:p>0.795734</text:p>
              </table:table-cell>
              <table:table-cell office:value-type="float" office:value="0.269771">
                <text:p>0.2697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3776">
                <text:p>0.843776</text:p>
              </table:table-cell>
              <table:table-cell office:value-type="float" office:value="0.796297">
                <text:p>0.796297</text:p>
              </table:table-cell>
              <table:table-cell office:value-type="float" office:value="0.244037">
                <text:p>0.244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1968">
                <text:p>0.851968</text:p>
              </table:table-cell>
              <table:table-cell office:value-type="float" office:value="0.8044">
                <text:p>0.8044</text:p>
              </table:table-cell>
              <table:table-cell office:value-type="float" office:value="0.237837">
                <text:p>0.2378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016">
                <text:p>0.86016</text:p>
              </table:table-cell>
              <table:table-cell office:value-type="float" office:value="0.806915">
                <text:p>0.806915</text:p>
              </table:table-cell>
              <table:table-cell office:value-type="float" office:value="0.239441">
                <text:p>0.239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8352">
                <text:p>0.868352</text:p>
              </table:table-cell>
              <table:table-cell office:value-type="float" office:value="0.823388">
                <text:p>0.823388</text:p>
              </table:table-cell>
              <table:table-cell office:value-type="float" office:value="0.23686">
                <text:p>0.23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544">
                <text:p>0.876544</text:p>
              </table:table-cell>
              <table:table-cell office:value-type="float" office:value="0.824369">
                <text:p>0.824369</text:p>
              </table:table-cell>
              <table:table-cell office:value-type="float" office:value="0.233321">
                <text:p>0.233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736">
                <text:p>0.884736</text:p>
              </table:table-cell>
              <table:table-cell office:value-type="float" office:value="0.825224">
                <text:p>0.825224</text:p>
              </table:table-cell>
              <table:table-cell office:value-type="float" office:value="0.219858">
                <text:p>0.2198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2928">
                <text:p>0.892928</text:p>
              </table:table-cell>
              <table:table-cell office:value-type="float" office:value="0.828618">
                <text:p>0.828618</text:p>
              </table:table-cell>
              <table:table-cell office:value-type="float" office:value="0.212659">
                <text:p>0.2126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112">
                <text:p>0.90112</text:p>
              </table:table-cell>
              <table:table-cell office:value-type="float" office:value="0.841199">
                <text:p>0.841199</text:p>
              </table:table-cell>
              <table:table-cell office:value-type="float" office:value="0.208527">
                <text:p>0.208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9312">
                <text:p>0.909312</text:p>
              </table:table-cell>
              <table:table-cell office:value-type="float" office:value="0.846679">
                <text:p>0.846679</text:p>
              </table:table-cell>
              <table:table-cell office:value-type="float" office:value="0.20524">
                <text:p>0.205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7504">
                <text:p>0.917504</text:p>
              </table:table-cell>
              <table:table-cell office:value-type="float" office:value="0.833303">
                <text:p>0.833303</text:p>
              </table:table-cell>
              <table:table-cell office:value-type="float" office:value="0.195233">
                <text:p>0.195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5696">
                <text:p>0.925696</text:p>
              </table:table-cell>
              <table:table-cell office:value-type="float" office:value="0.851211">
                <text:p>0.851211</text:p>
              </table:table-cell>
              <table:table-cell office:value-type="float" office:value="0.179907">
                <text:p>0.1799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3888">
                <text:p>0.933888</text:p>
              </table:table-cell>
              <table:table-cell office:value-type="float" office:value="0.866386">
                <text:p>0.866386</text:p>
              </table:table-cell>
              <table:table-cell office:value-type="float" office:value="0.186858">
                <text:p>0.186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208">
                <text:p>0.94208</text:p>
              </table:table-cell>
              <table:table-cell office:value-type="float" office:value="0.847972">
                <text:p>0.847972</text:p>
              </table:table-cell>
              <table:table-cell office:value-type="float" office:value="0.171491">
                <text:p>0.1714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0272">
                <text:p>0.950272</text:p>
              </table:table-cell>
              <table:table-cell office:value-type="float" office:value="0.866263">
                <text:p>0.866263</text:p>
              </table:table-cell>
              <table:table-cell office:value-type="float" office:value="0.168216">
                <text:p>0.168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64">
                <text:p>0.958464</text:p>
              </table:table-cell>
              <table:table-cell office:value-type="float" office:value="0.870892">
                <text:p>0.870892</text:p>
              </table:table-cell>
              <table:table-cell office:value-type="float" office:value="0.160155">
                <text:p>0.1601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6656">
                <text:p>0.966656</text:p>
              </table:table-cell>
              <table:table-cell office:value-type="float" office:value="0.878044">
                <text:p>0.878044</text:p>
              </table:table-cell>
              <table:table-cell office:value-type="float" office:value="0.154858">
                <text:p>0.154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4848">
                <text:p>0.974848</text:p>
              </table:table-cell>
              <table:table-cell office:value-type="float" office:value="0.875671">
                <text:p>0.875671</text:p>
              </table:table-cell>
              <table:table-cell office:value-type="float" office:value="0.14959">
                <text:p>0.14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04">
                <text:p>0.98304</text:p>
              </table:table-cell>
              <table:table-cell office:value-type="float" office:value="0.867375">
                <text:p>0.867375</text:p>
              </table:table-cell>
              <table:table-cell office:value-type="float" office:value="0.145607">
                <text:p>0.145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232">
                <text:p>0.991232</text:p>
              </table:table-cell>
              <table:table-cell office:value-type="float" office:value="0.881692">
                <text:p>0.881692</text:p>
              </table:table-cell>
              <table:table-cell office:value-type="float" office:value="0.145837">
                <text:p>0.1458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24">
                <text:p>0.999424</text:p>
              </table:table-cell>
              <table:table-cell office:value-type="float" office:value="0.877355">
                <text:p>0.877355</text:p>
              </table:table-cell>
              <table:table-cell office:value-type="float" office:value="0.144393">
                <text:p>0.1443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7616">
                <text:p>1.007616</text:p>
              </table:table-cell>
              <table:table-cell office:value-type="float" office:value="0.873152">
                <text:p>0.873152</text:p>
              </table:table-cell>
              <table:table-cell office:value-type="float" office:value="0.142507">
                <text:p>0.142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5808">
                <text:p>1.015808</text:p>
              </table:table-cell>
              <table:table-cell office:value-type="float" office:value="0.865825">
                <text:p>0.865825</text:p>
              </table:table-cell>
              <table:table-cell office:value-type="float" office:value="0.12735">
                <text:p>0.12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4">
                <text:p>1.024</text:p>
              </table:table-cell>
              <table:table-cell office:value-type="float" office:value="0.850549">
                <text:p>0.850549</text:p>
              </table:table-cell>
              <table:table-cell office:value-type="float" office:value="0.149221">
                <text:p>0.149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2192">
                <text:p>1.032192</text:p>
              </table:table-cell>
              <table:table-cell office:value-type="float" office:value="0.890374">
                <text:p>0.890374</text:p>
              </table:table-cell>
              <table:table-cell office:value-type="float" office:value="0.138536">
                <text:p>0.138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0384">
                <text:p>1.040384</text:p>
              </table:table-cell>
              <table:table-cell office:value-type="float" office:value="0.859113">
                <text:p>0.859113</text:p>
              </table:table-cell>
              <table:table-cell office:value-type="float" office:value="0.144874">
                <text:p>0.1448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8576">
                <text:p>1.048576</text:p>
              </table:table-cell>
              <table:table-cell office:value-type="float" office:value="0.868885">
                <text:p>0.868885</text:p>
              </table:table-cell>
              <table:table-cell office:value-type="float" office:value="0.148615">
                <text:p>0.1486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6768">
                <text:p>1.056768</text:p>
              </table:table-cell>
              <table:table-cell office:value-type="float" office:value="0.842592">
                <text:p>0.842592</text:p>
              </table:table-cell>
              <table:table-cell office:value-type="float" office:value="0.157296">
                <text:p>0.157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496">
                <text:p>1.06496</text:p>
              </table:table-cell>
              <table:table-cell office:value-type="float" office:value="0.879994">
                <text:p>0.879994</text:p>
              </table:table-cell>
              <table:table-cell office:value-type="float" office:value="0.148852">
                <text:p>0.1488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3152">
                <text:p>1.073152</text:p>
              </table:table-cell>
              <table:table-cell office:value-type="float" office:value="0.843302">
                <text:p>0.843302</text:p>
              </table:table-cell>
              <table:table-cell office:value-type="float" office:value="0.154672">
                <text:p>0.1546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344">
                <text:p>1.081344</text:p>
              </table:table-cell>
              <table:table-cell office:value-type="float" office:value="0.85983">
                <text:p>0.85983</text:p>
              </table:table-cell>
              <table:table-cell office:value-type="float" office:value="0.154508">
                <text:p>0.154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9536">
                <text:p>1.089536</text:p>
              </table:table-cell>
              <table:table-cell office:value-type="float" office:value="0.874115">
                <text:p>0.874115</text:p>
              </table:table-cell>
              <table:table-cell office:value-type="float" office:value="0.15638">
                <text:p>0.156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7728">
                <text:p>1.097728</text:p>
              </table:table-cell>
              <table:table-cell office:value-type="float" office:value="0.858007">
                <text:p>0.858007</text:p>
              </table:table-cell>
              <table:table-cell office:value-type="float" office:value="0.162246">
                <text:p>0.1622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0592">
                <text:p>1.10592</text:p>
              </table:table-cell>
              <table:table-cell office:value-type="float" office:value="0.878468">
                <text:p>0.878468</text:p>
              </table:table-cell>
              <table:table-cell office:value-type="float" office:value="0.146261">
                <text:p>0.1462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4112">
                <text:p>1.114112</text:p>
              </table:table-cell>
              <table:table-cell office:value-type="float" office:value="0.844457">
                <text:p>0.844457</text:p>
              </table:table-cell>
              <table:table-cell office:value-type="float" office:value="0.157576">
                <text:p>0.157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2304">
                <text:p>1.122304</text:p>
              </table:table-cell>
              <table:table-cell office:value-type="float" office:value="0.822106">
                <text:p>0.822106</text:p>
              </table:table-cell>
              <table:table-cell office:value-type="float" office:value="0.164666">
                <text:p>0.164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0496">
                <text:p>1.130496</text:p>
              </table:table-cell>
              <table:table-cell office:value-type="float" office:value="0.886047">
                <text:p>0.886047</text:p>
              </table:table-cell>
              <table:table-cell office:value-type="float" office:value="0.162399">
                <text:p>0.162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688">
                <text:p>1.138688</text:p>
              </table:table-cell>
              <table:table-cell office:value-type="float" office:value="0.876205">
                <text:p>0.876205</text:p>
              </table:table-cell>
              <table:table-cell office:value-type="float" office:value="0.159684">
                <text:p>0.159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4688">
                <text:p>1.14688</text:p>
              </table:table-cell>
              <table:table-cell office:value-type="float" office:value="0.88189">
                <text:p>0.88189</text:p>
              </table:table-cell>
              <table:table-cell office:value-type="float" office:value="0.153303">
                <text:p>0.153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5072">
                <text:p>1.155072</text:p>
              </table:table-cell>
              <table:table-cell office:value-type="float" office:value="0.860771">
                <text:p>0.860771</text:p>
              </table:table-cell>
              <table:table-cell office:value-type="float" office:value="0.151037">
                <text:p>0.1510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3264">
                <text:p>1.163264</text:p>
              </table:table-cell>
              <table:table-cell office:value-type="float" office:value="0.86555">
                <text:p>0.86555</text:p>
              </table:table-cell>
              <table:table-cell office:value-type="float" office:value="0.157027">
                <text:p>0.1570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1456">
                <text:p>1.171456</text:p>
              </table:table-cell>
              <table:table-cell office:value-type="float" office:value="0.853996">
                <text:p>0.853996</text:p>
              </table:table-cell>
              <table:table-cell office:value-type="float" office:value="0.155999">
                <text:p>0.155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79648">
                <text:p>1.179648</text:p>
              </table:table-cell>
              <table:table-cell office:value-type="float" office:value="0.86747">
                <text:p>0.86747</text:p>
              </table:table-cell>
              <table:table-cell office:value-type="float" office:value="0.154055">
                <text:p>0.154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784">
                <text:p>1.18784</text:p>
              </table:table-cell>
              <table:table-cell office:value-type="float" office:value="0.858161">
                <text:p>0.858161</text:p>
              </table:table-cell>
              <table:table-cell office:value-type="float" office:value="0.144821">
                <text:p>0.1448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6032">
                <text:p>1.196032</text:p>
              </table:table-cell>
              <table:table-cell office:value-type="float" office:value="0.859585">
                <text:p>0.859585</text:p>
              </table:table-cell>
              <table:table-cell office:value-type="float" office:value="0.155579">
                <text:p>0.1555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4224">
                <text:p>1.204224</text:p>
              </table:table-cell>
              <table:table-cell office:value-type="float" office:value="0.852414">
                <text:p>0.852414</text:p>
              </table:table-cell>
              <table:table-cell office:value-type="float" office:value="0.159293">
                <text:p>0.1592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2416">
                <text:p>1.212416</text:p>
              </table:table-cell>
              <table:table-cell office:value-type="float" office:value="0.865718">
                <text:p>0.865718</text:p>
              </table:table-cell>
              <table:table-cell office:value-type="float" office:value="0.145213">
                <text:p>0.1452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0608">
                <text:p>1.220608</text:p>
              </table:table-cell>
              <table:table-cell office:value-type="float" office:value="0.886399">
                <text:p>0.886399</text:p>
              </table:table-cell>
              <table:table-cell office:value-type="float" office:value="0.138065">
                <text:p>0.138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88">
                <text:p>1.2288</text:p>
              </table:table-cell>
              <table:table-cell office:value-type="float" office:value="0.944417">
                <text:p>0.944417</text:p>
              </table:table-cell>
              <table:table-cell office:value-type="float" office:value="0.132915">
                <text:p>0.132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6992">
                <text:p>1.236992</text:p>
              </table:table-cell>
              <table:table-cell office:value-type="float" office:value="0.893028">
                <text:p>0.893028</text:p>
              </table:table-cell>
              <table:table-cell office:value-type="float" office:value="0.141465">
                <text:p>0.1414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45184">
                <text:p>1.245184</text:p>
              </table:table-cell>
              <table:table-cell office:value-type="float" office:value="0.879396">
                <text:p>0.879396</text:p>
              </table:table-cell>
              <table:table-cell office:value-type="float" office:value="0.158701">
                <text:p>0.158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3376">
                <text:p>1.253376</text:p>
              </table:table-cell>
              <table:table-cell office:value-type="float" office:value="0.859646">
                <text:p>0.859646</text:p>
              </table:table-cell>
              <table:table-cell office:value-type="float" office:value="0.149986">
                <text:p>0.149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61568">
                <text:p>1.261568</text:p>
              </table:table-cell>
              <table:table-cell office:value-type="float" office:value="0.963994">
                <text:p>0.963994</text:p>
              </table:table-cell>
              <table:table-cell office:value-type="float" office:value="0.101977">
                <text:p>0.1019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6976">
                <text:p>1.26976</text:p>
              </table:table-cell>
              <table:table-cell office:value-type="float" office:value="0.879209">
                <text:p>0.879209</text:p>
              </table:table-cell>
              <table:table-cell office:value-type="float" office:value="0.145736">
                <text:p>0.145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7952">
                <text:p>1.277952</text:p>
              </table:table-cell>
              <table:table-cell office:value-type="float" office:value="0.864212">
                <text:p>0.864212</text:p>
              </table:table-cell>
              <table:table-cell office:value-type="float" office:value="0.164035">
                <text:p>0.1640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6144">
                <text:p>1.286144</text:p>
              </table:table-cell>
              <table:table-cell office:value-type="float" office:value="0.865885">
                <text:p>0.865885</text:p>
              </table:table-cell>
              <table:table-cell office:value-type="float" office:value="0.156739">
                <text:p>0.1567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4336">
                <text:p>1.294336</text:p>
              </table:table-cell>
              <table:table-cell office:value-type="float" office:value="0.888319">
                <text:p>0.888319</text:p>
              </table:table-cell>
              <table:table-cell office:value-type="float" office:value="0.164479">
                <text:p>0.1644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2528">
                <text:p>1.302528</text:p>
              </table:table-cell>
              <table:table-cell office:value-type="float" office:value="0.827519">
                <text:p>0.827519</text:p>
              </table:table-cell>
              <table:table-cell office:value-type="float" office:value="0.164192">
                <text:p>0.1641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1072">
                <text:p>1.31072</text:p>
              </table:table-cell>
              <table:table-cell office:value-type="float" office:value="0.855758">
                <text:p>0.855758</text:p>
              </table:table-cell>
              <table:table-cell office:value-type="float" office:value="0.153064">
                <text:p>0.153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18912">
                <text:p>1.318912</text:p>
              </table:table-cell>
              <table:table-cell office:value-type="float" office:value="0.946364">
                <text:p>0.946364</text:p>
              </table:table-cell>
              <table:table-cell office:value-type="float" office:value="0.134761">
                <text:p>0.1347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27104">
                <text:p>1.327104</text:p>
              </table:table-cell>
              <table:table-cell office:value-type="float" office:value="0.853145">
                <text:p>0.853145</text:p>
              </table:table-cell>
              <table:table-cell office:value-type="float" office:value="0.149216">
                <text:p>0.149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5296">
                <text:p>1.335296</text:p>
              </table:table-cell>
              <table:table-cell office:value-type="float" office:value="0.89911">
                <text:p>0.89911</text:p>
              </table:table-cell>
              <table:table-cell office:value-type="float" office:value="0.156602">
                <text:p>0.156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